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9mm"/>
    </style:style>
    <style:style style:name="co3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1.54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33.97mm"/>
    </style:style>
    <style:style style:name="co9" style:family="table-column">
      <style:table-column-properties fo:break-before="auto" style:column-width="40.83mm"/>
    </style:style>
    <style:style style:name="co10" style:family="table-column">
      <style:table-column-properties fo:break-before="auto" style:column-width="63.82mm"/>
    </style:style>
    <style:style style:name="co11" style:family="table-column">
      <style:table-column-properties fo:break-before="auto" style:column-width="34.63mm"/>
    </style:style>
    <style:style style:name="co12" style:family="table-column">
      <style:table-column-properties fo:break-before="auto" style:column-width="17.43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87mm" fo:break-before="auto" style:use-optimal-row-height="false"/>
    </style:style>
    <style:style style:name="ro11" style:family="table-row">
      <style:table-row-properties style:row-height="15.24mm" fo:break-before="auto" style:use-optimal-row-height="false"/>
    </style:style>
    <style:style style:name="ro14" style:family="table-row">
      <style:table-row-properties style:row-height="15.45mm" fo:break-before="auto" style:use-optimal-row-height="false"/>
    </style:style>
    <style:style style:name="ro15" style:family="table-row">
      <style:table-row-properties style:row-height="5.29mm" fo:break-before="auto" style:use-optimal-row-height="false"/>
    </style:style>
    <style:style style:name="ro16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1.22mm" fo:break-before="auto" style:use-optimal-row-height="false"/>
    </style:style>
    <style:style style:name="ro10" style:family="table-row">
      <style:table-row-properties style:row-height="12.49mm" fo:break-before="auto" style:use-optimal-row-height="false"/>
    </style:style>
    <style:style style:name="ro13" style:family="table-row">
      <style:table-row-properties style:row-height="18.42mm" fo:break-before="auto" style:use-optimal-row-height="false"/>
    </style:style>
    <style:style style:name="ro17" style:family="table-row">
      <style:table-row-properties style:row-height="17.36mm" fo:break-before="auto" style:use-optimal-row-height="false"/>
    </style:style>
    <style:style style:name="ro18" style:family="table-row">
      <style:table-row-properties style:row-height="18.2mm" fo:break-before="auto" style:use-optimal-row-height="false"/>
    </style:style>
    <style:style style:name="ro19" style:family="table-row">
      <style:table-row-properties style:row-height="25.61mm" fo:break-before="auto" style:use-optimal-row-height="false"/>
    </style:style>
    <style:style style:name="ro20" style:family="table-row">
      <style:table-row-properties style:row-height="10.16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ro22" style:family="table-row">
      <style:table-row-properties style:row-height="12.36mm" fo:break-before="auto" style:use-optimal-row-height="true"/>
    </style:style>
    <style:style style:name="ta1" style:family="table" style:master-page-name="PageStyle_5f_AngleSpacing">
      <style:table-properties table:display="true" style:writing-mode="lr-tb"/>
    </style:style>
    <style:style style:name="ta3" style:family="table" style:master-page-name="PageStyle_5f_AirParameters">
      <style:table-properties table:display="true" style:writing-mode="lr-tb"/>
    </style:style>
    <style:style style:name="ta4" style:family="table" style:master-page-name="PageStyle_5f_ObstacleMaterial">
      <style:table-properties table:display="true" style:writing-mode="lr-tb"/>
    </style:style>
    <style:style style:name="ta5" style:family="table" style:master-page-name="PageStyle_5f_Obstacles">
      <style:table-properties table:display="true" style:writing-mode="lr-tb"/>
    </style:style>
    <style:style style:name="ta6" style:family="table" style:master-page-name="PageStyle_5f_OuterBoundary">
      <style:table-properties table:display="true" style:writing-mode="lr-tb"/>
    </style:style>
    <style:style style:name="ta7" style:family="table" style:master-page-name="PageStyle_5f_NTriObst">
      <style:table-properties table:display="true" style:writing-mode="lr-tb"/>
    </style:style>
    <style:style style:name="ta8" style:family="table" style:master-page-name="PageStyle_5f_NTriOut">
      <style:table-properties table:display="true" style:writing-mode="lr-tb"/>
    </style:style>
    <style:style style:name="ta9" style:family="table" style:master-page-name="PageStyle_5f_ObstacleCoords">
      <style:table-properties table:display="true" style:writing-mode="lr-tb"/>
    </style:style>
    <style:style style:name="ta10" style:family="table" style:master-page-name="PageStyle_5f_Directions22">
      <style:table-properties table:display="true" style:writing-mode="lr-tb"/>
    </style:style>
    <style:style style:name="ta11" style:family="table" style:master-page-name="PageStyle_5f_Directions32">
      <style:table-properties table:display="true" style:writing-mode="lr-tb"/>
    </style:style>
    <style:style style:name="ta12" style:family="table" style:master-page-name="PageStyle_5f_Directions44">
      <style:table-properties table:display="true" style:writing-mode="lr-tb"/>
    </style:style>
    <style:style style:name="ta13" style:family="table" style:master-page-name="PageStyle_5f_Directions56">
      <style:table-properties table:display="true" style:writing-mode="lr-tb"/>
    </style:style>
    <style:style style:name="ta14" style:family="table" style:master-page-name="PageStyle_5f_Directions87">
      <style:table-properties table:display="true" style:writing-mode="lr-tb"/>
    </style:style>
    <style:style style:name="ta15" style:family="table" style:master-page-name="PageStyle_5f_Directions98">
      <style:table-properties table:display="true" style:writing-mode="lr-tb"/>
    </style:style>
    <style:style style:name="ta16" style:family="table" style:master-page-name="PageStyle_5f_Directions136">
      <style:table-properties table:display="true" style:writing-mode="lr-tb"/>
    </style:style>
    <style:style style:name="ta17" style:family="table" style:master-page-name="PageStyle_5f_Directions149">
      <style:table-properties table:display="true" style:writing-mode="lr-tb"/>
    </style:style>
    <style:style style:name="ta18" style:family="table" style:master-page-name="PageStyle_5f_Directions192">
      <style:table-properties table:display="true" style:writing-mode="lr-tb"/>
    </style:style>
    <style:style style:name="ta19" style:family="table" style:master-page-name="PageStyle_5f_Directions211">
      <style:table-properties table:display="true" style:writing-mode="lr-tb"/>
    </style:style>
    <style:style style:name="ta20" style:family="table" style:master-page-name="PageStyle_5f_Directions244">
      <style:table-properties table:display="true" style:writing-mode="lr-tb"/>
    </style:style>
    <style:style style:name="ta21" style:family="table" style:master-page-name="PageStyle_5f_Directions282">
      <style:table-properties table:display="true" style:writing-mode="lr-tb"/>
    </style:style>
    <style:style style:name="ta22" style:family="table" style:master-page-name="PageStyle_5f_Directions337">
      <style:table-properties table:display="true" style:writing-mode="lr-tb"/>
    </style:style>
    <style:style style:name="ta23" style:family="table" style:master-page-name="PageStyle_5f_SimulationParameter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gleSpacing" table:style-name="ta1">
        <office:forms form:automatic-focus="false" form:apply-design-mode="false"/>
        <table:table-column table:style-name="co1" table:number-columns-repeated="1024" table:default-cell-style-name="ce14"/>
        <table:table-row table:style-name="ro1">
          <table:table-cell office:value-type="string" calcext:value-type="string">
            <text:p>Angles</text:p>
          </table:table-cell>
          <table:table-cell office:value-type="string" calcext:value-type="string">
            <text:p>Ray No.s </text:p>
          </table:table-cell>
          <table:table-cell table:number-columns-repeated="1022"/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0.628318530717959" calcext:value-type="float">
            <text:p>0.628318530717959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0.523598775598299" calcext:value-type="float">
            <text:p>0.523598775598299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0.448798950512828" calcext:value-type="float">
            <text:p>0.44879895051282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0.392699081698724" calcext:value-type="float">
            <text:p>0.392699081698724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0.349065850398866" calcext:value-type="float">
            <text:p>0.349065850398866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0.314159265358979" calcext:value-type="float">
            <text:p>0.314159265358979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0.285599332144527" calcext:value-type="float">
            <text:p>0.285599332144527</text:p>
          </table:table-cell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office:value-type="float" office:value="0.261799387799149" calcext:value-type="float">
            <text:p>0.261799387799149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office:value-type="float" office:value="0.241660973353061" calcext:value-type="float">
            <text:p>0.241660973353061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office:value-type="float" office:value="0.224399475256414" calcext:value-type="float">
            <text:p>0.224399475256414</text:p>
          </table:table-cell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 office:value-type="float" office:value="0.20943951023932" calcext:value-type="float">
            <text:p>0.20943951023932</text:p>
          </table:table-cell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1">
          <table:table-cell office:value-type="float" office:value="0.196349540849362" calcext:value-type="float">
            <text:p>0.196349540849362</text:p>
          </table:table-cell>
          <table:table-cell office:value-type="float" office:value="337" calcext:value-type="float">
            <text:p>337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ulationParameters" table:style-name="ta23">
        <office:forms form:automatic-focus="false" form:apply-design-mode="false"/>
        <table:table-column table:style-name="co11" table:default-cell-style-name="ce3"/>
        <table:table-column table:style-name="co3" table:default-cell-style-name="ce5"/>
        <table:table-column table:style-name="co12" table:default-cell-style-name="ce5"/>
        <table:table-column table:style-name="co1" table:number-columns-repeated="2" table:default-cell-style-name="ce14"/>
        <table:table-column table:style-name="co12" table:default-cell-style-name="ce8"/>
        <table:table-column table:style-name="co1" table:number-columns-repeated="1018" table:default-cell-style-name="ce14"/>
        <table:table-row table:style-name="ro1"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6" office:value-type="string" calcext:value-type="string">
            <text:p>Co-Ordinates</text:p>
          </table:table-cell>
          <table:table-cell table:style-name="ce6"/>
          <table:table-cell table:style-name="ce7"/>
          <table:table-cell table:style-name="ce6" table:number-columns-repeated="1018"/>
        </table:table-row>
        <table:table-row table:style-name="ro9">
          <table:table-cell office:value-type="string" calcext:value-type="string">
            <text:p>Number of times the rays reflect</text:p>
          </table:table-cell>
          <table:table-cell office:value-type="string" calcext:value-type="string">
            <text:p>Nr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Number of steps along each axis.</text:p>
          </table:table-cell>
          <table:table-cell office:value-type="string" calcext:value-type="string">
            <text:p>N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The number of times to step through each cube</text:p>
          </table:table-cell>
          <table:table-cell office:value-type="string" calcext:value-type="string">
            <text:p>Spli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The length scale to reduce the inner object by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The length scale to increase the unit room by</text:p>
          </table:table-cell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Indicator of whether the Innner obstacle is present in the room</text:p>
          </table:table-cell>
          <table:table-cell office:value-type="string" calcext:value-type="string">
            <text:p>InnerOb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Transmitter location</text:p>
          </table:table-cell>
          <table:table-cell office:value-type="string" calcext:value-type="string">
            <text:p>Tx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 length scale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Line of sight indicator</text:p>
          </table:table-cell>
          <table:table-cell office:value-type="string" calcext:value-type="string">
            <text:p>LO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Perfect Reflection Indicator</text:p>
          </table:table-cell>
          <table:table-cell office:value-type="string" calcext:value-type="string">
            <text:p>PerfRef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Number of ray number options</text:p>
          </table:table-cell>
          <table:table-cell office:value-type="string" calcext:value-type="string">
            <text:p>n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Number of reflective surfaces</text:p>
          </table:table-cell>
          <table:table-cell office:value-type="string" calcext:value-type="string">
            <text:p>N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hwidth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Change when LOS, PerfRef or Tx are changed</text:p>
          </table:table-cell>
          <table:table-cell table:style-name="ce3" office:value-type="string" calcext:value-type="string">
            <text:p>Runplottype</text:p>
          </table:table-cell>
          <table:table-cell office:value-type="string" calcext:value-type="string">
            <text:p>MultiRefOffCentre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Heatmap styles</text:p>
          </table:table-cell>
          <table:table-cell/>
          <table:table-cell office:value-type="string" calcext:value-type="string">
            <text:p>plasma</text:p>
          </table:table-cell>
          <table:table-cell table:number-columns-repeated="1021"/>
        </table:table-row>
        <table:table-row table:style-name="ro12">
          <table:table-cell table:style-name="ce14" office:value-type="string" calcext:value-type="string">
            <text:p>The number of times to increase the room number by multiplying by 2</text:p>
          </table:table-cell>
          <table:table-cell table:style-name="ce3" office:value-type="string" calcext:value-type="string">
            <text:p>testnu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1">
          <table:table-cell table:style-name="ce14" office:value-type="string" calcext:value-type="string">
            <text:p>The starting number of rooms</text:p>
          </table:table-cell>
          <table:table-cell table:style-name="ce3" office:value-type="string" calcext:value-type="string">
            <text:p>roomnumsta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2">
          <table:table-cell table:style-name="ce14" office:value-type="string" calcext:value-type="string">
            <text:p>The times to repeat the simulations for timing tests.</text:p>
          </table:table-cell>
          <table:table-cell table:style-name="ce3" office:value-type="string" calcext:value-type="string">
            <text:p>timetes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2">
          <table:table-cell office:value-type="string" calcext:value-type="string">
            <text:p>The maximum number of intersection</text:p>
          </table:table-cell>
          <table:table-cell office:value-type="string" calcext:value-type="string">
            <text:p>MaxInter</text:p>
          </table:table-cell>
          <table:table-cell table:formula="of:=2+2*[.C7]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rParameters" table:style-name="ta3">
        <table:table-column table:style-name="co3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1020" table:default-cell-style-name="ce14"/>
        <table:table-row table:style-name="ro1">
          <table:table-cell office:value-type="string" calcext:value-type="string">
            <text:p>mu0</text:p>
          </table:table-cell>
          <table:table-cell office:value-type="string" calcext:value-type="string">
            <text:p>eps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khat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Z0</text:p>
          </table:table-cell>
          <table:table-cell table:number-columns-repeated="1016"/>
        </table:table-row>
        <table:table-row table:style-name="ro1">
          <table:table-cell office:value-type="float" office:value="0.0000125663706143592" calcext:value-type="float">
            <text:p>1.25663706143592E-05</text:p>
          </table:table-cell>
          <table:table-cell office:value-type="string" calcext:value-type="string">
            <text:p>(8.85418781762037e-13+0j)</text:p>
          </table:table-cell>
          <table:table-cell office:value-type="float" office:value="299792458" calcext:value-type="float">
            <text:p>299792458</text:p>
          </table:table-cell>
          <table:table-cell office:value-type="float" office:value="1753008700.7031" calcext:value-type="float">
            <text:p>1753008700.7031</text:p>
          </table:table-cell>
          <table:table-cell office:value-type="float" office:value="70.1688913349421" calcext:value-type="float">
            <text:p>70.1688913349421</text:p>
          </table:table-cell>
          <table:table-cell office:value-type="float" office:value="0.0895437449223419" calcext:value-type="float">
            <text:p>0.089543744922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767.303134617715+0j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tacleMaterial" table:style-name="ta4">
        <table:table-column table:style-name="co7" table:default-cell-style-name="ce14"/>
        <table:table-column table:style-name="co1" table:number-columns-repeated="1023" table:default-cell-style-name="ce14"/>
        <table:table-row table:style-name="ro1"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eps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Znobrat</text:p>
          </table:table-cell>
          <table:table-cell office:value-type="string" calcext:value-type="string">
            <text:p>refind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erBoundary1</text:p>
          </table:table-cell>
          <table:table-cell office:value-type="string" calcext:value-type="string">
            <text:p>3</text:p>
          </table:table-cell>
          <table:table-cell table:style-name="ce22" office:value-type="string" calcext:value-type="string">
            <text:p>3.825+0.013j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(0.8855548599197771+0.005952846860713298j)</text:p>
          </table:table-cell>
          <table:table-cell office:value-type="string" calcext:value-type="string">
            <text:p>(11.475000000000001+0.039j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tacle1</text:p>
          </table:table-cell>
          <table:table-cell office:value-type="string" calcext:value-type="string">
            <text:p>3</text:p>
          </table:table-cell>
          <table:table-cell table:style-name="ce22" office:value-type="string" calcext:value-type="string">
            <text:p>3.825+0.013j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(0.8855548599197771+0.005952846860713298j)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(0.8855548599197771+0.005952846860713298j)</text:p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tacles" table:style-name="ta5">
        <table:table-column table:style-name="co1" table:default-cell-style-name="ce14"/>
        <table:table-column table:style-name="co8" table:number-columns-repeated="3" table:default-cell-style-name="ce14"/>
        <table:table-column table:style-name="co1" table:number-columns-repeated="1020" table:default-cell-style-name="ce14"/>
        <table:table-row table:style-name="ro11">
          <table:table-cell/>
          <table:table-cell table:style-name="ce23" office:value-type="string" calcext:value-type="string">
            <text:p>Number of triangles on each surface of the box </text:p>
          </table:table-cell>
          <table:table-cell table:style-name="ce23" office:value-type="string" calcext:value-type="string">
            <text:p>Box</text:p>
          </table:table-cell>
          <table:table-cell table:style-name="ce23" office:value-type="string" calcext:value-type="string">
            <text:p>Triangle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zmin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p0x</text:p>
          </table:table-cell>
          <table:table-cell office:value-type="string" calcext:value-type="string">
            <text:p>p0y</text:p>
          </table:table-cell>
          <table:table-cell office:value-type="string" calcext:value-type="string">
            <text:p>p0z</text:p>
          </table:table-cell>
          <table:table-cell office:value-type="string" calcext:value-type="string">
            <text:p>p1x</text:p>
          </table:table-cell>
          <table:table-cell office:value-type="string" calcext:value-type="string">
            <text:p>p1y</text:p>
          </table:table-cell>
          <table:table-cell office:value-type="string" calcext:value-type="string">
            <text:p>p1z</text:p>
          </table:table-cell>
          <table:table-cell office:value-type="string" calcext:value-type="string">
            <text:p>p2x</text:p>
          </table:table-cell>
          <table:table-cell office:value-type="string" calcext:value-type="string">
            <text:p>p2y</text:p>
          </table:table-cell>
          <table:table-cell office:value-type="string" calcext:value-type="string">
            <text:p>p2z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bstacle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1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erBoundary" table:style-name="ta6">
        <table:table-column table:style-name="co9" table:default-cell-style-name="ce14"/>
        <table:table-column table:style-name="co10" table:number-columns-repeated="3" table:default-cell-style-name="ce14"/>
        <table:table-column table:style-name="co1" table:number-columns-repeated="1020" table:default-cell-style-name="ce14"/>
        <table:table-row table:style-name="ro14">
          <table:table-cell/>
          <table:table-cell table:style-name="ce23" office:value-type="string" calcext:value-type="string">
            <text:p>Number of triangles on each surface of the box </text:p>
          </table:table-cell>
          <table:table-cell table:style-name="ce23" office:value-type="string" calcext:value-type="string">
            <text:p>Box</text:p>
          </table:table-cell>
          <table:table-cell table:style-name="ce23" office:value-type="string" calcext:value-type="string">
            <text:p>Triangle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zmin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p0x</text:p>
          </table:table-cell>
          <table:table-cell office:value-type="string" calcext:value-type="string">
            <text:p>p0y</text:p>
          </table:table-cell>
          <table:table-cell office:value-type="string" calcext:value-type="string">
            <text:p>p0z</text:p>
          </table:table-cell>
          <table:table-cell office:value-type="string" calcext:value-type="string">
            <text:p>p1x</text:p>
          </table:table-cell>
          <table:table-cell office:value-type="string" calcext:value-type="string">
            <text:p>p1y</text:p>
          </table:table-cell>
          <table:table-cell office:value-type="string" calcext:value-type="string">
            <text:p>p1z</text:p>
          </table:table-cell>
          <table:table-cell office:value-type="string" calcext:value-type="string">
            <text:p>p2x</text:p>
          </table:table-cell>
          <table:table-cell office:value-type="string" calcext:value-type="string">
            <text:p>p2y</text:p>
          </table:table-cell>
          <table:table-cell office:value-type="string" calcext:value-type="string">
            <text:p>p2z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uterBound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TriObst" table:style-name="ta7">
        <table:table-column table:style-name="co1" table:number-columns-repeated="1024" table:default-cell-style-name="ce14"/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TriOut" table:style-name="ta8">
        <table:table-column table:style-name="co1" table:number-columns-repeated="1024" table:default-cell-style-name="ce14"/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tacleCoords" table:style-name="ta9">
        <table:table-column table:style-name="co1" table:number-columns-repeated="1024" table:default-cell-style-name="ce14"/>
        <table:table-row table:style-name="ro15">
          <table:table-cell office:value-type="string" calcext:value-type="string">
            <text:p>OuterBoundar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uterBoundar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1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table:number-columns-repeated="3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table:number-columns-repeated="3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2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table:number-columns-repeated="3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2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Obstacle22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/>
          <table:table-cell table:number-columns-repeated="3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5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1020"/>
        </table:table-row>
        <table:table-row table:style-name="ro16" table:number-rows-repeated="104850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22" table:style-name="ta10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766044443118978" calcext:value-type="float">
            <text:p>0.766044443118978</text:p>
          </table:table-cell>
          <table:table-cell office:value-type="float" office:value="0" calcext:value-type="float">
            <text:p>0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383022221559489" calcext:value-type="float">
            <text:p>0.383022221559489</text:p>
          </table:table-cell>
          <table:table-cell office:value-type="float" office:value="0.663413948168938" calcext:value-type="float">
            <text:p>0.663413948168938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383022221559489" calcext:value-type="float">
            <text:p>-0.383022221559489</text:p>
          </table:table-cell>
          <table:table-cell office:value-type="float" office:value="0.663413948168938" calcext:value-type="float">
            <text:p>0.663413948168938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766044443118978" calcext:value-type="float">
            <text:p>-0.766044443118978</text:p>
          </table:table-cell>
          <table:table-cell office:value-type="float" office:value="9.38133875270273E-017" calcext:value-type="float">
            <text:p>9.38133875270273E-17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383022221559489" calcext:value-type="float">
            <text:p>-0.383022221559489</text:p>
          </table:table-cell>
          <table:table-cell office:value-type="float" office:value="-0.663413948168938" calcext:value-type="float">
            <text:p>-0.663413948168938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383022221559489" calcext:value-type="float">
            <text:p>0.383022221559489</text:p>
          </table:table-cell>
          <table:table-cell office:value-type="float" office:value="-0.663413948168939" calcext:value-type="float">
            <text:p>-0.663413948168939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07106781186548" calcext:value-type="float">
            <text:p>0.707106781186548</text:p>
          </table:table-cell>
          <table:table-cell office:value-type="float" office:value="0.707106781186547" calcext:value-type="float">
            <text:p>0.7071067811865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07106781186547" calcext:value-type="float">
            <text:p>-0.707106781186547</text:p>
          </table:table-cell>
          <table:table-cell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07106781186548" calcext:value-type="float">
            <text:p>-0.707106781186548</text:p>
          </table:table-cell>
          <table:table-cell office:value-type="float" office:value="-0.707106781186547" calcext:value-type="float">
            <text:p>-0.7071067811865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.83697019872103E-016" calcext:value-type="float">
            <text:p>-1.83697019872103E-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07106781186547" calcext:value-type="float">
            <text:p>0.707106781186547</text:p>
          </table:table-cell>
          <table:table-cell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66044443118978" calcext:value-type="float">
            <text:p>0.766044443118978</text:p>
          </table:table-cell>
          <table:table-cell office:value-type="float" office:value="0" calcext:value-type="float">
            <text:p>0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383022221559489" calcext:value-type="float">
            <text:p>0.383022221559489</text:p>
          </table:table-cell>
          <table:table-cell office:value-type="float" office:value="0.663413948168938" calcext:value-type="float">
            <text:p>0.663413948168938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383022221559489" calcext:value-type="float">
            <text:p>-0.383022221559489</text:p>
          </table:table-cell>
          <table:table-cell office:value-type="float" office:value="0.663413948168938" calcext:value-type="float">
            <text:p>0.663413948168938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766044443118978" calcext:value-type="float">
            <text:p>-0.766044443118978</text:p>
          </table:table-cell>
          <table:table-cell office:value-type="float" office:value="9.38133875270273E-017" calcext:value-type="float">
            <text:p>9.38133875270273E-17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383022221559489" calcext:value-type="float">
            <text:p>-0.383022221559489</text:p>
          </table:table-cell>
          <table:table-cell office:value-type="float" office:value="-0.663413948168938" calcext:value-type="float">
            <text:p>-0.663413948168938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383022221559489" calcext:value-type="float">
            <text:p>0.383022221559489</text:p>
          </table:table-cell>
          <table:table-cell office:value-type="float" office:value="-0.663413948168939" calcext:value-type="float">
            <text:p>-0.663413948168939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55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32" table:style-name="ta11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309016994374947" calcext:value-type="float">
            <text:p>-0.309016994374947</text:p>
          </table:table-cell>
          <table:table-cell office:value-type="float" office:value="3.78436673043415E-017" calcext:value-type="float">
            <text:p>3.78436673043415E-17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572061402817684" calcext:value-type="float">
            <text:p>0.57206140281768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4.95380036308546E-017" calcext:value-type="float">
            <text:p>4.95380036308546E-17</text:p>
          </table:table-cell>
          <table:table-cell office:value-type="float" office:value="0.809016994374947" calcext:value-type="float">
            <text:p>0.80901699437494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572061402817684" calcext:value-type="float">
            <text:p>-0.572061402817684</text:p>
          </table:table-cell>
          <table:table-cell office:value-type="float" office:value="0.572061402817684" calcext:value-type="float">
            <text:p>0.57206140281768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9.90760072617092E-017" calcext:value-type="float">
            <text:p>9.90760072617092E-1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-0.572061402817684" calcext:value-type="float">
            <text:p>-0.57206140281768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1.48614010892564E-016" calcext:value-type="float">
            <text:p>-1.48614010892564E-16</text:p>
          </table:table-cell>
          <table:table-cell office:value-type="float" office:value="-0.809016994374947" calcext:value-type="float">
            <text:p>-0.80901699437494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572061402817684" calcext:value-type="float">
            <text:p>0.572061402817684</text:p>
          </table:table-cell>
          <table:table-cell office:value-type="float" office:value="-0.572061402817684" calcext:value-type="float">
            <text:p>-0.57206140281768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0.587785252292473" calcext:value-type="float">
            <text:p>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.951056516295153" calcext:value-type="float">
            <text:p>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309016994374947" calcext:value-type="float">
            <text:p>-0.309016994374947</text:p>
          </table:table-cell>
          <table:table-cell office:value-type="float" office:value="0.951056516295153" calcext:value-type="float">
            <text:p>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0.587785252292473" calcext:value-type="float">
            <text:p>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309016994374948" calcext:value-type="float">
            <text:p>-0.309016994374948</text:p>
          </table:table-cell>
          <table:table-cell office:value-type="float" office:value="-0.951056516295153" calcext:value-type="float">
            <text:p>-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-0.951056516295153" calcext:value-type="float">
            <text:p>-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572061402817684" calcext:value-type="float">
            <text:p>0.57206140281768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4.95380036308546E-017" calcext:value-type="float">
            <text:p>4.95380036308546E-17</text:p>
          </table:table-cell>
          <table:table-cell office:value-type="float" office:value="0.809016994374947" calcext:value-type="float">
            <text:p>0.80901699437494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572061402817684" calcext:value-type="float">
            <text:p>-0.572061402817684</text:p>
          </table:table-cell>
          <table:table-cell office:value-type="float" office:value="0.572061402817684" calcext:value-type="float">
            <text:p>0.57206140281768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9.90760072617092E-017" calcext:value-type="float">
            <text:p>9.90760072617092E-1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-0.572061402817684" calcext:value-type="float">
            <text:p>-0.57206140281768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1.48614010892564E-016" calcext:value-type="float">
            <text:p>-1.48614010892564E-16</text:p>
          </table:table-cell>
          <table:table-cell office:value-type="float" office:value="-0.809016994374947" calcext:value-type="float">
            <text:p>-0.80901699437494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572061402817684" calcext:value-type="float">
            <text:p>0.572061402817684</text:p>
          </table:table-cell>
          <table:table-cell office:value-type="float" office:value="-0.572061402817684" calcext:value-type="float">
            <text:p>-0.57206140281768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309016994374947" calcext:value-type="float">
            <text:p>-0.309016994374947</text:p>
          </table:table-cell>
          <table:table-cell office:value-type="float" office:value="3.78436673043415E-017" calcext:value-type="float">
            <text:p>3.78436673043415E-17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44" table:style-name="ta12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154508497187474" calcext:value-type="float">
            <text:p>0.154508497187474</text:p>
          </table:table-cell>
          <table:table-cell office:value-type="float" office:value="0.475528258147577" calcext:value-type="float">
            <text:p>0.475528258147577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404508497187474" calcext:value-type="float">
            <text:p>-0.404508497187474</text:p>
          </table:table-cell>
          <table:table-cell office:value-type="float" office:value="0.293892626146237" calcext:value-type="float">
            <text:p>0.293892626146237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404508497187474" calcext:value-type="float">
            <text:p>-0.404508497187474</text:p>
          </table:table-cell>
          <table:table-cell office:value-type="float" office:value="-0.293892626146237" calcext:value-type="float">
            <text:p>-0.293892626146237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154508497187474" calcext:value-type="float">
            <text:p>0.154508497187474</text:p>
          </table:table-cell>
          <table:table-cell office:value-type="float" office:value="-0.475528258147577" calcext:value-type="float">
            <text:p>-0.475528258147577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0.700629269222037" calcext:value-type="float">
            <text:p>0.700629269222037</text:p>
          </table:table-cell>
          <table:table-cell office:value-type="float" office:value="0.509036960455127" calcext:value-type="float">
            <text:p>0.509036960455127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0.267616567329817" calcext:value-type="float">
            <text:p>0.267616567329817</text:p>
          </table:table-cell>
          <table:table-cell office:value-type="float" office:value="0.823639103546332" calcext:value-type="float">
            <text:p>0.823639103546332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-0.267616567329817" calcext:value-type="float">
            <text:p>-0.267616567329817</text:p>
          </table:table-cell>
          <table:table-cell office:value-type="float" office:value="0.823639103546332" calcext:value-type="float">
            <text:p>0.823639103546332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-0.700629269222037" calcext:value-type="float">
            <text:p>-0.700629269222037</text:p>
          </table:table-cell>
          <table:table-cell office:value-type="float" office:value="0.509036960455127" calcext:value-type="float">
            <text:p>0.509036960455127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-0.866025403784439" calcext:value-type="float">
            <text:p>-0.866025403784439</text:p>
          </table:table-cell>
          <table:table-cell office:value-type="float" office:value="1.06057523872491E-016" calcext:value-type="float">
            <text:p>1.06057523872491E-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-0.700629269222037" calcext:value-type="float">
            <text:p>-0.700629269222037</text:p>
          </table:table-cell>
          <table:table-cell office:value-type="float" office:value="-0.509036960455127" calcext:value-type="float">
            <text:p>-0.509036960455127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-0.267616567329818" calcext:value-type="float">
            <text:p>-0.267616567329818</text:p>
          </table:table-cell>
          <table:table-cell office:value-type="float" office:value="-0.823639103546332" calcext:value-type="float">
            <text:p>-0.823639103546332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0.267616567329817" calcext:value-type="float">
            <text:p>0.267616567329817</text:p>
          </table:table-cell>
          <table:table-cell office:value-type="float" office:value="-0.823639103546332" calcext:value-type="float">
            <text:p>-0.823639103546332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0.700629269222037" calcext:value-type="float">
            <text:p>0.700629269222037</text:p>
          </table:table-cell>
          <table:table-cell office:value-type="float" office:value="-0.509036960455127" calcext:value-type="float">
            <text:p>-0.509036960455127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66025403784439" calcext:value-type="float">
            <text:p>0.86602540378443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66025403784438" calcext:value-type="float">
            <text:p>-0.86602540378443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66025403784439" calcext:value-type="float">
            <text:p>-0.866025403784439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-0.866025403784438" calcext:value-type="float">
            <text:p>-0.86602540378443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.83697019872103E-016" calcext:value-type="float">
            <text:p>-1.83697019872103E-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99999999999999" calcext:value-type="float">
            <text:p>0.499999999999999</text:p>
          </table:table-cell>
          <table:table-cell office:value-type="float" office:value="-0.866025403784439" calcext:value-type="float">
            <text:p>-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66025403784438" calcext:value-type="float">
            <text:p>0.866025403784438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0.700629269222037" calcext:value-type="float">
            <text:p>0.700629269222037</text:p>
          </table:table-cell>
          <table:table-cell office:value-type="float" office:value="0.509036960455127" calcext:value-type="float">
            <text:p>0.509036960455127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0.267616567329817" calcext:value-type="float">
            <text:p>0.267616567329817</text:p>
          </table:table-cell>
          <table:table-cell office:value-type="float" office:value="0.823639103546332" calcext:value-type="float">
            <text:p>0.823639103546332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-0.267616567329817" calcext:value-type="float">
            <text:p>-0.267616567329817</text:p>
          </table:table-cell>
          <table:table-cell office:value-type="float" office:value="0.823639103546332" calcext:value-type="float">
            <text:p>0.823639103546332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-0.700629269222037" calcext:value-type="float">
            <text:p>-0.700629269222037</text:p>
          </table:table-cell>
          <table:table-cell office:value-type="float" office:value="0.509036960455127" calcext:value-type="float">
            <text:p>0.509036960455127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-0.866025403784439" calcext:value-type="float">
            <text:p>-0.866025403784439</text:p>
          </table:table-cell>
          <table:table-cell office:value-type="float" office:value="1.06057523872491E-016" calcext:value-type="float">
            <text:p>1.06057523872491E-16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-0.700629269222037" calcext:value-type="float">
            <text:p>-0.700629269222037</text:p>
          </table:table-cell>
          <table:table-cell office:value-type="float" office:value="-0.509036960455127" calcext:value-type="float">
            <text:p>-0.509036960455127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-0.267616567329818" calcext:value-type="float">
            <text:p>-0.267616567329818</text:p>
          </table:table-cell>
          <table:table-cell office:value-type="float" office:value="-0.823639103546332" calcext:value-type="float">
            <text:p>-0.823639103546332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0.267616567329817" calcext:value-type="float">
            <text:p>0.267616567329817</text:p>
          </table:table-cell>
          <table:table-cell office:value-type="float" office:value="-0.823639103546332" calcext:value-type="float">
            <text:p>-0.823639103546332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0.700629269222037" calcext:value-type="float">
            <text:p>0.700629269222037</text:p>
          </table:table-cell>
          <table:table-cell office:value-type="float" office:value="-0.509036960455127" calcext:value-type="float">
            <text:p>-0.509036960455127</text:p>
          </table:table-cell>
          <table:table-cell office:value-type="float" office:value="-0.5" calcext:value-type="float">
            <text:p>-0.5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154508497187474" calcext:value-type="float">
            <text:p>0.154508497187474</text:p>
          </table:table-cell>
          <table:table-cell office:value-type="float" office:value="0.475528258147577" calcext:value-type="float">
            <text:p>0.475528258147577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404508497187474" calcext:value-type="float">
            <text:p>-0.404508497187474</text:p>
          </table:table-cell>
          <table:table-cell office:value-type="float" office:value="0.293892626146237" calcext:value-type="float">
            <text:p>0.293892626146237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404508497187474" calcext:value-type="float">
            <text:p>-0.404508497187474</text:p>
          </table:table-cell>
          <table:table-cell office:value-type="float" office:value="-0.293892626146237" calcext:value-type="float">
            <text:p>-0.293892626146237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154508497187474" calcext:value-type="float">
            <text:p>0.154508497187474</text:p>
          </table:table-cell>
          <table:table-cell office:value-type="float" office:value="-0.475528258147577" calcext:value-type="float">
            <text:p>-0.475528258147577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53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56" table:style-name="ta13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" calcext:value-type="float">
            <text:p>0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440873866894967" calcext:value-type="float">
            <text:p>0.44087386689496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3.81777395073658E-017" calcext:value-type="float">
            <text:p>3.81777395073658E-17</text:p>
          </table:table-cell>
          <table:table-cell office:value-type="float" office:value="0.623489801858734" calcext:value-type="float">
            <text:p>0.623489801858734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440873866894967" calcext:value-type="float">
            <text:p>-0.440873866894967</text:p>
          </table:table-cell>
          <table:table-cell office:value-type="float" office:value="0.440873866894967" calcext:value-type="float">
            <text:p>0.44087386689496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623489801858734" calcext:value-type="float">
            <text:p>-0.623489801858734</text:p>
          </table:table-cell>
          <table:table-cell office:value-type="float" office:value="7.63554790147316E-017" calcext:value-type="float">
            <text:p>7.63554790147316E-1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440873866894968" calcext:value-type="float">
            <text:p>-0.440873866894968</text:p>
          </table:table-cell>
          <table:table-cell office:value-type="float" office:value="-0.440873866894967" calcext:value-type="float">
            <text:p>-0.44087386689496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1.14533218522097E-016" calcext:value-type="float">
            <text:p>-1.14533218522097E-16</text:p>
          </table:table-cell>
          <table:table-cell office:value-type="float" office:value="-0.623489801858734" calcext:value-type="float">
            <text:p>-0.623489801858734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440873866894967" calcext:value-type="float">
            <text:p>0.440873866894967</text:p>
          </table:table-cell>
          <table:table-cell office:value-type="float" office:value="-0.440873866894968" calcext:value-type="float">
            <text:p>-0.440873866894968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900968867902419" calcext:value-type="float">
            <text:p>0.900968867902419</text:p>
          </table:table-cell>
          <table:table-cell office:value-type="float" office:value="0" calcext:value-type="float">
            <text:p>0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780261927622401" calcext:value-type="float">
            <text:p>0.780261927622401</text:p>
          </table:table-cell>
          <table:table-cell office:value-type="float" office:value="0.45048443395121" calcext:value-type="float">
            <text:p>0.4504844339512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45048443395121" calcext:value-type="float">
            <text:p>0.45048443395121</text:p>
          </table:table-cell>
          <table:table-cell office:value-type="float" office:value="0.780261927622401" calcext:value-type="float">
            <text:p>0.78026192762240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5.51684320104056E-017" calcext:value-type="float">
            <text:p>5.51684320104056E-17</text:p>
          </table:table-cell>
          <table:table-cell office:value-type="float" office:value="0.900968867902419" calcext:value-type="float">
            <text:p>0.900968867902419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450484433951209" calcext:value-type="float">
            <text:p>-0.450484433951209</text:p>
          </table:table-cell>
          <table:table-cell office:value-type="float" office:value="0.780261927622401" calcext:value-type="float">
            <text:p>0.78026192762240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780261927622401" calcext:value-type="float">
            <text:p>-0.780261927622401</text:p>
          </table:table-cell>
          <table:table-cell office:value-type="float" office:value="0.45048443395121" calcext:value-type="float">
            <text:p>0.4504844339512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900968867902419" calcext:value-type="float">
            <text:p>-0.900968867902419</text:p>
          </table:table-cell>
          <table:table-cell office:value-type="float" office:value="1.10336864020811E-016" calcext:value-type="float">
            <text:p>1.10336864020811E-16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780261927622401" calcext:value-type="float">
            <text:p>-0.780261927622401</text:p>
          </table:table-cell>
          <table:table-cell office:value-type="float" office:value="-0.450484433951209" calcext:value-type="float">
            <text:p>-0.450484433951209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45048443395121" calcext:value-type="float">
            <text:p>-0.45048443395121</text:p>
          </table:table-cell>
          <table:table-cell office:value-type="float" office:value="-0.780261927622401" calcext:value-type="float">
            <text:p>-0.78026192762240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1.65505296031217E-016" calcext:value-type="float">
            <text:p>-1.65505296031217E-16</text:p>
          </table:table-cell>
          <table:table-cell office:value-type="float" office:value="-0.900968867902419" calcext:value-type="float">
            <text:p>-0.900968867902419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450484433951209" calcext:value-type="float">
            <text:p>0.450484433951209</text:p>
          </table:table-cell>
          <table:table-cell office:value-type="float" office:value="-0.780261927622401" calcext:value-type="float">
            <text:p>-0.78026192762240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780261927622401" calcext:value-type="float">
            <text:p>0.780261927622401</text:p>
          </table:table-cell>
          <table:table-cell office:value-type="float" office:value="-0.45048443395121" calcext:value-type="float">
            <text:p>-0.4504844339512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00968867902419" calcext:value-type="float">
            <text:p>0.900968867902419</text:p>
          </table:table-cell>
          <table:table-cell office:value-type="float" office:value="0.433883739117558" calcext:value-type="float">
            <text:p>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.78183148246803" calcext:value-type="float">
            <text:p>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222520933956314" calcext:value-type="float">
            <text:p>0.222520933956314</text:p>
          </table:table-cell>
          <table:table-cell office:value-type="float" office:value="0.974927912181824" calcext:value-type="float">
            <text:p>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22520933956314" calcext:value-type="float">
            <text:p>-0.222520933956314</text:p>
          </table:table-cell>
          <table:table-cell office:value-type="float" office:value="0.974927912181824" calcext:value-type="float">
            <text:p>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23489801858733" calcext:value-type="float">
            <text:p>-0.623489801858733</text:p>
          </table:table-cell>
          <table:table-cell office:value-type="float" office:value="0.78183148246803" calcext:value-type="float">
            <text:p>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00968867902419" calcext:value-type="float">
            <text:p>-0.900968867902419</text:p>
          </table:table-cell>
          <table:table-cell office:value-type="float" office:value="0.433883739117558" calcext:value-type="float">
            <text:p>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00968867902419" calcext:value-type="float">
            <text:p>-0.900968867902419</text:p>
          </table:table-cell>
          <table:table-cell office:value-type="float" office:value="-0.433883739117558" calcext:value-type="float">
            <text:p>-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23489801858734" calcext:value-type="float">
            <text:p>-0.623489801858734</text:p>
          </table:table-cell>
          <table:table-cell office:value-type="float" office:value="-0.78183148246803" calcext:value-type="float">
            <text:p>-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22520933956315" calcext:value-type="float">
            <text:p>-0.222520933956315</text:p>
          </table:table-cell>
          <table:table-cell office:value-type="float" office:value="-0.974927912181824" calcext:value-type="float">
            <text:p>-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222520933956314" calcext:value-type="float">
            <text:p>0.222520933956314</text:p>
          </table:table-cell>
          <table:table-cell office:value-type="float" office:value="-0.974927912181824" calcext:value-type="float">
            <text:p>-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623489801858733" calcext:value-type="float">
            <text:p>0.623489801858733</text:p>
          </table:table-cell>
          <table:table-cell office:value-type="float" office:value="-0.78183148246803" calcext:value-type="float">
            <text:p>-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00968867902419" calcext:value-type="float">
            <text:p>0.900968867902419</text:p>
          </table:table-cell>
          <table:table-cell office:value-type="float" office:value="-0.433883739117558" calcext:value-type="float">
            <text:p>-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00968867902419" calcext:value-type="float">
            <text:p>0.900968867902419</text:p>
          </table:table-cell>
          <table:table-cell office:value-type="float" office:value="0" calcext:value-type="float">
            <text:p>0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780261927622401" calcext:value-type="float">
            <text:p>0.780261927622401</text:p>
          </table:table-cell>
          <table:table-cell office:value-type="float" office:value="0.45048443395121" calcext:value-type="float">
            <text:p>0.4504844339512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45048443395121" calcext:value-type="float">
            <text:p>0.45048443395121</text:p>
          </table:table-cell>
          <table:table-cell office:value-type="float" office:value="0.780261927622401" calcext:value-type="float">
            <text:p>0.78026192762240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5.51684320104056E-017" calcext:value-type="float">
            <text:p>5.51684320104056E-17</text:p>
          </table:table-cell>
          <table:table-cell office:value-type="float" office:value="0.900968867902419" calcext:value-type="float">
            <text:p>0.900968867902419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450484433951209" calcext:value-type="float">
            <text:p>-0.450484433951209</text:p>
          </table:table-cell>
          <table:table-cell office:value-type="float" office:value="0.780261927622401" calcext:value-type="float">
            <text:p>0.78026192762240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780261927622401" calcext:value-type="float">
            <text:p>-0.780261927622401</text:p>
          </table:table-cell>
          <table:table-cell office:value-type="float" office:value="0.45048443395121" calcext:value-type="float">
            <text:p>0.4504844339512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900968867902419" calcext:value-type="float">
            <text:p>-0.900968867902419</text:p>
          </table:table-cell>
          <table:table-cell office:value-type="float" office:value="1.10336864020811E-016" calcext:value-type="float">
            <text:p>1.10336864020811E-16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780261927622401" calcext:value-type="float">
            <text:p>-0.780261927622401</text:p>
          </table:table-cell>
          <table:table-cell office:value-type="float" office:value="-0.450484433951209" calcext:value-type="float">
            <text:p>-0.450484433951209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45048443395121" calcext:value-type="float">
            <text:p>-0.45048443395121</text:p>
          </table:table-cell>
          <table:table-cell office:value-type="float" office:value="-0.780261927622401" calcext:value-type="float">
            <text:p>-0.78026192762240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1.65505296031217E-016" calcext:value-type="float">
            <text:p>-1.65505296031217E-16</text:p>
          </table:table-cell>
          <table:table-cell office:value-type="float" office:value="-0.900968867902419" calcext:value-type="float">
            <text:p>-0.900968867902419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450484433951209" calcext:value-type="float">
            <text:p>0.450484433951209</text:p>
          </table:table-cell>
          <table:table-cell office:value-type="float" office:value="-0.780261927622401" calcext:value-type="float">
            <text:p>-0.78026192762240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780261927622401" calcext:value-type="float">
            <text:p>0.780261927622401</text:p>
          </table:table-cell>
          <table:table-cell office:value-type="float" office:value="-0.45048443395121" calcext:value-type="float">
            <text:p>-0.4504844339512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" calcext:value-type="float">
            <text:p>0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440873866894967" calcext:value-type="float">
            <text:p>0.44087386689496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3.81777395073658E-017" calcext:value-type="float">
            <text:p>3.81777395073658E-17</text:p>
          </table:table-cell>
          <table:table-cell office:value-type="float" office:value="0.623489801858734" calcext:value-type="float">
            <text:p>0.623489801858734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440873866894967" calcext:value-type="float">
            <text:p>-0.440873866894967</text:p>
          </table:table-cell>
          <table:table-cell office:value-type="float" office:value="0.440873866894967" calcext:value-type="float">
            <text:p>0.44087386689496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623489801858734" calcext:value-type="float">
            <text:p>-0.623489801858734</text:p>
          </table:table-cell>
          <table:table-cell office:value-type="float" office:value="7.63554790147316E-017" calcext:value-type="float">
            <text:p>7.63554790147316E-1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440873866894968" calcext:value-type="float">
            <text:p>-0.440873866894968</text:p>
          </table:table-cell>
          <table:table-cell office:value-type="float" office:value="-0.440873866894967" calcext:value-type="float">
            <text:p>-0.44087386689496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1.14533218522097E-016" calcext:value-type="float">
            <text:p>-1.14533218522097E-16</text:p>
          </table:table-cell>
          <table:table-cell office:value-type="float" office:value="-0.623489801858734" calcext:value-type="float">
            <text:p>-0.623489801858734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440873866894967" calcext:value-type="float">
            <text:p>0.440873866894967</text:p>
          </table:table-cell>
          <table:table-cell office:value-type="float" office:value="-0.440873866894968" calcext:value-type="float">
            <text:p>-0.440873866894968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519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87" table:style-name="ta14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445738355776538" calcext:value-type="float">
            <text:p>0.445738355776538</text:p>
          </table:table-cell>
          <table:table-cell office:value-type="float" office:value="0" calcext:value-type="float">
            <text:p>0</text:p>
          </table:table-cell>
          <table:table-cell office:value-type="float" office:value="0.895163291355062" calcext:value-type="float">
            <text:p>0.895163291355062</text:p>
          </table:table-cell>
          <table:table-cell table:number-columns-repeated="1021"/>
        </table:table-row>
        <table:table-row table:style-name="ro15">
          <table:table-cell office:value-type="float" office:value="0.277913319123952" calcext:value-type="float">
            <text:p>0.277913319123952</text:p>
          </table:table-cell>
          <table:table-cell office:value-type="float" office:value="0.348492279489633" calcext:value-type="float">
            <text:p>0.348492279489633</text:p>
          </table:table-cell>
          <table:table-cell office:value-type="float" office:value="0.895163291355062" calcext:value-type="float">
            <text:p>0.895163291355062</text:p>
          </table:table-cell>
          <table:table-cell table:number-columns-repeated="1021"/>
        </table:table-row>
        <table:table-row table:style-name="ro15">
          <table:table-cell office:value-type="float" office:value="-0.0991861152275472" calcext:value-type="float">
            <text:p>-0.099186115227547</text:p>
          </table:table-cell>
          <table:table-cell office:value-type="float" office:value="0.434562764576579" calcext:value-type="float">
            <text:p>0.434562764576579</text:p>
          </table:table-cell>
          <table:table-cell office:value-type="float" office:value="0.895163291355062" calcext:value-type="float">
            <text:p>0.895163291355062</text:p>
          </table:table-cell>
          <table:table-cell table:number-columns-repeated="1021"/>
        </table:table-row>
        <table:table-row table:style-name="ro15">
          <table:table-cell office:value-type="float" office:value="-0.401596381784673" calcext:value-type="float">
            <text:p>-0.401596381784673</text:p>
          </table:table-cell>
          <table:table-cell office:value-type="float" office:value="0.193398624472437" calcext:value-type="float">
            <text:p>0.193398624472437</text:p>
          </table:table-cell>
          <table:table-cell office:value-type="float" office:value="0.895163291355062" calcext:value-type="float">
            <text:p>0.895163291355062</text:p>
          </table:table-cell>
          <table:table-cell table:number-columns-repeated="1021"/>
        </table:table-row>
        <table:table-row table:style-name="ro15">
          <table:table-cell office:value-type="float" office:value="-0.401596381784673" calcext:value-type="float">
            <text:p>-0.401596381784673</text:p>
          </table:table-cell>
          <table:table-cell office:value-type="float" office:value="-0.193398624472437" calcext:value-type="float">
            <text:p>-0.193398624472437</text:p>
          </table:table-cell>
          <table:table-cell office:value-type="float" office:value="0.895163291355062" calcext:value-type="float">
            <text:p>0.895163291355062</text:p>
          </table:table-cell>
          <table:table-cell table:number-columns-repeated="1021"/>
        </table:table-row>
        <table:table-row table:style-name="ro15">
          <table:table-cell office:value-type="float" office:value="-0.0991861152275473" calcext:value-type="float">
            <text:p>-0.099186115227547</text:p>
          </table:table-cell>
          <table:table-cell office:value-type="float" office:value="-0.434562764576579" calcext:value-type="float">
            <text:p>-0.434562764576579</text:p>
          </table:table-cell>
          <table:table-cell office:value-type="float" office:value="0.895163291355062" calcext:value-type="float">
            <text:p>0.895163291355062</text:p>
          </table:table-cell>
          <table:table-cell table:number-columns-repeated="1021"/>
        </table:table-row>
        <table:table-row table:style-name="ro15">
          <table:table-cell office:value-type="float" office:value="0.277913319123951" calcext:value-type="float">
            <text:p>0.277913319123951</text:p>
          </table:table-cell>
          <table:table-cell office:value-type="float" office:value="-0.348492279489633" calcext:value-type="float">
            <text:p>-0.348492279489633</text:p>
          </table:table-cell>
          <table:table-cell office:value-type="float" office:value="0.895163291355062" calcext:value-type="float">
            <text:p>0.895163291355062</text:p>
          </table:table-cell>
          <table:table-cell table:number-columns-repeated="1021"/>
        </table:table-row>
        <table:table-row table:style-name="ro15">
          <table:table-cell office:value-type="float" office:value="0.739008917220659" calcext:value-type="float">
            <text:p>0.739008917220659</text:p>
          </table:table-cell>
          <table:table-cell office:value-type="float" office:value="0" calcext:value-type="float">
            <text:p>0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0.640000495936322" calcext:value-type="float">
            <text:p>0.640000495936322</text:p>
          </table:table-cell>
          <table:table-cell office:value-type="float" office:value="0.369504458610329" calcext:value-type="float">
            <text:p>0.369504458610329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0.36950445861033" calcext:value-type="float">
            <text:p>0.36950445861033</text:p>
          </table:table-cell>
          <table:table-cell office:value-type="float" office:value="0.640000495936322" calcext:value-type="float">
            <text:p>0.640000495936322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4.52512452507816E-017" calcext:value-type="float">
            <text:p>4.52512452507816E-17</text:p>
          </table:table-cell>
          <table:table-cell office:value-type="float" office:value="0.739008917220659" calcext:value-type="float">
            <text:p>0.739008917220659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-0.369504458610329" calcext:value-type="float">
            <text:p>-0.369504458610329</text:p>
          </table:table-cell>
          <table:table-cell office:value-type="float" office:value="0.640000495936322" calcext:value-type="float">
            <text:p>0.640000495936322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-0.640000495936322" calcext:value-type="float">
            <text:p>-0.640000495936322</text:p>
          </table:table-cell>
          <table:table-cell office:value-type="float" office:value="0.36950445861033" calcext:value-type="float">
            <text:p>0.36950445861033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-0.739008917220659" calcext:value-type="float">
            <text:p>-0.739008917220659</text:p>
          </table:table-cell>
          <table:table-cell office:value-type="float" office:value="9.05024905015632E-017" calcext:value-type="float">
            <text:p>9.05024905015632E-17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-0.640000495936322" calcext:value-type="float">
            <text:p>-0.640000495936322</text:p>
          </table:table-cell>
          <table:table-cell office:value-type="float" office:value="-0.369504458610329" calcext:value-type="float">
            <text:p>-0.369504458610329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-0.36950445861033" calcext:value-type="float">
            <text:p>-0.36950445861033</text:p>
          </table:table-cell>
          <table:table-cell office:value-type="float" office:value="-0.640000495936322" calcext:value-type="float">
            <text:p>-0.640000495936322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-1.35753735752345E-016" calcext:value-type="float">
            <text:p>-1.35753735752345E-16</text:p>
          </table:table-cell>
          <table:table-cell office:value-type="float" office:value="-0.739008917220659" calcext:value-type="float">
            <text:p>-0.739008917220659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0.369504458610329" calcext:value-type="float">
            <text:p>0.369504458610329</text:p>
          </table:table-cell>
          <table:table-cell office:value-type="float" office:value="-0.640000495936322" calcext:value-type="float">
            <text:p>-0.640000495936322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0.640000495936322" calcext:value-type="float">
            <text:p>0.640000495936322</text:p>
          </table:table-cell>
          <table:table-cell office:value-type="float" office:value="-0.36950445861033" calcext:value-type="float">
            <text:p>-0.36950445861033</text:p>
          </table:table-cell>
          <table:table-cell office:value-type="float" office:value="0.673695643646557" calcext:value-type="float">
            <text:p>0.673695643646557</text:p>
          </table:table-cell>
          <table:table-cell table:number-columns-repeated="1021"/>
        </table:table-row>
        <table:table-row table:style-name="ro15">
          <table:table-cell office:value-type="float" office:value="0.932472229404356" calcext:value-type="float">
            <text:p>0.932472229404356</text:p>
          </table:table-cell>
          <table:table-cell office:value-type="float" office:value="0" calcext:value-type="float">
            <text:p>0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0.851855769550219" calcext:value-type="float">
            <text:p>0.851855769550219</text:p>
          </table:table-cell>
          <table:table-cell office:value-type="float" office:value="0.379270624349335" calcext:value-type="float">
            <text:p>0.379270624349335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0.623945708274133" calcext:value-type="float">
            <text:p>0.623945708274133</text:p>
          </table:table-cell>
          <table:table-cell office:value-type="float" office:value="0.692961912183217" calcext:value-type="float">
            <text:p>0.692961912183217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0.28814976566864" calcext:value-type="float">
            <text:p>0.28814976566864</text:p>
          </table:table-cell>
          <table:table-cell office:value-type="float" office:value="0.886833790039282" calcext:value-type="float">
            <text:p>0.886833790039282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-0.0974698891794" calcext:value-type="float">
            <text:p>-0.0974698891794</text:p>
          </table:table-cell>
          <table:table-cell office:value-type="float" office:value="0.927364048965499" calcext:value-type="float">
            <text:p>0.927364048965499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-0.466236114702178" calcext:value-type="float">
            <text:p>-0.466236114702178</text:p>
          </table:table-cell>
          <table:table-cell office:value-type="float" office:value="0.807544638987683" calcext:value-type="float">
            <text:p>0.807544638987683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-0.754385880370818" calcext:value-type="float">
            <text:p>-0.754385880370818</text:p>
          </table:table-cell>
          <table:table-cell office:value-type="float" office:value="0.548093424616164" calcext:value-type="float">
            <text:p>0.548093424616164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-0.912095473942773" calcext:value-type="float">
            <text:p>-0.912095473942773</text:p>
          </table:table-cell>
          <table:table-cell office:value-type="float" office:value="0.193871877856065" calcext:value-type="float">
            <text:p>0.193871877856065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-0.912095473942773" calcext:value-type="float">
            <text:p>-0.912095473942773</text:p>
          </table:table-cell>
          <table:table-cell office:value-type="float" office:value="-0.193871877856065" calcext:value-type="float">
            <text:p>-0.193871877856065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-0.754385880370819" calcext:value-type="float">
            <text:p>-0.754385880370819</text:p>
          </table:table-cell>
          <table:table-cell office:value-type="float" office:value="-0.548093424616164" calcext:value-type="float">
            <text:p>-0.548093424616164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-0.466236114702178" calcext:value-type="float">
            <text:p>-0.466236114702178</text:p>
          </table:table-cell>
          <table:table-cell office:value-type="float" office:value="-0.807544638987683" calcext:value-type="float">
            <text:p>-0.807544638987683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-0.0974698891794009" calcext:value-type="float">
            <text:p>-0.097469889179401</text:p>
          </table:table-cell>
          <table:table-cell office:value-type="float" office:value="-0.927364048965499" calcext:value-type="float">
            <text:p>-0.927364048965499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0.28814976566864" calcext:value-type="float">
            <text:p>0.28814976566864</text:p>
          </table:table-cell>
          <table:table-cell office:value-type="float" office:value="-0.886833790039282" calcext:value-type="float">
            <text:p>-0.886833790039282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0.623945708274133" calcext:value-type="float">
            <text:p>0.623945708274133</text:p>
          </table:table-cell>
          <table:table-cell office:value-type="float" office:value="-0.692961912183217" calcext:value-type="float">
            <text:p>-0.692961912183217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0.851855769550218" calcext:value-type="float">
            <text:p>0.851855769550218</text:p>
          </table:table-cell>
          <table:table-cell office:value-type="float" office:value="-0.379270624349336" calcext:value-type="float">
            <text:p>-0.379270624349336</text:p>
          </table:table-cell>
          <table:table-cell office:value-type="float" office:value="0.361241666187153" calcext:value-type="float">
            <text:p>0.361241666187153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32472229404356" calcext:value-type="float">
            <text:p>0.932472229404356</text:p>
          </table:table-cell>
          <table:table-cell office:value-type="float" office:value="0.361241666187153" calcext:value-type="float">
            <text:p>0.361241666187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39008917220659" calcext:value-type="float">
            <text:p>0.739008917220659</text:p>
          </table:table-cell>
          <table:table-cell office:value-type="float" office:value="0.673695643646557" calcext:value-type="float">
            <text:p>0.67369564364655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45738355776538" calcext:value-type="float">
            <text:p>0.445738355776538</text:p>
          </table:table-cell>
          <table:table-cell office:value-type="float" office:value="0.895163291355062" calcext:value-type="float">
            <text:p>0.89516329135506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092268359463302" calcext:value-type="float">
            <text:p>0.092268359463302</text:p>
          </table:table-cell>
          <table:table-cell office:value-type="float" office:value="0.995734176295034" calcext:value-type="float">
            <text:p>0.99573417629503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73662990072083" calcext:value-type="float">
            <text:p>-0.273662990072083</text:p>
          </table:table-cell>
          <table:table-cell office:value-type="float" office:value="0.961825643172819" calcext:value-type="float">
            <text:p>0.9618256431728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02634636379256" calcext:value-type="float">
            <text:p>-0.602634636379256</text:p>
          </table:table-cell>
          <table:table-cell office:value-type="float" office:value="0.79801722728024" calcext:value-type="float">
            <text:p>0.798017227280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50217135729614" calcext:value-type="float">
            <text:p>-0.850217135729614</text:p>
          </table:table-cell>
          <table:table-cell office:value-type="float" office:value="0.526432162877356" calcext:value-type="float">
            <text:p>0.52643216287735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82973099683902" calcext:value-type="float">
            <text:p>-0.982973099683902</text:p>
          </table:table-cell>
          <table:table-cell office:value-type="float" office:value="0.18374951781657" calcext:value-type="float">
            <text:p>0.1837495178165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82973099683902" calcext:value-type="float">
            <text:p>-0.982973099683902</text:p>
          </table:table-cell>
          <table:table-cell office:value-type="float" office:value="-0.18374951781657" calcext:value-type="float">
            <text:p>-0.1837495178165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50217135729614" calcext:value-type="float">
            <text:p>-0.850217135729614</text:p>
          </table:table-cell>
          <table:table-cell office:value-type="float" office:value="-0.526432162877356" calcext:value-type="float">
            <text:p>-0.52643216287735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02634636379257" calcext:value-type="float">
            <text:p>-0.602634636379257</text:p>
          </table:table-cell>
          <table:table-cell office:value-type="float" office:value="-0.798017227280239" calcext:value-type="float">
            <text:p>-0.7980172272802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73662990072083" calcext:value-type="float">
            <text:p>-0.273662990072083</text:p>
          </table:table-cell>
          <table:table-cell office:value-type="float" office:value="-0.961825643172819" calcext:value-type="float">
            <text:p>-0.9618256431728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0922683594633016" calcext:value-type="float">
            <text:p>0.092268359463302</text:p>
          </table:table-cell>
          <table:table-cell office:value-type="float" office:value="-0.995734176295035" calcext:value-type="float">
            <text:p>-0.99573417629503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45738355776538" calcext:value-type="float">
            <text:p>0.445738355776538</text:p>
          </table:table-cell>
          <table:table-cell office:value-type="float" office:value="-0.895163291355062" calcext:value-type="float">
            <text:p>-0.89516329135506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39008917220659" calcext:value-type="float">
            <text:p>0.739008917220659</text:p>
          </table:table-cell>
          <table:table-cell office:value-type="float" office:value="-0.673695643646557" calcext:value-type="float">
            <text:p>-0.67369564364655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32472229404356" calcext:value-type="float">
            <text:p>0.932472229404356</text:p>
          </table:table-cell>
          <table:table-cell office:value-type="float" office:value="-0.361241666187153" calcext:value-type="float">
            <text:p>-0.361241666187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32472229404356" calcext:value-type="float">
            <text:p>0.932472229404356</text:p>
          </table:table-cell>
          <table:table-cell office:value-type="float" office:value="0" calcext:value-type="float">
            <text:p>0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0.851855769550219" calcext:value-type="float">
            <text:p>0.851855769550219</text:p>
          </table:table-cell>
          <table:table-cell office:value-type="float" office:value="0.379270624349335" calcext:value-type="float">
            <text:p>0.379270624349335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0.623945708274133" calcext:value-type="float">
            <text:p>0.623945708274133</text:p>
          </table:table-cell>
          <table:table-cell office:value-type="float" office:value="0.692961912183217" calcext:value-type="float">
            <text:p>0.692961912183217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0.28814976566864" calcext:value-type="float">
            <text:p>0.28814976566864</text:p>
          </table:table-cell>
          <table:table-cell office:value-type="float" office:value="0.886833790039282" calcext:value-type="float">
            <text:p>0.886833790039282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-0.0974698891794" calcext:value-type="float">
            <text:p>-0.0974698891794</text:p>
          </table:table-cell>
          <table:table-cell office:value-type="float" office:value="0.927364048965499" calcext:value-type="float">
            <text:p>0.927364048965499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-0.466236114702178" calcext:value-type="float">
            <text:p>-0.466236114702178</text:p>
          </table:table-cell>
          <table:table-cell office:value-type="float" office:value="0.807544638987683" calcext:value-type="float">
            <text:p>0.807544638987683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-0.754385880370818" calcext:value-type="float">
            <text:p>-0.754385880370818</text:p>
          </table:table-cell>
          <table:table-cell office:value-type="float" office:value="0.548093424616164" calcext:value-type="float">
            <text:p>0.548093424616164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-0.912095473942773" calcext:value-type="float">
            <text:p>-0.912095473942773</text:p>
          </table:table-cell>
          <table:table-cell office:value-type="float" office:value="0.193871877856065" calcext:value-type="float">
            <text:p>0.193871877856065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-0.912095473942773" calcext:value-type="float">
            <text:p>-0.912095473942773</text:p>
          </table:table-cell>
          <table:table-cell office:value-type="float" office:value="-0.193871877856065" calcext:value-type="float">
            <text:p>-0.193871877856065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-0.754385880370819" calcext:value-type="float">
            <text:p>-0.754385880370819</text:p>
          </table:table-cell>
          <table:table-cell office:value-type="float" office:value="-0.548093424616164" calcext:value-type="float">
            <text:p>-0.548093424616164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-0.466236114702178" calcext:value-type="float">
            <text:p>-0.466236114702178</text:p>
          </table:table-cell>
          <table:table-cell office:value-type="float" office:value="-0.807544638987683" calcext:value-type="float">
            <text:p>-0.807544638987683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-0.0974698891794009" calcext:value-type="float">
            <text:p>-0.097469889179401</text:p>
          </table:table-cell>
          <table:table-cell office:value-type="float" office:value="-0.927364048965499" calcext:value-type="float">
            <text:p>-0.927364048965499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0.28814976566864" calcext:value-type="float">
            <text:p>0.28814976566864</text:p>
          </table:table-cell>
          <table:table-cell office:value-type="float" office:value="-0.886833790039282" calcext:value-type="float">
            <text:p>-0.886833790039282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0.623945708274133" calcext:value-type="float">
            <text:p>0.623945708274133</text:p>
          </table:table-cell>
          <table:table-cell office:value-type="float" office:value="-0.692961912183217" calcext:value-type="float">
            <text:p>-0.692961912183217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0.851855769550218" calcext:value-type="float">
            <text:p>0.851855769550218</text:p>
          </table:table-cell>
          <table:table-cell office:value-type="float" office:value="-0.379270624349336" calcext:value-type="float">
            <text:p>-0.379270624349336</text:p>
          </table:table-cell>
          <table:table-cell office:value-type="float" office:value="-0.361241666187153" calcext:value-type="float">
            <text:p>-0.361241666187153</text:p>
          </table:table-cell>
          <table:table-cell table:number-columns-repeated="1021"/>
        </table:table-row>
        <table:table-row table:style-name="ro15">
          <table:table-cell office:value-type="float" office:value="0.739008917220659" calcext:value-type="float">
            <text:p>0.739008917220659</text:p>
          </table:table-cell>
          <table:table-cell office:value-type="float" office:value="0" calcext:value-type="float">
            <text:p>0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0.640000495936322" calcext:value-type="float">
            <text:p>0.640000495936322</text:p>
          </table:table-cell>
          <table:table-cell office:value-type="float" office:value="0.369504458610329" calcext:value-type="float">
            <text:p>0.369504458610329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0.36950445861033" calcext:value-type="float">
            <text:p>0.36950445861033</text:p>
          </table:table-cell>
          <table:table-cell office:value-type="float" office:value="0.640000495936322" calcext:value-type="float">
            <text:p>0.640000495936322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4.52512452507816E-017" calcext:value-type="float">
            <text:p>4.52512452507816E-17</text:p>
          </table:table-cell>
          <table:table-cell office:value-type="float" office:value="0.739008917220659" calcext:value-type="float">
            <text:p>0.739008917220659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-0.369504458610329" calcext:value-type="float">
            <text:p>-0.369504458610329</text:p>
          </table:table-cell>
          <table:table-cell office:value-type="float" office:value="0.640000495936322" calcext:value-type="float">
            <text:p>0.640000495936322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-0.640000495936322" calcext:value-type="float">
            <text:p>-0.640000495936322</text:p>
          </table:table-cell>
          <table:table-cell office:value-type="float" office:value="0.36950445861033" calcext:value-type="float">
            <text:p>0.36950445861033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-0.739008917220659" calcext:value-type="float">
            <text:p>-0.739008917220659</text:p>
          </table:table-cell>
          <table:table-cell office:value-type="float" office:value="9.05024905015632E-017" calcext:value-type="float">
            <text:p>9.05024905015632E-17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-0.640000495936322" calcext:value-type="float">
            <text:p>-0.640000495936322</text:p>
          </table:table-cell>
          <table:table-cell office:value-type="float" office:value="-0.369504458610329" calcext:value-type="float">
            <text:p>-0.369504458610329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-0.36950445861033" calcext:value-type="float">
            <text:p>-0.36950445861033</text:p>
          </table:table-cell>
          <table:table-cell office:value-type="float" office:value="-0.640000495936322" calcext:value-type="float">
            <text:p>-0.640000495936322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-1.35753735752345E-016" calcext:value-type="float">
            <text:p>-1.35753735752345E-16</text:p>
          </table:table-cell>
          <table:table-cell office:value-type="float" office:value="-0.739008917220659" calcext:value-type="float">
            <text:p>-0.739008917220659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0.369504458610329" calcext:value-type="float">
            <text:p>0.369504458610329</text:p>
          </table:table-cell>
          <table:table-cell office:value-type="float" office:value="-0.640000495936322" calcext:value-type="float">
            <text:p>-0.640000495936322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0.640000495936322" calcext:value-type="float">
            <text:p>0.640000495936322</text:p>
          </table:table-cell>
          <table:table-cell office:value-type="float" office:value="-0.36950445861033" calcext:value-type="float">
            <text:p>-0.36950445861033</text:p>
          </table:table-cell>
          <table:table-cell office:value-type="float" office:value="-0.673695643646557" calcext:value-type="float">
            <text:p>-0.673695643646557</text:p>
          </table:table-cell>
          <table:table-cell table:number-columns-repeated="1021"/>
        </table:table-row>
        <table:table-row table:style-name="ro15">
          <table:table-cell office:value-type="float" office:value="0.445738355776538" calcext:value-type="float">
            <text:p>0.445738355776538</text:p>
          </table:table-cell>
          <table:table-cell office:value-type="float" office:value="0" calcext:value-type="float">
            <text:p>0</text:p>
          </table:table-cell>
          <table:table-cell office:value-type="float" office:value="-0.895163291355062" calcext:value-type="float">
            <text:p>-0.895163291355062</text:p>
          </table:table-cell>
          <table:table-cell table:number-columns-repeated="1021"/>
        </table:table-row>
        <table:table-row table:style-name="ro15">
          <table:table-cell office:value-type="float" office:value="0.277913319123952" calcext:value-type="float">
            <text:p>0.277913319123952</text:p>
          </table:table-cell>
          <table:table-cell office:value-type="float" office:value="0.348492279489633" calcext:value-type="float">
            <text:p>0.348492279489633</text:p>
          </table:table-cell>
          <table:table-cell office:value-type="float" office:value="-0.895163291355062" calcext:value-type="float">
            <text:p>-0.895163291355062</text:p>
          </table:table-cell>
          <table:table-cell table:number-columns-repeated="1021"/>
        </table:table-row>
        <table:table-row table:style-name="ro15">
          <table:table-cell office:value-type="float" office:value="-0.0991861152275472" calcext:value-type="float">
            <text:p>-0.099186115227547</text:p>
          </table:table-cell>
          <table:table-cell office:value-type="float" office:value="0.434562764576579" calcext:value-type="float">
            <text:p>0.434562764576579</text:p>
          </table:table-cell>
          <table:table-cell office:value-type="float" office:value="-0.895163291355062" calcext:value-type="float">
            <text:p>-0.895163291355062</text:p>
          </table:table-cell>
          <table:table-cell table:number-columns-repeated="1021"/>
        </table:table-row>
        <table:table-row table:style-name="ro15">
          <table:table-cell office:value-type="float" office:value="-0.401596381784673" calcext:value-type="float">
            <text:p>-0.401596381784673</text:p>
          </table:table-cell>
          <table:table-cell office:value-type="float" office:value="0.193398624472437" calcext:value-type="float">
            <text:p>0.193398624472437</text:p>
          </table:table-cell>
          <table:table-cell office:value-type="float" office:value="-0.895163291355062" calcext:value-type="float">
            <text:p>-0.895163291355062</text:p>
          </table:table-cell>
          <table:table-cell table:number-columns-repeated="1021"/>
        </table:table-row>
        <table:table-row table:style-name="ro15">
          <table:table-cell office:value-type="float" office:value="-0.401596381784673" calcext:value-type="float">
            <text:p>-0.401596381784673</text:p>
          </table:table-cell>
          <table:table-cell office:value-type="float" office:value="-0.193398624472437" calcext:value-type="float">
            <text:p>-0.193398624472437</text:p>
          </table:table-cell>
          <table:table-cell office:value-type="float" office:value="-0.895163291355062" calcext:value-type="float">
            <text:p>-0.895163291355062</text:p>
          </table:table-cell>
          <table:table-cell table:number-columns-repeated="1021"/>
        </table:table-row>
        <table:table-row table:style-name="ro15">
          <table:table-cell office:value-type="float" office:value="-0.0991861152275473" calcext:value-type="float">
            <text:p>-0.099186115227547</text:p>
          </table:table-cell>
          <table:table-cell office:value-type="float" office:value="-0.434562764576579" calcext:value-type="float">
            <text:p>-0.434562764576579</text:p>
          </table:table-cell>
          <table:table-cell office:value-type="float" office:value="-0.895163291355062" calcext:value-type="float">
            <text:p>-0.895163291355062</text:p>
          </table:table-cell>
          <table:table-cell table:number-columns-repeated="1021"/>
        </table:table-row>
        <table:table-row table:style-name="ro15">
          <table:table-cell office:value-type="float" office:value="0.277913319123951" calcext:value-type="float">
            <text:p>0.277913319123951</text:p>
          </table:table-cell>
          <table:table-cell office:value-type="float" office:value="-0.348492279489633" calcext:value-type="float">
            <text:p>-0.348492279489633</text:p>
          </table:table-cell>
          <table:table-cell office:value-type="float" office:value="-0.895163291355062" calcext:value-type="float">
            <text:p>-0.895163291355062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48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98" table:style-name="ta15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17364817766693" calcext:value-type="float">
            <text:p>0.17364817766693</text:p>
          </table:table-cell>
          <table:table-cell office:value-type="float" office:value="0" calcext:value-type="float">
            <text:p>0</text:p>
          </table:table-cell>
          <table:table-cell office:value-type="float" office:value="0.984807753012208" calcext:value-type="float">
            <text:p>0.984807753012208</text:p>
          </table:table-cell>
          <table:table-cell table:number-columns-repeated="1021"/>
        </table:table-row>
        <table:table-row table:style-name="ro15">
          <table:table-cell office:value-type="float" office:value="-0.17364817766693" calcext:value-type="float">
            <text:p>-0.17364817766693</text:p>
          </table:table-cell>
          <table:table-cell office:value-type="float" office:value="2.12657684957577E-017" calcext:value-type="float">
            <text:p>2.12657684957577E-17</text:p>
          </table:table-cell>
          <table:table-cell office:value-type="float" office:value="0.984807753012208" calcext:value-type="float">
            <text:p>0.984807753012208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353553390593274" calcext:value-type="float">
            <text:p>0.353553390593274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3.06161699786838E-017" calcext:value-type="float">
            <text:p>3.06161699786838E-17</text:p>
          </table:table-cell>
          <table:table-cell office:value-type="float" office:value="0.5" calcext:value-type="float">
            <text:p>0.5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353553390593274" calcext:value-type="float">
            <text:p>-0.353553390593274</text:p>
          </table:table-cell>
          <table:table-cell office:value-type="float" office:value="0.353553390593274" calcext:value-type="float">
            <text:p>0.353553390593274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-0.353553390593274" calcext:value-type="float">
            <text:p>-0.353553390593274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9.18485099360515E-017" calcext:value-type="float">
            <text:p>-9.18485099360515E-17</text:p>
          </table:table-cell>
          <table:table-cell office:value-type="float" office:value="-0.5" calcext:value-type="float">
            <text:p>-0.5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353553390593274" calcext:value-type="float">
            <text:p>0.353553390593274</text:p>
          </table:table-cell>
          <table:table-cell office:value-type="float" office:value="-0.353553390593274" calcext:value-type="float">
            <text:p>-0.353553390593274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766044443118978" calcext:value-type="float">
            <text:p>0.766044443118978</text:p>
          </table:table-cell>
          <table:table-cell office:value-type="float" office:value="0" calcext:value-type="float">
            <text:p>0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678298668077857" calcext:value-type="float">
            <text:p>0.678298668077857</text:p>
          </table:table-cell>
          <table:table-cell office:value-type="float" office:value="0.355998603532754" calcext:value-type="float">
            <text:p>0.355998603532754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435162842565192" calcext:value-type="float">
            <text:p>0.435162842565192</text:p>
          </table:table-cell>
          <table:table-cell office:value-type="float" office:value="0.63044221724441" calcext:value-type="float">
            <text:p>0.63044221724441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0923364541015994" calcext:value-type="float">
            <text:p>0.092336454101599</text:p>
          </table:table-cell>
          <table:table-cell office:value-type="float" office:value="0.760459116637711" calcext:value-type="float">
            <text:p>0.760459116637711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271643103221767" calcext:value-type="float">
            <text:p>-0.271643103221767</text:p>
          </table:table-cell>
          <table:table-cell office:value-type="float" office:value="0.716263996935148" calcext:value-type="float">
            <text:p>0.716263996935148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573392499251301" calcext:value-type="float">
            <text:p>-0.573392499251301</text:p>
          </table:table-cell>
          <table:table-cell office:value-type="float" office:value="0.507981427451647" calcext:value-type="float">
            <text:p>0.507981427451647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743784583831068" calcext:value-type="float">
            <text:p>-0.743784583831068</text:p>
          </table:table-cell>
          <table:table-cell office:value-type="float" office:value="0.183326434778811" calcext:value-type="float">
            <text:p>0.183326434778811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743784583831068" calcext:value-type="float">
            <text:p>-0.743784583831068</text:p>
          </table:table-cell>
          <table:table-cell office:value-type="float" office:value="-0.18332643477881" calcext:value-type="float">
            <text:p>-0.18332643477881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573392499251301" calcext:value-type="float">
            <text:p>-0.573392499251301</text:p>
          </table:table-cell>
          <table:table-cell office:value-type="float" office:value="-0.507981427451646" calcext:value-type="float">
            <text:p>-0.507981427451646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-0.271643103221767" calcext:value-type="float">
            <text:p>-0.271643103221767</text:p>
          </table:table-cell>
          <table:table-cell office:value-type="float" office:value="-0.716263996935148" calcext:value-type="float">
            <text:p>-0.716263996935148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0923364541015987" calcext:value-type="float">
            <text:p>0.092336454101599</text:p>
          </table:table-cell>
          <table:table-cell office:value-type="float" office:value="-0.760459116637712" calcext:value-type="float">
            <text:p>-0.760459116637712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435162842565191" calcext:value-type="float">
            <text:p>0.435162842565191</text:p>
          </table:table-cell>
          <table:table-cell office:value-type="float" office:value="-0.63044221724441" calcext:value-type="float">
            <text:p>-0.63044221724441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678298668077856" calcext:value-type="float">
            <text:p>0.678298668077856</text:p>
          </table:table-cell>
          <table:table-cell office:value-type="float" office:value="-0.355998603532754" calcext:value-type="float">
            <text:p>-0.355998603532754</text:p>
          </table:table-cell>
          <table:table-cell office:value-type="float" office:value="0.642787609686539" calcext:value-type="float">
            <text:p>0.642787609686539</text:p>
          </table:table-cell>
          <table:table-cell table:number-columns-repeated="1021"/>
        </table:table-row>
        <table:table-row table:style-name="ro15">
          <table:table-cell office:value-type="float" office:value="0.939692620785908" calcext:value-type="float">
            <text:p>0.939692620785908</text:p>
          </table:table-cell>
          <table:table-cell office:value-type="float" office:value="0" calcext:value-type="float">
            <text:p>0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0.868162779195991" calcext:value-type="float">
            <text:p>0.868162779195991</text:p>
          </table:table-cell>
          <table:table-cell office:value-type="float" office:value="0.359604797490498" calcext:value-type="float">
            <text:p>0.359604797490498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664463024388675" calcext:value-type="float">
            <text:p>0.664463024388675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0.359604797490498" calcext:value-type="float">
            <text:p>0.359604797490498</text:p>
          </table:table-cell>
          <table:table-cell office:value-type="float" office:value="0.868162779195991" calcext:value-type="float">
            <text:p>0.868162779195991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5.75395780113925E-017" calcext:value-type="float">
            <text:p>5.75395780113925E-17</text:p>
          </table:table-cell>
          <table:table-cell office:value-type="float" office:value="0.939692620785908" calcext:value-type="float">
            <text:p>0.939692620785908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-0.359604797490498" calcext:value-type="float">
            <text:p>-0.359604797490498</text:p>
          </table:table-cell>
          <table:table-cell office:value-type="float" office:value="0.868162779195991" calcext:value-type="float">
            <text:p>0.868162779195991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-0.664463024388675" calcext:value-type="float">
            <text:p>-0.664463024388675</text:p>
          </table:table-cell>
          <table:table-cell office:value-type="float" office:value="0.664463024388675" calcext:value-type="float">
            <text:p>0.664463024388675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-0.868162779195991" calcext:value-type="float">
            <text:p>-0.868162779195991</text:p>
          </table:table-cell>
          <table:table-cell office:value-type="float" office:value="0.359604797490498" calcext:value-type="float">
            <text:p>0.359604797490498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-0.939692620785908" calcext:value-type="float">
            <text:p>-0.939692620785908</text:p>
          </table:table-cell>
          <table:table-cell office:value-type="float" office:value="1.15079156022785E-016" calcext:value-type="float">
            <text:p>1.15079156022785E-16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-0.868162779195991" calcext:value-type="float">
            <text:p>-0.868162779195991</text:p>
          </table:table-cell>
          <table:table-cell office:value-type="float" office:value="-0.359604797490498" calcext:value-type="float">
            <text:p>-0.359604797490498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-0.664463024388675" calcext:value-type="float">
            <text:p>-0.664463024388675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-0.359604797490499" calcext:value-type="float">
            <text:p>-0.359604797490499</text:p>
          </table:table-cell>
          <table:table-cell office:value-type="float" office:value="-0.868162779195991" calcext:value-type="float">
            <text:p>-0.868162779195991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-1.72618734034178E-016" calcext:value-type="float">
            <text:p>-1.72618734034178E-16</text:p>
          </table:table-cell>
          <table:table-cell office:value-type="float" office:value="-0.939692620785908" calcext:value-type="float">
            <text:p>-0.939692620785908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0.359604797490498" calcext:value-type="float">
            <text:p>0.359604797490498</text:p>
          </table:table-cell>
          <table:table-cell office:value-type="float" office:value="-0.868162779195991" calcext:value-type="float">
            <text:p>-0.868162779195991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0.664463024388675" calcext:value-type="float">
            <text:p>0.664463024388675</text:p>
          </table:table-cell>
          <table:table-cell office:value-type="float" office:value="-0.664463024388675" calcext:value-type="float">
            <text:p>-0.664463024388675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0.868162779195991" calcext:value-type="float">
            <text:p>0.868162779195991</text:p>
          </table:table-cell>
          <table:table-cell office:value-type="float" office:value="-0.359604797490499" calcext:value-type="float">
            <text:p>-0.359604797490499</text:p>
          </table:table-cell>
          <table:table-cell office:value-type="float" office:value="0.342020143325669" calcext:value-type="float">
            <text:p>0.342020143325669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39692620785908" calcext:value-type="float">
            <text:p>0.939692620785908</text:p>
          </table:table-cell>
          <table:table-cell office:value-type="float" office:value="0.342020143325669" calcext:value-type="float">
            <text:p>0.34202014332566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66044443118978" calcext:value-type="float">
            <text:p>0.766044443118978</text:p>
          </table:table-cell>
          <table:table-cell office:value-type="float" office:value="0.642787609686539" calcext:value-type="float">
            <text:p>0.6427876096865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17364817766693" calcext:value-type="float">
            <text:p>0.17364817766693</text:p>
          </table:table-cell>
          <table:table-cell office:value-type="float" office:value="0.984807753012208" calcext:value-type="float">
            <text:p>0.9848077530122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17364817766693" calcext:value-type="float">
            <text:p>-0.17364817766693</text:p>
          </table:table-cell>
          <table:table-cell office:value-type="float" office:value="0.984807753012208" calcext:value-type="float">
            <text:p>0.9848077530122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66044443118978" calcext:value-type="float">
            <text:p>-0.766044443118978</text:p>
          </table:table-cell>
          <table:table-cell office:value-type="float" office:value="0.642787609686539" calcext:value-type="float">
            <text:p>0.6427876096865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39692620785908" calcext:value-type="float">
            <text:p>-0.939692620785908</text:p>
          </table:table-cell>
          <table:table-cell office:value-type="float" office:value="0.342020143325669" calcext:value-type="float">
            <text:p>0.34202014332566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39692620785908" calcext:value-type="float">
            <text:p>-0.939692620785908</text:p>
          </table:table-cell>
          <table:table-cell office:value-type="float" office:value="-0.342020143325669" calcext:value-type="float">
            <text:p>-0.34202014332566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66044443118978" calcext:value-type="float">
            <text:p>-0.766044443118978</text:p>
          </table:table-cell>
          <table:table-cell office:value-type="float" office:value="-0.642787609686539" calcext:value-type="float">
            <text:p>-0.6427876096865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-0.866025403784438" calcext:value-type="float">
            <text:p>-0.86602540378443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17364817766693" calcext:value-type="float">
            <text:p>-0.17364817766693</text:p>
          </table:table-cell>
          <table:table-cell office:value-type="float" office:value="-0.984807753012208" calcext:value-type="float">
            <text:p>-0.9848077530122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17364817766693" calcext:value-type="float">
            <text:p>0.17364817766693</text:p>
          </table:table-cell>
          <table:table-cell office:value-type="float" office:value="-0.984807753012208" calcext:value-type="float">
            <text:p>-0.9848077530122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-0.866025403784439" calcext:value-type="float">
            <text:p>-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66044443118978" calcext:value-type="float">
            <text:p>0.766044443118978</text:p>
          </table:table-cell>
          <table:table-cell office:value-type="float" office:value="-0.64278760968654" calcext:value-type="float">
            <text:p>-0.6427876096865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39692620785908" calcext:value-type="float">
            <text:p>0.939692620785908</text:p>
          </table:table-cell>
          <table:table-cell office:value-type="float" office:value="-0.342020143325669" calcext:value-type="float">
            <text:p>-0.34202014332566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39692620785908" calcext:value-type="float">
            <text:p>0.939692620785908</text:p>
          </table:table-cell>
          <table:table-cell office:value-type="float" office:value="0" calcext:value-type="float">
            <text:p>0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0.868162779195991" calcext:value-type="float">
            <text:p>0.868162779195991</text:p>
          </table:table-cell>
          <table:table-cell office:value-type="float" office:value="0.359604797490498" calcext:value-type="float">
            <text:p>0.359604797490498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664463024388675" calcext:value-type="float">
            <text:p>0.664463024388675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0.359604797490498" calcext:value-type="float">
            <text:p>0.359604797490498</text:p>
          </table:table-cell>
          <table:table-cell office:value-type="float" office:value="0.868162779195991" calcext:value-type="float">
            <text:p>0.868162779195991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5.75395780113925E-017" calcext:value-type="float">
            <text:p>5.75395780113925E-17</text:p>
          </table:table-cell>
          <table:table-cell office:value-type="float" office:value="0.939692620785908" calcext:value-type="float">
            <text:p>0.939692620785908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-0.359604797490498" calcext:value-type="float">
            <text:p>-0.359604797490498</text:p>
          </table:table-cell>
          <table:table-cell office:value-type="float" office:value="0.868162779195991" calcext:value-type="float">
            <text:p>0.868162779195991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-0.664463024388675" calcext:value-type="float">
            <text:p>-0.664463024388675</text:p>
          </table:table-cell>
          <table:table-cell office:value-type="float" office:value="0.664463024388675" calcext:value-type="float">
            <text:p>0.664463024388675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-0.868162779195991" calcext:value-type="float">
            <text:p>-0.868162779195991</text:p>
          </table:table-cell>
          <table:table-cell office:value-type="float" office:value="0.359604797490498" calcext:value-type="float">
            <text:p>0.359604797490498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-0.939692620785908" calcext:value-type="float">
            <text:p>-0.939692620785908</text:p>
          </table:table-cell>
          <table:table-cell office:value-type="float" office:value="1.15079156022785E-016" calcext:value-type="float">
            <text:p>1.15079156022785E-16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-0.868162779195991" calcext:value-type="float">
            <text:p>-0.868162779195991</text:p>
          </table:table-cell>
          <table:table-cell office:value-type="float" office:value="-0.359604797490498" calcext:value-type="float">
            <text:p>-0.359604797490498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-0.664463024388675" calcext:value-type="float">
            <text:p>-0.664463024388675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-0.359604797490499" calcext:value-type="float">
            <text:p>-0.359604797490499</text:p>
          </table:table-cell>
          <table:table-cell office:value-type="float" office:value="-0.868162779195991" calcext:value-type="float">
            <text:p>-0.868162779195991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-1.72618734034178E-016" calcext:value-type="float">
            <text:p>-1.72618734034178E-16</text:p>
          </table:table-cell>
          <table:table-cell office:value-type="float" office:value="-0.939692620785908" calcext:value-type="float">
            <text:p>-0.939692620785908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0.359604797490498" calcext:value-type="float">
            <text:p>0.359604797490498</text:p>
          </table:table-cell>
          <table:table-cell office:value-type="float" office:value="-0.868162779195991" calcext:value-type="float">
            <text:p>-0.868162779195991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0.664463024388675" calcext:value-type="float">
            <text:p>0.664463024388675</text:p>
          </table:table-cell>
          <table:table-cell office:value-type="float" office:value="-0.664463024388675" calcext:value-type="float">
            <text:p>-0.664463024388675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0.868162779195991" calcext:value-type="float">
            <text:p>0.868162779195991</text:p>
          </table:table-cell>
          <table:table-cell office:value-type="float" office:value="-0.359604797490499" calcext:value-type="float">
            <text:p>-0.359604797490499</text:p>
          </table:table-cell>
          <table:table-cell office:value-type="float" office:value="-0.342020143325669" calcext:value-type="float">
            <text:p>-0.342020143325669</text:p>
          </table:table-cell>
          <table:table-cell table:number-columns-repeated="1021"/>
        </table:table-row>
        <table:table-row table:style-name="ro15">
          <table:table-cell office:value-type="float" office:value="0.766044443118978" calcext:value-type="float">
            <text:p>0.766044443118978</text:p>
          </table:table-cell>
          <table:table-cell office:value-type="float" office:value="0" calcext:value-type="float">
            <text:p>0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678298668077857" calcext:value-type="float">
            <text:p>0.678298668077857</text:p>
          </table:table-cell>
          <table:table-cell office:value-type="float" office:value="0.355998603532754" calcext:value-type="float">
            <text:p>0.355998603532754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435162842565192" calcext:value-type="float">
            <text:p>0.435162842565192</text:p>
          </table:table-cell>
          <table:table-cell office:value-type="float" office:value="0.63044221724441" calcext:value-type="float">
            <text:p>0.63044221724441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0923364541015994" calcext:value-type="float">
            <text:p>0.092336454101599</text:p>
          </table:table-cell>
          <table:table-cell office:value-type="float" office:value="0.760459116637711" calcext:value-type="float">
            <text:p>0.760459116637711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271643103221767" calcext:value-type="float">
            <text:p>-0.271643103221767</text:p>
          </table:table-cell>
          <table:table-cell office:value-type="float" office:value="0.716263996935148" calcext:value-type="float">
            <text:p>0.716263996935148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573392499251301" calcext:value-type="float">
            <text:p>-0.573392499251301</text:p>
          </table:table-cell>
          <table:table-cell office:value-type="float" office:value="0.507981427451647" calcext:value-type="float">
            <text:p>0.507981427451647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743784583831068" calcext:value-type="float">
            <text:p>-0.743784583831068</text:p>
          </table:table-cell>
          <table:table-cell office:value-type="float" office:value="0.183326434778811" calcext:value-type="float">
            <text:p>0.183326434778811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743784583831068" calcext:value-type="float">
            <text:p>-0.743784583831068</text:p>
          </table:table-cell>
          <table:table-cell office:value-type="float" office:value="-0.18332643477881" calcext:value-type="float">
            <text:p>-0.18332643477881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573392499251301" calcext:value-type="float">
            <text:p>-0.573392499251301</text:p>
          </table:table-cell>
          <table:table-cell office:value-type="float" office:value="-0.507981427451646" calcext:value-type="float">
            <text:p>-0.507981427451646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-0.271643103221767" calcext:value-type="float">
            <text:p>-0.271643103221767</text:p>
          </table:table-cell>
          <table:table-cell office:value-type="float" office:value="-0.716263996935148" calcext:value-type="float">
            <text:p>-0.716263996935148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0923364541015987" calcext:value-type="float">
            <text:p>0.092336454101599</text:p>
          </table:table-cell>
          <table:table-cell office:value-type="float" office:value="-0.760459116637712" calcext:value-type="float">
            <text:p>-0.760459116637712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435162842565191" calcext:value-type="float">
            <text:p>0.435162842565191</text:p>
          </table:table-cell>
          <table:table-cell office:value-type="float" office:value="-0.63044221724441" calcext:value-type="float">
            <text:p>-0.63044221724441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678298668077856" calcext:value-type="float">
            <text:p>0.678298668077856</text:p>
          </table:table-cell>
          <table:table-cell office:value-type="float" office:value="-0.355998603532754" calcext:value-type="float">
            <text:p>-0.355998603532754</text:p>
          </table:table-cell>
          <table:table-cell office:value-type="float" office:value="-0.642787609686539" calcext:value-type="float">
            <text:p>-0.642787609686539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353553390593274" calcext:value-type="float">
            <text:p>0.353553390593274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3.06161699786838E-017" calcext:value-type="float">
            <text:p>3.06161699786838E-17</text:p>
          </table:table-cell>
          <table:table-cell office:value-type="float" office:value="0.5" calcext:value-type="float">
            <text:p>0.5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353553390593274" calcext:value-type="float">
            <text:p>-0.353553390593274</text:p>
          </table:table-cell>
          <table:table-cell office:value-type="float" office:value="0.353553390593274" calcext:value-type="float">
            <text:p>0.353553390593274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-0.353553390593274" calcext:value-type="float">
            <text:p>-0.353553390593274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9.18485099360515E-017" calcext:value-type="float">
            <text:p>-9.18485099360515E-17</text:p>
          </table:table-cell>
          <table:table-cell office:value-type="float" office:value="-0.5" calcext:value-type="float">
            <text:p>-0.5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353553390593274" calcext:value-type="float">
            <text:p>0.353553390593274</text:p>
          </table:table-cell>
          <table:table-cell office:value-type="float" office:value="-0.353553390593274" calcext:value-type="float">
            <text:p>-0.353553390593274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17364817766693" calcext:value-type="float">
            <text:p>0.17364817766693</text:p>
          </table:table-cell>
          <table:table-cell office:value-type="float" office:value="0" calcext:value-type="float">
            <text:p>0</text:p>
          </table:table-cell>
          <table:table-cell office:value-type="float" office:value="-0.984807753012208" calcext:value-type="float">
            <text:p>-0.984807753012208</text:p>
          </table:table-cell>
          <table:table-cell table:number-columns-repeated="1021"/>
        </table:table-row>
        <table:table-row table:style-name="ro15">
          <table:table-cell office:value-type="float" office:value="-0.17364817766693" calcext:value-type="float">
            <text:p>-0.17364817766693</text:p>
          </table:table-cell>
          <table:table-cell office:value-type="float" office:value="2.12657684957577E-017" calcext:value-type="float">
            <text:p>2.12657684957577E-17</text:p>
          </table:table-cell>
          <table:table-cell office:value-type="float" office:value="-0.984807753012208" calcext:value-type="float">
            <text:p>-0.984807753012208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47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136" table:style-name="ta16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365341024366395" calcext:value-type="float">
            <text:p>0.365341024366395</text:p>
          </table:table-cell>
          <table:table-cell office:value-type="float" office:value="0" calcext:value-type="float">
            <text:p>0</text:p>
          </table:table-cell>
          <table:table-cell office:value-type="float" office:value="0.930873748644204" calcext:value-type="float">
            <text:p>0.930873748644204</text:p>
          </table:table-cell>
          <table:table-cell table:number-columns-repeated="1021"/>
        </table:table-row>
        <table:table-row table:style-name="ro15">
          <table:table-cell office:value-type="float" office:value="0.22778640289307" calcext:value-type="float">
            <text:p>0.22778640289307</text:p>
          </table:table-cell>
          <table:table-cell office:value-type="float" office:value="0.285635114686767" calcext:value-type="float">
            <text:p>0.285635114686767</text:p>
          </table:table-cell>
          <table:table-cell office:value-type="float" office:value="0.930873748644204" calcext:value-type="float">
            <text:p>0.930873748644204</text:p>
          </table:table-cell>
          <table:table-cell table:number-columns-repeated="1021"/>
        </table:table-row>
        <table:table-row table:style-name="ro15">
          <table:table-cell office:value-type="float" office:value="-0.0812960259545668" calcext:value-type="float">
            <text:p>-0.081296025954567</text:p>
          </table:table-cell>
          <table:table-cell office:value-type="float" office:value="0.356181162119898" calcext:value-type="float">
            <text:p>0.356181162119898</text:p>
          </table:table-cell>
          <table:table-cell office:value-type="float" office:value="0.930873748644204" calcext:value-type="float">
            <text:p>0.930873748644204</text:p>
          </table:table-cell>
          <table:table-cell table:number-columns-repeated="1021"/>
        </table:table-row>
        <table:table-row table:style-name="ro15">
          <table:table-cell office:value-type="float" office:value="-0.329160889121701" calcext:value-type="float">
            <text:p>-0.329160889121701</text:p>
          </table:table-cell>
          <table:table-cell office:value-type="float" office:value="0.15851552970513" calcext:value-type="float">
            <text:p>0.15851552970513</text:p>
          </table:table-cell>
          <table:table-cell office:value-type="float" office:value="0.930873748644204" calcext:value-type="float">
            <text:p>0.930873748644204</text:p>
          </table:table-cell>
          <table:table-cell table:number-columns-repeated="1021"/>
        </table:table-row>
        <table:table-row table:style-name="ro15">
          <table:table-cell office:value-type="float" office:value="-0.329160889121701" calcext:value-type="float">
            <text:p>-0.329160889121701</text:p>
          </table:table-cell>
          <table:table-cell office:value-type="float" office:value="-0.15851552970513" calcext:value-type="float">
            <text:p>-0.15851552970513</text:p>
          </table:table-cell>
          <table:table-cell office:value-type="float" office:value="0.930873748644204" calcext:value-type="float">
            <text:p>0.930873748644204</text:p>
          </table:table-cell>
          <table:table-cell table:number-columns-repeated="1021"/>
        </table:table-row>
        <table:table-row table:style-name="ro15">
          <table:table-cell office:value-type="float" office:value="-0.0812960259545669" calcext:value-type="float">
            <text:p>-0.081296025954567</text:p>
          </table:table-cell>
          <table:table-cell office:value-type="float" office:value="-0.356181162119898" calcext:value-type="float">
            <text:p>-0.356181162119898</text:p>
          </table:table-cell>
          <table:table-cell office:value-type="float" office:value="0.930873748644204" calcext:value-type="float">
            <text:p>0.930873748644204</text:p>
          </table:table-cell>
          <table:table-cell table:number-columns-repeated="1021"/>
        </table:table-row>
        <table:table-row table:style-name="ro15">
          <table:table-cell office:value-type="float" office:value="0.22778640289307" calcext:value-type="float">
            <text:p>0.22778640289307</text:p>
          </table:table-cell>
          <table:table-cell office:value-type="float" office:value="-0.285635114686767" calcext:value-type="float">
            <text:p>-0.285635114686767</text:p>
          </table:table-cell>
          <table:table-cell office:value-type="float" office:value="0.930873748644204" calcext:value-type="float">
            <text:p>0.930873748644204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" calcext:value-type="float">
            <text:p>0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552072801989141" calcext:value-type="float">
            <text:p>0.552072801989141</text:p>
          </table:table-cell>
          <table:table-cell office:value-type="float" office:value="0.289750158456731" calcext:value-type="float">
            <text:p>0.289750158456731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35418257638234" calcext:value-type="float">
            <text:p>0.35418257638234</text:p>
          </table:table-cell>
          <table:table-cell office:value-type="float" office:value="0.51312204747897" calcext:value-type="float">
            <text:p>0.5131220474789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075153390889101" calcext:value-type="float">
            <text:p>0.075153390889101</text:p>
          </table:table-cell>
          <table:table-cell office:value-type="float" office:value="0.618943859214802" calcext:value-type="float">
            <text:p>0.618943859214802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221092530760289" calcext:value-type="float">
            <text:p>-0.221092530760289</text:p>
          </table:table-cell>
          <table:table-cell office:value-type="float" office:value="0.582973091886627" calcext:value-type="float">
            <text:p>0.58297309188662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466688818066332" calcext:value-type="float">
            <text:p>-0.466688818066332</text:p>
          </table:table-cell>
          <table:table-cell office:value-type="float" office:value="0.41345021479459" calcext:value-type="float">
            <text:p>0.41345021479459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605372321363328" calcext:value-type="float">
            <text:p>-0.605372321363328</text:p>
          </table:table-cell>
          <table:table-cell office:value-type="float" office:value="0.149210876108341" calcext:value-type="float">
            <text:p>0.149210876108341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605372321363328" calcext:value-type="float">
            <text:p>-0.605372321363328</text:p>
          </table:table-cell>
          <table:table-cell office:value-type="float" office:value="-0.14921087610834" calcext:value-type="float">
            <text:p>-0.14921087610834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466688818066332" calcext:value-type="float">
            <text:p>-0.466688818066332</text:p>
          </table:table-cell>
          <table:table-cell office:value-type="float" office:value="-0.41345021479459" calcext:value-type="float">
            <text:p>-0.41345021479459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221092530760289" calcext:value-type="float">
            <text:p>-0.221092530760289</text:p>
          </table:table-cell>
          <table:table-cell office:value-type="float" office:value="-0.582973091886627" calcext:value-type="float">
            <text:p>-0.58297309188662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0751533908891005" calcext:value-type="float">
            <text:p>0.075153390889101</text:p>
          </table:table-cell>
          <table:table-cell office:value-type="float" office:value="-0.618943859214802" calcext:value-type="float">
            <text:p>-0.618943859214802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35418257638234" calcext:value-type="float">
            <text:p>0.35418257638234</text:p>
          </table:table-cell>
          <table:table-cell office:value-type="float" office:value="-0.51312204747897" calcext:value-type="float">
            <text:p>-0.5131220474789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552072801989141" calcext:value-type="float">
            <text:p>0.552072801989141</text:p>
          </table:table-cell>
          <table:table-cell office:value-type="float" office:value="-0.289750158456732" calcext:value-type="float">
            <text:p>-0.289750158456732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826238774315995" calcext:value-type="float">
            <text:p>0.826238774315995</text:p>
          </table:table-cell>
          <table:table-cell office:value-type="float" office:value="0" calcext:value-type="float">
            <text:p>0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770444711906758" calcext:value-type="float">
            <text:p>0.770444711906758</text:p>
          </table:table-cell>
          <table:table-cell office:value-type="float" office:value="0.298471871502341" calcext:value-type="float">
            <text:p>0.298471871502341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610597821972988" calcext:value-type="float">
            <text:p>0.610597821972988</text:p>
          </table:table-cell>
          <table:table-cell office:value-type="float" office:value="0.556633462868557" calcext:value-type="float">
            <text:p>0.556633462868557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368286312742434" calcext:value-type="float">
            <text:p>0.368286312742434</text:p>
          </table:table-cell>
          <table:table-cell office:value-type="float" office:value="0.739618620661879" calcext:value-type="float">
            <text:p>0.739618620661879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0762356962311063" calcext:value-type="float">
            <text:p>0.076235696231106</text:p>
          </table:table-cell>
          <table:table-cell office:value-type="float" office:value="0.822714185366556" calcext:value-type="float">
            <text:p>0.822714185366556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-0.226110973492808" calcext:value-type="float">
            <text:p>-0.226110973492808</text:p>
          </table:table-cell>
          <table:table-cell office:value-type="float" office:value="0.794697640520803" calcext:value-type="float">
            <text:p>0.794697640520803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-0.497920103322362" calcext:value-type="float">
            <text:p>-0.497920103322362</text:p>
          </table:table-cell>
          <table:table-cell office:value-type="float" office:value="0.659352775751074" calcext:value-type="float">
            <text:p>0.659352775751074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-0.702482364127692" calcext:value-type="float">
            <text:p>-0.702482364127692</text:p>
          </table:table-cell>
          <table:table-cell office:value-type="float" office:value="0.434958665016305" calcext:value-type="float">
            <text:p>0.434958665016305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-0.812170489068421" calcext:value-type="float">
            <text:p>-0.812170489068421</text:p>
          </table:table-cell>
          <table:table-cell office:value-type="float" office:value="0.151820976381918" calcext:value-type="float">
            <text:p>0.151820976381918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-0.812170489068421" calcext:value-type="float">
            <text:p>-0.812170489068421</text:p>
          </table:table-cell>
          <table:table-cell office:value-type="float" office:value="-0.151820976381918" calcext:value-type="float">
            <text:p>-0.151820976381918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-0.702482364127692" calcext:value-type="float">
            <text:p>-0.702482364127692</text:p>
          </table:table-cell>
          <table:table-cell office:value-type="float" office:value="-0.434958665016305" calcext:value-type="float">
            <text:p>-0.434958665016305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-0.497920103322362" calcext:value-type="float">
            <text:p>-0.497920103322362</text:p>
          </table:table-cell>
          <table:table-cell office:value-type="float" office:value="-0.659352775751074" calcext:value-type="float">
            <text:p>-0.659352775751074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-0.226110973492808" calcext:value-type="float">
            <text:p>-0.226110973492808</text:p>
          </table:table-cell>
          <table:table-cell office:value-type="float" office:value="-0.794697640520803" calcext:value-type="float">
            <text:p>-0.794697640520803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0762356962311059" calcext:value-type="float">
            <text:p>0.076235696231106</text:p>
          </table:table-cell>
          <table:table-cell office:value-type="float" office:value="-0.822714185366556" calcext:value-type="float">
            <text:p>-0.822714185366556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368286312742434" calcext:value-type="float">
            <text:p>0.368286312742434</text:p>
          </table:table-cell>
          <table:table-cell office:value-type="float" office:value="-0.739618620661878" calcext:value-type="float">
            <text:p>-0.739618620661878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610597821972988" calcext:value-type="float">
            <text:p>0.610597821972988</text:p>
          </table:table-cell>
          <table:table-cell office:value-type="float" office:value="-0.556633462868557" calcext:value-type="float">
            <text:p>-0.556633462868557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770444711906758" calcext:value-type="float">
            <text:p>0.770444711906758</text:p>
          </table:table-cell>
          <table:table-cell office:value-type="float" office:value="-0.298471871502341" calcext:value-type="float">
            <text:p>-0.298471871502341</text:p>
          </table:table-cell>
          <table:table-cell office:value-type="float" office:value="0.563320058063622" calcext:value-type="float">
            <text:p>0.563320058063622</text:p>
          </table:table-cell>
          <table:table-cell table:number-columns-repeated="1021"/>
        </table:table-row>
        <table:table-row table:style-name="ro15">
          <table:table-cell office:value-type="float" office:value="0.955572805786141" calcext:value-type="float">
            <text:p>0.955572805786141</text:p>
          </table:table-cell>
          <table:table-cell office:value-type="float" office:value="0" calcext:value-type="float">
            <text:p>0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0.908803743737352" calcext:value-type="float">
            <text:p>0.908803743737352</text:p>
          </table:table-cell>
          <table:table-cell office:value-type="float" office:value="0.295288236350468" calcext:value-type="float">
            <text:p>0.295288236350468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0.773074639243539" calcext:value-type="float">
            <text:p>0.773074639243539</text:p>
          </table:table-cell>
          <table:table-cell office:value-type="float" office:value="0.561671602732833" calcext:value-type="float">
            <text:p>0.561671602732833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0.561671602732833" calcext:value-type="float">
            <text:p>0.561671602732833</text:p>
          </table:table-cell>
          <table:table-cell office:value-type="float" office:value="0.773074639243539" calcext:value-type="float">
            <text:p>0.773074639243539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0.295288236350469" calcext:value-type="float">
            <text:p>0.295288236350469</text:p>
          </table:table-cell>
          <table:table-cell office:value-type="float" office:value="0.908803743737352" calcext:value-type="float">
            <text:p>0.908803743737352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5.85119588979126E-017" calcext:value-type="float">
            <text:p>5.85119588979126E-17</text:p>
          </table:table-cell>
          <table:table-cell office:value-type="float" office:value="0.955572805786141" calcext:value-type="float">
            <text:p>0.955572805786141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295288236350468" calcext:value-type="float">
            <text:p>-0.295288236350468</text:p>
          </table:table-cell>
          <table:table-cell office:value-type="float" office:value="0.908803743737352" calcext:value-type="float">
            <text:p>0.908803743737352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561671602732833" calcext:value-type="float">
            <text:p>-0.561671602732833</text:p>
          </table:table-cell>
          <table:table-cell office:value-type="float" office:value="0.773074639243539" calcext:value-type="float">
            <text:p>0.773074639243539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773074639243539" calcext:value-type="float">
            <text:p>-0.773074639243539</text:p>
          </table:table-cell>
          <table:table-cell office:value-type="float" office:value="0.561671602732833" calcext:value-type="float">
            <text:p>0.561671602732833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908803743737352" calcext:value-type="float">
            <text:p>-0.908803743737352</text:p>
          </table:table-cell>
          <table:table-cell office:value-type="float" office:value="0.295288236350469" calcext:value-type="float">
            <text:p>0.295288236350469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955572805786141" calcext:value-type="float">
            <text:p>-0.955572805786141</text:p>
          </table:table-cell>
          <table:table-cell office:value-type="float" office:value="1.17023917795825E-016" calcext:value-type="float">
            <text:p>1.17023917795825E-16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908803743737352" calcext:value-type="float">
            <text:p>-0.908803743737352</text:p>
          </table:table-cell>
          <table:table-cell office:value-type="float" office:value="-0.295288236350468" calcext:value-type="float">
            <text:p>-0.295288236350468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773074639243539" calcext:value-type="float">
            <text:p>-0.773074639243539</text:p>
          </table:table-cell>
          <table:table-cell office:value-type="float" office:value="-0.561671602732833" calcext:value-type="float">
            <text:p>-0.561671602732833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561671602732833" calcext:value-type="float">
            <text:p>-0.561671602732833</text:p>
          </table:table-cell>
          <table:table-cell office:value-type="float" office:value="-0.773074639243539" calcext:value-type="float">
            <text:p>-0.773074639243539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0.295288236350469" calcext:value-type="float">
            <text:p>-0.295288236350469</text:p>
          </table:table-cell>
          <table:table-cell office:value-type="float" office:value="-0.908803743737352" calcext:value-type="float">
            <text:p>-0.908803743737352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-1.75535876693738E-016" calcext:value-type="float">
            <text:p>-1.75535876693738E-16</text:p>
          </table:table-cell>
          <table:table-cell office:value-type="float" office:value="-0.955572805786141" calcext:value-type="float">
            <text:p>-0.955572805786141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0.295288236350468" calcext:value-type="float">
            <text:p>0.295288236350468</text:p>
          </table:table-cell>
          <table:table-cell office:value-type="float" office:value="-0.908803743737352" calcext:value-type="float">
            <text:p>-0.908803743737352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0.561671602732833" calcext:value-type="float">
            <text:p>0.561671602732833</text:p>
          </table:table-cell>
          <table:table-cell office:value-type="float" office:value="-0.773074639243539" calcext:value-type="float">
            <text:p>-0.773074639243539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0.773074639243539" calcext:value-type="float">
            <text:p>0.773074639243539</text:p>
          </table:table-cell>
          <table:table-cell office:value-type="float" office:value="-0.561671602732833" calcext:value-type="float">
            <text:p>-0.561671602732833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0.908803743737352" calcext:value-type="float">
            <text:p>0.908803743737352</text:p>
          </table:table-cell>
          <table:table-cell office:value-type="float" office:value="-0.295288236350469" calcext:value-type="float">
            <text:p>-0.295288236350469</text:p>
          </table:table-cell>
          <table:table-cell office:value-type="float" office:value="0.294755174410904" calcext:value-type="float">
            <text:p>0.294755174410904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51056516295153" calcext:value-type="float">
            <text:p>0.951056516295153</text:p>
          </table:table-cell>
          <table:table-cell office:value-type="float" office:value="0.309016994374947" calcext:value-type="float">
            <text:p>0.3090169943749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0.587785252292473" calcext:value-type="float">
            <text:p>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87785252292473" calcext:value-type="float">
            <text:p>0.587785252292473</text:p>
          </table:table-cell>
          <table:table-cell office:value-type="float" office:value="0.809016994374947" calcext:value-type="float">
            <text:p>0.8090169943749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.951056516295153" calcext:value-type="float">
            <text:p>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309016994374947" calcext:value-type="float">
            <text:p>-0.309016994374947</text:p>
          </table:table-cell>
          <table:table-cell office:value-type="float" office:value="0.951056516295153" calcext:value-type="float">
            <text:p>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87785252292473" calcext:value-type="float">
            <text:p>-0.587785252292473</text:p>
          </table:table-cell>
          <table:table-cell office:value-type="float" office:value="0.809016994374947" calcext:value-type="float">
            <text:p>0.8090169943749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0.587785252292473" calcext:value-type="float">
            <text:p>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51056516295153" calcext:value-type="float">
            <text:p>-0.951056516295153</text:p>
          </table:table-cell>
          <table:table-cell office:value-type="float" office:value="0.309016994374947" calcext:value-type="float">
            <text:p>0.3090169943749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51056516295153" calcext:value-type="float">
            <text:p>-0.951056516295153</text:p>
          </table:table-cell>
          <table:table-cell office:value-type="float" office:value="-0.309016994374947" calcext:value-type="float">
            <text:p>-0.3090169943749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87785252292473" calcext:value-type="float">
            <text:p>-0.587785252292473</text:p>
          </table:table-cell>
          <table:table-cell office:value-type="float" office:value="-0.809016994374947" calcext:value-type="float">
            <text:p>-0.8090169943749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309016994374948" calcext:value-type="float">
            <text:p>-0.309016994374948</text:p>
          </table:table-cell>
          <table:table-cell office:value-type="float" office:value="-0.951056516295153" calcext:value-type="float">
            <text:p>-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.83697019872103E-016" calcext:value-type="float">
            <text:p>-1.83697019872103E-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-0.951056516295153" calcext:value-type="float">
            <text:p>-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87785252292473" calcext:value-type="float">
            <text:p>0.587785252292473</text:p>
          </table:table-cell>
          <table:table-cell office:value-type="float" office:value="-0.809016994374947" calcext:value-type="float">
            <text:p>-0.8090169943749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51056516295153" calcext:value-type="float">
            <text:p>0.951056516295153</text:p>
          </table:table-cell>
          <table:table-cell office:value-type="float" office:value="-0.309016994374948" calcext:value-type="float">
            <text:p>-0.30901699437494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55572805786141" calcext:value-type="float">
            <text:p>0.955572805786141</text:p>
          </table:table-cell>
          <table:table-cell office:value-type="float" office:value="0" calcext:value-type="float">
            <text:p>0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908803743737352" calcext:value-type="float">
            <text:p>0.908803743737352</text:p>
          </table:table-cell>
          <table:table-cell office:value-type="float" office:value="0.295288236350468" calcext:value-type="float">
            <text:p>0.295288236350468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773074639243539" calcext:value-type="float">
            <text:p>0.773074639243539</text:p>
          </table:table-cell>
          <table:table-cell office:value-type="float" office:value="0.561671602732833" calcext:value-type="float">
            <text:p>0.561671602732833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561671602732833" calcext:value-type="float">
            <text:p>0.561671602732833</text:p>
          </table:table-cell>
          <table:table-cell office:value-type="float" office:value="0.773074639243539" calcext:value-type="float">
            <text:p>0.773074639243539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295288236350469" calcext:value-type="float">
            <text:p>0.295288236350469</text:p>
          </table:table-cell>
          <table:table-cell office:value-type="float" office:value="0.908803743737352" calcext:value-type="float">
            <text:p>0.908803743737352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5.85119588979126E-017" calcext:value-type="float">
            <text:p>5.85119588979126E-17</text:p>
          </table:table-cell>
          <table:table-cell office:value-type="float" office:value="0.955572805786141" calcext:value-type="float">
            <text:p>0.955572805786141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295288236350468" calcext:value-type="float">
            <text:p>-0.295288236350468</text:p>
          </table:table-cell>
          <table:table-cell office:value-type="float" office:value="0.908803743737352" calcext:value-type="float">
            <text:p>0.908803743737352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561671602732833" calcext:value-type="float">
            <text:p>-0.561671602732833</text:p>
          </table:table-cell>
          <table:table-cell office:value-type="float" office:value="0.773074639243539" calcext:value-type="float">
            <text:p>0.773074639243539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773074639243539" calcext:value-type="float">
            <text:p>-0.773074639243539</text:p>
          </table:table-cell>
          <table:table-cell office:value-type="float" office:value="0.561671602732833" calcext:value-type="float">
            <text:p>0.561671602732833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908803743737352" calcext:value-type="float">
            <text:p>-0.908803743737352</text:p>
          </table:table-cell>
          <table:table-cell office:value-type="float" office:value="0.295288236350469" calcext:value-type="float">
            <text:p>0.295288236350469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955572805786141" calcext:value-type="float">
            <text:p>-0.955572805786141</text:p>
          </table:table-cell>
          <table:table-cell office:value-type="float" office:value="1.17023917795825E-016" calcext:value-type="float">
            <text:p>1.17023917795825E-16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908803743737352" calcext:value-type="float">
            <text:p>-0.908803743737352</text:p>
          </table:table-cell>
          <table:table-cell office:value-type="float" office:value="-0.295288236350468" calcext:value-type="float">
            <text:p>-0.295288236350468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773074639243539" calcext:value-type="float">
            <text:p>-0.773074639243539</text:p>
          </table:table-cell>
          <table:table-cell office:value-type="float" office:value="-0.561671602732833" calcext:value-type="float">
            <text:p>-0.561671602732833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561671602732833" calcext:value-type="float">
            <text:p>-0.561671602732833</text:p>
          </table:table-cell>
          <table:table-cell office:value-type="float" office:value="-0.773074639243539" calcext:value-type="float">
            <text:p>-0.773074639243539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0.295288236350469" calcext:value-type="float">
            <text:p>-0.295288236350469</text:p>
          </table:table-cell>
          <table:table-cell office:value-type="float" office:value="-0.908803743737352" calcext:value-type="float">
            <text:p>-0.908803743737352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-1.75535876693738E-016" calcext:value-type="float">
            <text:p>-1.75535876693738E-16</text:p>
          </table:table-cell>
          <table:table-cell office:value-type="float" office:value="-0.955572805786141" calcext:value-type="float">
            <text:p>-0.955572805786141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295288236350468" calcext:value-type="float">
            <text:p>0.295288236350468</text:p>
          </table:table-cell>
          <table:table-cell office:value-type="float" office:value="-0.908803743737352" calcext:value-type="float">
            <text:p>-0.908803743737352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561671602732833" calcext:value-type="float">
            <text:p>0.561671602732833</text:p>
          </table:table-cell>
          <table:table-cell office:value-type="float" office:value="-0.773074639243539" calcext:value-type="float">
            <text:p>-0.773074639243539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773074639243539" calcext:value-type="float">
            <text:p>0.773074639243539</text:p>
          </table:table-cell>
          <table:table-cell office:value-type="float" office:value="-0.561671602732833" calcext:value-type="float">
            <text:p>-0.561671602732833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908803743737352" calcext:value-type="float">
            <text:p>0.908803743737352</text:p>
          </table:table-cell>
          <table:table-cell office:value-type="float" office:value="-0.295288236350469" calcext:value-type="float">
            <text:p>-0.295288236350469</text:p>
          </table:table-cell>
          <table:table-cell office:value-type="float" office:value="-0.294755174410904" calcext:value-type="float">
            <text:p>-0.294755174410904</text:p>
          </table:table-cell>
          <table:table-cell table:number-columns-repeated="1021"/>
        </table:table-row>
        <table:table-row table:style-name="ro15">
          <table:table-cell office:value-type="float" office:value="0.826238774315995" calcext:value-type="float">
            <text:p>0.826238774315995</text:p>
          </table:table-cell>
          <table:table-cell office:value-type="float" office:value="0" calcext:value-type="float">
            <text:p>0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770444711906758" calcext:value-type="float">
            <text:p>0.770444711906758</text:p>
          </table:table-cell>
          <table:table-cell office:value-type="float" office:value="0.298471871502341" calcext:value-type="float">
            <text:p>0.298471871502341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610597821972988" calcext:value-type="float">
            <text:p>0.610597821972988</text:p>
          </table:table-cell>
          <table:table-cell office:value-type="float" office:value="0.556633462868557" calcext:value-type="float">
            <text:p>0.556633462868557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368286312742434" calcext:value-type="float">
            <text:p>0.368286312742434</text:p>
          </table:table-cell>
          <table:table-cell office:value-type="float" office:value="0.739618620661879" calcext:value-type="float">
            <text:p>0.739618620661879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0762356962311063" calcext:value-type="float">
            <text:p>0.076235696231106</text:p>
          </table:table-cell>
          <table:table-cell office:value-type="float" office:value="0.822714185366556" calcext:value-type="float">
            <text:p>0.822714185366556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-0.226110973492808" calcext:value-type="float">
            <text:p>-0.226110973492808</text:p>
          </table:table-cell>
          <table:table-cell office:value-type="float" office:value="0.794697640520803" calcext:value-type="float">
            <text:p>0.794697640520803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-0.497920103322362" calcext:value-type="float">
            <text:p>-0.497920103322362</text:p>
          </table:table-cell>
          <table:table-cell office:value-type="float" office:value="0.659352775751074" calcext:value-type="float">
            <text:p>0.659352775751074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-0.702482364127692" calcext:value-type="float">
            <text:p>-0.702482364127692</text:p>
          </table:table-cell>
          <table:table-cell office:value-type="float" office:value="0.434958665016305" calcext:value-type="float">
            <text:p>0.434958665016305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-0.812170489068421" calcext:value-type="float">
            <text:p>-0.812170489068421</text:p>
          </table:table-cell>
          <table:table-cell office:value-type="float" office:value="0.151820976381918" calcext:value-type="float">
            <text:p>0.151820976381918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-0.812170489068421" calcext:value-type="float">
            <text:p>-0.812170489068421</text:p>
          </table:table-cell>
          <table:table-cell office:value-type="float" office:value="-0.151820976381918" calcext:value-type="float">
            <text:p>-0.151820976381918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-0.702482364127692" calcext:value-type="float">
            <text:p>-0.702482364127692</text:p>
          </table:table-cell>
          <table:table-cell office:value-type="float" office:value="-0.434958665016305" calcext:value-type="float">
            <text:p>-0.434958665016305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-0.497920103322362" calcext:value-type="float">
            <text:p>-0.497920103322362</text:p>
          </table:table-cell>
          <table:table-cell office:value-type="float" office:value="-0.659352775751074" calcext:value-type="float">
            <text:p>-0.659352775751074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-0.226110973492808" calcext:value-type="float">
            <text:p>-0.226110973492808</text:p>
          </table:table-cell>
          <table:table-cell office:value-type="float" office:value="-0.794697640520803" calcext:value-type="float">
            <text:p>-0.794697640520803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0762356962311059" calcext:value-type="float">
            <text:p>0.076235696231106</text:p>
          </table:table-cell>
          <table:table-cell office:value-type="float" office:value="-0.822714185366556" calcext:value-type="float">
            <text:p>-0.822714185366556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368286312742434" calcext:value-type="float">
            <text:p>0.368286312742434</text:p>
          </table:table-cell>
          <table:table-cell office:value-type="float" office:value="-0.739618620661878" calcext:value-type="float">
            <text:p>-0.739618620661878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610597821972988" calcext:value-type="float">
            <text:p>0.610597821972988</text:p>
          </table:table-cell>
          <table:table-cell office:value-type="float" office:value="-0.556633462868557" calcext:value-type="float">
            <text:p>-0.556633462868557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770444711906758" calcext:value-type="float">
            <text:p>0.770444711906758</text:p>
          </table:table-cell>
          <table:table-cell office:value-type="float" office:value="-0.298471871502341" calcext:value-type="float">
            <text:p>-0.298471871502341</text:p>
          </table:table-cell>
          <table:table-cell office:value-type="float" office:value="-0.563320058063622" calcext:value-type="float">
            <text:p>-0.563320058063622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" calcext:value-type="float">
            <text:p>0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552072801989141" calcext:value-type="float">
            <text:p>0.552072801989141</text:p>
          </table:table-cell>
          <table:table-cell office:value-type="float" office:value="0.289750158456731" calcext:value-type="float">
            <text:p>0.289750158456731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35418257638234" calcext:value-type="float">
            <text:p>0.35418257638234</text:p>
          </table:table-cell>
          <table:table-cell office:value-type="float" office:value="0.51312204747897" calcext:value-type="float">
            <text:p>0.5131220474789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075153390889101" calcext:value-type="float">
            <text:p>0.075153390889101</text:p>
          </table:table-cell>
          <table:table-cell office:value-type="float" office:value="0.618943859214802" calcext:value-type="float">
            <text:p>0.618943859214802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221092530760289" calcext:value-type="float">
            <text:p>-0.221092530760289</text:p>
          </table:table-cell>
          <table:table-cell office:value-type="float" office:value="0.582973091886627" calcext:value-type="float">
            <text:p>0.58297309188662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466688818066332" calcext:value-type="float">
            <text:p>-0.466688818066332</text:p>
          </table:table-cell>
          <table:table-cell office:value-type="float" office:value="0.41345021479459" calcext:value-type="float">
            <text:p>0.41345021479459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605372321363328" calcext:value-type="float">
            <text:p>-0.605372321363328</text:p>
          </table:table-cell>
          <table:table-cell office:value-type="float" office:value="0.149210876108341" calcext:value-type="float">
            <text:p>0.149210876108341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605372321363328" calcext:value-type="float">
            <text:p>-0.605372321363328</text:p>
          </table:table-cell>
          <table:table-cell office:value-type="float" office:value="-0.14921087610834" calcext:value-type="float">
            <text:p>-0.14921087610834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466688818066332" calcext:value-type="float">
            <text:p>-0.466688818066332</text:p>
          </table:table-cell>
          <table:table-cell office:value-type="float" office:value="-0.41345021479459" calcext:value-type="float">
            <text:p>-0.41345021479459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221092530760289" calcext:value-type="float">
            <text:p>-0.221092530760289</text:p>
          </table:table-cell>
          <table:table-cell office:value-type="float" office:value="-0.582973091886627" calcext:value-type="float">
            <text:p>-0.58297309188662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0751533908891005" calcext:value-type="float">
            <text:p>0.075153390889101</text:p>
          </table:table-cell>
          <table:table-cell office:value-type="float" office:value="-0.618943859214802" calcext:value-type="float">
            <text:p>-0.618943859214802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35418257638234" calcext:value-type="float">
            <text:p>0.35418257638234</text:p>
          </table:table-cell>
          <table:table-cell office:value-type="float" office:value="-0.51312204747897" calcext:value-type="float">
            <text:p>-0.5131220474789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552072801989141" calcext:value-type="float">
            <text:p>0.552072801989141</text:p>
          </table:table-cell>
          <table:table-cell office:value-type="float" office:value="-0.289750158456732" calcext:value-type="float">
            <text:p>-0.289750158456732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365341024366395" calcext:value-type="float">
            <text:p>0.365341024366395</text:p>
          </table:table-cell>
          <table:table-cell office:value-type="float" office:value="0" calcext:value-type="float">
            <text:p>0</text:p>
          </table:table-cell>
          <table:table-cell office:value-type="float" office:value="-0.930873748644204" calcext:value-type="float">
            <text:p>-0.930873748644204</text:p>
          </table:table-cell>
          <table:table-cell table:number-columns-repeated="1021"/>
        </table:table-row>
        <table:table-row table:style-name="ro15">
          <table:table-cell office:value-type="float" office:value="0.22778640289307" calcext:value-type="float">
            <text:p>0.22778640289307</text:p>
          </table:table-cell>
          <table:table-cell office:value-type="float" office:value="0.285635114686767" calcext:value-type="float">
            <text:p>0.285635114686767</text:p>
          </table:table-cell>
          <table:table-cell office:value-type="float" office:value="-0.930873748644204" calcext:value-type="float">
            <text:p>-0.930873748644204</text:p>
          </table:table-cell>
          <table:table-cell table:number-columns-repeated="1021"/>
        </table:table-row>
        <table:table-row table:style-name="ro15">
          <table:table-cell office:value-type="float" office:value="-0.0812960259545668" calcext:value-type="float">
            <text:p>-0.081296025954567</text:p>
          </table:table-cell>
          <table:table-cell office:value-type="float" office:value="0.356181162119898" calcext:value-type="float">
            <text:p>0.356181162119898</text:p>
          </table:table-cell>
          <table:table-cell office:value-type="float" office:value="-0.930873748644204" calcext:value-type="float">
            <text:p>-0.930873748644204</text:p>
          </table:table-cell>
          <table:table-cell table:number-columns-repeated="1021"/>
        </table:table-row>
        <table:table-row table:style-name="ro15">
          <table:table-cell office:value-type="float" office:value="-0.329160889121701" calcext:value-type="float">
            <text:p>-0.329160889121701</text:p>
          </table:table-cell>
          <table:table-cell office:value-type="float" office:value="0.15851552970513" calcext:value-type="float">
            <text:p>0.15851552970513</text:p>
          </table:table-cell>
          <table:table-cell office:value-type="float" office:value="-0.930873748644204" calcext:value-type="float">
            <text:p>-0.930873748644204</text:p>
          </table:table-cell>
          <table:table-cell table:number-columns-repeated="1021"/>
        </table:table-row>
        <table:table-row table:style-name="ro15">
          <table:table-cell office:value-type="float" office:value="-0.329160889121701" calcext:value-type="float">
            <text:p>-0.329160889121701</text:p>
          </table:table-cell>
          <table:table-cell office:value-type="float" office:value="-0.15851552970513" calcext:value-type="float">
            <text:p>-0.15851552970513</text:p>
          </table:table-cell>
          <table:table-cell office:value-type="float" office:value="-0.930873748644204" calcext:value-type="float">
            <text:p>-0.930873748644204</text:p>
          </table:table-cell>
          <table:table-cell table:number-columns-repeated="1021"/>
        </table:table-row>
        <table:table-row table:style-name="ro15">
          <table:table-cell office:value-type="float" office:value="-0.0812960259545669" calcext:value-type="float">
            <text:p>-0.081296025954567</text:p>
          </table:table-cell>
          <table:table-cell office:value-type="float" office:value="-0.356181162119898" calcext:value-type="float">
            <text:p>-0.356181162119898</text:p>
          </table:table-cell>
          <table:table-cell office:value-type="float" office:value="-0.930873748644204" calcext:value-type="float">
            <text:p>-0.930873748644204</text:p>
          </table:table-cell>
          <table:table-cell table:number-columns-repeated="1021"/>
        </table:table-row>
        <table:table-row table:style-name="ro15">
          <table:table-cell office:value-type="float" office:value="0.22778640289307" calcext:value-type="float">
            <text:p>0.22778640289307</text:p>
          </table:table-cell>
          <table:table-cell office:value-type="float" office:value="-0.285635114686767" calcext:value-type="float">
            <text:p>-0.285635114686767</text:p>
          </table:table-cell>
          <table:table-cell office:value-type="float" office:value="-0.930873748644204" calcext:value-type="float">
            <text:p>-0.930873748644204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439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149" table:style-name="ta17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142314838273285" calcext:value-type="float">
            <text:p>0.142314838273285</text:p>
          </table:table-cell>
          <table:table-cell office:value-type="float" office:value="0" calcext:value-type="float">
            <text:p>0</text:p>
          </table:table-cell>
          <table:table-cell office:value-type="float" office:value="0.989821441880933" calcext:value-type="float">
            <text:p>0.989821441880933</text:p>
          </table:table-cell>
          <table:table-cell table:number-columns-repeated="1021"/>
        </table:table-row>
        <table:table-row table:style-name="ro15">
          <table:table-cell office:value-type="float" office:value="-0.142314838273285" calcext:value-type="float">
            <text:p>-0.142314838273285</text:p>
          </table:table-cell>
          <table:table-cell office:value-type="float" office:value="1.74285411162552E-017" calcext:value-type="float">
            <text:p>1.74285411162552E-17</text:p>
          </table:table-cell>
          <table:table-cell office:value-type="float" office:value="0.989821441880933" calcext:value-type="float">
            <text:p>0.989821441880933</text:p>
          </table:table-cell>
          <table:table-cell table:number-columns-repeated="1021"/>
        </table:table-row>
        <table:table-row table:style-name="ro15">
          <table:table-cell office:value-type="float" office:value="0.415415013001886" calcext:value-type="float">
            <text:p>0.415415013001886</text:p>
          </table:table-cell>
          <table:table-cell office:value-type="float" office:value="0" calcext:value-type="float">
            <text:p>0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293742772700332" calcext:value-type="float">
            <text:p>0.293742772700332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2.54368332995258E-017" calcext:value-type="float">
            <text:p>2.54368332995258E-17</text:p>
          </table:table-cell>
          <table:table-cell office:value-type="float" office:value="0.415415013001886" calcext:value-type="float">
            <text:p>0.415415013001886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0.293742772700332" calcext:value-type="float">
            <text:p>-0.293742772700332</text:p>
          </table:table-cell>
          <table:table-cell office:value-type="float" office:value="0.293742772700332" calcext:value-type="float">
            <text:p>0.293742772700332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0.415415013001886" calcext:value-type="float">
            <text:p>-0.415415013001886</text:p>
          </table:table-cell>
          <table:table-cell office:value-type="float" office:value="5.08736665990516E-017" calcext:value-type="float">
            <text:p>5.08736665990516E-17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-0.293742772700332" calcext:value-type="float">
            <text:p>-0.293742772700332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7.63104998985775E-017" calcext:value-type="float">
            <text:p>-7.63104998985775E-17</text:p>
          </table:table-cell>
          <table:table-cell office:value-type="float" office:value="-0.415415013001886" calcext:value-type="float">
            <text:p>-0.415415013001886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293742772700332" calcext:value-type="float">
            <text:p>0.293742772700332</text:p>
          </table:table-cell>
          <table:table-cell office:value-type="float" office:value="-0.293742772700332" calcext:value-type="float">
            <text:p>-0.293742772700332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654860733945285" calcext:value-type="float">
            <text:p>0.654860733945285</text:p>
          </table:table-cell>
          <table:table-cell office:value-type="float" office:value="0" calcext:value-type="float">
            <text:p>0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0.590009134096431" calcext:value-type="float">
            <text:p>0.590009134096431</text:p>
          </table:table-cell>
          <table:table-cell office:value-type="float" office:value="0.284133423845449" calcext:value-type="float">
            <text:p>0.284133423845449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0.408298989252611" calcext:value-type="float">
            <text:p>0.408298989252611</text:p>
          </table:table-cell>
          <table:table-cell office:value-type="float" office:value="0.511990738430544" calcext:value-type="float">
            <text:p>0.511990738430544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0.145720222128822" calcext:value-type="float">
            <text:p>0.145720222128822</text:p>
          </table:table-cell>
          <table:table-cell office:value-type="float" office:value="0.638442008115134" calcext:value-type="float">
            <text:p>0.638442008115134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-0.145720222128822" calcext:value-type="float">
            <text:p>-0.145720222128822</text:p>
          </table:table-cell>
          <table:table-cell office:value-type="float" office:value="0.638442008115134" calcext:value-type="float">
            <text:p>0.638442008115134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-0.408298989252611" calcext:value-type="float">
            <text:p>-0.408298989252611</text:p>
          </table:table-cell>
          <table:table-cell office:value-type="float" office:value="0.511990738430544" calcext:value-type="float">
            <text:p>0.511990738430544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-0.590009134096431" calcext:value-type="float">
            <text:p>-0.590009134096431</text:p>
          </table:table-cell>
          <table:table-cell office:value-type="float" office:value="0.284133423845449" calcext:value-type="float">
            <text:p>0.284133423845449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-0.654860733945285" calcext:value-type="float">
            <text:p>-0.654860733945285</text:p>
          </table:table-cell>
          <table:table-cell office:value-type="float" office:value="8.0197310171338E-017" calcext:value-type="float">
            <text:p>8.0197310171338E-17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-0.590009134096431" calcext:value-type="float">
            <text:p>-0.590009134096431</text:p>
          </table:table-cell>
          <table:table-cell office:value-type="float" office:value="-0.284133423845449" calcext:value-type="float">
            <text:p>-0.284133423845449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-0.408298989252611" calcext:value-type="float">
            <text:p>-0.408298989252611</text:p>
          </table:table-cell>
          <table:table-cell office:value-type="float" office:value="-0.511990738430544" calcext:value-type="float">
            <text:p>-0.511990738430544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-0.145720222128822" calcext:value-type="float">
            <text:p>-0.145720222128822</text:p>
          </table:table-cell>
          <table:table-cell office:value-type="float" office:value="-0.638442008115134" calcext:value-type="float">
            <text:p>-0.638442008115134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0.145720222128822" calcext:value-type="float">
            <text:p>0.145720222128822</text:p>
          </table:table-cell>
          <table:table-cell office:value-type="float" office:value="-0.638442008115134" calcext:value-type="float">
            <text:p>-0.638442008115134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0.408298989252611" calcext:value-type="float">
            <text:p>0.408298989252611</text:p>
          </table:table-cell>
          <table:table-cell office:value-type="float" office:value="-0.511990738430544" calcext:value-type="float">
            <text:p>-0.511990738430544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0.590009134096431" calcext:value-type="float">
            <text:p>0.590009134096431</text:p>
          </table:table-cell>
          <table:table-cell office:value-type="float" office:value="-0.284133423845449" calcext:value-type="float">
            <text:p>-0.284133423845449</text:p>
          </table:table-cell>
          <table:table-cell office:value-type="float" office:value="0.755749574354258" calcext:value-type="float">
            <text:p>0.755749574354258</text:p>
          </table:table-cell>
          <table:table-cell table:number-columns-repeated="1021"/>
        </table:table-row>
        <table:table-row table:style-name="ro15">
          <table:table-cell office:value-type="float" office:value="0.841253532831181" calcext:value-type="float">
            <text:p>0.841253532831181</text:p>
          </table:table-cell>
          <table:table-cell office:value-type="float" office:value="0" calcext:value-type="float">
            <text:p>0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790519737011537" calcext:value-type="float">
            <text:p>0.790519737011537</text:p>
          </table:table-cell>
          <table:table-cell office:value-type="float" office:value="0.287725653872146" calcext:value-type="float">
            <text:p>0.287725653872146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644437594079535" calcext:value-type="float">
            <text:p>0.644437594079535</text:p>
          </table:table-cell>
          <table:table-cell office:value-type="float" office:value="0.540747347508912" calcext:value-type="float">
            <text:p>0.540747347508912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420626766415591" calcext:value-type="float">
            <text:p>0.420626766415591</text:p>
          </table:table-cell>
          <table:table-cell office:value-type="float" office:value="0.728546930455209" calcext:value-type="float">
            <text:p>0.728546930455209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146082142932002" calcext:value-type="float">
            <text:p>0.146082142932002</text:p>
          </table:table-cell>
          <table:table-cell office:value-type="float" office:value="0.828473001381057" calcext:value-type="float">
            <text:p>0.82847300138105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146082142932002" calcext:value-type="float">
            <text:p>-0.146082142932002</text:p>
          </table:table-cell>
          <table:table-cell office:value-type="float" office:value="0.828473001381057" calcext:value-type="float">
            <text:p>0.82847300138105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42062676641559" calcext:value-type="float">
            <text:p>-0.42062676641559</text:p>
          </table:table-cell>
          <table:table-cell office:value-type="float" office:value="0.728546930455209" calcext:value-type="float">
            <text:p>0.728546930455209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644437594079535" calcext:value-type="float">
            <text:p>-0.644437594079535</text:p>
          </table:table-cell>
          <table:table-cell office:value-type="float" office:value="0.540747347508912" calcext:value-type="float">
            <text:p>0.540747347508912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790519737011537" calcext:value-type="float">
            <text:p>-0.790519737011537</text:p>
          </table:table-cell>
          <table:table-cell office:value-type="float" office:value="0.287725653872146" calcext:value-type="float">
            <text:p>0.287725653872146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841253532831181" calcext:value-type="float">
            <text:p>-0.841253532831181</text:p>
          </table:table-cell>
          <table:table-cell office:value-type="float" office:value="1.03023844625311E-016" calcext:value-type="float">
            <text:p>1.03023844625311E-16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790519737011537" calcext:value-type="float">
            <text:p>-0.790519737011537</text:p>
          </table:table-cell>
          <table:table-cell office:value-type="float" office:value="-0.287725653872146" calcext:value-type="float">
            <text:p>-0.287725653872146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644437594079535" calcext:value-type="float">
            <text:p>-0.644437594079535</text:p>
          </table:table-cell>
          <table:table-cell office:value-type="float" office:value="-0.540747347508912" calcext:value-type="float">
            <text:p>-0.540747347508912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420626766415591" calcext:value-type="float">
            <text:p>-0.420626766415591</text:p>
          </table:table-cell>
          <table:table-cell office:value-type="float" office:value="-0.728546930455209" calcext:value-type="float">
            <text:p>-0.728546930455209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146082142932002" calcext:value-type="float">
            <text:p>-0.146082142932002</text:p>
          </table:table-cell>
          <table:table-cell office:value-type="float" office:value="-0.828473001381057" calcext:value-type="float">
            <text:p>-0.82847300138105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146082142932001" calcext:value-type="float">
            <text:p>0.146082142932001</text:p>
          </table:table-cell>
          <table:table-cell office:value-type="float" office:value="-0.828473001381057" calcext:value-type="float">
            <text:p>-0.82847300138105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420626766415591" calcext:value-type="float">
            <text:p>0.420626766415591</text:p>
          </table:table-cell>
          <table:table-cell office:value-type="float" office:value="-0.728546930455209" calcext:value-type="float">
            <text:p>-0.728546930455209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644437594079535" calcext:value-type="float">
            <text:p>0.644437594079535</text:p>
          </table:table-cell>
          <table:table-cell office:value-type="float" office:value="-0.540747347508912" calcext:value-type="float">
            <text:p>-0.540747347508912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790519737011537" calcext:value-type="float">
            <text:p>0.790519737011537</text:p>
          </table:table-cell>
          <table:table-cell office:value-type="float" office:value="-0.287725653872146" calcext:value-type="float">
            <text:p>-0.287725653872146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959492973614497" calcext:value-type="float">
            <text:p>0.959492973614497</text:p>
          </table:table-cell>
          <table:table-cell office:value-type="float" office:value="0" calcext:value-type="float">
            <text:p>0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916865392928893" calcext:value-type="float">
            <text:p>0.916865392928893</text:p>
          </table:table-cell>
          <table:table-cell office:value-type="float" office:value="0.282815518783778" calcext:value-type="float">
            <text:p>0.282815518783778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792770298484052" calcext:value-type="float">
            <text:p>0.792770298484052</text:p>
          </table:table-cell>
          <table:table-cell office:value-type="float" office:value="0.540501637608156" calcext:value-type="float">
            <text:p>0.540501637608156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59823408400375" calcext:value-type="float">
            <text:p>0.59823408400375</text:p>
          </table:table-cell>
          <table:table-cell office:value-type="float" office:value="0.750161813978681" calcext:value-type="float">
            <text:p>0.750161813978681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350542145852679" calcext:value-type="float">
            <text:p>0.350542145852679</text:p>
          </table:table-cell>
          <table:table-cell office:value-type="float" office:value="0.893166821146302" calcext:value-type="float">
            <text:p>0.893166821146302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0717029997137278" calcext:value-type="float">
            <text:p>0.071702999713728</text:p>
          </table:table-cell>
          <table:table-cell office:value-type="float" office:value="0.956810036657039" calcext:value-type="float">
            <text:p>0.956810036657039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213507272613219" calcext:value-type="float">
            <text:p>-0.213507272613219</text:p>
          </table:table-cell>
          <table:table-cell office:value-type="float" office:value="0.935436481519112" calcext:value-type="float">
            <text:p>0.935436481519112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479746486807249" calcext:value-type="float">
            <text:p>-0.479746486807249</text:p>
          </table:table-cell>
          <table:table-cell office:value-type="float" office:value="0.830945289902827" calcext:value-type="float">
            <text:p>0.830945289902827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703358120315673" calcext:value-type="float">
            <text:p>-0.703358120315673</text:p>
          </table:table-cell>
          <table:table-cell office:value-type="float" office:value="0.652620962735333" calcext:value-type="float">
            <text:p>0.652620962735333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864473298197779" calcext:value-type="float">
            <text:p>-0.864473298197779</text:p>
          </table:table-cell>
          <table:table-cell office:value-type="float" office:value="0.416308399048883" calcext:value-type="float">
            <text:p>0.416308399048883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948776229856429" calcext:value-type="float">
            <text:p>-0.948776229856429</text:p>
          </table:table-cell>
          <table:table-cell office:value-type="float" office:value="0.143005007167621" calcext:value-type="float">
            <text:p>0.143005007167621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948776229856429" calcext:value-type="float">
            <text:p>-0.948776229856429</text:p>
          </table:table-cell>
          <table:table-cell office:value-type="float" office:value="-0.143005007167621" calcext:value-type="float">
            <text:p>-0.143005007167621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864473298197779" calcext:value-type="float">
            <text:p>-0.864473298197779</text:p>
          </table:table-cell>
          <table:table-cell office:value-type="float" office:value="-0.416308399048883" calcext:value-type="float">
            <text:p>-0.416308399048883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703358120315673" calcext:value-type="float">
            <text:p>-0.703358120315673</text:p>
          </table:table-cell>
          <table:table-cell office:value-type="float" office:value="-0.652620962735333" calcext:value-type="float">
            <text:p>-0.652620962735333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479746486807248" calcext:value-type="float">
            <text:p>-0.479746486807248</text:p>
          </table:table-cell>
          <table:table-cell office:value-type="float" office:value="-0.830945289902827" calcext:value-type="float">
            <text:p>-0.830945289902827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-0.213507272613219" calcext:value-type="float">
            <text:p>-0.213507272613219</text:p>
          </table:table-cell>
          <table:table-cell office:value-type="float" office:value="-0.935436481519112" calcext:value-type="float">
            <text:p>-0.935436481519112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071702999713728" calcext:value-type="float">
            <text:p>0.071702999713728</text:p>
          </table:table-cell>
          <table:table-cell office:value-type="float" office:value="-0.956810036657039" calcext:value-type="float">
            <text:p>-0.956810036657039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350542145852679" calcext:value-type="float">
            <text:p>0.350542145852679</text:p>
          </table:table-cell>
          <table:table-cell office:value-type="float" office:value="-0.893166821146301" calcext:value-type="float">
            <text:p>-0.893166821146301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59823408400375" calcext:value-type="float">
            <text:p>0.59823408400375</text:p>
          </table:table-cell>
          <table:table-cell office:value-type="float" office:value="-0.750161813978681" calcext:value-type="float">
            <text:p>-0.750161813978681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792770298484052" calcext:value-type="float">
            <text:p>0.792770298484052</text:p>
          </table:table-cell>
          <table:table-cell office:value-type="float" office:value="-0.540501637608156" calcext:value-type="float">
            <text:p>-0.540501637608156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0.916865392928893" calcext:value-type="float">
            <text:p>0.916865392928893</text:p>
          </table:table-cell>
          <table:table-cell office:value-type="float" office:value="-0.282815518783778" calcext:value-type="float">
            <text:p>-0.282815518783778</text:p>
          </table:table-cell>
          <table:table-cell office:value-type="float" office:value="0.28173255684143" calcext:value-type="float">
            <text:p>0.28173255684143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55572805786141" calcext:value-type="float">
            <text:p>0.955572805786141</text:p>
          </table:table-cell>
          <table:table-cell office:value-type="float" office:value="0.294755174410904" calcext:value-type="float">
            <text:p>0.29475517441090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26238774315995" calcext:value-type="float">
            <text:p>0.826238774315995</text:p>
          </table:table-cell>
          <table:table-cell office:value-type="float" office:value="0.563320058063622" calcext:value-type="float">
            <text:p>0.56332005806362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.78183148246803" calcext:value-type="float">
            <text:p>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65341024366395" calcext:value-type="float">
            <text:p>0.365341024366395</text:p>
          </table:table-cell>
          <table:table-cell office:value-type="float" office:value="0.930873748644204" calcext:value-type="float">
            <text:p>0.93087374864420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0747300935864242" calcext:value-type="float">
            <text:p>0.074730093586424</text:p>
          </table:table-cell>
          <table:table-cell office:value-type="float" office:value="0.99720379718118" calcext:value-type="float">
            <text:p>0.997203797181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22520933956314" calcext:value-type="float">
            <text:p>-0.222520933956314</text:p>
          </table:table-cell>
          <table:table-cell office:value-type="float" office:value="0.974927912181824" calcext:value-type="float">
            <text:p>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0.866025403784438" calcext:value-type="float">
            <text:p>0.86602540378443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33051871829826" calcext:value-type="float">
            <text:p>-0.733051871829826</text:p>
          </table:table-cell>
          <table:table-cell office:value-type="float" office:value="0.680172737770919" calcext:value-type="float">
            <text:p>0.6801727377709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00968867902419" calcext:value-type="float">
            <text:p>-0.900968867902419</text:p>
          </table:table-cell>
          <table:table-cell office:value-type="float" office:value="0.433883739117558" calcext:value-type="float">
            <text:p>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88830826225128" calcext:value-type="float">
            <text:p>-0.988830826225128</text:p>
          </table:table-cell>
          <table:table-cell office:value-type="float" office:value="0.149042266176174" calcext:value-type="float">
            <text:p>0.14904226617617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88830826225128" calcext:value-type="float">
            <text:p>-0.988830826225128</text:p>
          </table:table-cell>
          <table:table-cell office:value-type="float" office:value="-0.149042266176174" calcext:value-type="float">
            <text:p>-0.14904226617617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00968867902419" calcext:value-type="float">
            <text:p>-0.900968867902419</text:p>
          </table:table-cell>
          <table:table-cell office:value-type="float" office:value="-0.433883739117558" calcext:value-type="float">
            <text:p>-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33051871829826" calcext:value-type="float">
            <text:p>-0.733051871829826</text:p>
          </table:table-cell>
          <table:table-cell office:value-type="float" office:value="-0.680172737770919" calcext:value-type="float">
            <text:p>-0.6801727377709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-0.866025403784439" calcext:value-type="float">
            <text:p>-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22520933956315" calcext:value-type="float">
            <text:p>-0.222520933956315</text:p>
          </table:table-cell>
          <table:table-cell office:value-type="float" office:value="-0.974927912181824" calcext:value-type="float">
            <text:p>-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0747300935864244" calcext:value-type="float">
            <text:p>0.074730093586424</text:p>
          </table:table-cell>
          <table:table-cell office:value-type="float" office:value="-0.99720379718118" calcext:value-type="float">
            <text:p>-0.997203797181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65341024366395" calcext:value-type="float">
            <text:p>0.365341024366395</text:p>
          </table:table-cell>
          <table:table-cell office:value-type="float" office:value="-0.930873748644204" calcext:value-type="float">
            <text:p>-0.93087374864420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623489801858733" calcext:value-type="float">
            <text:p>0.623489801858733</text:p>
          </table:table-cell>
          <table:table-cell office:value-type="float" office:value="-0.78183148246803" calcext:value-type="float">
            <text:p>-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26238774315995" calcext:value-type="float">
            <text:p>0.826238774315995</text:p>
          </table:table-cell>
          <table:table-cell office:value-type="float" office:value="-0.563320058063622" calcext:value-type="float">
            <text:p>-0.56332005806362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55572805786141" calcext:value-type="float">
            <text:p>0.955572805786141</text:p>
          </table:table-cell>
          <table:table-cell office:value-type="float" office:value="-0.294755174410904" calcext:value-type="float">
            <text:p>-0.29475517441090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59492973614497" calcext:value-type="float">
            <text:p>0.959492973614497</text:p>
          </table:table-cell>
          <table:table-cell office:value-type="float" office:value="0" calcext:value-type="float">
            <text:p>0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916865392928893" calcext:value-type="float">
            <text:p>0.916865392928893</text:p>
          </table:table-cell>
          <table:table-cell office:value-type="float" office:value="0.282815518783778" calcext:value-type="float">
            <text:p>0.282815518783778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792770298484052" calcext:value-type="float">
            <text:p>0.792770298484052</text:p>
          </table:table-cell>
          <table:table-cell office:value-type="float" office:value="0.540501637608156" calcext:value-type="float">
            <text:p>0.540501637608156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59823408400375" calcext:value-type="float">
            <text:p>0.59823408400375</text:p>
          </table:table-cell>
          <table:table-cell office:value-type="float" office:value="0.750161813978681" calcext:value-type="float">
            <text:p>0.750161813978681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350542145852679" calcext:value-type="float">
            <text:p>0.350542145852679</text:p>
          </table:table-cell>
          <table:table-cell office:value-type="float" office:value="0.893166821146302" calcext:value-type="float">
            <text:p>0.893166821146302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0717029997137278" calcext:value-type="float">
            <text:p>0.071702999713728</text:p>
          </table:table-cell>
          <table:table-cell office:value-type="float" office:value="0.956810036657039" calcext:value-type="float">
            <text:p>0.956810036657039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213507272613219" calcext:value-type="float">
            <text:p>-0.213507272613219</text:p>
          </table:table-cell>
          <table:table-cell office:value-type="float" office:value="0.935436481519112" calcext:value-type="float">
            <text:p>0.935436481519112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479746486807249" calcext:value-type="float">
            <text:p>-0.479746486807249</text:p>
          </table:table-cell>
          <table:table-cell office:value-type="float" office:value="0.830945289902827" calcext:value-type="float">
            <text:p>0.830945289902827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703358120315673" calcext:value-type="float">
            <text:p>-0.703358120315673</text:p>
          </table:table-cell>
          <table:table-cell office:value-type="float" office:value="0.652620962735333" calcext:value-type="float">
            <text:p>0.652620962735333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864473298197779" calcext:value-type="float">
            <text:p>-0.864473298197779</text:p>
          </table:table-cell>
          <table:table-cell office:value-type="float" office:value="0.416308399048883" calcext:value-type="float">
            <text:p>0.416308399048883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948776229856429" calcext:value-type="float">
            <text:p>-0.948776229856429</text:p>
          </table:table-cell>
          <table:table-cell office:value-type="float" office:value="0.143005007167621" calcext:value-type="float">
            <text:p>0.143005007167621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948776229856429" calcext:value-type="float">
            <text:p>-0.948776229856429</text:p>
          </table:table-cell>
          <table:table-cell office:value-type="float" office:value="-0.143005007167621" calcext:value-type="float">
            <text:p>-0.143005007167621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864473298197779" calcext:value-type="float">
            <text:p>-0.864473298197779</text:p>
          </table:table-cell>
          <table:table-cell office:value-type="float" office:value="-0.416308399048883" calcext:value-type="float">
            <text:p>-0.416308399048883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703358120315673" calcext:value-type="float">
            <text:p>-0.703358120315673</text:p>
          </table:table-cell>
          <table:table-cell office:value-type="float" office:value="-0.652620962735333" calcext:value-type="float">
            <text:p>-0.652620962735333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479746486807248" calcext:value-type="float">
            <text:p>-0.479746486807248</text:p>
          </table:table-cell>
          <table:table-cell office:value-type="float" office:value="-0.830945289902827" calcext:value-type="float">
            <text:p>-0.830945289902827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-0.213507272613219" calcext:value-type="float">
            <text:p>-0.213507272613219</text:p>
          </table:table-cell>
          <table:table-cell office:value-type="float" office:value="-0.935436481519112" calcext:value-type="float">
            <text:p>-0.935436481519112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071702999713728" calcext:value-type="float">
            <text:p>0.071702999713728</text:p>
          </table:table-cell>
          <table:table-cell office:value-type="float" office:value="-0.956810036657039" calcext:value-type="float">
            <text:p>-0.956810036657039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350542145852679" calcext:value-type="float">
            <text:p>0.350542145852679</text:p>
          </table:table-cell>
          <table:table-cell office:value-type="float" office:value="-0.893166821146301" calcext:value-type="float">
            <text:p>-0.893166821146301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59823408400375" calcext:value-type="float">
            <text:p>0.59823408400375</text:p>
          </table:table-cell>
          <table:table-cell office:value-type="float" office:value="-0.750161813978681" calcext:value-type="float">
            <text:p>-0.750161813978681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792770298484052" calcext:value-type="float">
            <text:p>0.792770298484052</text:p>
          </table:table-cell>
          <table:table-cell office:value-type="float" office:value="-0.540501637608156" calcext:value-type="float">
            <text:p>-0.540501637608156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916865392928893" calcext:value-type="float">
            <text:p>0.916865392928893</text:p>
          </table:table-cell>
          <table:table-cell office:value-type="float" office:value="-0.282815518783778" calcext:value-type="float">
            <text:p>-0.282815518783778</text:p>
          </table:table-cell>
          <table:table-cell office:value-type="float" office:value="-0.28173255684143" calcext:value-type="float">
            <text:p>-0.28173255684143</text:p>
          </table:table-cell>
          <table:table-cell table:number-columns-repeated="1021"/>
        </table:table-row>
        <table:table-row table:style-name="ro15">
          <table:table-cell office:value-type="float" office:value="0.841253532831181" calcext:value-type="float">
            <text:p>0.841253532831181</text:p>
          </table:table-cell>
          <table:table-cell office:value-type="float" office:value="0" calcext:value-type="float">
            <text:p>0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790519737011537" calcext:value-type="float">
            <text:p>0.790519737011537</text:p>
          </table:table-cell>
          <table:table-cell office:value-type="float" office:value="0.287725653872146" calcext:value-type="float">
            <text:p>0.287725653872146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644437594079535" calcext:value-type="float">
            <text:p>0.644437594079535</text:p>
          </table:table-cell>
          <table:table-cell office:value-type="float" office:value="0.540747347508912" calcext:value-type="float">
            <text:p>0.540747347508912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420626766415591" calcext:value-type="float">
            <text:p>0.420626766415591</text:p>
          </table:table-cell>
          <table:table-cell office:value-type="float" office:value="0.728546930455209" calcext:value-type="float">
            <text:p>0.728546930455209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146082142932002" calcext:value-type="float">
            <text:p>0.146082142932002</text:p>
          </table:table-cell>
          <table:table-cell office:value-type="float" office:value="0.828473001381057" calcext:value-type="float">
            <text:p>0.82847300138105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146082142932002" calcext:value-type="float">
            <text:p>-0.146082142932002</text:p>
          </table:table-cell>
          <table:table-cell office:value-type="float" office:value="0.828473001381057" calcext:value-type="float">
            <text:p>0.82847300138105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42062676641559" calcext:value-type="float">
            <text:p>-0.42062676641559</text:p>
          </table:table-cell>
          <table:table-cell office:value-type="float" office:value="0.728546930455209" calcext:value-type="float">
            <text:p>0.728546930455209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644437594079535" calcext:value-type="float">
            <text:p>-0.644437594079535</text:p>
          </table:table-cell>
          <table:table-cell office:value-type="float" office:value="0.540747347508912" calcext:value-type="float">
            <text:p>0.540747347508912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790519737011537" calcext:value-type="float">
            <text:p>-0.790519737011537</text:p>
          </table:table-cell>
          <table:table-cell office:value-type="float" office:value="0.287725653872146" calcext:value-type="float">
            <text:p>0.287725653872146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841253532831181" calcext:value-type="float">
            <text:p>-0.841253532831181</text:p>
          </table:table-cell>
          <table:table-cell office:value-type="float" office:value="1.03023844625311E-016" calcext:value-type="float">
            <text:p>1.03023844625311E-16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790519737011537" calcext:value-type="float">
            <text:p>-0.790519737011537</text:p>
          </table:table-cell>
          <table:table-cell office:value-type="float" office:value="-0.287725653872146" calcext:value-type="float">
            <text:p>-0.287725653872146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644437594079535" calcext:value-type="float">
            <text:p>-0.644437594079535</text:p>
          </table:table-cell>
          <table:table-cell office:value-type="float" office:value="-0.540747347508912" calcext:value-type="float">
            <text:p>-0.540747347508912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420626766415591" calcext:value-type="float">
            <text:p>-0.420626766415591</text:p>
          </table:table-cell>
          <table:table-cell office:value-type="float" office:value="-0.728546930455209" calcext:value-type="float">
            <text:p>-0.728546930455209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146082142932002" calcext:value-type="float">
            <text:p>-0.146082142932002</text:p>
          </table:table-cell>
          <table:table-cell office:value-type="float" office:value="-0.828473001381057" calcext:value-type="float">
            <text:p>-0.82847300138105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146082142932001" calcext:value-type="float">
            <text:p>0.146082142932001</text:p>
          </table:table-cell>
          <table:table-cell office:value-type="float" office:value="-0.828473001381057" calcext:value-type="float">
            <text:p>-0.82847300138105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420626766415591" calcext:value-type="float">
            <text:p>0.420626766415591</text:p>
          </table:table-cell>
          <table:table-cell office:value-type="float" office:value="-0.728546930455209" calcext:value-type="float">
            <text:p>-0.728546930455209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644437594079535" calcext:value-type="float">
            <text:p>0.644437594079535</text:p>
          </table:table-cell>
          <table:table-cell office:value-type="float" office:value="-0.540747347508912" calcext:value-type="float">
            <text:p>-0.540747347508912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790519737011537" calcext:value-type="float">
            <text:p>0.790519737011537</text:p>
          </table:table-cell>
          <table:table-cell office:value-type="float" office:value="-0.287725653872146" calcext:value-type="float">
            <text:p>-0.287725653872146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654860733945285" calcext:value-type="float">
            <text:p>0.654860733945285</text:p>
          </table:table-cell>
          <table:table-cell office:value-type="float" office:value="0" calcext:value-type="float">
            <text:p>0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0.590009134096431" calcext:value-type="float">
            <text:p>0.590009134096431</text:p>
          </table:table-cell>
          <table:table-cell office:value-type="float" office:value="0.284133423845449" calcext:value-type="float">
            <text:p>0.284133423845449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0.408298989252611" calcext:value-type="float">
            <text:p>0.408298989252611</text:p>
          </table:table-cell>
          <table:table-cell office:value-type="float" office:value="0.511990738430544" calcext:value-type="float">
            <text:p>0.511990738430544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0.145720222128822" calcext:value-type="float">
            <text:p>0.145720222128822</text:p>
          </table:table-cell>
          <table:table-cell office:value-type="float" office:value="0.638442008115134" calcext:value-type="float">
            <text:p>0.638442008115134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-0.145720222128822" calcext:value-type="float">
            <text:p>-0.145720222128822</text:p>
          </table:table-cell>
          <table:table-cell office:value-type="float" office:value="0.638442008115134" calcext:value-type="float">
            <text:p>0.638442008115134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-0.408298989252611" calcext:value-type="float">
            <text:p>-0.408298989252611</text:p>
          </table:table-cell>
          <table:table-cell office:value-type="float" office:value="0.511990738430544" calcext:value-type="float">
            <text:p>0.511990738430544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-0.590009134096431" calcext:value-type="float">
            <text:p>-0.590009134096431</text:p>
          </table:table-cell>
          <table:table-cell office:value-type="float" office:value="0.284133423845449" calcext:value-type="float">
            <text:p>0.284133423845449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-0.654860733945285" calcext:value-type="float">
            <text:p>-0.654860733945285</text:p>
          </table:table-cell>
          <table:table-cell office:value-type="float" office:value="8.0197310171338E-017" calcext:value-type="float">
            <text:p>8.0197310171338E-17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-0.590009134096431" calcext:value-type="float">
            <text:p>-0.590009134096431</text:p>
          </table:table-cell>
          <table:table-cell office:value-type="float" office:value="-0.284133423845449" calcext:value-type="float">
            <text:p>-0.284133423845449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-0.408298989252611" calcext:value-type="float">
            <text:p>-0.408298989252611</text:p>
          </table:table-cell>
          <table:table-cell office:value-type="float" office:value="-0.511990738430544" calcext:value-type="float">
            <text:p>-0.511990738430544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-0.145720222128822" calcext:value-type="float">
            <text:p>-0.145720222128822</text:p>
          </table:table-cell>
          <table:table-cell office:value-type="float" office:value="-0.638442008115134" calcext:value-type="float">
            <text:p>-0.638442008115134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0.145720222128822" calcext:value-type="float">
            <text:p>0.145720222128822</text:p>
          </table:table-cell>
          <table:table-cell office:value-type="float" office:value="-0.638442008115134" calcext:value-type="float">
            <text:p>-0.638442008115134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0.408298989252611" calcext:value-type="float">
            <text:p>0.408298989252611</text:p>
          </table:table-cell>
          <table:table-cell office:value-type="float" office:value="-0.511990738430544" calcext:value-type="float">
            <text:p>-0.511990738430544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0.590009134096431" calcext:value-type="float">
            <text:p>0.590009134096431</text:p>
          </table:table-cell>
          <table:table-cell office:value-type="float" office:value="-0.284133423845449" calcext:value-type="float">
            <text:p>-0.284133423845449</text:p>
          </table:table-cell>
          <table:table-cell office:value-type="float" office:value="-0.755749574354258" calcext:value-type="float">
            <text:p>-0.755749574354258</text:p>
          </table:table-cell>
          <table:table-cell table:number-columns-repeated="1021"/>
        </table:table-row>
        <table:table-row table:style-name="ro15">
          <table:table-cell office:value-type="float" office:value="0.415415013001886" calcext:value-type="float">
            <text:p>0.415415013001886</text:p>
          </table:table-cell>
          <table:table-cell office:value-type="float" office:value="0" calcext:value-type="float">
            <text:p>0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293742772700332" calcext:value-type="float">
            <text:p>0.293742772700332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2.54368332995258E-017" calcext:value-type="float">
            <text:p>2.54368332995258E-17</text:p>
          </table:table-cell>
          <table:table-cell office:value-type="float" office:value="0.415415013001886" calcext:value-type="float">
            <text:p>0.415415013001886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0.293742772700332" calcext:value-type="float">
            <text:p>-0.293742772700332</text:p>
          </table:table-cell>
          <table:table-cell office:value-type="float" office:value="0.293742772700332" calcext:value-type="float">
            <text:p>0.293742772700332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0.415415013001886" calcext:value-type="float">
            <text:p>-0.415415013001886</text:p>
          </table:table-cell>
          <table:table-cell office:value-type="float" office:value="5.08736665990516E-017" calcext:value-type="float">
            <text:p>5.08736665990516E-17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-0.293742772700332" calcext:value-type="float">
            <text:p>-0.293742772700332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7.63104998985775E-017" calcext:value-type="float">
            <text:p>-7.63104998985775E-17</text:p>
          </table:table-cell>
          <table:table-cell office:value-type="float" office:value="-0.415415013001886" calcext:value-type="float">
            <text:p>-0.415415013001886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293742772700332" calcext:value-type="float">
            <text:p>0.293742772700332</text:p>
          </table:table-cell>
          <table:table-cell office:value-type="float" office:value="-0.293742772700332" calcext:value-type="float">
            <text:p>-0.293742772700332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142314838273285" calcext:value-type="float">
            <text:p>0.142314838273285</text:p>
          </table:table-cell>
          <table:table-cell office:value-type="float" office:value="0" calcext:value-type="float">
            <text:p>0</text:p>
          </table:table-cell>
          <table:table-cell office:value-type="float" office:value="-0.989821441880933" calcext:value-type="float">
            <text:p>-0.989821441880933</text:p>
          </table:table-cell>
          <table:table-cell table:number-columns-repeated="1021"/>
        </table:table-row>
        <table:table-row table:style-name="ro15">
          <table:table-cell office:value-type="float" office:value="-0.142314838273285" calcext:value-type="float">
            <text:p>-0.142314838273285</text:p>
          </table:table-cell>
          <table:table-cell office:value-type="float" office:value="1.74285411162552E-017" calcext:value-type="float">
            <text:p>1.74285411162552E-17</text:p>
          </table:table-cell>
          <table:table-cell office:value-type="float" office:value="-0.989821441880933" calcext:value-type="float">
            <text:p>-0.98982144188093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42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192" table:style-name="ta18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192668944593817" calcext:value-type="float">
            <text:p>0.192668944593817</text:p>
          </table:table-cell>
          <table:table-cell office:value-type="float" office:value="0.24159921481998" calcext:value-type="float">
            <text:p>0.24159921481998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0687627501966864" calcext:value-type="float">
            <text:p>-0.068762750196686</text:p>
          </table:table-cell>
          <table:table-cell office:value-type="float" office:value="0.30126929315467" calcext:value-type="float">
            <text:p>0.30126929315467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278414691584605" calcext:value-type="float">
            <text:p>-0.278414691584605</text:p>
          </table:table-cell>
          <table:table-cell office:value-type="float" office:value="0.134077448970272" calcext:value-type="float">
            <text:p>0.134077448970272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278414691584605" calcext:value-type="float">
            <text:p>-0.278414691584605</text:p>
          </table:table-cell>
          <table:table-cell office:value-type="float" office:value="-0.134077448970272" calcext:value-type="float">
            <text:p>-0.134077448970272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0687627501966865" calcext:value-type="float">
            <text:p>-0.068762750196687</text:p>
          </table:table-cell>
          <table:table-cell office:value-type="float" office:value="-0.30126929315467" calcext:value-type="float">
            <text:p>-0.30126929315467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192668944593817" calcext:value-type="float">
            <text:p>0.192668944593817</text:p>
          </table:table-cell>
          <table:table-cell office:value-type="float" office:value="-0.24159921481998" calcext:value-type="float">
            <text:p>-0.24159921481998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535826794978996" calcext:value-type="float">
            <text:p>0.535826794978996</text:p>
          </table:table-cell>
          <table:table-cell office:value-type="float" office:value="0" calcext:value-type="float">
            <text:p>0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0.4744510643206" calcext:value-type="float">
            <text:p>0.4744510643206</text:p>
          </table:table-cell>
          <table:table-cell office:value-type="float" office:value="0.249011127828685" calcext:value-type="float">
            <text:p>0.249011127828685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0.304384312581511" calcext:value-type="float">
            <text:p>0.304384312581511</text:p>
          </table:table-cell>
          <table:table-cell office:value-type="float" office:value="0.440976807181222" calcext:value-type="float">
            <text:p>0.440976807181222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0.0645867830586179" calcext:value-type="float">
            <text:p>0.064586783058618</text:p>
          </table:table-cell>
          <table:table-cell office:value-type="float" office:value="0.531920014355168" calcext:value-type="float">
            <text:p>0.531920014355168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-0.190006800107891" calcext:value-type="float">
            <text:p>-0.190006800107891</text:p>
          </table:table-cell>
          <table:table-cell office:value-type="float" office:value="0.501006756571429" calcext:value-type="float">
            <text:p>0.501006756571429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-0.401072115199852" calcext:value-type="float">
            <text:p>-0.401072115199852</text:p>
          </table:table-cell>
          <table:table-cell office:value-type="float" office:value="0.355318888643118" calcext:value-type="float">
            <text:p>0.355318888643118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-0.520256642142483" calcext:value-type="float">
            <text:p>-0.520256642142483</text:p>
          </table:table-cell>
          <table:table-cell office:value-type="float" office:value="0.128231745383472" calcext:value-type="float">
            <text:p>0.128231745383472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-0.520256642142484" calcext:value-type="float">
            <text:p>-0.520256642142484</text:p>
          </table:table-cell>
          <table:table-cell office:value-type="float" office:value="-0.128231745383471" calcext:value-type="float">
            <text:p>-0.128231745383471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-0.401072115199852" calcext:value-type="float">
            <text:p>-0.401072115199852</text:p>
          </table:table-cell>
          <table:table-cell office:value-type="float" office:value="-0.355318888643118" calcext:value-type="float">
            <text:p>-0.355318888643118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-0.190006800107891" calcext:value-type="float">
            <text:p>-0.190006800107891</text:p>
          </table:table-cell>
          <table:table-cell office:value-type="float" office:value="-0.501006756571429" calcext:value-type="float">
            <text:p>-0.501006756571429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0.0645867830586175" calcext:value-type="float">
            <text:p>0.064586783058618</text:p>
          </table:table-cell>
          <table:table-cell office:value-type="float" office:value="-0.531920014355169" calcext:value-type="float">
            <text:p>-0.531920014355169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0.30438431258151" calcext:value-type="float">
            <text:p>0.30438431258151</text:p>
          </table:table-cell>
          <table:table-cell office:value-type="float" office:value="-0.440976807181222" calcext:value-type="float">
            <text:p>-0.440976807181222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0.474451064320599" calcext:value-type="float">
            <text:p>0.474451064320599</text:p>
          </table:table-cell>
          <table:table-cell office:value-type="float" office:value="-0.249011127828686" calcext:value-type="float">
            <text:p>-0.249011127828686</text:p>
          </table:table-cell>
          <table:table-cell office:value-type="float" office:value="0.844327925502015" calcext:value-type="float">
            <text:p>0.844327925502015</text:p>
          </table:table-cell>
          <table:table-cell table:number-columns-repeated="1021"/>
        </table:table-row>
        <table:table-row table:style-name="ro15">
          <table:table-cell office:value-type="float" office:value="0.728968627421412" calcext:value-type="float">
            <text:p>0.728968627421412</text:p>
          </table:table-cell>
          <table:table-cell office:value-type="float" office:value="0" calcext:value-type="float">
            <text:p>0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685006439972333" calcext:value-type="float">
            <text:p>0.685006439972333</text:p>
          </table:table-cell>
          <table:table-cell office:value-type="float" office:value="0.249321954430587" calcext:value-type="float">
            <text:p>0.249321954430587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558422366244241" calcext:value-type="float">
            <text:p>0.558422366244241</text:p>
          </table:table-cell>
          <table:table-cell office:value-type="float" office:value="0.468572001556687" calcext:value-type="float">
            <text:p>0.468572001556687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364484313710706" calcext:value-type="float">
            <text:p>0.364484313710706</text:p>
          </table:table-cell>
          <table:table-cell office:value-type="float" office:value="0.631305349908816" calcext:value-type="float">
            <text:p>0.631305349908816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126584073728092" calcext:value-type="float">
            <text:p>0.126584073728092</text:p>
          </table:table-cell>
          <table:table-cell office:value-type="float" office:value="0.717893955987274" calcext:value-type="float">
            <text:p>0.717893955987274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126584073728092" calcext:value-type="float">
            <text:p>-0.126584073728092</text:p>
          </table:table-cell>
          <table:table-cell office:value-type="float" office:value="0.717893955987274" calcext:value-type="float">
            <text:p>0.717893955987274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364484313710706" calcext:value-type="float">
            <text:p>-0.364484313710706</text:p>
          </table:table-cell>
          <table:table-cell office:value-type="float" office:value="0.631305349908816" calcext:value-type="float">
            <text:p>0.631305349908816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558422366244241" calcext:value-type="float">
            <text:p>-0.558422366244241</text:p>
          </table:table-cell>
          <table:table-cell office:value-type="float" office:value="0.468572001556687" calcext:value-type="float">
            <text:p>0.468572001556687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685006439972333" calcext:value-type="float">
            <text:p>-0.685006439972333</text:p>
          </table:table-cell>
          <table:table-cell office:value-type="float" office:value="0.249321954430587" calcext:value-type="float">
            <text:p>0.249321954430587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728968627421412" calcext:value-type="float">
            <text:p>-0.728968627421412</text:p>
          </table:table-cell>
          <table:table-cell office:value-type="float" office:value="8.92729096250471E-017" calcext:value-type="float">
            <text:p>8.92729096250471E-17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685006439972333" calcext:value-type="float">
            <text:p>-0.685006439972333</text:p>
          </table:table-cell>
          <table:table-cell office:value-type="float" office:value="-0.249321954430587" calcext:value-type="float">
            <text:p>-0.249321954430587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558422366244241" calcext:value-type="float">
            <text:p>-0.558422366244241</text:p>
          </table:table-cell>
          <table:table-cell office:value-type="float" office:value="-0.468572001556687" calcext:value-type="float">
            <text:p>-0.468572001556687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364484313710706" calcext:value-type="float">
            <text:p>-0.364484313710706</text:p>
          </table:table-cell>
          <table:table-cell office:value-type="float" office:value="-0.631305349908816" calcext:value-type="float">
            <text:p>-0.631305349908816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-0.126584073728092" calcext:value-type="float">
            <text:p>-0.126584073728092</text:p>
          </table:table-cell>
          <table:table-cell office:value-type="float" office:value="-0.717893955987274" calcext:value-type="float">
            <text:p>-0.717893955987274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126584073728091" calcext:value-type="float">
            <text:p>0.126584073728091</text:p>
          </table:table-cell>
          <table:table-cell office:value-type="float" office:value="-0.717893955987274" calcext:value-type="float">
            <text:p>-0.717893955987274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364484313710706" calcext:value-type="float">
            <text:p>0.364484313710706</text:p>
          </table:table-cell>
          <table:table-cell office:value-type="float" office:value="-0.631305349908816" calcext:value-type="float">
            <text:p>-0.631305349908816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558422366244241" calcext:value-type="float">
            <text:p>0.558422366244241</text:p>
          </table:table-cell>
          <table:table-cell office:value-type="float" office:value="-0.468572001556687" calcext:value-type="float">
            <text:p>-0.468572001556687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685006439972332" calcext:value-type="float">
            <text:p>0.685006439972332</text:p>
          </table:table-cell>
          <table:table-cell office:value-type="float" office:value="-0.249321954430588" calcext:value-type="float">
            <text:p>-0.249321954430588</text:p>
          </table:table-cell>
          <table:table-cell office:value-type="float" office:value="0.684547105928689" calcext:value-type="float">
            <text:p>0.684547105928689</text:p>
          </table:table-cell>
          <table:table-cell table:number-columns-repeated="1021"/>
        </table:table-row>
        <table:table-row table:style-name="ro15">
          <table:table-cell office:value-type="float" office:value="0.876306680043864" calcext:value-type="float">
            <text:p>0.876306680043864</text:p>
          </table:table-cell>
          <table:table-cell office:value-type="float" office:value="0" calcext:value-type="float">
            <text:p>0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837374832978652" calcext:value-type="float">
            <text:p>0.837374832978652</text:p>
          </table:table-cell>
          <table:table-cell office:value-type="float" office:value="0.258295928313769" calcext:value-type="float">
            <text:p>0.258295928313769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724038557244361" calcext:value-type="float">
            <text:p>0.724038557244361</text:p>
          </table:table-cell>
          <table:table-cell office:value-type="float" office:value="0.493641129883849" calcext:value-type="float">
            <text:p>0.493641129883849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546368278308033" calcext:value-type="float">
            <text:p>0.546368278308033</text:p>
          </table:table-cell>
          <table:table-cell office:value-type="float" office:value="0.685124150755331" calcext:value-type="float">
            <text:p>0.685124150755331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32015078014634" calcext:value-type="float">
            <text:p>0.32015078014634</text:p>
          </table:table-cell>
          <table:table-cell office:value-type="float" office:value="0.815730884214389" calcext:value-type="float">
            <text:p>0.815730884214389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0654864802100866" calcext:value-type="float">
            <text:p>0.065486480210087</text:p>
          </table:table-cell>
          <table:table-cell office:value-type="float" office:value="0.873856348834974" calcext:value-type="float">
            <text:p>0.873856348834974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194996580875518" calcext:value-type="float">
            <text:p>-0.194996580875518</text:p>
          </table:table-cell>
          <table:table-cell office:value-type="float" office:value="0.854335842006149" calcext:value-type="float">
            <text:p>0.854335842006149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438153340021932" calcext:value-type="float">
            <text:p>-0.438153340021932</text:p>
          </table:table-cell>
          <table:table-cell office:value-type="float" office:value="0.758903846423988" calcext:value-type="float">
            <text:p>0.758903846423988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642378252103135" calcext:value-type="float">
            <text:p>-0.642378252103135</text:p>
          </table:table-cell>
          <table:table-cell office:value-type="float" office:value="0.59603991369238" calcext:value-type="float">
            <text:p>0.59603991369238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789525037454447" calcext:value-type="float">
            <text:p>-0.789525037454447</text:p>
          </table:table-cell>
          <table:table-cell office:value-type="float" office:value="0.380215218951125" calcext:value-type="float">
            <text:p>0.380215218951125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866519058454373" calcext:value-type="float">
            <text:p>-0.866519058454373</text:p>
          </table:table-cell>
          <table:table-cell office:value-type="float" office:value="0.130606733459057" calcext:value-type="float">
            <text:p>0.130606733459057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866519058454373" calcext:value-type="float">
            <text:p>-0.866519058454373</text:p>
          </table:table-cell>
          <table:table-cell office:value-type="float" office:value="-0.130606733459057" calcext:value-type="float">
            <text:p>-0.130606733459057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789525037454447" calcext:value-type="float">
            <text:p>-0.789525037454447</text:p>
          </table:table-cell>
          <table:table-cell office:value-type="float" office:value="-0.380215218951125" calcext:value-type="float">
            <text:p>-0.380215218951125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642378252103135" calcext:value-type="float">
            <text:p>-0.642378252103135</text:p>
          </table:table-cell>
          <table:table-cell office:value-type="float" office:value="-0.59603991369238" calcext:value-type="float">
            <text:p>-0.59603991369238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438153340021932" calcext:value-type="float">
            <text:p>-0.438153340021932</text:p>
          </table:table-cell>
          <table:table-cell office:value-type="float" office:value="-0.758903846423988" calcext:value-type="float">
            <text:p>-0.758903846423988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-0.194996580875518" calcext:value-type="float">
            <text:p>-0.194996580875518</text:p>
          </table:table-cell>
          <table:table-cell office:value-type="float" office:value="-0.854335842006149" calcext:value-type="float">
            <text:p>-0.854335842006149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0654864802100868" calcext:value-type="float">
            <text:p>0.065486480210087</text:p>
          </table:table-cell>
          <table:table-cell office:value-type="float" office:value="-0.873856348834974" calcext:value-type="float">
            <text:p>-0.873856348834974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32015078014634" calcext:value-type="float">
            <text:p>0.32015078014634</text:p>
          </table:table-cell>
          <table:table-cell office:value-type="float" office:value="-0.815730884214388" calcext:value-type="float">
            <text:p>-0.815730884214388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546368278308033" calcext:value-type="float">
            <text:p>0.546368278308033</text:p>
          </table:table-cell>
          <table:table-cell office:value-type="float" office:value="-0.685124150755331" calcext:value-type="float">
            <text:p>-0.685124150755331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724038557244361" calcext:value-type="float">
            <text:p>0.724038557244361</text:p>
          </table:table-cell>
          <table:table-cell office:value-type="float" office:value="-0.493641129883849" calcext:value-type="float">
            <text:p>-0.493641129883849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837374832978653" calcext:value-type="float">
            <text:p>0.837374832978653</text:p>
          </table:table-cell>
          <table:table-cell office:value-type="float" office:value="-0.258295928313769" calcext:value-type="float">
            <text:p>-0.258295928313769</text:p>
          </table:table-cell>
          <table:table-cell office:value-type="float" office:value="0.481753674101715" calcext:value-type="float">
            <text:p>0.481753674101715</text:p>
          </table:table-cell>
          <table:table-cell table:number-columns-repeated="1021"/>
        </table:table-row>
        <table:table-row table:style-name="ro15">
          <table:table-cell office:value-type="float" office:value="0.968583161128631" calcext:value-type="float">
            <text:p>0.968583161128631</text:p>
          </table:table-cell>
          <table:table-cell office:value-type="float" office:value="0" calcext:value-type="float">
            <text:p>0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935579490242851" calcext:value-type="float">
            <text:p>0.935579490242851</text:p>
          </table:table-cell>
          <table:table-cell office:value-type="float" office:value="0.250687768865693" calcext:value-type="float">
            <text:p>0.250687768865693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838817623215231" calcext:value-type="float">
            <text:p>0.838817623215231</text:p>
          </table:table-cell>
          <table:table-cell office:value-type="float" office:value="0.484291580564315" calcext:value-type="float">
            <text:p>0.484291580564315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684891721377158" calcext:value-type="float">
            <text:p>0.684891721377158</text:p>
          </table:table-cell>
          <table:table-cell office:value-type="float" office:value="0.684891721377157" calcext:value-type="float">
            <text:p>0.684891721377157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484291580564316" calcext:value-type="float">
            <text:p>0.484291580564316</text:p>
          </table:table-cell>
          <table:table-cell office:value-type="float" office:value="0.838817623215231" calcext:value-type="float">
            <text:p>0.83881762321523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250687768865693" calcext:value-type="float">
            <text:p>0.250687768865693</text:p>
          </table:table-cell>
          <table:table-cell office:value-type="float" office:value="0.935579490242851" calcext:value-type="float">
            <text:p>0.93557949024285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5.93086133992102E-017" calcext:value-type="float">
            <text:p>5.93086133992102E-17</text:p>
          </table:table-cell>
          <table:table-cell office:value-type="float" office:value="0.968583161128631" calcext:value-type="float">
            <text:p>0.96858316112863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250687768865693" calcext:value-type="float">
            <text:p>-0.250687768865693</text:p>
          </table:table-cell>
          <table:table-cell office:value-type="float" office:value="0.935579490242851" calcext:value-type="float">
            <text:p>0.93557949024285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484291580564315" calcext:value-type="float">
            <text:p>-0.484291580564315</text:p>
          </table:table-cell>
          <table:table-cell office:value-type="float" office:value="0.838817623215231" calcext:value-type="float">
            <text:p>0.83881762321523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684891721377157" calcext:value-type="float">
            <text:p>-0.684891721377157</text:p>
          </table:table-cell>
          <table:table-cell office:value-type="float" office:value="0.684891721377158" calcext:value-type="float">
            <text:p>0.684891721377158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838817623215231" calcext:value-type="float">
            <text:p>-0.838817623215231</text:p>
          </table:table-cell>
          <table:table-cell office:value-type="float" office:value="0.484291580564316" calcext:value-type="float">
            <text:p>0.484291580564316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935579490242851" calcext:value-type="float">
            <text:p>-0.935579490242851</text:p>
          </table:table-cell>
          <table:table-cell office:value-type="float" office:value="0.250687768865693" calcext:value-type="float">
            <text:p>0.250687768865693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968583161128631" calcext:value-type="float">
            <text:p>-0.968583161128631</text:p>
          </table:table-cell>
          <table:table-cell office:value-type="float" office:value="1.1861722679842E-016" calcext:value-type="float">
            <text:p>1.1861722679842E-16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935579490242851" calcext:value-type="float">
            <text:p>-0.935579490242851</text:p>
          </table:table-cell>
          <table:table-cell office:value-type="float" office:value="-0.250687768865693" calcext:value-type="float">
            <text:p>-0.250687768865693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838817623215231" calcext:value-type="float">
            <text:p>-0.838817623215231</text:p>
          </table:table-cell>
          <table:table-cell office:value-type="float" office:value="-0.484291580564315" calcext:value-type="float">
            <text:p>-0.484291580564315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684891721377158" calcext:value-type="float">
            <text:p>-0.684891721377158</text:p>
          </table:table-cell>
          <table:table-cell office:value-type="float" office:value="-0.684891721377157" calcext:value-type="float">
            <text:p>-0.684891721377157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484291580564316" calcext:value-type="float">
            <text:p>-0.484291580564316</text:p>
          </table:table-cell>
          <table:table-cell office:value-type="float" office:value="-0.83881762321523" calcext:value-type="float">
            <text:p>-0.83881762321523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0.250687768865694" calcext:value-type="float">
            <text:p>-0.250687768865694</text:p>
          </table:table-cell>
          <table:table-cell office:value-type="float" office:value="-0.935579490242851" calcext:value-type="float">
            <text:p>-0.93557949024285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-1.77925840197631E-016" calcext:value-type="float">
            <text:p>-1.77925840197631E-16</text:p>
          </table:table-cell>
          <table:table-cell office:value-type="float" office:value="-0.968583161128631" calcext:value-type="float">
            <text:p>-0.96858316112863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250687768865693" calcext:value-type="float">
            <text:p>0.250687768865693</text:p>
          </table:table-cell>
          <table:table-cell office:value-type="float" office:value="-0.935579490242851" calcext:value-type="float">
            <text:p>-0.93557949024285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484291580564315" calcext:value-type="float">
            <text:p>0.484291580564315</text:p>
          </table:table-cell>
          <table:table-cell office:value-type="float" office:value="-0.838817623215231" calcext:value-type="float">
            <text:p>-0.838817623215231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684891721377157" calcext:value-type="float">
            <text:p>0.684891721377157</text:p>
          </table:table-cell>
          <table:table-cell office:value-type="float" office:value="-0.684891721377158" calcext:value-type="float">
            <text:p>-0.684891721377158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83881762321523" calcext:value-type="float">
            <text:p>0.83881762321523</text:p>
          </table:table-cell>
          <table:table-cell office:value-type="float" office:value="-0.484291580564316" calcext:value-type="float">
            <text:p>-0.484291580564316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0.935579490242851" calcext:value-type="float">
            <text:p>0.935579490242851</text:p>
          </table:table-cell>
          <table:table-cell office:value-type="float" office:value="-0.250687768865694" calcext:value-type="float">
            <text:p>-0.250687768865694</text:p>
          </table:table-cell>
          <table:table-cell office:value-type="float" office:value="0.248689887164855" calcext:value-type="float">
            <text:p>0.248689887164855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65925826289068" calcext:value-type="float">
            <text:p>0.965925826289068</text:p>
          </table:table-cell>
          <table:table-cell office:value-type="float" office:value="0.258819045102521" calcext:value-type="float">
            <text:p>0.2588190451025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66025403784439" calcext:value-type="float">
            <text:p>0.86602540378443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07106781186548" calcext:value-type="float">
            <text:p>0.707106781186548</text:p>
          </table:table-cell>
          <table:table-cell office:value-type="float" office:value="0.707106781186547" calcext:value-type="float">
            <text:p>0.7071067811865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258819045102521" calcext:value-type="float">
            <text:p>0.258819045102521</text:p>
          </table:table-cell>
          <table:table-cell office:value-type="float" office:value="0.965925826289068" calcext:value-type="float">
            <text:p>0.96592582628906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58819045102521" calcext:value-type="float">
            <text:p>-0.258819045102521</text:p>
          </table:table-cell>
          <table:table-cell office:value-type="float" office:value="0.965925826289068" calcext:value-type="float">
            <text:p>0.96592582628906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07106781186547" calcext:value-type="float">
            <text:p>-0.707106781186547</text:p>
          </table:table-cell>
          <table:table-cell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66025403784438" calcext:value-type="float">
            <text:p>-0.86602540378443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65925826289068" calcext:value-type="float">
            <text:p>-0.965925826289068</text:p>
          </table:table-cell>
          <table:table-cell office:value-type="float" office:value="0.258819045102521" calcext:value-type="float">
            <text:p>0.2588190451025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65925826289068" calcext:value-type="float">
            <text:p>-0.965925826289068</text:p>
          </table:table-cell>
          <table:table-cell office:value-type="float" office:value="-0.25881904510252" calcext:value-type="float">
            <text:p>-0.2588190451025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66025403784439" calcext:value-type="float">
            <text:p>-0.866025403784439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07106781186548" calcext:value-type="float">
            <text:p>-0.707106781186548</text:p>
          </table:table-cell>
          <table:table-cell office:value-type="float" office:value="-0.707106781186547" calcext:value-type="float">
            <text:p>-0.7071067811865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-0.866025403784438" calcext:value-type="float">
            <text:p>-0.86602540378443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58819045102521" calcext:value-type="float">
            <text:p>-0.258819045102521</text:p>
          </table:table-cell>
          <table:table-cell office:value-type="float" office:value="-0.965925826289068" calcext:value-type="float">
            <text:p>-0.96592582628906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.83697019872103E-016" calcext:value-type="float">
            <text:p>-1.83697019872103E-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25881904510252" calcext:value-type="float">
            <text:p>0.25881904510252</text:p>
          </table:table-cell>
          <table:table-cell office:value-type="float" office:value="-0.965925826289068" calcext:value-type="float">
            <text:p>-0.96592582628906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99999999999999" calcext:value-type="float">
            <text:p>0.499999999999999</text:p>
          </table:table-cell>
          <table:table-cell office:value-type="float" office:value="-0.866025403784439" calcext:value-type="float">
            <text:p>-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07106781186547" calcext:value-type="float">
            <text:p>0.707106781186547</text:p>
          </table:table-cell>
          <table:table-cell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66025403784438" calcext:value-type="float">
            <text:p>0.866025403784438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65925826289068" calcext:value-type="float">
            <text:p>0.965925826289068</text:p>
          </table:table-cell>
          <table:table-cell office:value-type="float" office:value="-0.258819045102522" calcext:value-type="float">
            <text:p>-0.25881904510252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68583161128631" calcext:value-type="float">
            <text:p>0.968583161128631</text:p>
          </table:table-cell>
          <table:table-cell office:value-type="float" office:value="0" calcext:value-type="float">
            <text:p>0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935579490242851" calcext:value-type="float">
            <text:p>0.935579490242851</text:p>
          </table:table-cell>
          <table:table-cell office:value-type="float" office:value="0.250687768865693" calcext:value-type="float">
            <text:p>0.250687768865693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838817623215231" calcext:value-type="float">
            <text:p>0.838817623215231</text:p>
          </table:table-cell>
          <table:table-cell office:value-type="float" office:value="0.484291580564315" calcext:value-type="float">
            <text:p>0.484291580564315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684891721377158" calcext:value-type="float">
            <text:p>0.684891721377158</text:p>
          </table:table-cell>
          <table:table-cell office:value-type="float" office:value="0.684891721377157" calcext:value-type="float">
            <text:p>0.684891721377157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484291580564316" calcext:value-type="float">
            <text:p>0.484291580564316</text:p>
          </table:table-cell>
          <table:table-cell office:value-type="float" office:value="0.838817623215231" calcext:value-type="float">
            <text:p>0.83881762321523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250687768865693" calcext:value-type="float">
            <text:p>0.250687768865693</text:p>
          </table:table-cell>
          <table:table-cell office:value-type="float" office:value="0.935579490242851" calcext:value-type="float">
            <text:p>0.93557949024285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5.93086133992102E-017" calcext:value-type="float">
            <text:p>5.93086133992102E-17</text:p>
          </table:table-cell>
          <table:table-cell office:value-type="float" office:value="0.968583161128631" calcext:value-type="float">
            <text:p>0.96858316112863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250687768865693" calcext:value-type="float">
            <text:p>-0.250687768865693</text:p>
          </table:table-cell>
          <table:table-cell office:value-type="float" office:value="0.935579490242851" calcext:value-type="float">
            <text:p>0.93557949024285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484291580564315" calcext:value-type="float">
            <text:p>-0.484291580564315</text:p>
          </table:table-cell>
          <table:table-cell office:value-type="float" office:value="0.838817623215231" calcext:value-type="float">
            <text:p>0.83881762321523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684891721377157" calcext:value-type="float">
            <text:p>-0.684891721377157</text:p>
          </table:table-cell>
          <table:table-cell office:value-type="float" office:value="0.684891721377158" calcext:value-type="float">
            <text:p>0.684891721377158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838817623215231" calcext:value-type="float">
            <text:p>-0.838817623215231</text:p>
          </table:table-cell>
          <table:table-cell office:value-type="float" office:value="0.484291580564316" calcext:value-type="float">
            <text:p>0.484291580564316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935579490242851" calcext:value-type="float">
            <text:p>-0.935579490242851</text:p>
          </table:table-cell>
          <table:table-cell office:value-type="float" office:value="0.250687768865693" calcext:value-type="float">
            <text:p>0.250687768865693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968583161128631" calcext:value-type="float">
            <text:p>-0.968583161128631</text:p>
          </table:table-cell>
          <table:table-cell office:value-type="float" office:value="1.1861722679842E-016" calcext:value-type="float">
            <text:p>1.1861722679842E-16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935579490242851" calcext:value-type="float">
            <text:p>-0.935579490242851</text:p>
          </table:table-cell>
          <table:table-cell office:value-type="float" office:value="-0.250687768865693" calcext:value-type="float">
            <text:p>-0.250687768865693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838817623215231" calcext:value-type="float">
            <text:p>-0.838817623215231</text:p>
          </table:table-cell>
          <table:table-cell office:value-type="float" office:value="-0.484291580564315" calcext:value-type="float">
            <text:p>-0.484291580564315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684891721377158" calcext:value-type="float">
            <text:p>-0.684891721377158</text:p>
          </table:table-cell>
          <table:table-cell office:value-type="float" office:value="-0.684891721377157" calcext:value-type="float">
            <text:p>-0.684891721377157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484291580564316" calcext:value-type="float">
            <text:p>-0.484291580564316</text:p>
          </table:table-cell>
          <table:table-cell office:value-type="float" office:value="-0.83881762321523" calcext:value-type="float">
            <text:p>-0.83881762321523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0.250687768865694" calcext:value-type="float">
            <text:p>-0.250687768865694</text:p>
          </table:table-cell>
          <table:table-cell office:value-type="float" office:value="-0.935579490242851" calcext:value-type="float">
            <text:p>-0.93557949024285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-1.77925840197631E-016" calcext:value-type="float">
            <text:p>-1.77925840197631E-16</text:p>
          </table:table-cell>
          <table:table-cell office:value-type="float" office:value="-0.968583161128631" calcext:value-type="float">
            <text:p>-0.96858316112863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250687768865693" calcext:value-type="float">
            <text:p>0.250687768865693</text:p>
          </table:table-cell>
          <table:table-cell office:value-type="float" office:value="-0.935579490242851" calcext:value-type="float">
            <text:p>-0.93557949024285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484291580564315" calcext:value-type="float">
            <text:p>0.484291580564315</text:p>
          </table:table-cell>
          <table:table-cell office:value-type="float" office:value="-0.838817623215231" calcext:value-type="float">
            <text:p>-0.838817623215231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684891721377157" calcext:value-type="float">
            <text:p>0.684891721377157</text:p>
          </table:table-cell>
          <table:table-cell office:value-type="float" office:value="-0.684891721377158" calcext:value-type="float">
            <text:p>-0.684891721377158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83881762321523" calcext:value-type="float">
            <text:p>0.83881762321523</text:p>
          </table:table-cell>
          <table:table-cell office:value-type="float" office:value="-0.484291580564316" calcext:value-type="float">
            <text:p>-0.484291580564316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935579490242851" calcext:value-type="float">
            <text:p>0.935579490242851</text:p>
          </table:table-cell>
          <table:table-cell office:value-type="float" office:value="-0.250687768865694" calcext:value-type="float">
            <text:p>-0.250687768865694</text:p>
          </table:table-cell>
          <table:table-cell office:value-type="float" office:value="-0.248689887164855" calcext:value-type="float">
            <text:p>-0.248689887164855</text:p>
          </table:table-cell>
          <table:table-cell table:number-columns-repeated="1021"/>
        </table:table-row>
        <table:table-row table:style-name="ro15">
          <table:table-cell office:value-type="float" office:value="0.876306680043864" calcext:value-type="float">
            <text:p>0.876306680043864</text:p>
          </table:table-cell>
          <table:table-cell office:value-type="float" office:value="0" calcext:value-type="float">
            <text:p>0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837374832978652" calcext:value-type="float">
            <text:p>0.837374832978652</text:p>
          </table:table-cell>
          <table:table-cell office:value-type="float" office:value="0.258295928313769" calcext:value-type="float">
            <text:p>0.258295928313769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724038557244361" calcext:value-type="float">
            <text:p>0.724038557244361</text:p>
          </table:table-cell>
          <table:table-cell office:value-type="float" office:value="0.493641129883849" calcext:value-type="float">
            <text:p>0.493641129883849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546368278308033" calcext:value-type="float">
            <text:p>0.546368278308033</text:p>
          </table:table-cell>
          <table:table-cell office:value-type="float" office:value="0.685124150755331" calcext:value-type="float">
            <text:p>0.685124150755331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32015078014634" calcext:value-type="float">
            <text:p>0.32015078014634</text:p>
          </table:table-cell>
          <table:table-cell office:value-type="float" office:value="0.815730884214389" calcext:value-type="float">
            <text:p>0.815730884214389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0654864802100866" calcext:value-type="float">
            <text:p>0.065486480210087</text:p>
          </table:table-cell>
          <table:table-cell office:value-type="float" office:value="0.873856348834974" calcext:value-type="float">
            <text:p>0.873856348834974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194996580875518" calcext:value-type="float">
            <text:p>-0.194996580875518</text:p>
          </table:table-cell>
          <table:table-cell office:value-type="float" office:value="0.854335842006149" calcext:value-type="float">
            <text:p>0.854335842006149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438153340021932" calcext:value-type="float">
            <text:p>-0.438153340021932</text:p>
          </table:table-cell>
          <table:table-cell office:value-type="float" office:value="0.758903846423988" calcext:value-type="float">
            <text:p>0.758903846423988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642378252103135" calcext:value-type="float">
            <text:p>-0.642378252103135</text:p>
          </table:table-cell>
          <table:table-cell office:value-type="float" office:value="0.59603991369238" calcext:value-type="float">
            <text:p>0.59603991369238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789525037454447" calcext:value-type="float">
            <text:p>-0.789525037454447</text:p>
          </table:table-cell>
          <table:table-cell office:value-type="float" office:value="0.380215218951125" calcext:value-type="float">
            <text:p>0.380215218951125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866519058454373" calcext:value-type="float">
            <text:p>-0.866519058454373</text:p>
          </table:table-cell>
          <table:table-cell office:value-type="float" office:value="0.130606733459057" calcext:value-type="float">
            <text:p>0.130606733459057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866519058454373" calcext:value-type="float">
            <text:p>-0.866519058454373</text:p>
          </table:table-cell>
          <table:table-cell office:value-type="float" office:value="-0.130606733459057" calcext:value-type="float">
            <text:p>-0.130606733459057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789525037454447" calcext:value-type="float">
            <text:p>-0.789525037454447</text:p>
          </table:table-cell>
          <table:table-cell office:value-type="float" office:value="-0.380215218951125" calcext:value-type="float">
            <text:p>-0.380215218951125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642378252103135" calcext:value-type="float">
            <text:p>-0.642378252103135</text:p>
          </table:table-cell>
          <table:table-cell office:value-type="float" office:value="-0.59603991369238" calcext:value-type="float">
            <text:p>-0.59603991369238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438153340021932" calcext:value-type="float">
            <text:p>-0.438153340021932</text:p>
          </table:table-cell>
          <table:table-cell office:value-type="float" office:value="-0.758903846423988" calcext:value-type="float">
            <text:p>-0.758903846423988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-0.194996580875518" calcext:value-type="float">
            <text:p>-0.194996580875518</text:p>
          </table:table-cell>
          <table:table-cell office:value-type="float" office:value="-0.854335842006149" calcext:value-type="float">
            <text:p>-0.854335842006149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0654864802100868" calcext:value-type="float">
            <text:p>0.065486480210087</text:p>
          </table:table-cell>
          <table:table-cell office:value-type="float" office:value="-0.873856348834974" calcext:value-type="float">
            <text:p>-0.873856348834974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32015078014634" calcext:value-type="float">
            <text:p>0.32015078014634</text:p>
          </table:table-cell>
          <table:table-cell office:value-type="float" office:value="-0.815730884214388" calcext:value-type="float">
            <text:p>-0.815730884214388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546368278308033" calcext:value-type="float">
            <text:p>0.546368278308033</text:p>
          </table:table-cell>
          <table:table-cell office:value-type="float" office:value="-0.685124150755331" calcext:value-type="float">
            <text:p>-0.685124150755331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724038557244361" calcext:value-type="float">
            <text:p>0.724038557244361</text:p>
          </table:table-cell>
          <table:table-cell office:value-type="float" office:value="-0.493641129883849" calcext:value-type="float">
            <text:p>-0.493641129883849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837374832978653" calcext:value-type="float">
            <text:p>0.837374832978653</text:p>
          </table:table-cell>
          <table:table-cell office:value-type="float" office:value="-0.258295928313769" calcext:value-type="float">
            <text:p>-0.258295928313769</text:p>
          </table:table-cell>
          <table:table-cell office:value-type="float" office:value="-0.481753674101715" calcext:value-type="float">
            <text:p>-0.481753674101715</text:p>
          </table:table-cell>
          <table:table-cell table:number-columns-repeated="1021"/>
        </table:table-row>
        <table:table-row table:style-name="ro15">
          <table:table-cell office:value-type="float" office:value="0.728968627421412" calcext:value-type="float">
            <text:p>0.728968627421412</text:p>
          </table:table-cell>
          <table:table-cell office:value-type="float" office:value="0" calcext:value-type="float">
            <text:p>0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685006439972333" calcext:value-type="float">
            <text:p>0.685006439972333</text:p>
          </table:table-cell>
          <table:table-cell office:value-type="float" office:value="0.249321954430587" calcext:value-type="float">
            <text:p>0.249321954430587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558422366244241" calcext:value-type="float">
            <text:p>0.558422366244241</text:p>
          </table:table-cell>
          <table:table-cell office:value-type="float" office:value="0.468572001556687" calcext:value-type="float">
            <text:p>0.468572001556687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364484313710706" calcext:value-type="float">
            <text:p>0.364484313710706</text:p>
          </table:table-cell>
          <table:table-cell office:value-type="float" office:value="0.631305349908816" calcext:value-type="float">
            <text:p>0.631305349908816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126584073728092" calcext:value-type="float">
            <text:p>0.126584073728092</text:p>
          </table:table-cell>
          <table:table-cell office:value-type="float" office:value="0.717893955987274" calcext:value-type="float">
            <text:p>0.717893955987274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126584073728092" calcext:value-type="float">
            <text:p>-0.126584073728092</text:p>
          </table:table-cell>
          <table:table-cell office:value-type="float" office:value="0.717893955987274" calcext:value-type="float">
            <text:p>0.717893955987274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364484313710706" calcext:value-type="float">
            <text:p>-0.364484313710706</text:p>
          </table:table-cell>
          <table:table-cell office:value-type="float" office:value="0.631305349908816" calcext:value-type="float">
            <text:p>0.631305349908816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558422366244241" calcext:value-type="float">
            <text:p>-0.558422366244241</text:p>
          </table:table-cell>
          <table:table-cell office:value-type="float" office:value="0.468572001556687" calcext:value-type="float">
            <text:p>0.468572001556687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685006439972333" calcext:value-type="float">
            <text:p>-0.685006439972333</text:p>
          </table:table-cell>
          <table:table-cell office:value-type="float" office:value="0.249321954430587" calcext:value-type="float">
            <text:p>0.249321954430587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728968627421412" calcext:value-type="float">
            <text:p>-0.728968627421412</text:p>
          </table:table-cell>
          <table:table-cell office:value-type="float" office:value="8.92729096250471E-017" calcext:value-type="float">
            <text:p>8.92729096250471E-17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685006439972333" calcext:value-type="float">
            <text:p>-0.685006439972333</text:p>
          </table:table-cell>
          <table:table-cell office:value-type="float" office:value="-0.249321954430587" calcext:value-type="float">
            <text:p>-0.249321954430587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558422366244241" calcext:value-type="float">
            <text:p>-0.558422366244241</text:p>
          </table:table-cell>
          <table:table-cell office:value-type="float" office:value="-0.468572001556687" calcext:value-type="float">
            <text:p>-0.468572001556687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364484313710706" calcext:value-type="float">
            <text:p>-0.364484313710706</text:p>
          </table:table-cell>
          <table:table-cell office:value-type="float" office:value="-0.631305349908816" calcext:value-type="float">
            <text:p>-0.631305349908816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-0.126584073728092" calcext:value-type="float">
            <text:p>-0.126584073728092</text:p>
          </table:table-cell>
          <table:table-cell office:value-type="float" office:value="-0.717893955987274" calcext:value-type="float">
            <text:p>-0.717893955987274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126584073728091" calcext:value-type="float">
            <text:p>0.126584073728091</text:p>
          </table:table-cell>
          <table:table-cell office:value-type="float" office:value="-0.717893955987274" calcext:value-type="float">
            <text:p>-0.717893955987274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364484313710706" calcext:value-type="float">
            <text:p>0.364484313710706</text:p>
          </table:table-cell>
          <table:table-cell office:value-type="float" office:value="-0.631305349908816" calcext:value-type="float">
            <text:p>-0.631305349908816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558422366244241" calcext:value-type="float">
            <text:p>0.558422366244241</text:p>
          </table:table-cell>
          <table:table-cell office:value-type="float" office:value="-0.468572001556687" calcext:value-type="float">
            <text:p>-0.468572001556687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685006439972332" calcext:value-type="float">
            <text:p>0.685006439972332</text:p>
          </table:table-cell>
          <table:table-cell office:value-type="float" office:value="-0.249321954430588" calcext:value-type="float">
            <text:p>-0.249321954430588</text:p>
          </table:table-cell>
          <table:table-cell office:value-type="float" office:value="-0.684547105928689" calcext:value-type="float">
            <text:p>-0.684547105928689</text:p>
          </table:table-cell>
          <table:table-cell table:number-columns-repeated="1021"/>
        </table:table-row>
        <table:table-row table:style-name="ro15">
          <table:table-cell office:value-type="float" office:value="0.535826794978996" calcext:value-type="float">
            <text:p>0.535826794978996</text:p>
          </table:table-cell>
          <table:table-cell office:value-type="float" office:value="0" calcext:value-type="float">
            <text:p>0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0.4744510643206" calcext:value-type="float">
            <text:p>0.4744510643206</text:p>
          </table:table-cell>
          <table:table-cell office:value-type="float" office:value="0.249011127828685" calcext:value-type="float">
            <text:p>0.249011127828685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0.304384312581511" calcext:value-type="float">
            <text:p>0.304384312581511</text:p>
          </table:table-cell>
          <table:table-cell office:value-type="float" office:value="0.440976807181222" calcext:value-type="float">
            <text:p>0.440976807181222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0.0645867830586179" calcext:value-type="float">
            <text:p>0.064586783058618</text:p>
          </table:table-cell>
          <table:table-cell office:value-type="float" office:value="0.531920014355168" calcext:value-type="float">
            <text:p>0.531920014355168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-0.190006800107891" calcext:value-type="float">
            <text:p>-0.190006800107891</text:p>
          </table:table-cell>
          <table:table-cell office:value-type="float" office:value="0.501006756571429" calcext:value-type="float">
            <text:p>0.501006756571429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-0.401072115199852" calcext:value-type="float">
            <text:p>-0.401072115199852</text:p>
          </table:table-cell>
          <table:table-cell office:value-type="float" office:value="0.355318888643118" calcext:value-type="float">
            <text:p>0.355318888643118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-0.520256642142483" calcext:value-type="float">
            <text:p>-0.520256642142483</text:p>
          </table:table-cell>
          <table:table-cell office:value-type="float" office:value="0.128231745383472" calcext:value-type="float">
            <text:p>0.128231745383472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-0.520256642142484" calcext:value-type="float">
            <text:p>-0.520256642142484</text:p>
          </table:table-cell>
          <table:table-cell office:value-type="float" office:value="-0.128231745383471" calcext:value-type="float">
            <text:p>-0.128231745383471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-0.401072115199852" calcext:value-type="float">
            <text:p>-0.401072115199852</text:p>
          </table:table-cell>
          <table:table-cell office:value-type="float" office:value="-0.355318888643118" calcext:value-type="float">
            <text:p>-0.355318888643118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-0.190006800107891" calcext:value-type="float">
            <text:p>-0.190006800107891</text:p>
          </table:table-cell>
          <table:table-cell office:value-type="float" office:value="-0.501006756571429" calcext:value-type="float">
            <text:p>-0.501006756571429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0.0645867830586175" calcext:value-type="float">
            <text:p>0.064586783058618</text:p>
          </table:table-cell>
          <table:table-cell office:value-type="float" office:value="-0.531920014355169" calcext:value-type="float">
            <text:p>-0.531920014355169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0.30438431258151" calcext:value-type="float">
            <text:p>0.30438431258151</text:p>
          </table:table-cell>
          <table:table-cell office:value-type="float" office:value="-0.440976807181222" calcext:value-type="float">
            <text:p>-0.440976807181222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0.474451064320599" calcext:value-type="float">
            <text:p>0.474451064320599</text:p>
          </table:table-cell>
          <table:table-cell office:value-type="float" office:value="-0.249011127828686" calcext:value-type="float">
            <text:p>-0.249011127828686</text:p>
          </table:table-cell>
          <table:table-cell office:value-type="float" office:value="-0.844327925502015" calcext:value-type="float">
            <text:p>-0.844327925502015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0.192668944593817" calcext:value-type="float">
            <text:p>0.192668944593817</text:p>
          </table:table-cell>
          <table:table-cell office:value-type="float" office:value="0.24159921481998" calcext:value-type="float">
            <text:p>0.24159921481998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0687627501966864" calcext:value-type="float">
            <text:p>-0.068762750196686</text:p>
          </table:table-cell>
          <table:table-cell office:value-type="float" office:value="0.30126929315467" calcext:value-type="float">
            <text:p>0.30126929315467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278414691584605" calcext:value-type="float">
            <text:p>-0.278414691584605</text:p>
          </table:table-cell>
          <table:table-cell office:value-type="float" office:value="0.134077448970272" calcext:value-type="float">
            <text:p>0.134077448970272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278414691584605" calcext:value-type="float">
            <text:p>-0.278414691584605</text:p>
          </table:table-cell>
          <table:table-cell office:value-type="float" office:value="-0.134077448970272" calcext:value-type="float">
            <text:p>-0.134077448970272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0687627501966865" calcext:value-type="float">
            <text:p>-0.068762750196687</text:p>
          </table:table-cell>
          <table:table-cell office:value-type="float" office:value="-0.30126929315467" calcext:value-type="float">
            <text:p>-0.30126929315467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0.192668944593817" calcext:value-type="float">
            <text:p>0.192668944593817</text:p>
          </table:table-cell>
          <table:table-cell office:value-type="float" office:value="-0.24159921481998" calcext:value-type="float">
            <text:p>-0.24159921481998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38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211" table:style-name="ta19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120536680255323" calcext:value-type="float">
            <text:p>0.120536680255323</text:p>
          </table:table-cell>
          <table:table-cell office:value-type="float" office:value="0" calcext:value-type="float">
            <text:p>0</text:p>
          </table:table-cell>
          <table:table-cell office:value-type="float" office:value="0.992708874098054" calcext:value-type="float">
            <text:p>0.992708874098054</text:p>
          </table:table-cell>
          <table:table-cell table:number-columns-repeated="1021"/>
        </table:table-row>
        <table:table-row table:style-name="ro15">
          <table:table-cell office:value-type="float" office:value="-0.120536680255323" calcext:value-type="float">
            <text:p>-0.120536680255323</text:p>
          </table:table-cell>
          <table:table-cell office:value-type="float" office:value="1.4761485965453E-017" calcext:value-type="float">
            <text:p>1.4761485965453E-17</text:p>
          </table:table-cell>
          <table:table-cell office:value-type="float" office:value="0.992708874098054" calcext:value-type="float">
            <text:p>0.992708874098054</text:p>
          </table:table-cell>
          <table:table-cell table:number-columns-repeated="1021"/>
        </table:table-row>
        <table:table-row table:style-name="ro15">
          <table:table-cell office:value-type="float" office:value="0.354604887042536" calcext:value-type="float">
            <text:p>0.354604887042536</text:p>
          </table:table-cell>
          <table:table-cell office:value-type="float" office:value="0" calcext:value-type="float">
            <text:p>0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0.271643103221767" calcext:value-type="float">
            <text:p>0.271643103221767</text:p>
          </table:table-cell>
          <table:table-cell office:value-type="float" office:value="0.227935627725237" calcext:value-type="float">
            <text:p>0.227935627725237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0.0615764924267241" calcext:value-type="float">
            <text:p>0.061576492426724</text:p>
          </table:table-cell>
          <table:table-cell office:value-type="float" office:value="0.349217642015507" calcext:value-type="float">
            <text:p>0.349217642015507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-0.177302443521268" calcext:value-type="float">
            <text:p>-0.177302443521268</text:p>
          </table:table-cell>
          <table:table-cell office:value-type="float" office:value="0.307096840484947" calcext:value-type="float">
            <text:p>0.307096840484947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-0.333219595648491" calcext:value-type="float">
            <text:p>-0.333219595648491</text:p>
          </table:table-cell>
          <table:table-cell office:value-type="float" office:value="0.121282014290271" calcext:value-type="float">
            <text:p>0.121282014290271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-0.333219595648491" calcext:value-type="float">
            <text:p>-0.333219595648491</text:p>
          </table:table-cell>
          <table:table-cell office:value-type="float" office:value="-0.121282014290271" calcext:value-type="float">
            <text:p>-0.121282014290271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-0.177302443521268" calcext:value-type="float">
            <text:p>-0.177302443521268</text:p>
          </table:table-cell>
          <table:table-cell office:value-type="float" office:value="-0.307096840484947" calcext:value-type="float">
            <text:p>-0.307096840484947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0.0615764924267239" calcext:value-type="float">
            <text:p>0.061576492426724</text:p>
          </table:table-cell>
          <table:table-cell office:value-type="float" office:value="-0.349217642015507" calcext:value-type="float">
            <text:p>-0.349217642015507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0.271643103221767" calcext:value-type="float">
            <text:p>0.271643103221767</text:p>
          </table:table-cell>
          <table:table-cell office:value-type="float" office:value="-0.227935627725237" calcext:value-type="float">
            <text:p>-0.227935627725237</text:p>
          </table:table-cell>
          <table:table-cell office:value-type="float" office:value="0.935016242685415" calcext:value-type="float">
            <text:p>0.935016242685415</text:p>
          </table:table-cell>
          <table:table-cell table:number-columns-repeated="1021"/>
        </table:table-row>
        <table:table-row table:style-name="ro15">
          <table:table-cell office:value-type="float" office:value="0.568064746731156" calcext:value-type="float">
            <text:p>0.568064746731156</text:p>
          </table:table-cell>
          <table:table-cell office:value-type="float" office:value="0" calcext:value-type="float">
            <text:p>0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0.511808651757644" calcext:value-type="float">
            <text:p>0.511808651757644</text:p>
          </table:table-cell>
          <table:table-cell office:value-type="float" office:value="0.246474056372583" calcext:value-type="float">
            <text:p>0.246474056372583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0.35418257638234" calcext:value-type="float">
            <text:p>0.35418257638234</text:p>
          </table:table-cell>
          <table:table-cell office:value-type="float" office:value="0.444130903074645" calcext:value-type="float">
            <text:p>0.444130903074645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0.126406297990274" calcext:value-type="float">
            <text:p>0.126406297990274</text:p>
          </table:table-cell>
          <table:table-cell office:value-type="float" office:value="0.553822177514702" calcext:value-type="float">
            <text:p>0.553822177514702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-0.126406297990274" calcext:value-type="float">
            <text:p>-0.126406297990274</text:p>
          </table:table-cell>
          <table:table-cell office:value-type="float" office:value="0.553822177514702" calcext:value-type="float">
            <text:p>0.553822177514702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-0.35418257638234" calcext:value-type="float">
            <text:p>-0.35418257638234</text:p>
          </table:table-cell>
          <table:table-cell office:value-type="float" office:value="0.444130903074646" calcext:value-type="float">
            <text:p>0.444130903074646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-0.511808651757644" calcext:value-type="float">
            <text:p>-0.511808651757644</text:p>
          </table:table-cell>
          <table:table-cell office:value-type="float" office:value="0.246474056372583" calcext:value-type="float">
            <text:p>0.246474056372583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-0.568064746731156" calcext:value-type="float">
            <text:p>-0.568064746731156</text:p>
          </table:table-cell>
          <table:table-cell office:value-type="float" office:value="6.95678673792762E-017" calcext:value-type="float">
            <text:p>6.95678673792762E-17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-0.511808651757644" calcext:value-type="float">
            <text:p>-0.511808651757644</text:p>
          </table:table-cell>
          <table:table-cell office:value-type="float" office:value="-0.246474056372582" calcext:value-type="float">
            <text:p>-0.246474056372582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-0.35418257638234" calcext:value-type="float">
            <text:p>-0.35418257638234</text:p>
          </table:table-cell>
          <table:table-cell office:value-type="float" office:value="-0.444130903074645" calcext:value-type="float">
            <text:p>-0.444130903074645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-0.126406297990274" calcext:value-type="float">
            <text:p>-0.126406297990274</text:p>
          </table:table-cell>
          <table:table-cell office:value-type="float" office:value="-0.553822177514702" calcext:value-type="float">
            <text:p>-0.553822177514702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0.126406297990274" calcext:value-type="float">
            <text:p>0.126406297990274</text:p>
          </table:table-cell>
          <table:table-cell office:value-type="float" office:value="-0.553822177514702" calcext:value-type="float">
            <text:p>-0.553822177514702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0.35418257638234" calcext:value-type="float">
            <text:p>0.35418257638234</text:p>
          </table:table-cell>
          <table:table-cell office:value-type="float" office:value="-0.444130903074646" calcext:value-type="float">
            <text:p>-0.444130903074646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0.511808651757644" calcext:value-type="float">
            <text:p>0.511808651757644</text:p>
          </table:table-cell>
          <table:table-cell office:value-type="float" office:value="-0.246474056372583" calcext:value-type="float">
            <text:p>-0.246474056372583</text:p>
          </table:table-cell>
          <table:table-cell office:value-type="float" office:value="0.822983865893656" calcext:value-type="float">
            <text:p>0.822983865893656</text:p>
          </table:table-cell>
          <table:table-cell table:number-columns-repeated="1021"/>
        </table:table-row>
        <table:table-row table:style-name="ro15">
          <table:table-cell office:value-type="float" office:value="0.748510748171101" calcext:value-type="float">
            <text:p>0.748510748171101</text:p>
          </table:table-cell>
          <table:table-cell office:value-type="float" office:value="0" calcext:value-type="float">
            <text:p>0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707954371218469" calcext:value-type="float">
            <text:p>0.707954371218469</text:p>
          </table:table-cell>
          <table:table-cell office:value-type="float" office:value="0.243041042625157" calcext:value-type="float">
            <text:p>0.243041042625157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590680153100418" calcext:value-type="float">
            <text:p>0.590680153100418</text:p>
          </table:table-cell>
          <table:table-cell office:value-type="float" office:value="0.459744817111545" calcext:value-type="float">
            <text:p>0.459744817111545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409396575047024" calcext:value-type="float">
            <text:p>0.409396575047024</text:p>
          </table:table-cell>
          <table:table-cell office:value-type="float" office:value="0.626628106988051" calcext:value-type="float">
            <text:p>0.626628106988051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183748525644907" calcext:value-type="float">
            <text:p>0.183748525644907</text:p>
          </table:table-cell>
          <table:table-cell office:value-type="float" office:value="0.725606518335513" calcext:value-type="float">
            <text:p>0.725606518335513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0618115276629753" calcext:value-type="float">
            <text:p>-0.061811527662975</text:p>
          </table:table-cell>
          <table:table-cell office:value-type="float" office:value="0.74595420447614" calcext:value-type="float">
            <text:p>0.74595420447614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300673342843902" calcext:value-type="float">
            <text:p>-0.300673342843902</text:p>
          </table:table-cell>
          <table:table-cell office:value-type="float" office:value="0.685466177889715" calcext:value-type="float">
            <text:p>0.685466177889715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506952535900083" calcext:value-type="float">
            <text:p>-0.506952535900083</text:p>
          </table:table-cell>
          <table:table-cell office:value-type="float" office:value="0.550697254825314" calcext:value-type="float">
            <text:p>0.550697254825314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658295555512414" calcext:value-type="float">
            <text:p>-0.658295555512414</text:p>
          </table:table-cell>
          <table:table-cell office:value-type="float" office:value="0.356251739252265" calcext:value-type="float">
            <text:p>0.356251739252265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738302037176994" calcext:value-type="float">
            <text:p>-0.738302037176994</text:p>
          </table:table-cell>
          <table:table-cell office:value-type="float" office:value="0.123200819915948" calcext:value-type="float">
            <text:p>0.123200819915948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738302037176994" calcext:value-type="float">
            <text:p>-0.738302037176994</text:p>
          </table:table-cell>
          <table:table-cell office:value-type="float" office:value="-0.123200819915948" calcext:value-type="float">
            <text:p>-0.123200819915948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658295555512414" calcext:value-type="float">
            <text:p>-0.658295555512414</text:p>
          </table:table-cell>
          <table:table-cell office:value-type="float" office:value="-0.356251739252265" calcext:value-type="float">
            <text:p>-0.356251739252265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506952535900083" calcext:value-type="float">
            <text:p>-0.506952535900083</text:p>
          </table:table-cell>
          <table:table-cell office:value-type="float" office:value="-0.550697254825314" calcext:value-type="float">
            <text:p>-0.550697254825314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300673342843903" calcext:value-type="float">
            <text:p>-0.300673342843903</text:p>
          </table:table-cell>
          <table:table-cell office:value-type="float" office:value="-0.685466177889715" calcext:value-type="float">
            <text:p>-0.685466177889715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-0.0618115276629756" calcext:value-type="float">
            <text:p>-0.061811527662976</text:p>
          </table:table-cell>
          <table:table-cell office:value-type="float" office:value="-0.74595420447614" calcext:value-type="float">
            <text:p>-0.74595420447614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183748525644906" calcext:value-type="float">
            <text:p>0.183748525644906</text:p>
          </table:table-cell>
          <table:table-cell office:value-type="float" office:value="-0.725606518335513" calcext:value-type="float">
            <text:p>-0.725606518335513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409396575047023" calcext:value-type="float">
            <text:p>0.409396575047023</text:p>
          </table:table-cell>
          <table:table-cell office:value-type="float" office:value="-0.626628106988051" calcext:value-type="float">
            <text:p>-0.626628106988051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590680153100418" calcext:value-type="float">
            <text:p>0.590680153100418</text:p>
          </table:table-cell>
          <table:table-cell office:value-type="float" office:value="-0.459744817111545" calcext:value-type="float">
            <text:p>-0.459744817111545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707954371218469" calcext:value-type="float">
            <text:p>0.707954371218469</text:p>
          </table:table-cell>
          <table:table-cell office:value-type="float" office:value="-0.243041042625157" calcext:value-type="float">
            <text:p>-0.243041042625157</text:p>
          </table:table-cell>
          <table:table-cell office:value-type="float" office:value="0.663122658240795" calcext:value-type="float">
            <text:p>0.663122658240795</text:p>
          </table:table-cell>
          <table:table-cell table:number-columns-repeated="1021"/>
        </table:table-row>
        <table:table-row table:style-name="ro15">
          <table:table-cell office:value-type="float" office:value="0.88545602565321" calcext:value-type="float">
            <text:p>0.88545602565321</text:p>
          </table:table-cell>
          <table:table-cell office:value-type="float" office:value="0" calcext:value-type="float">
            <text:p>0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852620914287752" calcext:value-type="float">
            <text:p>0.852620914287752</text:p>
          </table:table-cell>
          <table:table-cell office:value-type="float" office:value="0.238893176722767" calcext:value-type="float">
            <text:p>0.238893176722767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756550810190716" calcext:value-type="float">
            <text:p>0.756550810190716</text:p>
          </table:table-cell>
          <table:table-cell office:value-type="float" office:value="0.460068739391571" calcext:value-type="float">
            <text:p>0.460068739391571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604370793491496" calcext:value-type="float">
            <text:p>0.604370793491496</text:p>
          </table:table-cell>
          <table:table-cell office:value-type="float" office:value="0.647123108334139" calcext:value-type="float">
            <text:p>0.647123108334139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40736735985142" calcext:value-type="float">
            <text:p>0.40736735985142</text:p>
          </table:table-cell>
          <table:table-cell office:value-type="float" office:value="0.786183316722799" calcext:value-type="float">
            <text:p>0.786183316722799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180151352712833" calcext:value-type="float">
            <text:p>0.180151352712833</text:p>
          </table:table-cell>
          <table:table-cell office:value-type="float" office:value="0.866935905059489" calcext:value-type="float">
            <text:p>0.866935905059489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060425656118865" calcext:value-type="float">
            <text:p>-0.060425656118865</text:p>
          </table:table-cell>
          <table:table-cell office:value-type="float" office:value="0.883391823285784" calcext:value-type="float">
            <text:p>0.883391823285784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29652117046521" calcext:value-type="float">
            <text:p>-0.29652117046521</text:p>
          </table:table-cell>
          <table:table-cell office:value-type="float" office:value="0.83433061122766" calcext:value-type="float">
            <text:p>0.83433061122766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510625066092243" calcext:value-type="float">
            <text:p>-0.510625066092243</text:p>
          </table:table-cell>
          <table:table-cell office:value-type="float" office:value="0.723390914543354" calcext:value-type="float">
            <text:p>0.723390914543354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686858236521457" calcext:value-type="float">
            <text:p>-0.686858236521457</text:p>
          </table:table-cell>
          <table:table-cell office:value-type="float" office:value="0.558800623020601" calcext:value-type="float">
            <text:p>0.558800623020601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812150273715226" calcext:value-type="float">
            <text:p>-0.812150273715226</text:p>
          </table:table-cell>
          <table:table-cell office:value-type="float" office:value="0.352766645631161" calcext:value-type="float">
            <text:p>0.352766645631161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87720884044782" calcext:value-type="float">
            <text:p>-0.87720884044782</text:p>
          </table:table-cell>
          <table:table-cell office:value-type="float" office:value="0.120569579935278" calcext:value-type="float">
            <text:p>0.120569579935278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87720884044782" calcext:value-type="float">
            <text:p>-0.87720884044782</text:p>
          </table:table-cell>
          <table:table-cell office:value-type="float" office:value="-0.120569579935278" calcext:value-type="float">
            <text:p>-0.120569579935278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812150273715227" calcext:value-type="float">
            <text:p>-0.812150273715227</text:p>
          </table:table-cell>
          <table:table-cell office:value-type="float" office:value="-0.35276664563116" calcext:value-type="float">
            <text:p>-0.35276664563116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686858236521457" calcext:value-type="float">
            <text:p>-0.686858236521457</text:p>
          </table:table-cell>
          <table:table-cell office:value-type="float" office:value="-0.558800623020601" calcext:value-type="float">
            <text:p>-0.558800623020601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510625066092243" calcext:value-type="float">
            <text:p>-0.510625066092243</text:p>
          </table:table-cell>
          <table:table-cell office:value-type="float" office:value="-0.723390914543354" calcext:value-type="float">
            <text:p>-0.723390914543354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29652117046521" calcext:value-type="float">
            <text:p>-0.29652117046521</text:p>
          </table:table-cell>
          <table:table-cell office:value-type="float" office:value="-0.83433061122766" calcext:value-type="float">
            <text:p>-0.83433061122766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-0.0604256561188654" calcext:value-type="float">
            <text:p>-0.060425656118865</text:p>
          </table:table-cell>
          <table:table-cell office:value-type="float" office:value="-0.883391823285784" calcext:value-type="float">
            <text:p>-0.883391823285784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180151352712832" calcext:value-type="float">
            <text:p>0.180151352712832</text:p>
          </table:table-cell>
          <table:table-cell office:value-type="float" office:value="-0.866935905059489" calcext:value-type="float">
            <text:p>-0.866935905059489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407367359851419" calcext:value-type="float">
            <text:p>0.407367359851419</text:p>
          </table:table-cell>
          <table:table-cell office:value-type="float" office:value="-0.7861833167228" calcext:value-type="float">
            <text:p>-0.7861833167228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604370793491495" calcext:value-type="float">
            <text:p>0.604370793491495</text:p>
          </table:table-cell>
          <table:table-cell office:value-type="float" office:value="-0.647123108334139" calcext:value-type="float">
            <text:p>-0.647123108334139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756550810190716" calcext:value-type="float">
            <text:p>0.756550810190716</text:p>
          </table:table-cell>
          <table:table-cell office:value-type="float" office:value="-0.460068739391571" calcext:value-type="float">
            <text:p>-0.460068739391571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852620914287752" calcext:value-type="float">
            <text:p>0.852620914287752</text:p>
          </table:table-cell>
          <table:table-cell office:value-type="float" office:value="-0.238893176722767" calcext:value-type="float">
            <text:p>-0.238893176722767</text:p>
          </table:table-cell>
          <table:table-cell office:value-type="float" office:value="0.464723172043769" calcext:value-type="float">
            <text:p>0.464723172043769</text:p>
          </table:table-cell>
          <table:table-cell table:number-columns-repeated="1021"/>
        </table:table-row>
        <table:table-row table:style-name="ro15">
          <table:table-cell office:value-type="float" office:value="0.970941817426052" calcext:value-type="float">
            <text:p>0.970941817426052</text:p>
          </table:table-cell>
          <table:table-cell office:value-type="float" office:value="0" calcext:value-type="float">
            <text:p>0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940437894794504" calcext:value-type="float">
            <text:p>0.940437894794504</text:p>
          </table:table-cell>
          <table:table-cell office:value-type="float" office:value="0.241463411019324" calcext:value-type="float">
            <text:p>0.241463411019324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850842800544379" calcext:value-type="float">
            <text:p>0.850842800544379</text:p>
          </table:table-cell>
          <table:table-cell office:value-type="float" office:value="0.467754787883997" calcext:value-type="float">
            <text:p>0.467754787883997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70778612395512" calcext:value-type="float">
            <text:p>0.70778612395512</text:p>
          </table:table-cell>
          <table:table-cell office:value-type="float" office:value="0.664655411144145" calcext:value-type="float">
            <text:p>0.664655411144145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520256642142483" calcext:value-type="float">
            <text:p>0.520256642142483</text:p>
          </table:table-cell>
          <table:table-cell office:value-type="float" office:value="0.819793290490495" calcext:value-type="float">
            <text:p>0.819793290490495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300037522133948" calcext:value-type="float">
            <text:p>0.300037522133948</text:p>
          </table:table-cell>
          <table:table-cell office:value-type="float" office:value="0.923420542406506" calcext:value-type="float">
            <text:p>0.923420542406506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0609659411489175" calcext:value-type="float">
            <text:p>0.060965941148918</text:p>
          </table:table-cell>
          <table:table-cell office:value-type="float" office:value="0.969025885539923" calcext:value-type="float">
            <text:p>0.969025885539923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181936354135546" calcext:value-type="float">
            <text:p>-0.181936354135546</text:p>
          </table:table-cell>
          <table:table-cell office:value-type="float" office:value="0.953743768456953" calcext:value-type="float">
            <text:p>0.953743768456953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413406919174569" calcext:value-type="float">
            <text:p>-0.413406919174569</text:p>
          </table:table-cell>
          <table:table-cell office:value-type="float" office:value="0.878534422777615" calcext:value-type="float">
            <text:p>0.878534422777615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618901607077558" calcext:value-type="float">
            <text:p>-0.618901607077558</text:p>
          </table:table-cell>
          <table:table-cell office:value-type="float" office:value="0.748123528291566" calcext:value-type="float">
            <text:p>0.748123528291566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785508430846973" calcext:value-type="float">
            <text:p>-0.785508430846973</text:p>
          </table:table-cell>
          <table:table-cell office:value-type="float" office:value="0.570705281117085" calcext:value-type="float">
            <text:p>0.570705281117085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902758871008347" calcext:value-type="float">
            <text:p>-0.902758871008347</text:p>
          </table:table-cell>
          <table:table-cell office:value-type="float" office:value="0.357427522222813" calcext:value-type="float">
            <text:p>0.357427522222813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963285651189384" calcext:value-type="float">
            <text:p>-0.963285651189384</text:p>
          </table:table-cell>
          <table:table-cell office:value-type="float" office:value="0.121691277580809" calcext:value-type="float">
            <text:p>0.121691277580809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963285651189384" calcext:value-type="float">
            <text:p>-0.963285651189384</text:p>
          </table:table-cell>
          <table:table-cell office:value-type="float" office:value="-0.121691277580809" calcext:value-type="float">
            <text:p>-0.121691277580809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902758871008347" calcext:value-type="float">
            <text:p>-0.902758871008347</text:p>
          </table:table-cell>
          <table:table-cell office:value-type="float" office:value="-0.357427522222814" calcext:value-type="float">
            <text:p>-0.357427522222814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785508430846973" calcext:value-type="float">
            <text:p>-0.785508430846973</text:p>
          </table:table-cell>
          <table:table-cell office:value-type="float" office:value="-0.570705281117085" calcext:value-type="float">
            <text:p>-0.570705281117085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618901607077558" calcext:value-type="float">
            <text:p>-0.618901607077558</text:p>
          </table:table-cell>
          <table:table-cell office:value-type="float" office:value="-0.748123528291566" calcext:value-type="float">
            <text:p>-0.748123528291566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413406919174568" calcext:value-type="float">
            <text:p>-0.413406919174568</text:p>
          </table:table-cell>
          <table:table-cell office:value-type="float" office:value="-0.878534422777615" calcext:value-type="float">
            <text:p>-0.878534422777615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-0.181936354135546" calcext:value-type="float">
            <text:p>-0.181936354135546</text:p>
          </table:table-cell>
          <table:table-cell office:value-type="float" office:value="-0.953743768456953" calcext:value-type="float">
            <text:p>-0.953743768456953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0609659411489179" calcext:value-type="float">
            <text:p>0.060965941148918</text:p>
          </table:table-cell>
          <table:table-cell office:value-type="float" office:value="-0.969025885539923" calcext:value-type="float">
            <text:p>-0.969025885539923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300037522133947" calcext:value-type="float">
            <text:p>0.300037522133947</text:p>
          </table:table-cell>
          <table:table-cell office:value-type="float" office:value="-0.923420542406506" calcext:value-type="float">
            <text:p>-0.923420542406506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520256642142484" calcext:value-type="float">
            <text:p>0.520256642142484</text:p>
          </table:table-cell>
          <table:table-cell office:value-type="float" office:value="-0.819793290490495" calcext:value-type="float">
            <text:p>-0.819793290490495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70778612395512" calcext:value-type="float">
            <text:p>0.70778612395512</text:p>
          </table:table-cell>
          <table:table-cell office:value-type="float" office:value="-0.664655411144145" calcext:value-type="float">
            <text:p>-0.664655411144145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850842800544379" calcext:value-type="float">
            <text:p>0.850842800544379</text:p>
          </table:table-cell>
          <table:table-cell office:value-type="float" office:value="-0.467754787883997" calcext:value-type="float">
            <text:p>-0.467754787883997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0.940437894794504" calcext:value-type="float">
            <text:p>0.940437894794504</text:p>
          </table:table-cell>
          <table:table-cell office:value-type="float" office:value="-0.241463411019324" calcext:value-type="float">
            <text:p>-0.241463411019324</text:p>
          </table:table-cell>
          <table:table-cell office:value-type="float" office:value="0.239315664287558" calcext:value-type="float">
            <text:p>0.239315664287558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68583161128631" calcext:value-type="float">
            <text:p>0.968583161128631</text:p>
          </table:table-cell>
          <table:table-cell office:value-type="float" office:value="0.248689887164855" calcext:value-type="float">
            <text:p>0.24868988716485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76306680043864" calcext:value-type="float">
            <text:p>0.876306680043864</text:p>
          </table:table-cell>
          <table:table-cell office:value-type="float" office:value="0.481753674101715" calcext:value-type="float">
            <text:p>0.4817536741017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28968627421412" calcext:value-type="float">
            <text:p>0.728968627421412</text:p>
          </table:table-cell>
          <table:table-cell office:value-type="float" office:value="0.684547105928689" calcext:value-type="float">
            <text:p>0.68454710592868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35826794978996" calcext:value-type="float">
            <text:p>0.535826794978996</text:p>
          </table:table-cell>
          <table:table-cell office:value-type="float" office:value="0.844327925502015" calcext:value-type="float">
            <text:p>0.8443279255020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.951056516295153" calcext:value-type="float">
            <text:p>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0627905195293133" calcext:value-type="float">
            <text:p>0.062790519529313</text:p>
          </table:table-cell>
          <table:table-cell office:value-type="float" office:value="0.998026728428271" calcext:value-type="float">
            <text:p>0.99802672842827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187381314585725" calcext:value-type="float">
            <text:p>-0.187381314585725</text:p>
          </table:table-cell>
          <table:table-cell office:value-type="float" office:value="0.982287250728689" calcext:value-type="float">
            <text:p>0.98228725072868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425779291565073" calcext:value-type="float">
            <text:p>-0.425779291565073</text:p>
          </table:table-cell>
          <table:table-cell office:value-type="float" office:value="0.90482705246602" calcext:value-type="float">
            <text:p>0.9048270524660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3742398974869" calcext:value-type="float">
            <text:p>-0.63742398974869</text:p>
          </table:table-cell>
          <table:table-cell office:value-type="float" office:value="0.770513242775789" calcext:value-type="float">
            <text:p>0.77051324277578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0.587785252292473" calcext:value-type="float">
            <text:p>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29776485888251" calcext:value-type="float">
            <text:p>-0.929776485888251</text:p>
          </table:table-cell>
          <table:table-cell office:value-type="float" office:value="0.368124552684678" calcext:value-type="float">
            <text:p>0.36812455268467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92114701314478" calcext:value-type="float">
            <text:p>-0.992114701314478</text:p>
          </table:table-cell>
          <table:table-cell office:value-type="float" office:value="0.125333233564304" calcext:value-type="float">
            <text:p>0.12533323356430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92114701314478" calcext:value-type="float">
            <text:p>-0.992114701314478</text:p>
          </table:table-cell>
          <table:table-cell office:value-type="float" office:value="-0.125333233564304" calcext:value-type="float">
            <text:p>-0.12533323356430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29776485888251" calcext:value-type="float">
            <text:p>-0.929776485888251</text:p>
          </table:table-cell>
          <table:table-cell office:value-type="float" office:value="-0.368124552684678" calcext:value-type="float">
            <text:p>-0.36812455268467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3742398974869" calcext:value-type="float">
            <text:p>-0.63742398974869</text:p>
          </table:table-cell>
          <table:table-cell office:value-type="float" office:value="-0.770513242775789" calcext:value-type="float">
            <text:p>-0.77051324277578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425779291565072" calcext:value-type="float">
            <text:p>-0.425779291565072</text:p>
          </table:table-cell>
          <table:table-cell office:value-type="float" office:value="-0.90482705246602" calcext:value-type="float">
            <text:p>-0.9048270524660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187381314585725" calcext:value-type="float">
            <text:p>-0.187381314585725</text:p>
          </table:table-cell>
          <table:table-cell office:value-type="float" office:value="-0.982287250728689" calcext:value-type="float">
            <text:p>-0.98228725072868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0627905195293137" calcext:value-type="float">
            <text:p>0.062790519529314</text:p>
          </table:table-cell>
          <table:table-cell office:value-type="float" office:value="-0.998026728428271" calcext:value-type="float">
            <text:p>-0.99802672842827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-0.951056516295153" calcext:value-type="float">
            <text:p>-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35826794978997" calcext:value-type="float">
            <text:p>0.535826794978997</text:p>
          </table:table-cell>
          <table:table-cell office:value-type="float" office:value="-0.844327925502015" calcext:value-type="float">
            <text:p>-0.8443279255020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28968627421412" calcext:value-type="float">
            <text:p>0.728968627421412</text:p>
          </table:table-cell>
          <table:table-cell office:value-type="float" office:value="-0.684547105928688" calcext:value-type="float">
            <text:p>-0.68454710592868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76306680043864" calcext:value-type="float">
            <text:p>0.876306680043864</text:p>
          </table:table-cell>
          <table:table-cell office:value-type="float" office:value="-0.481753674101715" calcext:value-type="float">
            <text:p>-0.4817536741017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68583161128631" calcext:value-type="float">
            <text:p>0.968583161128631</text:p>
          </table:table-cell>
          <table:table-cell office:value-type="float" office:value="-0.248689887164854" calcext:value-type="float">
            <text:p>-0.24868988716485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70941817426052" calcext:value-type="float">
            <text:p>0.970941817426052</text:p>
          </table:table-cell>
          <table:table-cell office:value-type="float" office:value="0" calcext:value-type="float">
            <text:p>0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940437894794504" calcext:value-type="float">
            <text:p>0.940437894794504</text:p>
          </table:table-cell>
          <table:table-cell office:value-type="float" office:value="0.241463411019324" calcext:value-type="float">
            <text:p>0.241463411019324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850842800544379" calcext:value-type="float">
            <text:p>0.850842800544379</text:p>
          </table:table-cell>
          <table:table-cell office:value-type="float" office:value="0.467754787883997" calcext:value-type="float">
            <text:p>0.467754787883997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70778612395512" calcext:value-type="float">
            <text:p>0.70778612395512</text:p>
          </table:table-cell>
          <table:table-cell office:value-type="float" office:value="0.664655411144145" calcext:value-type="float">
            <text:p>0.664655411144145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520256642142483" calcext:value-type="float">
            <text:p>0.520256642142483</text:p>
          </table:table-cell>
          <table:table-cell office:value-type="float" office:value="0.819793290490495" calcext:value-type="float">
            <text:p>0.819793290490495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300037522133948" calcext:value-type="float">
            <text:p>0.300037522133948</text:p>
          </table:table-cell>
          <table:table-cell office:value-type="float" office:value="0.923420542406506" calcext:value-type="float">
            <text:p>0.923420542406506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0609659411489175" calcext:value-type="float">
            <text:p>0.060965941148918</text:p>
          </table:table-cell>
          <table:table-cell office:value-type="float" office:value="0.969025885539923" calcext:value-type="float">
            <text:p>0.969025885539923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181936354135546" calcext:value-type="float">
            <text:p>-0.181936354135546</text:p>
          </table:table-cell>
          <table:table-cell office:value-type="float" office:value="0.953743768456953" calcext:value-type="float">
            <text:p>0.953743768456953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413406919174569" calcext:value-type="float">
            <text:p>-0.413406919174569</text:p>
          </table:table-cell>
          <table:table-cell office:value-type="float" office:value="0.878534422777615" calcext:value-type="float">
            <text:p>0.878534422777615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618901607077558" calcext:value-type="float">
            <text:p>-0.618901607077558</text:p>
          </table:table-cell>
          <table:table-cell office:value-type="float" office:value="0.748123528291566" calcext:value-type="float">
            <text:p>0.748123528291566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785508430846973" calcext:value-type="float">
            <text:p>-0.785508430846973</text:p>
          </table:table-cell>
          <table:table-cell office:value-type="float" office:value="0.570705281117085" calcext:value-type="float">
            <text:p>0.570705281117085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902758871008347" calcext:value-type="float">
            <text:p>-0.902758871008347</text:p>
          </table:table-cell>
          <table:table-cell office:value-type="float" office:value="0.357427522222813" calcext:value-type="float">
            <text:p>0.357427522222813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963285651189384" calcext:value-type="float">
            <text:p>-0.963285651189384</text:p>
          </table:table-cell>
          <table:table-cell office:value-type="float" office:value="0.121691277580809" calcext:value-type="float">
            <text:p>0.121691277580809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963285651189384" calcext:value-type="float">
            <text:p>-0.963285651189384</text:p>
          </table:table-cell>
          <table:table-cell office:value-type="float" office:value="-0.121691277580809" calcext:value-type="float">
            <text:p>-0.121691277580809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902758871008347" calcext:value-type="float">
            <text:p>-0.902758871008347</text:p>
          </table:table-cell>
          <table:table-cell office:value-type="float" office:value="-0.357427522222814" calcext:value-type="float">
            <text:p>-0.357427522222814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785508430846973" calcext:value-type="float">
            <text:p>-0.785508430846973</text:p>
          </table:table-cell>
          <table:table-cell office:value-type="float" office:value="-0.570705281117085" calcext:value-type="float">
            <text:p>-0.570705281117085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618901607077558" calcext:value-type="float">
            <text:p>-0.618901607077558</text:p>
          </table:table-cell>
          <table:table-cell office:value-type="float" office:value="-0.748123528291566" calcext:value-type="float">
            <text:p>-0.748123528291566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413406919174568" calcext:value-type="float">
            <text:p>-0.413406919174568</text:p>
          </table:table-cell>
          <table:table-cell office:value-type="float" office:value="-0.878534422777615" calcext:value-type="float">
            <text:p>-0.878534422777615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-0.181936354135546" calcext:value-type="float">
            <text:p>-0.181936354135546</text:p>
          </table:table-cell>
          <table:table-cell office:value-type="float" office:value="-0.953743768456953" calcext:value-type="float">
            <text:p>-0.953743768456953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0609659411489179" calcext:value-type="float">
            <text:p>0.060965941148918</text:p>
          </table:table-cell>
          <table:table-cell office:value-type="float" office:value="-0.969025885539923" calcext:value-type="float">
            <text:p>-0.969025885539923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300037522133947" calcext:value-type="float">
            <text:p>0.300037522133947</text:p>
          </table:table-cell>
          <table:table-cell office:value-type="float" office:value="-0.923420542406506" calcext:value-type="float">
            <text:p>-0.923420542406506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520256642142484" calcext:value-type="float">
            <text:p>0.520256642142484</text:p>
          </table:table-cell>
          <table:table-cell office:value-type="float" office:value="-0.819793290490495" calcext:value-type="float">
            <text:p>-0.819793290490495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70778612395512" calcext:value-type="float">
            <text:p>0.70778612395512</text:p>
          </table:table-cell>
          <table:table-cell office:value-type="float" office:value="-0.664655411144145" calcext:value-type="float">
            <text:p>-0.664655411144145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850842800544379" calcext:value-type="float">
            <text:p>0.850842800544379</text:p>
          </table:table-cell>
          <table:table-cell office:value-type="float" office:value="-0.467754787883997" calcext:value-type="float">
            <text:p>-0.467754787883997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940437894794504" calcext:value-type="float">
            <text:p>0.940437894794504</text:p>
          </table:table-cell>
          <table:table-cell office:value-type="float" office:value="-0.241463411019324" calcext:value-type="float">
            <text:p>-0.241463411019324</text:p>
          </table:table-cell>
          <table:table-cell office:value-type="float" office:value="-0.239315664287558" calcext:value-type="float">
            <text:p>-0.239315664287558</text:p>
          </table:table-cell>
          <table:table-cell table:number-columns-repeated="1021"/>
        </table:table-row>
        <table:table-row table:style-name="ro15">
          <table:table-cell office:value-type="float" office:value="0.88545602565321" calcext:value-type="float">
            <text:p>0.88545602565321</text:p>
          </table:table-cell>
          <table:table-cell office:value-type="float" office:value="0" calcext:value-type="float">
            <text:p>0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852620914287752" calcext:value-type="float">
            <text:p>0.852620914287752</text:p>
          </table:table-cell>
          <table:table-cell office:value-type="float" office:value="0.238893176722767" calcext:value-type="float">
            <text:p>0.238893176722767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756550810190716" calcext:value-type="float">
            <text:p>0.756550810190716</text:p>
          </table:table-cell>
          <table:table-cell office:value-type="float" office:value="0.460068739391571" calcext:value-type="float">
            <text:p>0.460068739391571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604370793491496" calcext:value-type="float">
            <text:p>0.604370793491496</text:p>
          </table:table-cell>
          <table:table-cell office:value-type="float" office:value="0.647123108334139" calcext:value-type="float">
            <text:p>0.647123108334139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40736735985142" calcext:value-type="float">
            <text:p>0.40736735985142</text:p>
          </table:table-cell>
          <table:table-cell office:value-type="float" office:value="0.786183316722799" calcext:value-type="float">
            <text:p>0.786183316722799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180151352712833" calcext:value-type="float">
            <text:p>0.180151352712833</text:p>
          </table:table-cell>
          <table:table-cell office:value-type="float" office:value="0.866935905059489" calcext:value-type="float">
            <text:p>0.866935905059489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060425656118865" calcext:value-type="float">
            <text:p>-0.060425656118865</text:p>
          </table:table-cell>
          <table:table-cell office:value-type="float" office:value="0.883391823285784" calcext:value-type="float">
            <text:p>0.883391823285784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29652117046521" calcext:value-type="float">
            <text:p>-0.29652117046521</text:p>
          </table:table-cell>
          <table:table-cell office:value-type="float" office:value="0.83433061122766" calcext:value-type="float">
            <text:p>0.83433061122766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510625066092243" calcext:value-type="float">
            <text:p>-0.510625066092243</text:p>
          </table:table-cell>
          <table:table-cell office:value-type="float" office:value="0.723390914543354" calcext:value-type="float">
            <text:p>0.723390914543354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686858236521457" calcext:value-type="float">
            <text:p>-0.686858236521457</text:p>
          </table:table-cell>
          <table:table-cell office:value-type="float" office:value="0.558800623020601" calcext:value-type="float">
            <text:p>0.558800623020601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812150273715226" calcext:value-type="float">
            <text:p>-0.812150273715226</text:p>
          </table:table-cell>
          <table:table-cell office:value-type="float" office:value="0.352766645631161" calcext:value-type="float">
            <text:p>0.352766645631161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87720884044782" calcext:value-type="float">
            <text:p>-0.87720884044782</text:p>
          </table:table-cell>
          <table:table-cell office:value-type="float" office:value="0.120569579935278" calcext:value-type="float">
            <text:p>0.120569579935278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87720884044782" calcext:value-type="float">
            <text:p>-0.87720884044782</text:p>
          </table:table-cell>
          <table:table-cell office:value-type="float" office:value="-0.120569579935278" calcext:value-type="float">
            <text:p>-0.120569579935278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812150273715227" calcext:value-type="float">
            <text:p>-0.812150273715227</text:p>
          </table:table-cell>
          <table:table-cell office:value-type="float" office:value="-0.35276664563116" calcext:value-type="float">
            <text:p>-0.35276664563116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686858236521457" calcext:value-type="float">
            <text:p>-0.686858236521457</text:p>
          </table:table-cell>
          <table:table-cell office:value-type="float" office:value="-0.558800623020601" calcext:value-type="float">
            <text:p>-0.558800623020601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510625066092243" calcext:value-type="float">
            <text:p>-0.510625066092243</text:p>
          </table:table-cell>
          <table:table-cell office:value-type="float" office:value="-0.723390914543354" calcext:value-type="float">
            <text:p>-0.723390914543354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29652117046521" calcext:value-type="float">
            <text:p>-0.29652117046521</text:p>
          </table:table-cell>
          <table:table-cell office:value-type="float" office:value="-0.83433061122766" calcext:value-type="float">
            <text:p>-0.83433061122766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-0.0604256561188654" calcext:value-type="float">
            <text:p>-0.060425656118865</text:p>
          </table:table-cell>
          <table:table-cell office:value-type="float" office:value="-0.883391823285784" calcext:value-type="float">
            <text:p>-0.883391823285784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180151352712832" calcext:value-type="float">
            <text:p>0.180151352712832</text:p>
          </table:table-cell>
          <table:table-cell office:value-type="float" office:value="-0.866935905059489" calcext:value-type="float">
            <text:p>-0.866935905059489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407367359851419" calcext:value-type="float">
            <text:p>0.407367359851419</text:p>
          </table:table-cell>
          <table:table-cell office:value-type="float" office:value="-0.7861833167228" calcext:value-type="float">
            <text:p>-0.7861833167228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604370793491495" calcext:value-type="float">
            <text:p>0.604370793491495</text:p>
          </table:table-cell>
          <table:table-cell office:value-type="float" office:value="-0.647123108334139" calcext:value-type="float">
            <text:p>-0.647123108334139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756550810190716" calcext:value-type="float">
            <text:p>0.756550810190716</text:p>
          </table:table-cell>
          <table:table-cell office:value-type="float" office:value="-0.460068739391571" calcext:value-type="float">
            <text:p>-0.460068739391571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852620914287752" calcext:value-type="float">
            <text:p>0.852620914287752</text:p>
          </table:table-cell>
          <table:table-cell office:value-type="float" office:value="-0.238893176722767" calcext:value-type="float">
            <text:p>-0.238893176722767</text:p>
          </table:table-cell>
          <table:table-cell office:value-type="float" office:value="-0.464723172043769" calcext:value-type="float">
            <text:p>-0.464723172043769</text:p>
          </table:table-cell>
          <table:table-cell table:number-columns-repeated="1021"/>
        </table:table-row>
        <table:table-row table:style-name="ro15">
          <table:table-cell office:value-type="float" office:value="0.748510748171101" calcext:value-type="float">
            <text:p>0.748510748171101</text:p>
          </table:table-cell>
          <table:table-cell office:value-type="float" office:value="0" calcext:value-type="float">
            <text:p>0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707954371218469" calcext:value-type="float">
            <text:p>0.707954371218469</text:p>
          </table:table-cell>
          <table:table-cell office:value-type="float" office:value="0.243041042625157" calcext:value-type="float">
            <text:p>0.243041042625157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590680153100418" calcext:value-type="float">
            <text:p>0.590680153100418</text:p>
          </table:table-cell>
          <table:table-cell office:value-type="float" office:value="0.459744817111545" calcext:value-type="float">
            <text:p>0.459744817111545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409396575047024" calcext:value-type="float">
            <text:p>0.409396575047024</text:p>
          </table:table-cell>
          <table:table-cell office:value-type="float" office:value="0.626628106988051" calcext:value-type="float">
            <text:p>0.626628106988051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183748525644907" calcext:value-type="float">
            <text:p>0.183748525644907</text:p>
          </table:table-cell>
          <table:table-cell office:value-type="float" office:value="0.725606518335513" calcext:value-type="float">
            <text:p>0.725606518335513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0618115276629753" calcext:value-type="float">
            <text:p>-0.061811527662975</text:p>
          </table:table-cell>
          <table:table-cell office:value-type="float" office:value="0.74595420447614" calcext:value-type="float">
            <text:p>0.74595420447614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300673342843902" calcext:value-type="float">
            <text:p>-0.300673342843902</text:p>
          </table:table-cell>
          <table:table-cell office:value-type="float" office:value="0.685466177889715" calcext:value-type="float">
            <text:p>0.685466177889715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506952535900083" calcext:value-type="float">
            <text:p>-0.506952535900083</text:p>
          </table:table-cell>
          <table:table-cell office:value-type="float" office:value="0.550697254825314" calcext:value-type="float">
            <text:p>0.550697254825314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658295555512414" calcext:value-type="float">
            <text:p>-0.658295555512414</text:p>
          </table:table-cell>
          <table:table-cell office:value-type="float" office:value="0.356251739252265" calcext:value-type="float">
            <text:p>0.356251739252265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738302037176994" calcext:value-type="float">
            <text:p>-0.738302037176994</text:p>
          </table:table-cell>
          <table:table-cell office:value-type="float" office:value="0.123200819915948" calcext:value-type="float">
            <text:p>0.123200819915948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738302037176994" calcext:value-type="float">
            <text:p>-0.738302037176994</text:p>
          </table:table-cell>
          <table:table-cell office:value-type="float" office:value="-0.123200819915948" calcext:value-type="float">
            <text:p>-0.123200819915948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658295555512414" calcext:value-type="float">
            <text:p>-0.658295555512414</text:p>
          </table:table-cell>
          <table:table-cell office:value-type="float" office:value="-0.356251739252265" calcext:value-type="float">
            <text:p>-0.356251739252265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506952535900083" calcext:value-type="float">
            <text:p>-0.506952535900083</text:p>
          </table:table-cell>
          <table:table-cell office:value-type="float" office:value="-0.550697254825314" calcext:value-type="float">
            <text:p>-0.550697254825314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300673342843903" calcext:value-type="float">
            <text:p>-0.300673342843903</text:p>
          </table:table-cell>
          <table:table-cell office:value-type="float" office:value="-0.685466177889715" calcext:value-type="float">
            <text:p>-0.685466177889715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-0.0618115276629756" calcext:value-type="float">
            <text:p>-0.061811527662976</text:p>
          </table:table-cell>
          <table:table-cell office:value-type="float" office:value="-0.74595420447614" calcext:value-type="float">
            <text:p>-0.74595420447614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183748525644906" calcext:value-type="float">
            <text:p>0.183748525644906</text:p>
          </table:table-cell>
          <table:table-cell office:value-type="float" office:value="-0.725606518335513" calcext:value-type="float">
            <text:p>-0.725606518335513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409396575047023" calcext:value-type="float">
            <text:p>0.409396575047023</text:p>
          </table:table-cell>
          <table:table-cell office:value-type="float" office:value="-0.626628106988051" calcext:value-type="float">
            <text:p>-0.626628106988051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590680153100418" calcext:value-type="float">
            <text:p>0.590680153100418</text:p>
          </table:table-cell>
          <table:table-cell office:value-type="float" office:value="-0.459744817111545" calcext:value-type="float">
            <text:p>-0.459744817111545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707954371218469" calcext:value-type="float">
            <text:p>0.707954371218469</text:p>
          </table:table-cell>
          <table:table-cell office:value-type="float" office:value="-0.243041042625157" calcext:value-type="float">
            <text:p>-0.243041042625157</text:p>
          </table:table-cell>
          <table:table-cell office:value-type="float" office:value="-0.663122658240795" calcext:value-type="float">
            <text:p>-0.663122658240795</text:p>
          </table:table-cell>
          <table:table-cell table:number-columns-repeated="1021"/>
        </table:table-row>
        <table:table-row table:style-name="ro15">
          <table:table-cell office:value-type="float" office:value="0.568064746731156" calcext:value-type="float">
            <text:p>0.568064746731156</text:p>
          </table:table-cell>
          <table:table-cell office:value-type="float" office:value="0" calcext:value-type="float">
            <text:p>0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0.511808651757644" calcext:value-type="float">
            <text:p>0.511808651757644</text:p>
          </table:table-cell>
          <table:table-cell office:value-type="float" office:value="0.246474056372583" calcext:value-type="float">
            <text:p>0.246474056372583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0.35418257638234" calcext:value-type="float">
            <text:p>0.35418257638234</text:p>
          </table:table-cell>
          <table:table-cell office:value-type="float" office:value="0.444130903074645" calcext:value-type="float">
            <text:p>0.444130903074645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0.126406297990274" calcext:value-type="float">
            <text:p>0.126406297990274</text:p>
          </table:table-cell>
          <table:table-cell office:value-type="float" office:value="0.553822177514702" calcext:value-type="float">
            <text:p>0.553822177514702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-0.126406297990274" calcext:value-type="float">
            <text:p>-0.126406297990274</text:p>
          </table:table-cell>
          <table:table-cell office:value-type="float" office:value="0.553822177514702" calcext:value-type="float">
            <text:p>0.553822177514702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-0.35418257638234" calcext:value-type="float">
            <text:p>-0.35418257638234</text:p>
          </table:table-cell>
          <table:table-cell office:value-type="float" office:value="0.444130903074646" calcext:value-type="float">
            <text:p>0.444130903074646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-0.511808651757644" calcext:value-type="float">
            <text:p>-0.511808651757644</text:p>
          </table:table-cell>
          <table:table-cell office:value-type="float" office:value="0.246474056372583" calcext:value-type="float">
            <text:p>0.246474056372583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-0.568064746731156" calcext:value-type="float">
            <text:p>-0.568064746731156</text:p>
          </table:table-cell>
          <table:table-cell office:value-type="float" office:value="6.95678673792762E-017" calcext:value-type="float">
            <text:p>6.95678673792762E-17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-0.511808651757644" calcext:value-type="float">
            <text:p>-0.511808651757644</text:p>
          </table:table-cell>
          <table:table-cell office:value-type="float" office:value="-0.246474056372582" calcext:value-type="float">
            <text:p>-0.246474056372582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-0.35418257638234" calcext:value-type="float">
            <text:p>-0.35418257638234</text:p>
          </table:table-cell>
          <table:table-cell office:value-type="float" office:value="-0.444130903074645" calcext:value-type="float">
            <text:p>-0.444130903074645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-0.126406297990274" calcext:value-type="float">
            <text:p>-0.126406297990274</text:p>
          </table:table-cell>
          <table:table-cell office:value-type="float" office:value="-0.553822177514702" calcext:value-type="float">
            <text:p>-0.553822177514702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0.126406297990274" calcext:value-type="float">
            <text:p>0.126406297990274</text:p>
          </table:table-cell>
          <table:table-cell office:value-type="float" office:value="-0.553822177514702" calcext:value-type="float">
            <text:p>-0.553822177514702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0.35418257638234" calcext:value-type="float">
            <text:p>0.35418257638234</text:p>
          </table:table-cell>
          <table:table-cell office:value-type="float" office:value="-0.444130903074646" calcext:value-type="float">
            <text:p>-0.444130903074646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0.511808651757644" calcext:value-type="float">
            <text:p>0.511808651757644</text:p>
          </table:table-cell>
          <table:table-cell office:value-type="float" office:value="-0.246474056372583" calcext:value-type="float">
            <text:p>-0.246474056372583</text:p>
          </table:table-cell>
          <table:table-cell office:value-type="float" office:value="-0.822983865893656" calcext:value-type="float">
            <text:p>-0.822983865893656</text:p>
          </table:table-cell>
          <table:table-cell table:number-columns-repeated="1021"/>
        </table:table-row>
        <table:table-row table:style-name="ro15">
          <table:table-cell office:value-type="float" office:value="0.354604887042536" calcext:value-type="float">
            <text:p>0.354604887042536</text:p>
          </table:table-cell>
          <table:table-cell office:value-type="float" office:value="0" calcext:value-type="float">
            <text:p>0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0.271643103221767" calcext:value-type="float">
            <text:p>0.271643103221767</text:p>
          </table:table-cell>
          <table:table-cell office:value-type="float" office:value="0.227935627725237" calcext:value-type="float">
            <text:p>0.227935627725237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0.0615764924267241" calcext:value-type="float">
            <text:p>0.061576492426724</text:p>
          </table:table-cell>
          <table:table-cell office:value-type="float" office:value="0.349217642015507" calcext:value-type="float">
            <text:p>0.349217642015507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-0.177302443521268" calcext:value-type="float">
            <text:p>-0.177302443521268</text:p>
          </table:table-cell>
          <table:table-cell office:value-type="float" office:value="0.307096840484947" calcext:value-type="float">
            <text:p>0.307096840484947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-0.333219595648491" calcext:value-type="float">
            <text:p>-0.333219595648491</text:p>
          </table:table-cell>
          <table:table-cell office:value-type="float" office:value="0.121282014290271" calcext:value-type="float">
            <text:p>0.121282014290271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-0.333219595648491" calcext:value-type="float">
            <text:p>-0.333219595648491</text:p>
          </table:table-cell>
          <table:table-cell office:value-type="float" office:value="-0.121282014290271" calcext:value-type="float">
            <text:p>-0.121282014290271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-0.177302443521268" calcext:value-type="float">
            <text:p>-0.177302443521268</text:p>
          </table:table-cell>
          <table:table-cell office:value-type="float" office:value="-0.307096840484947" calcext:value-type="float">
            <text:p>-0.307096840484947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0.0615764924267239" calcext:value-type="float">
            <text:p>0.061576492426724</text:p>
          </table:table-cell>
          <table:table-cell office:value-type="float" office:value="-0.349217642015507" calcext:value-type="float">
            <text:p>-0.349217642015507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0.271643103221767" calcext:value-type="float">
            <text:p>0.271643103221767</text:p>
          </table:table-cell>
          <table:table-cell office:value-type="float" office:value="-0.227935627725237" calcext:value-type="float">
            <text:p>-0.227935627725237</text:p>
          </table:table-cell>
          <table:table-cell office:value-type="float" office:value="-0.935016242685415" calcext:value-type="float">
            <text:p>-0.935016242685415</text:p>
          </table:table-cell>
          <table:table-cell table:number-columns-repeated="1021"/>
        </table:table-row>
        <table:table-row table:style-name="ro15">
          <table:table-cell office:value-type="float" office:value="0.120536680255323" calcext:value-type="float">
            <text:p>0.120536680255323</text:p>
          </table:table-cell>
          <table:table-cell office:value-type="float" office:value="0" calcext:value-type="float">
            <text:p>0</text:p>
          </table:table-cell>
          <table:table-cell office:value-type="float" office:value="-0.992708874098054" calcext:value-type="float">
            <text:p>-0.992708874098054</text:p>
          </table:table-cell>
          <table:table-cell table:number-columns-repeated="1021"/>
        </table:table-row>
        <table:table-row table:style-name="ro15">
          <table:table-cell office:value-type="float" office:value="-0.120536680255323" calcext:value-type="float">
            <text:p>-0.120536680255323</text:p>
          </table:table-cell>
          <table:table-cell office:value-type="float" office:value="1.4761485965453E-017" calcext:value-type="float">
            <text:p>1.4761485965453E-17</text:p>
          </table:table-cell>
          <table:table-cell office:value-type="float" office:value="-0.992708874098054" calcext:value-type="float">
            <text:p>-0.992708874098054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36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244" table:style-name="ta20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222520933956314" calcext:value-type="float">
            <text:p>0.222520933956314</text:p>
          </table:table-cell>
          <table:table-cell office:value-type="float" office:value="0" calcext:value-type="float">
            <text:p>0</text:p>
          </table:table-cell>
          <table:table-cell office:value-type="float" office:value="0.974927912181824" calcext:value-type="float">
            <text:p>0.974927912181824</text:p>
          </table:table-cell>
          <table:table-cell table:number-columns-repeated="1021"/>
        </table:table-row>
        <table:table-row table:style-name="ro15">
          <table:table-cell office:value-type="float" office:value="0.0687627501966865" calcext:value-type="float">
            <text:p>0.068762750196687</text:p>
          </table:table-cell>
          <table:table-cell office:value-type="float" office:value="0.211629984251236" calcext:value-type="float">
            <text:p>0.211629984251236</text:p>
          </table:table-cell>
          <table:table-cell office:value-type="float" office:value="0.974927912181824" calcext:value-type="float">
            <text:p>0.974927912181824</text:p>
          </table:table-cell>
          <table:table-cell table:number-columns-repeated="1021"/>
        </table:table-row>
        <table:table-row table:style-name="ro15">
          <table:table-cell office:value-type="float" office:value="-0.180023217174844" calcext:value-type="float">
            <text:p>-0.180023217174844</text:p>
          </table:table-cell>
          <table:table-cell office:value-type="float" office:value="0.130794523305869" calcext:value-type="float">
            <text:p>0.130794523305869</text:p>
          </table:table-cell>
          <table:table-cell office:value-type="float" office:value="0.974927912181824" calcext:value-type="float">
            <text:p>0.974927912181824</text:p>
          </table:table-cell>
          <table:table-cell table:number-columns-repeated="1021"/>
        </table:table-row>
        <table:table-row table:style-name="ro15">
          <table:table-cell office:value-type="float" office:value="-0.180023217174844" calcext:value-type="float">
            <text:p>-0.180023217174844</text:p>
          </table:table-cell>
          <table:table-cell office:value-type="float" office:value="-0.130794523305869" calcext:value-type="float">
            <text:p>-0.130794523305869</text:p>
          </table:table-cell>
          <table:table-cell office:value-type="float" office:value="0.974927912181824" calcext:value-type="float">
            <text:p>0.974927912181824</text:p>
          </table:table-cell>
          <table:table-cell table:number-columns-repeated="1021"/>
        </table:table-row>
        <table:table-row table:style-name="ro15">
          <table:table-cell office:value-type="float" office:value="0.0687627501966864" calcext:value-type="float">
            <text:p>0.068762750196686</text:p>
          </table:table-cell>
          <table:table-cell office:value-type="float" office:value="-0.211629984251236" calcext:value-type="float">
            <text:p>-0.211629984251236</text:p>
          </table:table-cell>
          <table:table-cell office:value-type="float" office:value="0.974927912181824" calcext:value-type="float">
            <text:p>0.974927912181824</text:p>
          </table:table-cell>
          <table:table-cell table:number-columns-repeated="1021"/>
        </table:table-row>
        <table:table-row table:style-name="ro15">
          <table:table-cell office:value-type="float" office:value="0.433883739117558" calcext:value-type="float">
            <text:p>0.433883739117558</text:p>
          </table:table-cell>
          <table:table-cell office:value-type="float" office:value="0" calcext:value-type="float">
            <text:p>0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0.375754340364785" calcext:value-type="float">
            <text:p>0.375754340364785</text:p>
          </table:table-cell>
          <table:table-cell office:value-type="float" office:value="0.216941869558779" calcext:value-type="float">
            <text:p>0.216941869558779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0.216941869558779" calcext:value-type="float">
            <text:p>0.216941869558779</text:p>
          </table:table-cell>
          <table:table-cell office:value-type="float" office:value="0.375754340364785" calcext:value-type="float">
            <text:p>0.375754340364785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2.65677166156201E-017" calcext:value-type="float">
            <text:p>2.65677166156201E-17</text:p>
          </table:table-cell>
          <table:table-cell office:value-type="float" office:value="0.433883739117558" calcext:value-type="float">
            <text:p>0.433883739117558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-0.216941869558779" calcext:value-type="float">
            <text:p>-0.216941869558779</text:p>
          </table:table-cell>
          <table:table-cell office:value-type="float" office:value="0.375754340364785" calcext:value-type="float">
            <text:p>0.375754340364785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-0.375754340364785" calcext:value-type="float">
            <text:p>-0.375754340364785</text:p>
          </table:table-cell>
          <table:table-cell office:value-type="float" office:value="0.216941869558779" calcext:value-type="float">
            <text:p>0.216941869558779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-0.433883739117558" calcext:value-type="float">
            <text:p>-0.433883739117558</text:p>
          </table:table-cell>
          <table:table-cell office:value-type="float" office:value="5.31354332312403E-017" calcext:value-type="float">
            <text:p>5.31354332312403E-17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-0.375754340364785" calcext:value-type="float">
            <text:p>-0.375754340364785</text:p>
          </table:table-cell>
          <table:table-cell office:value-type="float" office:value="-0.216941869558779" calcext:value-type="float">
            <text:p>-0.216941869558779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-0.216941869558779" calcext:value-type="float">
            <text:p>-0.216941869558779</text:p>
          </table:table-cell>
          <table:table-cell office:value-type="float" office:value="-0.375754340364785" calcext:value-type="float">
            <text:p>-0.375754340364785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-7.97031498468604E-017" calcext:value-type="float">
            <text:p>-7.97031498468604E-17</text:p>
          </table:table-cell>
          <table:table-cell office:value-type="float" office:value="-0.433883739117558" calcext:value-type="float">
            <text:p>-0.433883739117558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0.216941869558779" calcext:value-type="float">
            <text:p>0.216941869558779</text:p>
          </table:table-cell>
          <table:table-cell office:value-type="float" office:value="-0.375754340364786" calcext:value-type="float">
            <text:p>-0.375754340364786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0.375754340364785" calcext:value-type="float">
            <text:p>0.375754340364785</text:p>
          </table:table-cell>
          <table:table-cell office:value-type="float" office:value="-0.216941869558779" calcext:value-type="float">
            <text:p>-0.216941869558779</text:p>
          </table:table-cell>
          <table:table-cell office:value-type="float" office:value="0.900968867902419" calcext:value-type="float">
            <text:p>0.900968867902419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" calcext:value-type="float">
            <text:p>0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581386925550093" calcext:value-type="float">
            <text:p>0.581386925550093</text:p>
          </table:table-cell>
          <table:table-cell office:value-type="float" office:value="0.225230494874147" calcext:value-type="float">
            <text:p>0.22523049487414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460764523369746" calcext:value-type="float">
            <text:p>0.460764523369746</text:p>
          </table:table-cell>
          <table:table-cell office:value-type="float" office:value="0.420042363370284" calcext:value-type="float">
            <text:p>0.420042363370284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277913319123952" calcext:value-type="float">
            <text:p>0.277913319123952</text:p>
          </table:table-cell>
          <table:table-cell office:value-type="float" office:value="0.55812518315818" calcext:value-type="float">
            <text:p>0.55812518315818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0575283811596046" calcext:value-type="float">
            <text:p>0.057528381159605</text:p>
          </table:table-cell>
          <table:table-cell office:value-type="float" office:value="0.62083010428216" calcext:value-type="float">
            <text:p>0.62083010428216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170626083456111" calcext:value-type="float">
            <text:p>-0.170626083456111</text:p>
          </table:table-cell>
          <table:table-cell office:value-type="float" office:value="0.59968847968447" calcext:value-type="float">
            <text:p>0.5996884796844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375736550029312" calcext:value-type="float">
            <text:p>-0.375736550029312</text:p>
          </table:table-cell>
          <table:table-cell office:value-type="float" office:value="0.497555602916813" calcext:value-type="float">
            <text:p>0.497555602916813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530101713492957" calcext:value-type="float">
            <text:p>-0.530101713492957</text:p>
          </table:table-cell>
          <table:table-cell office:value-type="float" office:value="0.328225084924467" calcext:value-type="float">
            <text:p>0.32822508492446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612873703154381" calcext:value-type="float">
            <text:p>-0.612873703154381</text:p>
          </table:table-cell>
          <table:table-cell office:value-type="float" office:value="0.114565950455091" calcext:value-type="float">
            <text:p>0.114565950455091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612873703154381" calcext:value-type="float">
            <text:p>-0.612873703154381</text:p>
          </table:table-cell>
          <table:table-cell office:value-type="float" office:value="-0.114565950455091" calcext:value-type="float">
            <text:p>-0.114565950455091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530101713492957" calcext:value-type="float">
            <text:p>-0.530101713492957</text:p>
          </table:table-cell>
          <table:table-cell office:value-type="float" office:value="-0.328225084924467" calcext:value-type="float">
            <text:p>-0.32822508492446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375736550029313" calcext:value-type="float">
            <text:p>-0.375736550029313</text:p>
          </table:table-cell>
          <table:table-cell office:value-type="float" office:value="-0.497555602916813" calcext:value-type="float">
            <text:p>-0.497555602916813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-0.170626083456112" calcext:value-type="float">
            <text:p>-0.170626083456112</text:p>
          </table:table-cell>
          <table:table-cell office:value-type="float" office:value="-0.59968847968447" calcext:value-type="float">
            <text:p>-0.5996884796844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0575283811596043" calcext:value-type="float">
            <text:p>0.057528381159604</text:p>
          </table:table-cell>
          <table:table-cell office:value-type="float" office:value="-0.62083010428216" calcext:value-type="float">
            <text:p>-0.62083010428216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277913319123952" calcext:value-type="float">
            <text:p>0.277913319123952</text:p>
          </table:table-cell>
          <table:table-cell office:value-type="float" office:value="-0.55812518315818" calcext:value-type="float">
            <text:p>-0.55812518315818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460764523369746" calcext:value-type="float">
            <text:p>0.460764523369746</text:p>
          </table:table-cell>
          <table:table-cell office:value-type="float" office:value="-0.420042363370284" calcext:value-type="float">
            <text:p>-0.420042363370284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581386925550093" calcext:value-type="float">
            <text:p>0.581386925550093</text:p>
          </table:table-cell>
          <table:table-cell office:value-type="float" office:value="-0.225230494874147" calcext:value-type="float">
            <text:p>-0.225230494874147</text:p>
          </table:table-cell>
          <table:table-cell office:value-type="float" office:value="0.78183148246803" calcext:value-type="float">
            <text:p>0.78183148246803</text:p>
          </table:table-cell>
          <table:table-cell table:number-columns-repeated="1021"/>
        </table:table-row>
        <table:table-row table:style-name="ro15">
          <table:table-cell office:value-type="float" office:value="0.78183148246803" calcext:value-type="float">
            <text:p>0.78183148246803</text:p>
          </table:table-cell>
          <table:table-cell office:value-type="float" office:value="0" calcext:value-type="float">
            <text:p>0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747096903353913" calcext:value-type="float">
            <text:p>0.747096903353913</text:p>
          </table:table-cell>
          <table:table-cell office:value-type="float" office:value="0.2304488749748" calcext:value-type="float">
            <text:p>0.2304488749748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645979485796042" calcext:value-type="float">
            <text:p>0.645979485796042</text:p>
          </table:table-cell>
          <table:table-cell office:value-type="float" office:value="0.440421356099858" calcext:value-type="float">
            <text:p>0.440421356099858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487463956090912" calcext:value-type="float">
            <text:p>0.487463956090912</text:p>
          </table:table-cell>
          <table:table-cell office:value-type="float" office:value="0.611260466978157" calcext:value-type="float">
            <text:p>0.611260466978157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285635114686767" calcext:value-type="float">
            <text:p>0.285635114686767</text:p>
          </table:table-cell>
          <table:table-cell office:value-type="float" office:value="0.72778640289307" calcext:value-type="float">
            <text:p>0.72778640289307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0584263398536486" calcext:value-type="float">
            <text:p>0.058426339853649</text:p>
          </table:table-cell>
          <table:table-cell office:value-type="float" office:value="0.779645323072911" calcext:value-type="float">
            <text:p>0.779645323072911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173973871675236" calcext:value-type="float">
            <text:p>-0.173973871675236</text:p>
          </table:table-cell>
          <table:table-cell office:value-type="float" office:value="0.762229334880576" calcext:value-type="float">
            <text:p>0.762229334880576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390915741234015" calcext:value-type="float">
            <text:p>-0.390915741234015</text:p>
          </table:table-cell>
          <table:table-cell office:value-type="float" office:value="0.677085925295762" calcext:value-type="float">
            <text:p>0.677085925295762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573123031678677" calcext:value-type="float">
            <text:p>-0.573123031678677</text:p>
          </table:table-cell>
          <table:table-cell office:value-type="float" office:value="0.531780459905776" calcext:value-type="float">
            <text:p>0.531780459905776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704405825649691" calcext:value-type="float">
            <text:p>-0.704405825649691</text:p>
          </table:table-cell>
          <table:table-cell office:value-type="float" office:value="0.339223966973052" calcext:value-type="float">
            <text:p>0.339223966973052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773099070777679" calcext:value-type="float">
            <text:p>-0.773099070777679</text:p>
          </table:table-cell>
          <table:table-cell office:value-type="float" office:value="0.116525935914913" calcext:value-type="float">
            <text:p>0.116525935914913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773099070777679" calcext:value-type="float">
            <text:p>-0.773099070777679</text:p>
          </table:table-cell>
          <table:table-cell office:value-type="float" office:value="-0.116525935914913" calcext:value-type="float">
            <text:p>-0.116525935914913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704405825649691" calcext:value-type="float">
            <text:p>-0.704405825649691</text:p>
          </table:table-cell>
          <table:table-cell office:value-type="float" office:value="-0.339223966973052" calcext:value-type="float">
            <text:p>-0.339223966973052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573123031678677" calcext:value-type="float">
            <text:p>-0.573123031678677</text:p>
          </table:table-cell>
          <table:table-cell office:value-type="float" office:value="-0.531780459905777" calcext:value-type="float">
            <text:p>-0.531780459905777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390915741234015" calcext:value-type="float">
            <text:p>-0.390915741234015</text:p>
          </table:table-cell>
          <table:table-cell office:value-type="float" office:value="-0.677085925295762" calcext:value-type="float">
            <text:p>-0.677085925295762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-0.173973871675236" calcext:value-type="float">
            <text:p>-0.173973871675236</text:p>
          </table:table-cell>
          <table:table-cell office:value-type="float" office:value="-0.762229334880576" calcext:value-type="float">
            <text:p>-0.762229334880576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0584263398536488" calcext:value-type="float">
            <text:p>0.058426339853649</text:p>
          </table:table-cell>
          <table:table-cell office:value-type="float" office:value="-0.779645323072911" calcext:value-type="float">
            <text:p>-0.779645323072911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285635114686767" calcext:value-type="float">
            <text:p>0.285635114686767</text:p>
          </table:table-cell>
          <table:table-cell office:value-type="float" office:value="-0.72778640289307" calcext:value-type="float">
            <text:p>-0.72778640289307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487463956090912" calcext:value-type="float">
            <text:p>0.487463956090912</text:p>
          </table:table-cell>
          <table:table-cell office:value-type="float" office:value="-0.611260466978157" calcext:value-type="float">
            <text:p>-0.611260466978157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645979485796042" calcext:value-type="float">
            <text:p>0.645979485796042</text:p>
          </table:table-cell>
          <table:table-cell office:value-type="float" office:value="-0.440421356099858" calcext:value-type="float">
            <text:p>-0.440421356099858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747096903353913" calcext:value-type="float">
            <text:p>0.747096903353913</text:p>
          </table:table-cell>
          <table:table-cell office:value-type="float" office:value="-0.2304488749748" calcext:value-type="float">
            <text:p>-0.2304488749748</text:p>
          </table:table-cell>
          <table:table-cell office:value-type="float" office:value="0.623489801858733" calcext:value-type="float">
            <text:p>0.623489801858733</text:p>
          </table:table-cell>
          <table:table-cell table:number-columns-repeated="1021"/>
        </table:table-row>
        <table:table-row table:style-name="ro15">
          <table:table-cell office:value-type="float" office:value="0.900968867902419" calcext:value-type="float">
            <text:p>0.900968867902419</text:p>
          </table:table-cell>
          <table:table-cell office:value-type="float" office:value="0" calcext:value-type="float">
            <text:p>0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872663274151409" calcext:value-type="float">
            <text:p>0.872663274151409</text:p>
          </table:table-cell>
          <table:table-cell office:value-type="float" office:value="0.2240618460977" calcext:value-type="float">
            <text:p>0.2240618460977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789525037454447" calcext:value-type="float">
            <text:p>0.789525037454447</text:p>
          </table:table-cell>
          <table:table-cell office:value-type="float" office:value="0.434045062363253" calcext:value-type="float">
            <text:p>0.434045062363253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65677803898425" calcext:value-type="float">
            <text:p>0.65677803898425</text:p>
          </table:table-cell>
          <table:table-cell office:value-type="float" office:value="0.616755631054448" calcext:value-type="float">
            <text:p>0.616755631054448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482763260864008" calcext:value-type="float">
            <text:p>0.482763260864008</text:p>
          </table:table-cell>
          <table:table-cell office:value-type="float" office:value="0.760713175177949" calcext:value-type="float">
            <text:p>0.760713175177949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278414691584605" calcext:value-type="float">
            <text:p>0.278414691584605</text:p>
          </table:table-cell>
          <table:table-cell office:value-type="float" office:value="0.856872312797663" calcext:value-type="float">
            <text:p>0.856872312797663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0565723032953302" calcext:value-type="float">
            <text:p>0.05657230329533</text:p>
          </table:table-cell>
          <table:table-cell office:value-type="float" office:value="0.899191011648375" calcext:value-type="float">
            <text:p>0.899191011648375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168824730868368" calcext:value-type="float">
            <text:p>-0.168824730868368</text:p>
          </table:table-cell>
          <table:table-cell office:value-type="float" office:value="0.885010232244006" calcext:value-type="float">
            <text:p>0.885010232244006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383613886297678" calcext:value-type="float">
            <text:p>-0.383613886297678</text:p>
          </table:table-cell>
          <table:table-cell office:value-type="float" office:value="0.815221005107792" calcext:value-type="float">
            <text:p>0.815221005107792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57429917041772" calcext:value-type="float">
            <text:p>-0.57429917041772</text:p>
          </table:table-cell>
          <table:table-cell office:value-type="float" office:value="0.694208444047525" calcext:value-type="float">
            <text:p>0.694208444047525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728899125535814" calcext:value-type="float">
            <text:p>-0.728899125535814</text:p>
          </table:table-cell>
          <table:table-cell office:value-type="float" office:value="0.529576213327687" calcext:value-type="float">
            <text:p>0.529576213327687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837699667893027" calcext:value-type="float">
            <text:p>-0.837699667893027</text:p>
          </table:table-cell>
          <table:table-cell office:value-type="float" office:value="0.331668761479399" calcext:value-type="float">
            <text:p>0.331668761479399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893864459272652" calcext:value-type="float">
            <text:p>-0.893864459272652</text:p>
          </table:table-cell>
          <table:table-cell office:value-type="float" office:value="0.112921341554981" calcext:value-type="float">
            <text:p>0.11292134155498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893864459272652" calcext:value-type="float">
            <text:p>-0.893864459272652</text:p>
          </table:table-cell>
          <table:table-cell office:value-type="float" office:value="-0.112921341554981" calcext:value-type="float">
            <text:p>-0.112921341554981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837699667893027" calcext:value-type="float">
            <text:p>-0.837699667893027</text:p>
          </table:table-cell>
          <table:table-cell office:value-type="float" office:value="-0.331668761479399" calcext:value-type="float">
            <text:p>-0.331668761479399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728899125535814" calcext:value-type="float">
            <text:p>-0.728899125535814</text:p>
          </table:table-cell>
          <table:table-cell office:value-type="float" office:value="-0.529576213327688" calcext:value-type="float">
            <text:p>-0.529576213327688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57429917041772" calcext:value-type="float">
            <text:p>-0.57429917041772</text:p>
          </table:table-cell>
          <table:table-cell office:value-type="float" office:value="-0.694208444047525" calcext:value-type="float">
            <text:p>-0.694208444047525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383613886297677" calcext:value-type="float">
            <text:p>-0.383613886297677</text:p>
          </table:table-cell>
          <table:table-cell office:value-type="float" office:value="-0.815221005107793" calcext:value-type="float">
            <text:p>-0.815221005107793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-0.168824730868367" calcext:value-type="float">
            <text:p>-0.168824730868367</text:p>
          </table:table-cell>
          <table:table-cell office:value-type="float" office:value="-0.885010232244006" calcext:value-type="float">
            <text:p>-0.885010232244006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0565723032953305" calcext:value-type="float">
            <text:p>0.056572303295331</text:p>
          </table:table-cell>
          <table:table-cell office:value-type="float" office:value="-0.899191011648375" calcext:value-type="float">
            <text:p>-0.899191011648375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278414691584604" calcext:value-type="float">
            <text:p>0.278414691584604</text:p>
          </table:table-cell>
          <table:table-cell office:value-type="float" office:value="-0.856872312797663" calcext:value-type="float">
            <text:p>-0.856872312797663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482763260864008" calcext:value-type="float">
            <text:p>0.482763260864008</text:p>
          </table:table-cell>
          <table:table-cell office:value-type="float" office:value="-0.760713175177949" calcext:value-type="float">
            <text:p>-0.760713175177949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65677803898425" calcext:value-type="float">
            <text:p>0.65677803898425</text:p>
          </table:table-cell>
          <table:table-cell office:value-type="float" office:value="-0.616755631054448" calcext:value-type="float">
            <text:p>-0.616755631054448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789525037454447" calcext:value-type="float">
            <text:p>0.789525037454447</text:p>
          </table:table-cell>
          <table:table-cell office:value-type="float" office:value="-0.434045062363253" calcext:value-type="float">
            <text:p>-0.434045062363253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872663274151409" calcext:value-type="float">
            <text:p>0.872663274151409</text:p>
          </table:table-cell>
          <table:table-cell office:value-type="float" office:value="-0.224061846097699" calcext:value-type="float">
            <text:p>-0.224061846097699</text:p>
          </table:table-cell>
          <table:table-cell office:value-type="float" office:value="0.433883739117558" calcext:value-type="float">
            <text:p>0.433883739117558</text:p>
          </table:table-cell>
          <table:table-cell table:number-columns-repeated="1021"/>
        </table:table-row>
        <table:table-row table:style-name="ro15">
          <table:table-cell office:value-type="float" office:value="0.974927912181824" calcext:value-type="float">
            <text:p>0.974927912181824</text:p>
          </table:table-cell>
          <table:table-cell office:value-type="float" office:value="0" calcext:value-type="float">
            <text:p>0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94864860413362" calcext:value-type="float">
            <text:p>0.94864860413362</text:p>
          </table:table-cell>
          <table:table-cell office:value-type="float" office:value="0.22483384937892" calcext:value-type="float">
            <text:p>0.22483384937892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871227404288035" calcext:value-type="float">
            <text:p>0.871227404288035</text:p>
          </table:table-cell>
          <table:table-cell office:value-type="float" office:value="0.437546847741751" calcext:value-type="float">
            <text:p>0.437546847741751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746838109568473" calcext:value-type="float">
            <text:p>0.746838109568473</text:p>
          </table:table-cell>
          <table:table-cell office:value-type="float" office:value="0.626671582288043" calcext:value-type="float">
            <text:p>0.626671582288043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582186579050235" calcext:value-type="float">
            <text:p>0.582186579050235</text:p>
          </table:table-cell>
          <table:table-cell office:value-type="float" office:value="0.782012289625293" calcext:value-type="float">
            <text:p>0.782012289625293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38614921936202" calcext:value-type="float">
            <text:p>0.38614921936202</text:p>
          </table:table-cell>
          <table:table-cell office:value-type="float" office:value="0.895194512012508" calcext:value-type="float">
            <text:p>0.895194512012508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169294455306999" calcext:value-type="float">
            <text:p>0.169294455306999</text:p>
          </table:table-cell>
          <table:table-cell office:value-type="float" office:value="0.960116566544665" calcext:value-type="float">
            <text:p>0.960116566544665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0566870166538595" calcext:value-type="float">
            <text:p>-0.05668701665386</text:p>
          </table:table-cell>
          <table:table-cell office:value-type="float" office:value="0.973278488457489" calcext:value-type="float">
            <text:p>0.973278488457489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279612476874021" calcext:value-type="float">
            <text:p>-0.279612476874021</text:p>
          </table:table-cell>
          <table:table-cell office:value-type="float" office:value="0.933970715133823" calcext:value-type="float">
            <text:p>0.933970715133823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487463956090912" calcext:value-type="float">
            <text:p>-0.487463956090912</text:p>
          </table:table-cell>
          <table:table-cell office:value-type="float" office:value="0.844312338807984" calcext:value-type="float">
            <text:p>0.844312338807984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669036127259599" calcext:value-type="float">
            <text:p>-0.669036127259599</text:p>
          </table:table-cell>
          <table:table-cell office:value-type="float" office:value="0.709136865754903" calcext:value-type="float">
            <text:p>0.709136865754903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814540387634175" calcext:value-type="float">
            <text:p>-0.814540387634175</text:p>
          </table:table-cell>
          <table:table-cell office:value-type="float" office:value="0.535731640715739" calcext:value-type="float">
            <text:p>0.535731640715739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916132564875472" calcext:value-type="float">
            <text:p>-0.916132564875472</text:p>
          </table:table-cell>
          <table:table-cell office:value-type="float" office:value="0.333444984256622" calcext:value-type="float">
            <text:p>0.333444984256622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968335798412256" calcext:value-type="float">
            <text:p>-0.968335798412256</text:p>
          </table:table-cell>
          <table:table-cell office:value-type="float" office:value="0.113182222387215" calcext:value-type="float">
            <text:p>0.113182222387215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968335798412256" calcext:value-type="float">
            <text:p>-0.968335798412256</text:p>
          </table:table-cell>
          <table:table-cell office:value-type="float" office:value="-0.113182222387214" calcext:value-type="float">
            <text:p>-0.113182222387214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916132564875472" calcext:value-type="float">
            <text:p>-0.916132564875472</text:p>
          </table:table-cell>
          <table:table-cell office:value-type="float" office:value="-0.333444984256622" calcext:value-type="float">
            <text:p>-0.333444984256622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814540387634175" calcext:value-type="float">
            <text:p>-0.814540387634175</text:p>
          </table:table-cell>
          <table:table-cell office:value-type="float" office:value="-0.535731640715738" calcext:value-type="float">
            <text:p>-0.535731640715738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6690361272596" calcext:value-type="float">
            <text:p>-0.6690361272596</text:p>
          </table:table-cell>
          <table:table-cell office:value-type="float" office:value="-0.709136865754902" calcext:value-type="float">
            <text:p>-0.709136865754902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487463956090912" calcext:value-type="float">
            <text:p>-0.487463956090912</text:p>
          </table:table-cell>
          <table:table-cell office:value-type="float" office:value="-0.844312338807983" calcext:value-type="float">
            <text:p>-0.844312338807983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279612476874021" calcext:value-type="float">
            <text:p>-0.279612476874021</text:p>
          </table:table-cell>
          <table:table-cell office:value-type="float" office:value="-0.933970715133823" calcext:value-type="float">
            <text:p>-0.933970715133823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-0.05668701665386" calcext:value-type="float">
            <text:p>-0.05668701665386</text:p>
          </table:table-cell>
          <table:table-cell office:value-type="float" office:value="-0.973278488457489" calcext:value-type="float">
            <text:p>-0.973278488457489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169294455306998" calcext:value-type="float">
            <text:p>0.169294455306998</text:p>
          </table:table-cell>
          <table:table-cell office:value-type="float" office:value="-0.960116566544665" calcext:value-type="float">
            <text:p>-0.960116566544665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38614921936202" calcext:value-type="float">
            <text:p>0.38614921936202</text:p>
          </table:table-cell>
          <table:table-cell office:value-type="float" office:value="-0.895194512012508" calcext:value-type="float">
            <text:p>-0.895194512012508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582186579050235" calcext:value-type="float">
            <text:p>0.582186579050235</text:p>
          </table:table-cell>
          <table:table-cell office:value-type="float" office:value="-0.782012289625293" calcext:value-type="float">
            <text:p>-0.782012289625293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746838109568473" calcext:value-type="float">
            <text:p>0.746838109568473</text:p>
          </table:table-cell>
          <table:table-cell office:value-type="float" office:value="-0.626671582288043" calcext:value-type="float">
            <text:p>-0.626671582288043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871227404288035" calcext:value-type="float">
            <text:p>0.871227404288035</text:p>
          </table:table-cell>
          <table:table-cell office:value-type="float" office:value="-0.437546847741751" calcext:value-type="float">
            <text:p>-0.437546847741751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0.94864860413362" calcext:value-type="float">
            <text:p>0.94864860413362</text:p>
          </table:table-cell>
          <table:table-cell office:value-type="float" office:value="-0.224833849378921" calcext:value-type="float">
            <text:p>-0.224833849378921</text:p>
          </table:table-cell>
          <table:table-cell office:value-type="float" office:value="0.222520933956314" calcext:value-type="float">
            <text:p>0.222520933956314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74927912181824" calcext:value-type="float">
            <text:p>0.974927912181824</text:p>
          </table:table-cell>
          <table:table-cell office:value-type="float" office:value="0.222520933956314" calcext:value-type="float">
            <text:p>0.2225209339563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00968867902419" calcext:value-type="float">
            <text:p>0.900968867902419</text:p>
          </table:table-cell>
          <table:table-cell office:value-type="float" office:value="0.433883739117558" calcext:value-type="float">
            <text:p>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8183148246803" calcext:value-type="float">
            <text:p>0.78183148246803</text:p>
          </table:table-cell>
          <table:table-cell office:value-type="float" office:value="0.623489801858733" calcext:value-type="float">
            <text:p>0.62348980185873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.78183148246803" calcext:value-type="float">
            <text:p>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33883739117558" calcext:value-type="float">
            <text:p>0.433883739117558</text:p>
          </table:table-cell>
          <table:table-cell office:value-type="float" office:value="0.900968867902419" calcext:value-type="float">
            <text:p>0.9009688679024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222520933956314" calcext:value-type="float">
            <text:p>0.222520933956314</text:p>
          </table:table-cell>
          <table:table-cell office:value-type="float" office:value="0.974927912181824" calcext:value-type="float">
            <text:p>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22520933956314" calcext:value-type="float">
            <text:p>-0.222520933956314</text:p>
          </table:table-cell>
          <table:table-cell office:value-type="float" office:value="0.974927912181824" calcext:value-type="float">
            <text:p>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433883739117558" calcext:value-type="float">
            <text:p>-0.433883739117558</text:p>
          </table:table-cell>
          <table:table-cell office:value-type="float" office:value="0.900968867902419" calcext:value-type="float">
            <text:p>0.9009688679024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23489801858733" calcext:value-type="float">
            <text:p>-0.623489801858733</text:p>
          </table:table-cell>
          <table:table-cell office:value-type="float" office:value="0.78183148246803" calcext:value-type="float">
            <text:p>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8183148246803" calcext:value-type="float">
            <text:p>-0.78183148246803</text:p>
          </table:table-cell>
          <table:table-cell office:value-type="float" office:value="0.623489801858734" calcext:value-type="float">
            <text:p>0.62348980185873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00968867902419" calcext:value-type="float">
            <text:p>-0.900968867902419</text:p>
          </table:table-cell>
          <table:table-cell office:value-type="float" office:value="0.433883739117558" calcext:value-type="float">
            <text:p>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74927912181824" calcext:value-type="float">
            <text:p>-0.974927912181824</text:p>
          </table:table-cell>
          <table:table-cell office:value-type="float" office:value="0.222520933956314" calcext:value-type="float">
            <text:p>0.2225209339563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74927912181824" calcext:value-type="float">
            <text:p>-0.974927912181824</text:p>
          </table:table-cell>
          <table:table-cell office:value-type="float" office:value="-0.222520933956314" calcext:value-type="float">
            <text:p>-0.2225209339563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00968867902419" calcext:value-type="float">
            <text:p>-0.900968867902419</text:p>
          </table:table-cell>
          <table:table-cell office:value-type="float" office:value="-0.433883739117558" calcext:value-type="float">
            <text:p>-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8183148246803" calcext:value-type="float">
            <text:p>-0.78183148246803</text:p>
          </table:table-cell>
          <table:table-cell office:value-type="float" office:value="-0.623489801858733" calcext:value-type="float">
            <text:p>-0.62348980185873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23489801858734" calcext:value-type="float">
            <text:p>-0.623489801858734</text:p>
          </table:table-cell>
          <table:table-cell office:value-type="float" office:value="-0.78183148246803" calcext:value-type="float">
            <text:p>-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433883739117558" calcext:value-type="float">
            <text:p>-0.433883739117558</text:p>
          </table:table-cell>
          <table:table-cell office:value-type="float" office:value="-0.900968867902419" calcext:value-type="float">
            <text:p>-0.9009688679024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222520933956315" calcext:value-type="float">
            <text:p>-0.222520933956315</text:p>
          </table:table-cell>
          <table:table-cell office:value-type="float" office:value="-0.974927912181824" calcext:value-type="float">
            <text:p>-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.83697019872103E-016" calcext:value-type="float">
            <text:p>-1.83697019872103E-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222520933956314" calcext:value-type="float">
            <text:p>0.222520933956314</text:p>
          </table:table-cell>
          <table:table-cell office:value-type="float" office:value="-0.974927912181824" calcext:value-type="float">
            <text:p>-0.9749279121818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33883739117558" calcext:value-type="float">
            <text:p>0.433883739117558</text:p>
          </table:table-cell>
          <table:table-cell office:value-type="float" office:value="-0.900968867902419" calcext:value-type="float">
            <text:p>-0.9009688679024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623489801858733" calcext:value-type="float">
            <text:p>0.623489801858733</text:p>
          </table:table-cell>
          <table:table-cell office:value-type="float" office:value="-0.78183148246803" calcext:value-type="float">
            <text:p>-0.781831482468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8183148246803" calcext:value-type="float">
            <text:p>0.78183148246803</text:p>
          </table:table-cell>
          <table:table-cell office:value-type="float" office:value="-0.623489801858734" calcext:value-type="float">
            <text:p>-0.62348980185873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00968867902419" calcext:value-type="float">
            <text:p>0.900968867902419</text:p>
          </table:table-cell>
          <table:table-cell office:value-type="float" office:value="-0.433883739117558" calcext:value-type="float">
            <text:p>-0.4338837391175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74927912181824" calcext:value-type="float">
            <text:p>0.974927912181824</text:p>
          </table:table-cell>
          <table:table-cell office:value-type="float" office:value="-0.222520933956315" calcext:value-type="float">
            <text:p>-0.2225209339563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74927912181824" calcext:value-type="float">
            <text:p>0.974927912181824</text:p>
          </table:table-cell>
          <table:table-cell office:value-type="float" office:value="0" calcext:value-type="float">
            <text:p>0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94864860413362" calcext:value-type="float">
            <text:p>0.94864860413362</text:p>
          </table:table-cell>
          <table:table-cell office:value-type="float" office:value="0.22483384937892" calcext:value-type="float">
            <text:p>0.22483384937892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871227404288035" calcext:value-type="float">
            <text:p>0.871227404288035</text:p>
          </table:table-cell>
          <table:table-cell office:value-type="float" office:value="0.437546847741751" calcext:value-type="float">
            <text:p>0.437546847741751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746838109568473" calcext:value-type="float">
            <text:p>0.746838109568473</text:p>
          </table:table-cell>
          <table:table-cell office:value-type="float" office:value="0.626671582288043" calcext:value-type="float">
            <text:p>0.626671582288043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582186579050235" calcext:value-type="float">
            <text:p>0.582186579050235</text:p>
          </table:table-cell>
          <table:table-cell office:value-type="float" office:value="0.782012289625293" calcext:value-type="float">
            <text:p>0.782012289625293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38614921936202" calcext:value-type="float">
            <text:p>0.38614921936202</text:p>
          </table:table-cell>
          <table:table-cell office:value-type="float" office:value="0.895194512012508" calcext:value-type="float">
            <text:p>0.895194512012508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169294455306999" calcext:value-type="float">
            <text:p>0.169294455306999</text:p>
          </table:table-cell>
          <table:table-cell office:value-type="float" office:value="0.960116566544665" calcext:value-type="float">
            <text:p>0.960116566544665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0566870166538595" calcext:value-type="float">
            <text:p>-0.05668701665386</text:p>
          </table:table-cell>
          <table:table-cell office:value-type="float" office:value="0.973278488457489" calcext:value-type="float">
            <text:p>0.973278488457489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279612476874021" calcext:value-type="float">
            <text:p>-0.279612476874021</text:p>
          </table:table-cell>
          <table:table-cell office:value-type="float" office:value="0.933970715133823" calcext:value-type="float">
            <text:p>0.933970715133823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487463956090912" calcext:value-type="float">
            <text:p>-0.487463956090912</text:p>
          </table:table-cell>
          <table:table-cell office:value-type="float" office:value="0.844312338807984" calcext:value-type="float">
            <text:p>0.844312338807984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669036127259599" calcext:value-type="float">
            <text:p>-0.669036127259599</text:p>
          </table:table-cell>
          <table:table-cell office:value-type="float" office:value="0.709136865754903" calcext:value-type="float">
            <text:p>0.709136865754903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814540387634175" calcext:value-type="float">
            <text:p>-0.814540387634175</text:p>
          </table:table-cell>
          <table:table-cell office:value-type="float" office:value="0.535731640715739" calcext:value-type="float">
            <text:p>0.535731640715739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916132564875472" calcext:value-type="float">
            <text:p>-0.916132564875472</text:p>
          </table:table-cell>
          <table:table-cell office:value-type="float" office:value="0.333444984256622" calcext:value-type="float">
            <text:p>0.333444984256622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968335798412256" calcext:value-type="float">
            <text:p>-0.968335798412256</text:p>
          </table:table-cell>
          <table:table-cell office:value-type="float" office:value="0.113182222387215" calcext:value-type="float">
            <text:p>0.113182222387215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968335798412256" calcext:value-type="float">
            <text:p>-0.968335798412256</text:p>
          </table:table-cell>
          <table:table-cell office:value-type="float" office:value="-0.113182222387214" calcext:value-type="float">
            <text:p>-0.113182222387214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916132564875472" calcext:value-type="float">
            <text:p>-0.916132564875472</text:p>
          </table:table-cell>
          <table:table-cell office:value-type="float" office:value="-0.333444984256622" calcext:value-type="float">
            <text:p>-0.333444984256622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814540387634175" calcext:value-type="float">
            <text:p>-0.814540387634175</text:p>
          </table:table-cell>
          <table:table-cell office:value-type="float" office:value="-0.535731640715738" calcext:value-type="float">
            <text:p>-0.535731640715738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6690361272596" calcext:value-type="float">
            <text:p>-0.6690361272596</text:p>
          </table:table-cell>
          <table:table-cell office:value-type="float" office:value="-0.709136865754902" calcext:value-type="float">
            <text:p>-0.709136865754902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487463956090912" calcext:value-type="float">
            <text:p>-0.487463956090912</text:p>
          </table:table-cell>
          <table:table-cell office:value-type="float" office:value="-0.844312338807983" calcext:value-type="float">
            <text:p>-0.844312338807983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279612476874021" calcext:value-type="float">
            <text:p>-0.279612476874021</text:p>
          </table:table-cell>
          <table:table-cell office:value-type="float" office:value="-0.933970715133823" calcext:value-type="float">
            <text:p>-0.933970715133823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-0.05668701665386" calcext:value-type="float">
            <text:p>-0.05668701665386</text:p>
          </table:table-cell>
          <table:table-cell office:value-type="float" office:value="-0.973278488457489" calcext:value-type="float">
            <text:p>-0.973278488457489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169294455306998" calcext:value-type="float">
            <text:p>0.169294455306998</text:p>
          </table:table-cell>
          <table:table-cell office:value-type="float" office:value="-0.960116566544665" calcext:value-type="float">
            <text:p>-0.960116566544665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38614921936202" calcext:value-type="float">
            <text:p>0.38614921936202</text:p>
          </table:table-cell>
          <table:table-cell office:value-type="float" office:value="-0.895194512012508" calcext:value-type="float">
            <text:p>-0.895194512012508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582186579050235" calcext:value-type="float">
            <text:p>0.582186579050235</text:p>
          </table:table-cell>
          <table:table-cell office:value-type="float" office:value="-0.782012289625293" calcext:value-type="float">
            <text:p>-0.782012289625293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746838109568473" calcext:value-type="float">
            <text:p>0.746838109568473</text:p>
          </table:table-cell>
          <table:table-cell office:value-type="float" office:value="-0.626671582288043" calcext:value-type="float">
            <text:p>-0.626671582288043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871227404288035" calcext:value-type="float">
            <text:p>0.871227404288035</text:p>
          </table:table-cell>
          <table:table-cell office:value-type="float" office:value="-0.437546847741751" calcext:value-type="float">
            <text:p>-0.437546847741751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94864860413362" calcext:value-type="float">
            <text:p>0.94864860413362</text:p>
          </table:table-cell>
          <table:table-cell office:value-type="float" office:value="-0.224833849378921" calcext:value-type="float">
            <text:p>-0.224833849378921</text:p>
          </table:table-cell>
          <table:table-cell office:value-type="float" office:value="-0.222520933956314" calcext:value-type="float">
            <text:p>-0.222520933956314</text:p>
          </table:table-cell>
          <table:table-cell table:number-columns-repeated="1021"/>
        </table:table-row>
        <table:table-row table:style-name="ro15">
          <table:table-cell office:value-type="float" office:value="0.900968867902419" calcext:value-type="float">
            <text:p>0.900968867902419</text:p>
          </table:table-cell>
          <table:table-cell office:value-type="float" office:value="0" calcext:value-type="float">
            <text:p>0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872663274151409" calcext:value-type="float">
            <text:p>0.872663274151409</text:p>
          </table:table-cell>
          <table:table-cell office:value-type="float" office:value="0.2240618460977" calcext:value-type="float">
            <text:p>0.2240618460977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789525037454447" calcext:value-type="float">
            <text:p>0.789525037454447</text:p>
          </table:table-cell>
          <table:table-cell office:value-type="float" office:value="0.434045062363253" calcext:value-type="float">
            <text:p>0.434045062363253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65677803898425" calcext:value-type="float">
            <text:p>0.65677803898425</text:p>
          </table:table-cell>
          <table:table-cell office:value-type="float" office:value="0.616755631054448" calcext:value-type="float">
            <text:p>0.616755631054448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482763260864008" calcext:value-type="float">
            <text:p>0.482763260864008</text:p>
          </table:table-cell>
          <table:table-cell office:value-type="float" office:value="0.760713175177949" calcext:value-type="float">
            <text:p>0.760713175177949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278414691584605" calcext:value-type="float">
            <text:p>0.278414691584605</text:p>
          </table:table-cell>
          <table:table-cell office:value-type="float" office:value="0.856872312797663" calcext:value-type="float">
            <text:p>0.856872312797663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0565723032953302" calcext:value-type="float">
            <text:p>0.05657230329533</text:p>
          </table:table-cell>
          <table:table-cell office:value-type="float" office:value="0.899191011648375" calcext:value-type="float">
            <text:p>0.899191011648375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168824730868368" calcext:value-type="float">
            <text:p>-0.168824730868368</text:p>
          </table:table-cell>
          <table:table-cell office:value-type="float" office:value="0.885010232244006" calcext:value-type="float">
            <text:p>0.885010232244006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383613886297678" calcext:value-type="float">
            <text:p>-0.383613886297678</text:p>
          </table:table-cell>
          <table:table-cell office:value-type="float" office:value="0.815221005107792" calcext:value-type="float">
            <text:p>0.815221005107792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57429917041772" calcext:value-type="float">
            <text:p>-0.57429917041772</text:p>
          </table:table-cell>
          <table:table-cell office:value-type="float" office:value="0.694208444047525" calcext:value-type="float">
            <text:p>0.694208444047525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728899125535814" calcext:value-type="float">
            <text:p>-0.728899125535814</text:p>
          </table:table-cell>
          <table:table-cell office:value-type="float" office:value="0.529576213327687" calcext:value-type="float">
            <text:p>0.529576213327687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837699667893027" calcext:value-type="float">
            <text:p>-0.837699667893027</text:p>
          </table:table-cell>
          <table:table-cell office:value-type="float" office:value="0.331668761479399" calcext:value-type="float">
            <text:p>0.331668761479399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893864459272652" calcext:value-type="float">
            <text:p>-0.893864459272652</text:p>
          </table:table-cell>
          <table:table-cell office:value-type="float" office:value="0.112921341554981" calcext:value-type="float">
            <text:p>0.11292134155498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893864459272652" calcext:value-type="float">
            <text:p>-0.893864459272652</text:p>
          </table:table-cell>
          <table:table-cell office:value-type="float" office:value="-0.112921341554981" calcext:value-type="float">
            <text:p>-0.112921341554981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837699667893027" calcext:value-type="float">
            <text:p>-0.837699667893027</text:p>
          </table:table-cell>
          <table:table-cell office:value-type="float" office:value="-0.331668761479399" calcext:value-type="float">
            <text:p>-0.331668761479399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728899125535814" calcext:value-type="float">
            <text:p>-0.728899125535814</text:p>
          </table:table-cell>
          <table:table-cell office:value-type="float" office:value="-0.529576213327688" calcext:value-type="float">
            <text:p>-0.529576213327688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57429917041772" calcext:value-type="float">
            <text:p>-0.57429917041772</text:p>
          </table:table-cell>
          <table:table-cell office:value-type="float" office:value="-0.694208444047525" calcext:value-type="float">
            <text:p>-0.694208444047525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383613886297677" calcext:value-type="float">
            <text:p>-0.383613886297677</text:p>
          </table:table-cell>
          <table:table-cell office:value-type="float" office:value="-0.815221005107793" calcext:value-type="float">
            <text:p>-0.815221005107793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-0.168824730868367" calcext:value-type="float">
            <text:p>-0.168824730868367</text:p>
          </table:table-cell>
          <table:table-cell office:value-type="float" office:value="-0.885010232244006" calcext:value-type="float">
            <text:p>-0.885010232244006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0565723032953305" calcext:value-type="float">
            <text:p>0.056572303295331</text:p>
          </table:table-cell>
          <table:table-cell office:value-type="float" office:value="-0.899191011648375" calcext:value-type="float">
            <text:p>-0.899191011648375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278414691584604" calcext:value-type="float">
            <text:p>0.278414691584604</text:p>
          </table:table-cell>
          <table:table-cell office:value-type="float" office:value="-0.856872312797663" calcext:value-type="float">
            <text:p>-0.856872312797663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482763260864008" calcext:value-type="float">
            <text:p>0.482763260864008</text:p>
          </table:table-cell>
          <table:table-cell office:value-type="float" office:value="-0.760713175177949" calcext:value-type="float">
            <text:p>-0.760713175177949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65677803898425" calcext:value-type="float">
            <text:p>0.65677803898425</text:p>
          </table:table-cell>
          <table:table-cell office:value-type="float" office:value="-0.616755631054448" calcext:value-type="float">
            <text:p>-0.616755631054448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789525037454447" calcext:value-type="float">
            <text:p>0.789525037454447</text:p>
          </table:table-cell>
          <table:table-cell office:value-type="float" office:value="-0.434045062363253" calcext:value-type="float">
            <text:p>-0.434045062363253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872663274151409" calcext:value-type="float">
            <text:p>0.872663274151409</text:p>
          </table:table-cell>
          <table:table-cell office:value-type="float" office:value="-0.224061846097699" calcext:value-type="float">
            <text:p>-0.224061846097699</text:p>
          </table:table-cell>
          <table:table-cell office:value-type="float" office:value="-0.433883739117558" calcext:value-type="float">
            <text:p>-0.433883739117558</text:p>
          </table:table-cell>
          <table:table-cell table:number-columns-repeated="1021"/>
        </table:table-row>
        <table:table-row table:style-name="ro15">
          <table:table-cell office:value-type="float" office:value="0.78183148246803" calcext:value-type="float">
            <text:p>0.78183148246803</text:p>
          </table:table-cell>
          <table:table-cell office:value-type="float" office:value="0" calcext:value-type="float">
            <text:p>0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747096903353913" calcext:value-type="float">
            <text:p>0.747096903353913</text:p>
          </table:table-cell>
          <table:table-cell office:value-type="float" office:value="0.2304488749748" calcext:value-type="float">
            <text:p>0.2304488749748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645979485796042" calcext:value-type="float">
            <text:p>0.645979485796042</text:p>
          </table:table-cell>
          <table:table-cell office:value-type="float" office:value="0.440421356099858" calcext:value-type="float">
            <text:p>0.440421356099858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487463956090912" calcext:value-type="float">
            <text:p>0.487463956090912</text:p>
          </table:table-cell>
          <table:table-cell office:value-type="float" office:value="0.611260466978157" calcext:value-type="float">
            <text:p>0.611260466978157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285635114686767" calcext:value-type="float">
            <text:p>0.285635114686767</text:p>
          </table:table-cell>
          <table:table-cell office:value-type="float" office:value="0.72778640289307" calcext:value-type="float">
            <text:p>0.72778640289307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0584263398536486" calcext:value-type="float">
            <text:p>0.058426339853649</text:p>
          </table:table-cell>
          <table:table-cell office:value-type="float" office:value="0.779645323072911" calcext:value-type="float">
            <text:p>0.779645323072911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173973871675236" calcext:value-type="float">
            <text:p>-0.173973871675236</text:p>
          </table:table-cell>
          <table:table-cell office:value-type="float" office:value="0.762229334880576" calcext:value-type="float">
            <text:p>0.762229334880576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390915741234015" calcext:value-type="float">
            <text:p>-0.390915741234015</text:p>
          </table:table-cell>
          <table:table-cell office:value-type="float" office:value="0.677085925295762" calcext:value-type="float">
            <text:p>0.677085925295762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573123031678677" calcext:value-type="float">
            <text:p>-0.573123031678677</text:p>
          </table:table-cell>
          <table:table-cell office:value-type="float" office:value="0.531780459905776" calcext:value-type="float">
            <text:p>0.531780459905776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704405825649691" calcext:value-type="float">
            <text:p>-0.704405825649691</text:p>
          </table:table-cell>
          <table:table-cell office:value-type="float" office:value="0.339223966973052" calcext:value-type="float">
            <text:p>0.339223966973052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773099070777679" calcext:value-type="float">
            <text:p>-0.773099070777679</text:p>
          </table:table-cell>
          <table:table-cell office:value-type="float" office:value="0.116525935914913" calcext:value-type="float">
            <text:p>0.116525935914913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773099070777679" calcext:value-type="float">
            <text:p>-0.773099070777679</text:p>
          </table:table-cell>
          <table:table-cell office:value-type="float" office:value="-0.116525935914913" calcext:value-type="float">
            <text:p>-0.116525935914913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704405825649691" calcext:value-type="float">
            <text:p>-0.704405825649691</text:p>
          </table:table-cell>
          <table:table-cell office:value-type="float" office:value="-0.339223966973052" calcext:value-type="float">
            <text:p>-0.339223966973052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573123031678677" calcext:value-type="float">
            <text:p>-0.573123031678677</text:p>
          </table:table-cell>
          <table:table-cell office:value-type="float" office:value="-0.531780459905777" calcext:value-type="float">
            <text:p>-0.531780459905777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390915741234015" calcext:value-type="float">
            <text:p>-0.390915741234015</text:p>
          </table:table-cell>
          <table:table-cell office:value-type="float" office:value="-0.677085925295762" calcext:value-type="float">
            <text:p>-0.677085925295762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-0.173973871675236" calcext:value-type="float">
            <text:p>-0.173973871675236</text:p>
          </table:table-cell>
          <table:table-cell office:value-type="float" office:value="-0.762229334880576" calcext:value-type="float">
            <text:p>-0.762229334880576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0584263398536488" calcext:value-type="float">
            <text:p>0.058426339853649</text:p>
          </table:table-cell>
          <table:table-cell office:value-type="float" office:value="-0.779645323072911" calcext:value-type="float">
            <text:p>-0.779645323072911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285635114686767" calcext:value-type="float">
            <text:p>0.285635114686767</text:p>
          </table:table-cell>
          <table:table-cell office:value-type="float" office:value="-0.72778640289307" calcext:value-type="float">
            <text:p>-0.72778640289307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487463956090912" calcext:value-type="float">
            <text:p>0.487463956090912</text:p>
          </table:table-cell>
          <table:table-cell office:value-type="float" office:value="-0.611260466978157" calcext:value-type="float">
            <text:p>-0.611260466978157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645979485796042" calcext:value-type="float">
            <text:p>0.645979485796042</text:p>
          </table:table-cell>
          <table:table-cell office:value-type="float" office:value="-0.440421356099858" calcext:value-type="float">
            <text:p>-0.440421356099858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747096903353913" calcext:value-type="float">
            <text:p>0.747096903353913</text:p>
          </table:table-cell>
          <table:table-cell office:value-type="float" office:value="-0.2304488749748" calcext:value-type="float">
            <text:p>-0.2304488749748</text:p>
          </table:table-cell>
          <table:table-cell office:value-type="float" office:value="-0.623489801858733" calcext:value-type="float">
            <text:p>-0.623489801858733</text:p>
          </table:table-cell>
          <table:table-cell table:number-columns-repeated="1021"/>
        </table:table-row>
        <table:table-row table:style-name="ro15">
          <table:table-cell office:value-type="float" office:value="0.623489801858734" calcext:value-type="float">
            <text:p>0.623489801858734</text:p>
          </table:table-cell>
          <table:table-cell office:value-type="float" office:value="0" calcext:value-type="float">
            <text:p>0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581386925550093" calcext:value-type="float">
            <text:p>0.581386925550093</text:p>
          </table:table-cell>
          <table:table-cell office:value-type="float" office:value="0.225230494874147" calcext:value-type="float">
            <text:p>0.22523049487414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460764523369746" calcext:value-type="float">
            <text:p>0.460764523369746</text:p>
          </table:table-cell>
          <table:table-cell office:value-type="float" office:value="0.420042363370284" calcext:value-type="float">
            <text:p>0.420042363370284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277913319123952" calcext:value-type="float">
            <text:p>0.277913319123952</text:p>
          </table:table-cell>
          <table:table-cell office:value-type="float" office:value="0.55812518315818" calcext:value-type="float">
            <text:p>0.55812518315818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0575283811596046" calcext:value-type="float">
            <text:p>0.057528381159605</text:p>
          </table:table-cell>
          <table:table-cell office:value-type="float" office:value="0.62083010428216" calcext:value-type="float">
            <text:p>0.62083010428216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170626083456111" calcext:value-type="float">
            <text:p>-0.170626083456111</text:p>
          </table:table-cell>
          <table:table-cell office:value-type="float" office:value="0.59968847968447" calcext:value-type="float">
            <text:p>0.5996884796844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375736550029312" calcext:value-type="float">
            <text:p>-0.375736550029312</text:p>
          </table:table-cell>
          <table:table-cell office:value-type="float" office:value="0.497555602916813" calcext:value-type="float">
            <text:p>0.497555602916813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530101713492957" calcext:value-type="float">
            <text:p>-0.530101713492957</text:p>
          </table:table-cell>
          <table:table-cell office:value-type="float" office:value="0.328225084924467" calcext:value-type="float">
            <text:p>0.32822508492446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612873703154381" calcext:value-type="float">
            <text:p>-0.612873703154381</text:p>
          </table:table-cell>
          <table:table-cell office:value-type="float" office:value="0.114565950455091" calcext:value-type="float">
            <text:p>0.114565950455091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612873703154381" calcext:value-type="float">
            <text:p>-0.612873703154381</text:p>
          </table:table-cell>
          <table:table-cell office:value-type="float" office:value="-0.114565950455091" calcext:value-type="float">
            <text:p>-0.114565950455091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530101713492957" calcext:value-type="float">
            <text:p>-0.530101713492957</text:p>
          </table:table-cell>
          <table:table-cell office:value-type="float" office:value="-0.328225084924467" calcext:value-type="float">
            <text:p>-0.32822508492446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375736550029313" calcext:value-type="float">
            <text:p>-0.375736550029313</text:p>
          </table:table-cell>
          <table:table-cell office:value-type="float" office:value="-0.497555602916813" calcext:value-type="float">
            <text:p>-0.497555602916813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-0.170626083456112" calcext:value-type="float">
            <text:p>-0.170626083456112</text:p>
          </table:table-cell>
          <table:table-cell office:value-type="float" office:value="-0.59968847968447" calcext:value-type="float">
            <text:p>-0.5996884796844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0575283811596043" calcext:value-type="float">
            <text:p>0.057528381159604</text:p>
          </table:table-cell>
          <table:table-cell office:value-type="float" office:value="-0.62083010428216" calcext:value-type="float">
            <text:p>-0.62083010428216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277913319123952" calcext:value-type="float">
            <text:p>0.277913319123952</text:p>
          </table:table-cell>
          <table:table-cell office:value-type="float" office:value="-0.55812518315818" calcext:value-type="float">
            <text:p>-0.55812518315818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460764523369746" calcext:value-type="float">
            <text:p>0.460764523369746</text:p>
          </table:table-cell>
          <table:table-cell office:value-type="float" office:value="-0.420042363370284" calcext:value-type="float">
            <text:p>-0.420042363370284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581386925550093" calcext:value-type="float">
            <text:p>0.581386925550093</text:p>
          </table:table-cell>
          <table:table-cell office:value-type="float" office:value="-0.225230494874147" calcext:value-type="float">
            <text:p>-0.225230494874147</text:p>
          </table:table-cell>
          <table:table-cell office:value-type="float" office:value="-0.78183148246803" calcext:value-type="float">
            <text:p>-0.78183148246803</text:p>
          </table:table-cell>
          <table:table-cell table:number-columns-repeated="1021"/>
        </table:table-row>
        <table:table-row table:style-name="ro15">
          <table:table-cell office:value-type="float" office:value="0.433883739117558" calcext:value-type="float">
            <text:p>0.433883739117558</text:p>
          </table:table-cell>
          <table:table-cell office:value-type="float" office:value="0" calcext:value-type="float">
            <text:p>0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0.375754340364785" calcext:value-type="float">
            <text:p>0.375754340364785</text:p>
          </table:table-cell>
          <table:table-cell office:value-type="float" office:value="0.216941869558779" calcext:value-type="float">
            <text:p>0.216941869558779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0.216941869558779" calcext:value-type="float">
            <text:p>0.216941869558779</text:p>
          </table:table-cell>
          <table:table-cell office:value-type="float" office:value="0.375754340364785" calcext:value-type="float">
            <text:p>0.375754340364785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2.65677166156201E-017" calcext:value-type="float">
            <text:p>2.65677166156201E-17</text:p>
          </table:table-cell>
          <table:table-cell office:value-type="float" office:value="0.433883739117558" calcext:value-type="float">
            <text:p>0.433883739117558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-0.216941869558779" calcext:value-type="float">
            <text:p>-0.216941869558779</text:p>
          </table:table-cell>
          <table:table-cell office:value-type="float" office:value="0.375754340364785" calcext:value-type="float">
            <text:p>0.375754340364785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-0.375754340364785" calcext:value-type="float">
            <text:p>-0.375754340364785</text:p>
          </table:table-cell>
          <table:table-cell office:value-type="float" office:value="0.216941869558779" calcext:value-type="float">
            <text:p>0.216941869558779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-0.433883739117558" calcext:value-type="float">
            <text:p>-0.433883739117558</text:p>
          </table:table-cell>
          <table:table-cell office:value-type="float" office:value="5.31354332312403E-017" calcext:value-type="float">
            <text:p>5.31354332312403E-17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-0.375754340364785" calcext:value-type="float">
            <text:p>-0.375754340364785</text:p>
          </table:table-cell>
          <table:table-cell office:value-type="float" office:value="-0.216941869558779" calcext:value-type="float">
            <text:p>-0.216941869558779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-0.216941869558779" calcext:value-type="float">
            <text:p>-0.216941869558779</text:p>
          </table:table-cell>
          <table:table-cell office:value-type="float" office:value="-0.375754340364785" calcext:value-type="float">
            <text:p>-0.375754340364785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-7.97031498468604E-017" calcext:value-type="float">
            <text:p>-7.97031498468604E-17</text:p>
          </table:table-cell>
          <table:table-cell office:value-type="float" office:value="-0.433883739117558" calcext:value-type="float">
            <text:p>-0.433883739117558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0.216941869558779" calcext:value-type="float">
            <text:p>0.216941869558779</text:p>
          </table:table-cell>
          <table:table-cell office:value-type="float" office:value="-0.375754340364786" calcext:value-type="float">
            <text:p>-0.375754340364786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0.375754340364785" calcext:value-type="float">
            <text:p>0.375754340364785</text:p>
          </table:table-cell>
          <table:table-cell office:value-type="float" office:value="-0.216941869558779" calcext:value-type="float">
            <text:p>-0.216941869558779</text:p>
          </table:table-cell>
          <table:table-cell office:value-type="float" office:value="-0.900968867902419" calcext:value-type="float">
            <text:p>-0.900968867902419</text:p>
          </table:table-cell>
          <table:table-cell table:number-columns-repeated="1021"/>
        </table:table-row>
        <table:table-row table:style-name="ro15">
          <table:table-cell office:value-type="float" office:value="0.222520933956314" calcext:value-type="float">
            <text:p>0.222520933956314</text:p>
          </table:table-cell>
          <table:table-cell office:value-type="float" office:value="0" calcext:value-type="float">
            <text:p>0</text:p>
          </table:table-cell>
          <table:table-cell office:value-type="float" office:value="-0.974927912181824" calcext:value-type="float">
            <text:p>-0.974927912181824</text:p>
          </table:table-cell>
          <table:table-cell table:number-columns-repeated="1021"/>
        </table:table-row>
        <table:table-row table:style-name="ro15">
          <table:table-cell office:value-type="float" office:value="0.0687627501966865" calcext:value-type="float">
            <text:p>0.068762750196687</text:p>
          </table:table-cell>
          <table:table-cell office:value-type="float" office:value="0.211629984251236" calcext:value-type="float">
            <text:p>0.211629984251236</text:p>
          </table:table-cell>
          <table:table-cell office:value-type="float" office:value="-0.974927912181824" calcext:value-type="float">
            <text:p>-0.974927912181824</text:p>
          </table:table-cell>
          <table:table-cell table:number-columns-repeated="1021"/>
        </table:table-row>
        <table:table-row table:style-name="ro15">
          <table:table-cell office:value-type="float" office:value="-0.180023217174844" calcext:value-type="float">
            <text:p>-0.180023217174844</text:p>
          </table:table-cell>
          <table:table-cell office:value-type="float" office:value="0.130794523305869" calcext:value-type="float">
            <text:p>0.130794523305869</text:p>
          </table:table-cell>
          <table:table-cell office:value-type="float" office:value="-0.974927912181824" calcext:value-type="float">
            <text:p>-0.974927912181824</text:p>
          </table:table-cell>
          <table:table-cell table:number-columns-repeated="1021"/>
        </table:table-row>
        <table:table-row table:style-name="ro15">
          <table:table-cell office:value-type="float" office:value="-0.180023217174844" calcext:value-type="float">
            <text:p>-0.180023217174844</text:p>
          </table:table-cell>
          <table:table-cell office:value-type="float" office:value="-0.130794523305869" calcext:value-type="float">
            <text:p>-0.130794523305869</text:p>
          </table:table-cell>
          <table:table-cell office:value-type="float" office:value="-0.974927912181824" calcext:value-type="float">
            <text:p>-0.974927912181824</text:p>
          </table:table-cell>
          <table:table-cell table:number-columns-repeated="1021"/>
        </table:table-row>
        <table:table-row table:style-name="ro15">
          <table:table-cell office:value-type="float" office:value="0.0687627501966864" calcext:value-type="float">
            <text:p>0.068762750196686</text:p>
          </table:table-cell>
          <table:table-cell office:value-type="float" office:value="-0.211629984251236" calcext:value-type="float">
            <text:p>-0.211629984251236</text:p>
          </table:table-cell>
          <table:table-cell office:value-type="float" office:value="-0.974927912181824" calcext:value-type="float">
            <text:p>-0.974927912181824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33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282" table:style-name="ta21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104528463267654" calcext:value-type="float">
            <text:p>0.104528463267654</text:p>
          </table:table-cell>
          <table:table-cell office:value-type="float" office:value="0" calcext:value-type="float">
            <text:p>0</text:p>
          </table:table-cell>
          <table:table-cell office:value-type="float" office:value="0.994521895368273" calcext:value-type="float">
            <text:p>0.994521895368273</text:p>
          </table:table-cell>
          <table:table-cell table:number-columns-repeated="1021"/>
        </table:table-row>
        <table:table-row table:style-name="ro15">
          <table:table-cell office:value-type="float" office:value="-0.104528463267654" calcext:value-type="float">
            <text:p>-0.104528463267654</text:p>
          </table:table-cell>
          <table:table-cell office:value-type="float" office:value="1.28010447960524E-017" calcext:value-type="float">
            <text:p>1.28010447960524E-17</text:p>
          </table:table-cell>
          <table:table-cell office:value-type="float" office:value="0.994521895368273" calcext:value-type="float">
            <text:p>0.994521895368273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236720751370257" calcext:value-type="float">
            <text:p>0.236720751370257</text:p>
          </table:table-cell>
          <table:table-cell office:value-type="float" office:value="0.198632295166791" calcext:value-type="float">
            <text:p>0.198632295166791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0536602379413217" calcext:value-type="float">
            <text:p>0.053660237941322</text:p>
          </table:table-cell>
          <table:table-cell office:value-type="float" office:value="0.304322331872978" calcext:value-type="float">
            <text:p>0.304322331872978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154508497187474" calcext:value-type="float">
            <text:p>-0.154508497187474</text:p>
          </table:table-cell>
          <table:table-cell office:value-type="float" office:value="0.267616567329817" calcext:value-type="float">
            <text:p>0.267616567329817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290380989311579" calcext:value-type="float">
            <text:p>-0.290380989311579</text:p>
          </table:table-cell>
          <table:table-cell office:value-type="float" office:value="0.105690036706187" calcext:value-type="float">
            <text:p>0.105690036706187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290380989311579" calcext:value-type="float">
            <text:p>-0.290380989311579</text:p>
          </table:table-cell>
          <table:table-cell office:value-type="float" office:value="-0.105690036706187" calcext:value-type="float">
            <text:p>-0.105690036706187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-0.154508497187474" calcext:value-type="float">
            <text:p>-0.154508497187474</text:p>
          </table:table-cell>
          <table:table-cell office:value-type="float" office:value="-0.267616567329817" calcext:value-type="float">
            <text:p>-0.267616567329817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0536602379413216" calcext:value-type="float">
            <text:p>0.053660237941322</text:p>
          </table:table-cell>
          <table:table-cell office:value-type="float" office:value="-0.304322331872978" calcext:value-type="float">
            <text:p>-0.304322331872978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236720751370257" calcext:value-type="float">
            <text:p>0.236720751370257</text:p>
          </table:table-cell>
          <table:table-cell office:value-type="float" office:value="-0.198632295166791" calcext:value-type="float">
            <text:p>-0.198632295166791</text:p>
          </table:table-cell>
          <table:table-cell office:value-type="float" office:value="0.951056516295153" calcext:value-type="float">
            <text:p>0.951056516295153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45048443395121" calcext:value-type="float">
            <text:p>0.45048443395121</text:p>
          </table:table-cell>
          <table:table-cell office:value-type="float" office:value="0.216941869558779" calcext:value-type="float">
            <text:p>0.216941869558779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311744900929367" calcext:value-type="float">
            <text:p>0.311744900929367</text:p>
          </table:table-cell>
          <table:table-cell office:value-type="float" office:value="0.390915741234015" calcext:value-type="float">
            <text:p>0.390915741234015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111260466978157" calcext:value-type="float">
            <text:p>0.111260466978157</text:p>
          </table:table-cell>
          <table:table-cell office:value-type="float" office:value="0.487463956090912" calcext:value-type="float">
            <text:p>0.487463956090912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111260466978157" calcext:value-type="float">
            <text:p>-0.111260466978157</text:p>
          </table:table-cell>
          <table:table-cell office:value-type="float" office:value="0.487463956090912" calcext:value-type="float">
            <text:p>0.487463956090912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311744900929367" calcext:value-type="float">
            <text:p>-0.311744900929367</text:p>
          </table:table-cell>
          <table:table-cell office:value-type="float" office:value="0.390915741234015" calcext:value-type="float">
            <text:p>0.390915741234015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45048443395121" calcext:value-type="float">
            <text:p>-0.45048443395121</text:p>
          </table:table-cell>
          <table:table-cell office:value-type="float" office:value="0.216941869558779" calcext:value-type="float">
            <text:p>0.216941869558779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45048443395121" calcext:value-type="float">
            <text:p>-0.45048443395121</text:p>
          </table:table-cell>
          <table:table-cell office:value-type="float" office:value="-0.216941869558779" calcext:value-type="float">
            <text:p>-0.216941869558779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311744900929367" calcext:value-type="float">
            <text:p>-0.311744900929367</text:p>
          </table:table-cell>
          <table:table-cell office:value-type="float" office:value="-0.390915741234015" calcext:value-type="float">
            <text:p>-0.390915741234015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-0.111260466978157" calcext:value-type="float">
            <text:p>-0.111260466978157</text:p>
          </table:table-cell>
          <table:table-cell office:value-type="float" office:value="-0.487463956090912" calcext:value-type="float">
            <text:p>-0.487463956090912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111260466978157" calcext:value-type="float">
            <text:p>0.111260466978157</text:p>
          </table:table-cell>
          <table:table-cell office:value-type="float" office:value="-0.487463956090912" calcext:value-type="float">
            <text:p>-0.487463956090912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311744900929367" calcext:value-type="float">
            <text:p>0.311744900929367</text:p>
          </table:table-cell>
          <table:table-cell office:value-type="float" office:value="-0.390915741234015" calcext:value-type="float">
            <text:p>-0.390915741234015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45048443395121" calcext:value-type="float">
            <text:p>0.45048443395121</text:p>
          </table:table-cell>
          <table:table-cell office:value-type="float" office:value="-0.216941869558779" calcext:value-type="float">
            <text:p>-0.216941869558779</text:p>
          </table:table-cell>
          <table:table-cell office:value-type="float" office:value="0.866025403784439" calcext:value-type="float">
            <text:p>0.866025403784439</text:p>
          </table:table-cell>
          <table:table-cell table:number-columns-repeated="1021"/>
        </table:table-row>
        <table:table-row table:style-name="ro15">
          <table:table-cell office:value-type="float" office:value="0.669130606358858" calcext:value-type="float">
            <text:p>0.669130606358858</text:p>
          </table:table-cell>
          <table:table-cell office:value-type="float" office:value="0" calcext:value-type="float">
            <text:p>0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636381023430119" calcext:value-type="float">
            <text:p>0.636381023430119</text:p>
          </table:table-cell>
          <table:table-cell office:value-type="float" office:value="0.2067727288213" calcext:value-type="float">
            <text:p>0.2067727288213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54133803200073" calcext:value-type="float">
            <text:p>0.54133803200073</text:p>
          </table:table-cell>
          <table:table-cell office:value-type="float" office:value="0.393305102275257" calcext:value-type="float">
            <text:p>0.393305102275257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393305102275257" calcext:value-type="float">
            <text:p>0.393305102275257</text:p>
          </table:table-cell>
          <table:table-cell office:value-type="float" office:value="0.54133803200073" calcext:value-type="float">
            <text:p>0.54133803200073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2067727288213" calcext:value-type="float">
            <text:p>0.2067727288213</text:p>
          </table:table-cell>
          <table:table-cell office:value-type="float" office:value="0.636381023430119" calcext:value-type="float">
            <text:p>0.636381023430119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4.09724327644452E-017" calcext:value-type="float">
            <text:p>4.09724327644452E-17</text:p>
          </table:table-cell>
          <table:table-cell office:value-type="float" office:value="0.669130606358858" calcext:value-type="float">
            <text:p>0.669130606358858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2067727288213" calcext:value-type="float">
            <text:p>-0.2067727288213</text:p>
          </table:table-cell>
          <table:table-cell office:value-type="float" office:value="0.636381023430119" calcext:value-type="float">
            <text:p>0.636381023430119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393305102275257" calcext:value-type="float">
            <text:p>-0.393305102275257</text:p>
          </table:table-cell>
          <table:table-cell office:value-type="float" office:value="0.54133803200073" calcext:value-type="float">
            <text:p>0.54133803200073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541338032000729" calcext:value-type="float">
            <text:p>-0.541338032000729</text:p>
          </table:table-cell>
          <table:table-cell office:value-type="float" office:value="0.393305102275257" calcext:value-type="float">
            <text:p>0.393305102275257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636381023430119" calcext:value-type="float">
            <text:p>-0.636381023430119</text:p>
          </table:table-cell>
          <table:table-cell office:value-type="float" office:value="0.2067727288213" calcext:value-type="float">
            <text:p>0.2067727288213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669130606358858" calcext:value-type="float">
            <text:p>-0.669130606358858</text:p>
          </table:table-cell>
          <table:table-cell office:value-type="float" office:value="8.19448655288903E-017" calcext:value-type="float">
            <text:p>8.19448655288903E-17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636381023430119" calcext:value-type="float">
            <text:p>-0.636381023430119</text:p>
          </table:table-cell>
          <table:table-cell office:value-type="float" office:value="-0.2067727288213" calcext:value-type="float">
            <text:p>-0.2067727288213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54133803200073" calcext:value-type="float">
            <text:p>-0.54133803200073</text:p>
          </table:table-cell>
          <table:table-cell office:value-type="float" office:value="-0.393305102275257" calcext:value-type="float">
            <text:p>-0.393305102275257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393305102275257" calcext:value-type="float">
            <text:p>-0.393305102275257</text:p>
          </table:table-cell>
          <table:table-cell office:value-type="float" office:value="-0.541338032000729" calcext:value-type="float">
            <text:p>-0.541338032000729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0.2067727288213" calcext:value-type="float">
            <text:p>-0.2067727288213</text:p>
          </table:table-cell>
          <table:table-cell office:value-type="float" office:value="-0.636381023430119" calcext:value-type="float">
            <text:p>-0.636381023430119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-1.22917298293336E-016" calcext:value-type="float">
            <text:p>-1.22917298293336E-16</text:p>
          </table:table-cell>
          <table:table-cell office:value-type="float" office:value="-0.669130606358858" calcext:value-type="float">
            <text:p>-0.669130606358858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2067727288213" calcext:value-type="float">
            <text:p>0.2067727288213</text:p>
          </table:table-cell>
          <table:table-cell office:value-type="float" office:value="-0.636381023430119" calcext:value-type="float">
            <text:p>-0.636381023430119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393305102275257" calcext:value-type="float">
            <text:p>0.393305102275257</text:p>
          </table:table-cell>
          <table:table-cell office:value-type="float" office:value="-0.54133803200073" calcext:value-type="float">
            <text:p>-0.54133803200073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541338032000729" calcext:value-type="float">
            <text:p>0.541338032000729</text:p>
          </table:table-cell>
          <table:table-cell office:value-type="float" office:value="-0.393305102275257" calcext:value-type="float">
            <text:p>-0.393305102275257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636381023430119" calcext:value-type="float">
            <text:p>0.636381023430119</text:p>
          </table:table-cell>
          <table:table-cell office:value-type="float" office:value="-0.206772728821301" calcext:value-type="float">
            <text:p>-0.206772728821301</text:p>
          </table:table-cell>
          <table:table-cell office:value-type="float" office:value="0.743144825477394" calcext:value-type="float">
            <text:p>0.743144825477394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78145040877352" calcext:value-type="float">
            <text:p>0.78145040877352</text:p>
          </table:table-cell>
          <table:table-cell office:value-type="float" office:value="0.209389005955835" calcext:value-type="float">
            <text:p>0.209389005955835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700629269222037" calcext:value-type="float">
            <text:p>0.700629269222037</text:p>
          </table:table-cell>
          <table:table-cell office:value-type="float" office:value="0.404508497187474" calcext:value-type="float">
            <text:p>0.40450849718747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572061402817684" calcext:value-type="float">
            <text:p>0.57206140281768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404508497187474" calcext:value-type="float">
            <text:p>0.404508497187474</text:p>
          </table:table-cell>
          <table:table-cell office:value-type="float" office:value="0.700629269222037" calcext:value-type="float">
            <text:p>0.70062926922203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209389005955835" calcext:value-type="float">
            <text:p>0.209389005955835</text:p>
          </table:table-cell>
          <table:table-cell office:value-type="float" office:value="0.78145040877352" calcext:value-type="float">
            <text:p>0.78145040877352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4.95380036308546E-017" calcext:value-type="float">
            <text:p>4.95380036308546E-17</text:p>
          </table:table-cell>
          <table:table-cell office:value-type="float" office:value="0.809016994374947" calcext:value-type="float">
            <text:p>0.80901699437494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209389005955835" calcext:value-type="float">
            <text:p>-0.209389005955835</text:p>
          </table:table-cell>
          <table:table-cell office:value-type="float" office:value="0.78145040877352" calcext:value-type="float">
            <text:p>0.78145040877352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404508497187474" calcext:value-type="float">
            <text:p>-0.404508497187474</text:p>
          </table:table-cell>
          <table:table-cell office:value-type="float" office:value="0.700629269222037" calcext:value-type="float">
            <text:p>0.70062926922203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572061402817684" calcext:value-type="float">
            <text:p>-0.572061402817684</text:p>
          </table:table-cell>
          <table:table-cell office:value-type="float" office:value="0.572061402817684" calcext:value-type="float">
            <text:p>0.57206140281768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700629269222037" calcext:value-type="float">
            <text:p>-0.700629269222037</text:p>
          </table:table-cell>
          <table:table-cell office:value-type="float" office:value="0.404508497187474" calcext:value-type="float">
            <text:p>0.40450849718747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78145040877352" calcext:value-type="float">
            <text:p>-0.78145040877352</text:p>
          </table:table-cell>
          <table:table-cell office:value-type="float" office:value="0.209389005955835" calcext:value-type="float">
            <text:p>0.209389005955835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9.90760072617092E-017" calcext:value-type="float">
            <text:p>9.90760072617092E-1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78145040877352" calcext:value-type="float">
            <text:p>-0.78145040877352</text:p>
          </table:table-cell>
          <table:table-cell office:value-type="float" office:value="-0.209389005955835" calcext:value-type="float">
            <text:p>-0.209389005955835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700629269222037" calcext:value-type="float">
            <text:p>-0.700629269222037</text:p>
          </table:table-cell>
          <table:table-cell office:value-type="float" office:value="-0.404508497187473" calcext:value-type="float">
            <text:p>-0.404508497187473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572061402817685" calcext:value-type="float">
            <text:p>-0.572061402817685</text:p>
          </table:table-cell>
          <table:table-cell office:value-type="float" office:value="-0.572061402817684" calcext:value-type="float">
            <text:p>-0.57206140281768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404508497187474" calcext:value-type="float">
            <text:p>-0.404508497187474</text:p>
          </table:table-cell>
          <table:table-cell office:value-type="float" office:value="-0.700629269222037" calcext:value-type="float">
            <text:p>-0.70062926922203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0.209389005955836" calcext:value-type="float">
            <text:p>-0.209389005955836</text:p>
          </table:table-cell>
          <table:table-cell office:value-type="float" office:value="-0.781450408773519" calcext:value-type="float">
            <text:p>-0.781450408773519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-1.48614010892564E-016" calcext:value-type="float">
            <text:p>-1.48614010892564E-16</text:p>
          </table:table-cell>
          <table:table-cell office:value-type="float" office:value="-0.809016994374947" calcext:value-type="float">
            <text:p>-0.80901699437494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209389005955835" calcext:value-type="float">
            <text:p>0.209389005955835</text:p>
          </table:table-cell>
          <table:table-cell office:value-type="float" office:value="-0.78145040877352" calcext:value-type="float">
            <text:p>-0.78145040877352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404508497187473" calcext:value-type="float">
            <text:p>0.404508497187473</text:p>
          </table:table-cell>
          <table:table-cell office:value-type="float" office:value="-0.700629269222037" calcext:value-type="float">
            <text:p>-0.700629269222037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572061402817684" calcext:value-type="float">
            <text:p>0.572061402817684</text:p>
          </table:table-cell>
          <table:table-cell office:value-type="float" office:value="-0.572061402817684" calcext:value-type="float">
            <text:p>-0.57206140281768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700629269222037" calcext:value-type="float">
            <text:p>0.700629269222037</text:p>
          </table:table-cell>
          <table:table-cell office:value-type="float" office:value="-0.404508497187474" calcext:value-type="float">
            <text:p>-0.404508497187474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781450408773519" calcext:value-type="float">
            <text:p>0.781450408773519</text:p>
          </table:table-cell>
          <table:table-cell office:value-type="float" office:value="-0.209389005955836" calcext:value-type="float">
            <text:p>-0.209389005955836</text:p>
          </table:table-cell>
          <table:table-cell office:value-type="float" office:value="0.587785252292473" calcext:value-type="float">
            <text:p>0.587785252292473</text:p>
          </table:table-cell>
          <table:table-cell table:number-columns-repeated="1021"/>
        </table:table-row>
        <table:table-row table:style-name="ro15">
          <table:table-cell office:value-type="float" office:value="0.913545457642601" calcext:value-type="float">
            <text:p>0.913545457642601</text:p>
          </table:table-cell>
          <table:table-cell office:value-type="float" office:value="0" calcext:value-type="float">
            <text:p>0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888920721600631" calcext:value-type="float">
            <text:p>0.888920721600631</text:p>
          </table:table-cell>
          <table:table-cell office:value-type="float" office:value="0.210678081177049" calcext:value-type="float">
            <text:p>0.210678081177049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816374039368617" calcext:value-type="float">
            <text:p>0.816374039368617</text:p>
          </table:table-cell>
          <table:table-cell office:value-type="float" office:value="0.409998452465855" calcext:value-type="float">
            <text:p>0.409998452465855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699816421363698" calcext:value-type="float">
            <text:p>0.699816421363698</text:p>
          </table:table-cell>
          <table:table-cell office:value-type="float" office:value="0.587215701058083" calcext:value-type="float">
            <text:p>0.587215701058083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545531518942333" calcext:value-type="float">
            <text:p>0.545531518942333</text:p>
          </table:table-cell>
          <table:table-cell office:value-type="float" office:value="0.732775999211151" calcext:value-type="float">
            <text:p>0.732775999211151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361836871129216" calcext:value-type="float">
            <text:p>0.361836871129216</text:p>
          </table:table-cell>
          <table:table-cell office:value-type="float" office:value="0.838832153574747" calcext:value-type="float">
            <text:p>0.838832153574747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15863550393554" calcext:value-type="float">
            <text:p>0.15863550393554</text:p>
          </table:table-cell>
          <table:table-cell office:value-type="float" office:value="0.899666649415519" calcext:value-type="float">
            <text:p>0.899666649415519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0531179443365713" calcext:value-type="float">
            <text:p>-0.053117944336571</text:p>
          </table:table-cell>
          <table:table-cell office:value-type="float" office:value="0.911999883316268" calcext:value-type="float">
            <text:p>0.911999883316268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26200779048043" calcext:value-type="float">
            <text:p>-0.26200779048043</text:p>
          </table:table-cell>
          <table:table-cell office:value-type="float" office:value="0.875166967445065" calcext:value-type="float">
            <text:p>0.875166967445065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4567727288213" calcext:value-type="float">
            <text:p>-0.4567727288213</text:p>
          </table:table-cell>
          <table:table-cell office:value-type="float" office:value="0.791153573830373" calcext:value-type="float">
            <text:p>0.791153573830373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6269129311202" calcext:value-type="float">
            <text:p>-0.6269129311202</text:p>
          </table:table-cell>
          <table:table-cell office:value-type="float" office:value="0.664488886268016" calcext:value-type="float">
            <text:p>0.664488886268016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763256095032046" calcext:value-type="float">
            <text:p>-0.763256095032046</text:p>
          </table:table-cell>
          <table:table-cell office:value-type="float" office:value="0.502001430850413" calcext:value-type="float">
            <text:p>0.502001430850413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858451925299237" calcext:value-type="float">
            <text:p>-0.858451925299237</text:p>
          </table:table-cell>
          <table:table-cell office:value-type="float" office:value="0.312450948357436" calcext:value-type="float">
            <text:p>0.312450948357436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907368390071549" calcext:value-type="float">
            <text:p>-0.907368390071549</text:p>
          </table:table-cell>
          <table:table-cell office:value-type="float" office:value="0.106056154363597" calcext:value-type="float">
            <text:p>0.106056154363597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907368390071549" calcext:value-type="float">
            <text:p>-0.907368390071549</text:p>
          </table:table-cell>
          <table:table-cell office:value-type="float" office:value="-0.106056154363597" calcext:value-type="float">
            <text:p>-0.106056154363597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858451925299238" calcext:value-type="float">
            <text:p>-0.858451925299238</text:p>
          </table:table-cell>
          <table:table-cell office:value-type="float" office:value="-0.312450948357436" calcext:value-type="float">
            <text:p>-0.312450948357436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763256095032046" calcext:value-type="float">
            <text:p>-0.763256095032046</text:p>
          </table:table-cell>
          <table:table-cell office:value-type="float" office:value="-0.502001430850412" calcext:value-type="float">
            <text:p>-0.502001430850412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6269129311202" calcext:value-type="float">
            <text:p>-0.6269129311202</text:p>
          </table:table-cell>
          <table:table-cell office:value-type="float" office:value="-0.664488886268016" calcext:value-type="float">
            <text:p>-0.664488886268016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456772728821301" calcext:value-type="float">
            <text:p>-0.456772728821301</text:p>
          </table:table-cell>
          <table:table-cell office:value-type="float" office:value="-0.791153573830373" calcext:value-type="float">
            <text:p>-0.791153573830373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262007790480431" calcext:value-type="float">
            <text:p>-0.262007790480431</text:p>
          </table:table-cell>
          <table:table-cell office:value-type="float" office:value="-0.875166967445065" calcext:value-type="float">
            <text:p>-0.875166967445065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-0.0531179443365717" calcext:value-type="float">
            <text:p>-0.053117944336572</text:p>
          </table:table-cell>
          <table:table-cell office:value-type="float" office:value="-0.911999883316268" calcext:value-type="float">
            <text:p>-0.911999883316268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158635503935539" calcext:value-type="float">
            <text:p>0.158635503935539</text:p>
          </table:table-cell>
          <table:table-cell office:value-type="float" office:value="-0.899666649415519" calcext:value-type="float">
            <text:p>-0.899666649415519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361836871129215" calcext:value-type="float">
            <text:p>0.361836871129215</text:p>
          </table:table-cell>
          <table:table-cell office:value-type="float" office:value="-0.838832153574747" calcext:value-type="float">
            <text:p>-0.838832153574747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545531518942333" calcext:value-type="float">
            <text:p>0.545531518942333</text:p>
          </table:table-cell>
          <table:table-cell office:value-type="float" office:value="-0.732775999211151" calcext:value-type="float">
            <text:p>-0.732775999211151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699816421363698" calcext:value-type="float">
            <text:p>0.699816421363698</text:p>
          </table:table-cell>
          <table:table-cell office:value-type="float" office:value="-0.587215701058083" calcext:value-type="float">
            <text:p>-0.587215701058083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816374039368617" calcext:value-type="float">
            <text:p>0.816374039368617</text:p>
          </table:table-cell>
          <table:table-cell office:value-type="float" office:value="-0.409998452465856" calcext:value-type="float">
            <text:p>-0.409998452465856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888920721600631" calcext:value-type="float">
            <text:p>0.888920721600631</text:p>
          </table:table-cell>
          <table:table-cell office:value-type="float" office:value="-0.21067808117705" calcext:value-type="float">
            <text:p>-0.21067808117705</text:p>
          </table:table-cell>
          <table:table-cell office:value-type="float" office:value="0.4067366430758" calcext:value-type="float">
            <text:p>0.4067366430758</text:p>
          </table:table-cell>
          <table:table-cell table:number-columns-repeated="1021"/>
        </table:table-row>
        <table:table-row table:style-name="ro15">
          <table:table-cell office:value-type="float" office:value="0.978147600733806" calcext:value-type="float">
            <text:p>0.978147600733806</text:p>
          </table:table-cell>
          <table:table-cell office:value-type="float" office:value="0" calcext:value-type="float">
            <text:p>0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955279053395137" calcext:value-type="float">
            <text:p>0.955279053395137</text:p>
          </table:table-cell>
          <table:table-cell office:value-type="float" office:value="0.210272820321103" calcext:value-type="float">
            <text:p>0.21027282032110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887742719236123" calcext:value-type="float">
            <text:p>0.887742719236123</text:p>
          </table:table-cell>
          <table:table-cell office:value-type="float" office:value="0.410713517265446" calcext:value-type="float">
            <text:p>0.410713517265446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778696522180795" calcext:value-type="float">
            <text:p>0.778696522180795</text:p>
          </table:table-cell>
          <table:table-cell office:value-type="float" office:value="0.591949706617745" calcext:value-type="float">
            <text:p>0.591949706617745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633239341207317" calcext:value-type="float">
            <text:p>0.633239341207317</text:p>
          </table:table-cell>
          <table:table-cell office:value-type="float" office:value="0.745506985593444" calcext:value-type="float">
            <text:p>0.745506985593444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458172592433963" calcext:value-type="float">
            <text:p>0.458172592433963</text:p>
          </table:table-cell>
          <table:table-cell office:value-type="float" office:value="0.864205186494297" calcext:value-type="float">
            <text:p>0.864205186494297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261682202460659" calcext:value-type="float">
            <text:p>0.261682202460659</text:p>
          </table:table-cell>
          <table:table-cell office:value-type="float" office:value="0.942494113369754" calcext:value-type="float">
            <text:p>0.942494113369754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0529558435391731" calcext:value-type="float">
            <text:p>0.052955843539173</text:p>
          </table:table-cell>
          <table:table-cell office:value-type="float" office:value="0.976713063011013" calcext:value-type="float">
            <text:p>0.97671306301101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158246671770012" calcext:value-type="float">
            <text:p>-0.158246671770012</text:p>
          </table:table-cell>
          <table:table-cell office:value-type="float" office:value="0.965261995364479" calcext:value-type="float">
            <text:p>0.965261995364479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362049748585774" calcext:value-type="float">
            <text:p>-0.362049748585774</text:p>
          </table:table-cell>
          <table:table-cell office:value-type="float" office:value="0.908676349626355" calcext:value-type="float">
            <text:p>0.908676349626355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54892378154706" calcext:value-type="float">
            <text:p>-0.54892378154706</text:p>
          </table:table-cell>
          <table:table-cell office:value-type="float" office:value="0.80960200770093" calcext:value-type="float">
            <text:p>0.8096020077009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710130748568169" calcext:value-type="float">
            <text:p>-0.710130748568169</text:p>
          </table:table-cell>
          <table:table-cell office:value-type="float" office:value="0.672671575703413" calcext:value-type="float">
            <text:p>0.67267157570341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838132791039871" calcext:value-type="float">
            <text:p>-0.838132791039871</text:p>
          </table:table-cell>
          <table:table-cell office:value-type="float" office:value="0.504287768446763" calcext:value-type="float">
            <text:p>0.50428776844676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92694467572024" calcext:value-type="float">
            <text:p>-0.92694467572024</text:p>
          </table:table-cell>
          <table:table-cell office:value-type="float" office:value="0.312324025613142" calcext:value-type="float">
            <text:p>0.312324025613142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972413657588944" calcext:value-type="float">
            <text:p>-0.972413657588944</text:p>
          </table:table-cell>
          <table:table-cell office:value-type="float" office:value="0.105756358465073" calcext:value-type="float">
            <text:p>0.10575635846507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972413657588944" calcext:value-type="float">
            <text:p>-0.972413657588944</text:p>
          </table:table-cell>
          <table:table-cell office:value-type="float" office:value="-0.105756358465073" calcext:value-type="float">
            <text:p>-0.10575635846507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92694467572024" calcext:value-type="float">
            <text:p>-0.92694467572024</text:p>
          </table:table-cell>
          <table:table-cell office:value-type="float" office:value="-0.312324025613142" calcext:value-type="float">
            <text:p>-0.312324025613142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838132791039871" calcext:value-type="float">
            <text:p>-0.838132791039871</text:p>
          </table:table-cell>
          <table:table-cell office:value-type="float" office:value="-0.504287768446763" calcext:value-type="float">
            <text:p>-0.50428776844676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710130748568169" calcext:value-type="float">
            <text:p>-0.710130748568169</text:p>
          </table:table-cell>
          <table:table-cell office:value-type="float" office:value="-0.672671575703413" calcext:value-type="float">
            <text:p>-0.67267157570341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54892378154706" calcext:value-type="float">
            <text:p>-0.54892378154706</text:p>
          </table:table-cell>
          <table:table-cell office:value-type="float" office:value="-0.80960200770093" calcext:value-type="float">
            <text:p>-0.8096020077009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362049748585774" calcext:value-type="float">
            <text:p>-0.362049748585774</text:p>
          </table:table-cell>
          <table:table-cell office:value-type="float" office:value="-0.908676349626355" calcext:value-type="float">
            <text:p>-0.908676349626355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-0.158246671770012" calcext:value-type="float">
            <text:p>-0.158246671770012</text:p>
          </table:table-cell>
          <table:table-cell office:value-type="float" office:value="-0.965261995364479" calcext:value-type="float">
            <text:p>-0.965261995364479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052955843539173" calcext:value-type="float">
            <text:p>0.052955843539173</text:p>
          </table:table-cell>
          <table:table-cell office:value-type="float" office:value="-0.976713063011013" calcext:value-type="float">
            <text:p>-0.97671306301101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261682202460659" calcext:value-type="float">
            <text:p>0.261682202460659</text:p>
          </table:table-cell>
          <table:table-cell office:value-type="float" office:value="-0.942494113369754" calcext:value-type="float">
            <text:p>-0.942494113369754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458172592433963" calcext:value-type="float">
            <text:p>0.458172592433963</text:p>
          </table:table-cell>
          <table:table-cell office:value-type="float" office:value="-0.864205186494297" calcext:value-type="float">
            <text:p>-0.864205186494297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633239341207317" calcext:value-type="float">
            <text:p>0.633239341207317</text:p>
          </table:table-cell>
          <table:table-cell office:value-type="float" office:value="-0.745506985593444" calcext:value-type="float">
            <text:p>-0.745506985593444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778696522180795" calcext:value-type="float">
            <text:p>0.778696522180795</text:p>
          </table:table-cell>
          <table:table-cell office:value-type="float" office:value="-0.591949706617745" calcext:value-type="float">
            <text:p>-0.591949706617745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887742719236123" calcext:value-type="float">
            <text:p>0.887742719236123</text:p>
          </table:table-cell>
          <table:table-cell office:value-type="float" office:value="-0.410713517265446" calcext:value-type="float">
            <text:p>-0.410713517265446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0.955279053395137" calcext:value-type="float">
            <text:p>0.955279053395137</text:p>
          </table:table-cell>
          <table:table-cell office:value-type="float" office:value="-0.210272820321103" calcext:value-type="float">
            <text:p>-0.210272820321103</text:p>
          </table:table-cell>
          <table:table-cell office:value-type="float" office:value="0.207911690817759" calcext:value-type="float">
            <text:p>0.207911690817759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78147600733806" calcext:value-type="float">
            <text:p>0.978147600733806</text:p>
          </table:table-cell>
          <table:table-cell office:value-type="float" office:value="0.207911690817759" calcext:value-type="float">
            <text:p>0.20791169081775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13545457642601" calcext:value-type="float">
            <text:p>0.913545457642601</text:p>
          </table:table-cell>
          <table:table-cell office:value-type="float" office:value="0.4067366430758" calcext:value-type="float">
            <text:p>0.40673664307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0.587785252292473" calcext:value-type="float">
            <text:p>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669130606358858" calcext:value-type="float">
            <text:p>0.669130606358858</text:p>
          </table:table-cell>
          <table:table-cell office:value-type="float" office:value="0.743144825477394" calcext:value-type="float">
            <text:p>0.74314482547739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.951056516295153" calcext:value-type="float">
            <text:p>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104528463267654" calcext:value-type="float">
            <text:p>0.104528463267654</text:p>
          </table:table-cell>
          <table:table-cell office:value-type="float" office:value="0.994521895368273" calcext:value-type="float">
            <text:p>0.9945218953682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104528463267653" calcext:value-type="float">
            <text:p>-0.104528463267653</text:p>
          </table:table-cell>
          <table:table-cell office:value-type="float" office:value="0.994521895368273" calcext:value-type="float">
            <text:p>0.9945218953682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309016994374947" calcext:value-type="float">
            <text:p>-0.309016994374947</text:p>
          </table:table-cell>
          <table:table-cell office:value-type="float" office:value="0.951056516295153" calcext:value-type="float">
            <text:p>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69130606358858" calcext:value-type="float">
            <text:p>-0.669130606358858</text:p>
          </table:table-cell>
          <table:table-cell office:value-type="float" office:value="0.743144825477394" calcext:value-type="float">
            <text:p>0.74314482547739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0.587785252292473" calcext:value-type="float">
            <text:p>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13545457642601" calcext:value-type="float">
            <text:p>-0.913545457642601</text:p>
          </table:table-cell>
          <table:table-cell office:value-type="float" office:value="0.4067366430758" calcext:value-type="float">
            <text:p>0.40673664307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78147600733806" calcext:value-type="float">
            <text:p>-0.978147600733806</text:p>
          </table:table-cell>
          <table:table-cell office:value-type="float" office:value="0.20791169081776" calcext:value-type="float">
            <text:p>0.2079116908177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78147600733806" calcext:value-type="float">
            <text:p>-0.978147600733806</text:p>
          </table:table-cell>
          <table:table-cell office:value-type="float" office:value="-0.207911690817759" calcext:value-type="float">
            <text:p>-0.20791169081775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13545457642601" calcext:value-type="float">
            <text:p>-0.913545457642601</text:p>
          </table:table-cell>
          <table:table-cell office:value-type="float" office:value="-0.4067366430758" calcext:value-type="float">
            <text:p>-0.40673664307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69130606358858" calcext:value-type="float">
            <text:p>-0.669130606358858</text:p>
          </table:table-cell>
          <table:table-cell office:value-type="float" office:value="-0.743144825477394" calcext:value-type="float">
            <text:p>-0.74314482547739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-0.866025403784438" calcext:value-type="float">
            <text:p>-0.86602540378443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309016994374948" calcext:value-type="float">
            <text:p>-0.309016994374948</text:p>
          </table:table-cell>
          <table:table-cell office:value-type="float" office:value="-0.951056516295153" calcext:value-type="float">
            <text:p>-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104528463267654" calcext:value-type="float">
            <text:p>-0.104528463267654</text:p>
          </table:table-cell>
          <table:table-cell office:value-type="float" office:value="-0.994521895368273" calcext:value-type="float">
            <text:p>-0.9945218953682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104528463267653" calcext:value-type="float">
            <text:p>0.104528463267653</text:p>
          </table:table-cell>
          <table:table-cell office:value-type="float" office:value="-0.994521895368273" calcext:value-type="float">
            <text:p>-0.9945218953682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-0.951056516295153" calcext:value-type="float">
            <text:p>-0.95105651629515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99999999999999" calcext:value-type="float">
            <text:p>0.499999999999999</text:p>
          </table:table-cell>
          <table:table-cell office:value-type="float" office:value="-0.866025403784439" calcext:value-type="float">
            <text:p>-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669130606358858" calcext:value-type="float">
            <text:p>0.669130606358858</text:p>
          </table:table-cell>
          <table:table-cell office:value-type="float" office:value="-0.743144825477395" calcext:value-type="float">
            <text:p>-0.74314482547739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135454576426" calcext:value-type="float">
            <text:p>0.9135454576426</text:p>
          </table:table-cell>
          <table:table-cell office:value-type="float" office:value="-0.406736643075801" calcext:value-type="float">
            <text:p>-0.40673664307580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78147600733806" calcext:value-type="float">
            <text:p>0.978147600733806</text:p>
          </table:table-cell>
          <table:table-cell office:value-type="float" office:value="-0.20791169081776" calcext:value-type="float">
            <text:p>-0.2079116908177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78147600733806" calcext:value-type="float">
            <text:p>0.978147600733806</text:p>
          </table:table-cell>
          <table:table-cell office:value-type="float" office:value="0" calcext:value-type="float">
            <text:p>0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955279053395137" calcext:value-type="float">
            <text:p>0.955279053395137</text:p>
          </table:table-cell>
          <table:table-cell office:value-type="float" office:value="0.210272820321103" calcext:value-type="float">
            <text:p>0.21027282032110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887742719236123" calcext:value-type="float">
            <text:p>0.887742719236123</text:p>
          </table:table-cell>
          <table:table-cell office:value-type="float" office:value="0.410713517265446" calcext:value-type="float">
            <text:p>0.410713517265446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778696522180795" calcext:value-type="float">
            <text:p>0.778696522180795</text:p>
          </table:table-cell>
          <table:table-cell office:value-type="float" office:value="0.591949706617745" calcext:value-type="float">
            <text:p>0.591949706617745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633239341207317" calcext:value-type="float">
            <text:p>0.633239341207317</text:p>
          </table:table-cell>
          <table:table-cell office:value-type="float" office:value="0.745506985593444" calcext:value-type="float">
            <text:p>0.745506985593444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458172592433963" calcext:value-type="float">
            <text:p>0.458172592433963</text:p>
          </table:table-cell>
          <table:table-cell office:value-type="float" office:value="0.864205186494297" calcext:value-type="float">
            <text:p>0.864205186494297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261682202460659" calcext:value-type="float">
            <text:p>0.261682202460659</text:p>
          </table:table-cell>
          <table:table-cell office:value-type="float" office:value="0.942494113369754" calcext:value-type="float">
            <text:p>0.942494113369754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0529558435391731" calcext:value-type="float">
            <text:p>0.052955843539173</text:p>
          </table:table-cell>
          <table:table-cell office:value-type="float" office:value="0.976713063011013" calcext:value-type="float">
            <text:p>0.97671306301101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158246671770012" calcext:value-type="float">
            <text:p>-0.158246671770012</text:p>
          </table:table-cell>
          <table:table-cell office:value-type="float" office:value="0.965261995364479" calcext:value-type="float">
            <text:p>0.965261995364479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362049748585774" calcext:value-type="float">
            <text:p>-0.362049748585774</text:p>
          </table:table-cell>
          <table:table-cell office:value-type="float" office:value="0.908676349626355" calcext:value-type="float">
            <text:p>0.908676349626355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54892378154706" calcext:value-type="float">
            <text:p>-0.54892378154706</text:p>
          </table:table-cell>
          <table:table-cell office:value-type="float" office:value="0.80960200770093" calcext:value-type="float">
            <text:p>0.8096020077009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710130748568169" calcext:value-type="float">
            <text:p>-0.710130748568169</text:p>
          </table:table-cell>
          <table:table-cell office:value-type="float" office:value="0.672671575703413" calcext:value-type="float">
            <text:p>0.67267157570341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838132791039871" calcext:value-type="float">
            <text:p>-0.838132791039871</text:p>
          </table:table-cell>
          <table:table-cell office:value-type="float" office:value="0.504287768446763" calcext:value-type="float">
            <text:p>0.50428776844676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92694467572024" calcext:value-type="float">
            <text:p>-0.92694467572024</text:p>
          </table:table-cell>
          <table:table-cell office:value-type="float" office:value="0.312324025613142" calcext:value-type="float">
            <text:p>0.312324025613142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972413657588944" calcext:value-type="float">
            <text:p>-0.972413657588944</text:p>
          </table:table-cell>
          <table:table-cell office:value-type="float" office:value="0.105756358465073" calcext:value-type="float">
            <text:p>0.10575635846507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972413657588944" calcext:value-type="float">
            <text:p>-0.972413657588944</text:p>
          </table:table-cell>
          <table:table-cell office:value-type="float" office:value="-0.105756358465073" calcext:value-type="float">
            <text:p>-0.10575635846507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92694467572024" calcext:value-type="float">
            <text:p>-0.92694467572024</text:p>
          </table:table-cell>
          <table:table-cell office:value-type="float" office:value="-0.312324025613142" calcext:value-type="float">
            <text:p>-0.312324025613142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838132791039871" calcext:value-type="float">
            <text:p>-0.838132791039871</text:p>
          </table:table-cell>
          <table:table-cell office:value-type="float" office:value="-0.504287768446763" calcext:value-type="float">
            <text:p>-0.50428776844676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710130748568169" calcext:value-type="float">
            <text:p>-0.710130748568169</text:p>
          </table:table-cell>
          <table:table-cell office:value-type="float" office:value="-0.672671575703413" calcext:value-type="float">
            <text:p>-0.67267157570341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54892378154706" calcext:value-type="float">
            <text:p>-0.54892378154706</text:p>
          </table:table-cell>
          <table:table-cell office:value-type="float" office:value="-0.80960200770093" calcext:value-type="float">
            <text:p>-0.8096020077009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362049748585774" calcext:value-type="float">
            <text:p>-0.362049748585774</text:p>
          </table:table-cell>
          <table:table-cell office:value-type="float" office:value="-0.908676349626355" calcext:value-type="float">
            <text:p>-0.908676349626355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-0.158246671770012" calcext:value-type="float">
            <text:p>-0.158246671770012</text:p>
          </table:table-cell>
          <table:table-cell office:value-type="float" office:value="-0.965261995364479" calcext:value-type="float">
            <text:p>-0.965261995364479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052955843539173" calcext:value-type="float">
            <text:p>0.052955843539173</text:p>
          </table:table-cell>
          <table:table-cell office:value-type="float" office:value="-0.976713063011013" calcext:value-type="float">
            <text:p>-0.97671306301101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261682202460659" calcext:value-type="float">
            <text:p>0.261682202460659</text:p>
          </table:table-cell>
          <table:table-cell office:value-type="float" office:value="-0.942494113369754" calcext:value-type="float">
            <text:p>-0.942494113369754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458172592433963" calcext:value-type="float">
            <text:p>0.458172592433963</text:p>
          </table:table-cell>
          <table:table-cell office:value-type="float" office:value="-0.864205186494297" calcext:value-type="float">
            <text:p>-0.864205186494297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633239341207317" calcext:value-type="float">
            <text:p>0.633239341207317</text:p>
          </table:table-cell>
          <table:table-cell office:value-type="float" office:value="-0.745506985593444" calcext:value-type="float">
            <text:p>-0.745506985593444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778696522180795" calcext:value-type="float">
            <text:p>0.778696522180795</text:p>
          </table:table-cell>
          <table:table-cell office:value-type="float" office:value="-0.591949706617745" calcext:value-type="float">
            <text:p>-0.591949706617745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887742719236123" calcext:value-type="float">
            <text:p>0.887742719236123</text:p>
          </table:table-cell>
          <table:table-cell office:value-type="float" office:value="-0.410713517265446" calcext:value-type="float">
            <text:p>-0.410713517265446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955279053395137" calcext:value-type="float">
            <text:p>0.955279053395137</text:p>
          </table:table-cell>
          <table:table-cell office:value-type="float" office:value="-0.210272820321103" calcext:value-type="float">
            <text:p>-0.210272820321103</text:p>
          </table:table-cell>
          <table:table-cell office:value-type="float" office:value="-0.207911690817759" calcext:value-type="float">
            <text:p>-0.207911690817759</text:p>
          </table:table-cell>
          <table:table-cell table:number-columns-repeated="1021"/>
        </table:table-row>
        <table:table-row table:style-name="ro15">
          <table:table-cell office:value-type="float" office:value="0.913545457642601" calcext:value-type="float">
            <text:p>0.913545457642601</text:p>
          </table:table-cell>
          <table:table-cell office:value-type="float" office:value="0" calcext:value-type="float">
            <text:p>0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888920721600631" calcext:value-type="float">
            <text:p>0.888920721600631</text:p>
          </table:table-cell>
          <table:table-cell office:value-type="float" office:value="0.210678081177049" calcext:value-type="float">
            <text:p>0.210678081177049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816374039368617" calcext:value-type="float">
            <text:p>0.816374039368617</text:p>
          </table:table-cell>
          <table:table-cell office:value-type="float" office:value="0.409998452465855" calcext:value-type="float">
            <text:p>0.409998452465855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699816421363698" calcext:value-type="float">
            <text:p>0.699816421363698</text:p>
          </table:table-cell>
          <table:table-cell office:value-type="float" office:value="0.587215701058083" calcext:value-type="float">
            <text:p>0.587215701058083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545531518942333" calcext:value-type="float">
            <text:p>0.545531518942333</text:p>
          </table:table-cell>
          <table:table-cell office:value-type="float" office:value="0.732775999211151" calcext:value-type="float">
            <text:p>0.732775999211151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361836871129216" calcext:value-type="float">
            <text:p>0.361836871129216</text:p>
          </table:table-cell>
          <table:table-cell office:value-type="float" office:value="0.838832153574747" calcext:value-type="float">
            <text:p>0.838832153574747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15863550393554" calcext:value-type="float">
            <text:p>0.15863550393554</text:p>
          </table:table-cell>
          <table:table-cell office:value-type="float" office:value="0.899666649415519" calcext:value-type="float">
            <text:p>0.899666649415519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0531179443365713" calcext:value-type="float">
            <text:p>-0.053117944336571</text:p>
          </table:table-cell>
          <table:table-cell office:value-type="float" office:value="0.911999883316268" calcext:value-type="float">
            <text:p>0.911999883316268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26200779048043" calcext:value-type="float">
            <text:p>-0.26200779048043</text:p>
          </table:table-cell>
          <table:table-cell office:value-type="float" office:value="0.875166967445065" calcext:value-type="float">
            <text:p>0.875166967445065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4567727288213" calcext:value-type="float">
            <text:p>-0.4567727288213</text:p>
          </table:table-cell>
          <table:table-cell office:value-type="float" office:value="0.791153573830373" calcext:value-type="float">
            <text:p>0.791153573830373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6269129311202" calcext:value-type="float">
            <text:p>-0.6269129311202</text:p>
          </table:table-cell>
          <table:table-cell office:value-type="float" office:value="0.664488886268016" calcext:value-type="float">
            <text:p>0.664488886268016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763256095032046" calcext:value-type="float">
            <text:p>-0.763256095032046</text:p>
          </table:table-cell>
          <table:table-cell office:value-type="float" office:value="0.502001430850413" calcext:value-type="float">
            <text:p>0.502001430850413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858451925299237" calcext:value-type="float">
            <text:p>-0.858451925299237</text:p>
          </table:table-cell>
          <table:table-cell office:value-type="float" office:value="0.312450948357436" calcext:value-type="float">
            <text:p>0.312450948357436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907368390071549" calcext:value-type="float">
            <text:p>-0.907368390071549</text:p>
          </table:table-cell>
          <table:table-cell office:value-type="float" office:value="0.106056154363597" calcext:value-type="float">
            <text:p>0.106056154363597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907368390071549" calcext:value-type="float">
            <text:p>-0.907368390071549</text:p>
          </table:table-cell>
          <table:table-cell office:value-type="float" office:value="-0.106056154363597" calcext:value-type="float">
            <text:p>-0.106056154363597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858451925299238" calcext:value-type="float">
            <text:p>-0.858451925299238</text:p>
          </table:table-cell>
          <table:table-cell office:value-type="float" office:value="-0.312450948357436" calcext:value-type="float">
            <text:p>-0.312450948357436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763256095032046" calcext:value-type="float">
            <text:p>-0.763256095032046</text:p>
          </table:table-cell>
          <table:table-cell office:value-type="float" office:value="-0.502001430850412" calcext:value-type="float">
            <text:p>-0.502001430850412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6269129311202" calcext:value-type="float">
            <text:p>-0.6269129311202</text:p>
          </table:table-cell>
          <table:table-cell office:value-type="float" office:value="-0.664488886268016" calcext:value-type="float">
            <text:p>-0.664488886268016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456772728821301" calcext:value-type="float">
            <text:p>-0.456772728821301</text:p>
          </table:table-cell>
          <table:table-cell office:value-type="float" office:value="-0.791153573830373" calcext:value-type="float">
            <text:p>-0.791153573830373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262007790480431" calcext:value-type="float">
            <text:p>-0.262007790480431</text:p>
          </table:table-cell>
          <table:table-cell office:value-type="float" office:value="-0.875166967445065" calcext:value-type="float">
            <text:p>-0.875166967445065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-0.0531179443365717" calcext:value-type="float">
            <text:p>-0.053117944336572</text:p>
          </table:table-cell>
          <table:table-cell office:value-type="float" office:value="-0.911999883316268" calcext:value-type="float">
            <text:p>-0.911999883316268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158635503935539" calcext:value-type="float">
            <text:p>0.158635503935539</text:p>
          </table:table-cell>
          <table:table-cell office:value-type="float" office:value="-0.899666649415519" calcext:value-type="float">
            <text:p>-0.899666649415519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361836871129215" calcext:value-type="float">
            <text:p>0.361836871129215</text:p>
          </table:table-cell>
          <table:table-cell office:value-type="float" office:value="-0.838832153574747" calcext:value-type="float">
            <text:p>-0.838832153574747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545531518942333" calcext:value-type="float">
            <text:p>0.545531518942333</text:p>
          </table:table-cell>
          <table:table-cell office:value-type="float" office:value="-0.732775999211151" calcext:value-type="float">
            <text:p>-0.732775999211151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699816421363698" calcext:value-type="float">
            <text:p>0.699816421363698</text:p>
          </table:table-cell>
          <table:table-cell office:value-type="float" office:value="-0.587215701058083" calcext:value-type="float">
            <text:p>-0.587215701058083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816374039368617" calcext:value-type="float">
            <text:p>0.816374039368617</text:p>
          </table:table-cell>
          <table:table-cell office:value-type="float" office:value="-0.409998452465856" calcext:value-type="float">
            <text:p>-0.409998452465856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888920721600631" calcext:value-type="float">
            <text:p>0.888920721600631</text:p>
          </table:table-cell>
          <table:table-cell office:value-type="float" office:value="-0.21067808117705" calcext:value-type="float">
            <text:p>-0.21067808117705</text:p>
          </table:table-cell>
          <table:table-cell office:value-type="float" office:value="-0.4067366430758" calcext:value-type="float">
            <text:p>-0.4067366430758</text:p>
          </table:table-cell>
          <table:table-cell table:number-columns-repeated="1021"/>
        </table:table-row>
        <table:table-row table:style-name="ro15">
          <table:table-cell office:value-type="float" office:value="0.809016994374947" calcext:value-type="float">
            <text:p>0.8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78145040877352" calcext:value-type="float">
            <text:p>0.78145040877352</text:p>
          </table:table-cell>
          <table:table-cell office:value-type="float" office:value="0.209389005955835" calcext:value-type="float">
            <text:p>0.209389005955835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700629269222037" calcext:value-type="float">
            <text:p>0.700629269222037</text:p>
          </table:table-cell>
          <table:table-cell office:value-type="float" office:value="0.404508497187474" calcext:value-type="float">
            <text:p>0.40450849718747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.572061402817684" calcext:value-type="float">
            <text:p>0.57206140281768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404508497187474" calcext:value-type="float">
            <text:p>0.404508497187474</text:p>
          </table:table-cell>
          <table:table-cell office:value-type="float" office:value="0.700629269222037" calcext:value-type="float">
            <text:p>0.70062926922203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209389005955835" calcext:value-type="float">
            <text:p>0.209389005955835</text:p>
          </table:table-cell>
          <table:table-cell office:value-type="float" office:value="0.78145040877352" calcext:value-type="float">
            <text:p>0.78145040877352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4.95380036308546E-017" calcext:value-type="float">
            <text:p>4.95380036308546E-17</text:p>
          </table:table-cell>
          <table:table-cell office:value-type="float" office:value="0.809016994374947" calcext:value-type="float">
            <text:p>0.80901699437494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209389005955835" calcext:value-type="float">
            <text:p>-0.209389005955835</text:p>
          </table:table-cell>
          <table:table-cell office:value-type="float" office:value="0.78145040877352" calcext:value-type="float">
            <text:p>0.78145040877352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404508497187474" calcext:value-type="float">
            <text:p>-0.404508497187474</text:p>
          </table:table-cell>
          <table:table-cell office:value-type="float" office:value="0.700629269222037" calcext:value-type="float">
            <text:p>0.70062926922203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572061402817684" calcext:value-type="float">
            <text:p>-0.572061402817684</text:p>
          </table:table-cell>
          <table:table-cell office:value-type="float" office:value="0.572061402817684" calcext:value-type="float">
            <text:p>0.57206140281768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700629269222037" calcext:value-type="float">
            <text:p>-0.700629269222037</text:p>
          </table:table-cell>
          <table:table-cell office:value-type="float" office:value="0.404508497187474" calcext:value-type="float">
            <text:p>0.40450849718747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78145040877352" calcext:value-type="float">
            <text:p>-0.78145040877352</text:p>
          </table:table-cell>
          <table:table-cell office:value-type="float" office:value="0.209389005955835" calcext:value-type="float">
            <text:p>0.209389005955835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809016994374947" calcext:value-type="float">
            <text:p>-0.809016994374947</text:p>
          </table:table-cell>
          <table:table-cell office:value-type="float" office:value="9.90760072617092E-017" calcext:value-type="float">
            <text:p>9.90760072617092E-1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78145040877352" calcext:value-type="float">
            <text:p>-0.78145040877352</text:p>
          </table:table-cell>
          <table:table-cell office:value-type="float" office:value="-0.209389005955835" calcext:value-type="float">
            <text:p>-0.209389005955835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700629269222037" calcext:value-type="float">
            <text:p>-0.700629269222037</text:p>
          </table:table-cell>
          <table:table-cell office:value-type="float" office:value="-0.404508497187473" calcext:value-type="float">
            <text:p>-0.404508497187473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572061402817685" calcext:value-type="float">
            <text:p>-0.572061402817685</text:p>
          </table:table-cell>
          <table:table-cell office:value-type="float" office:value="-0.572061402817684" calcext:value-type="float">
            <text:p>-0.57206140281768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404508497187474" calcext:value-type="float">
            <text:p>-0.404508497187474</text:p>
          </table:table-cell>
          <table:table-cell office:value-type="float" office:value="-0.700629269222037" calcext:value-type="float">
            <text:p>-0.70062926922203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0.209389005955836" calcext:value-type="float">
            <text:p>-0.209389005955836</text:p>
          </table:table-cell>
          <table:table-cell office:value-type="float" office:value="-0.781450408773519" calcext:value-type="float">
            <text:p>-0.781450408773519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-1.48614010892564E-016" calcext:value-type="float">
            <text:p>-1.48614010892564E-16</text:p>
          </table:table-cell>
          <table:table-cell office:value-type="float" office:value="-0.809016994374947" calcext:value-type="float">
            <text:p>-0.80901699437494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209389005955835" calcext:value-type="float">
            <text:p>0.209389005955835</text:p>
          </table:table-cell>
          <table:table-cell office:value-type="float" office:value="-0.78145040877352" calcext:value-type="float">
            <text:p>-0.78145040877352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404508497187473" calcext:value-type="float">
            <text:p>0.404508497187473</text:p>
          </table:table-cell>
          <table:table-cell office:value-type="float" office:value="-0.700629269222037" calcext:value-type="float">
            <text:p>-0.700629269222037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572061402817684" calcext:value-type="float">
            <text:p>0.572061402817684</text:p>
          </table:table-cell>
          <table:table-cell office:value-type="float" office:value="-0.572061402817684" calcext:value-type="float">
            <text:p>-0.57206140281768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700629269222037" calcext:value-type="float">
            <text:p>0.700629269222037</text:p>
          </table:table-cell>
          <table:table-cell office:value-type="float" office:value="-0.404508497187474" calcext:value-type="float">
            <text:p>-0.404508497187474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781450408773519" calcext:value-type="float">
            <text:p>0.781450408773519</text:p>
          </table:table-cell>
          <table:table-cell office:value-type="float" office:value="-0.209389005955836" calcext:value-type="float">
            <text:p>-0.209389005955836</text:p>
          </table:table-cell>
          <table:table-cell office:value-type="float" office:value="-0.587785252292473" calcext:value-type="float">
            <text:p>-0.587785252292473</text:p>
          </table:table-cell>
          <table:table-cell table:number-columns-repeated="1021"/>
        </table:table-row>
        <table:table-row table:style-name="ro15">
          <table:table-cell office:value-type="float" office:value="0.669130606358858" calcext:value-type="float">
            <text:p>0.669130606358858</text:p>
          </table:table-cell>
          <table:table-cell office:value-type="float" office:value="0" calcext:value-type="float">
            <text:p>0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636381023430119" calcext:value-type="float">
            <text:p>0.636381023430119</text:p>
          </table:table-cell>
          <table:table-cell office:value-type="float" office:value="0.2067727288213" calcext:value-type="float">
            <text:p>0.2067727288213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54133803200073" calcext:value-type="float">
            <text:p>0.54133803200073</text:p>
          </table:table-cell>
          <table:table-cell office:value-type="float" office:value="0.393305102275257" calcext:value-type="float">
            <text:p>0.393305102275257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393305102275257" calcext:value-type="float">
            <text:p>0.393305102275257</text:p>
          </table:table-cell>
          <table:table-cell office:value-type="float" office:value="0.54133803200073" calcext:value-type="float">
            <text:p>0.54133803200073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2067727288213" calcext:value-type="float">
            <text:p>0.2067727288213</text:p>
          </table:table-cell>
          <table:table-cell office:value-type="float" office:value="0.636381023430119" calcext:value-type="float">
            <text:p>0.636381023430119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4.09724327644452E-017" calcext:value-type="float">
            <text:p>4.09724327644452E-17</text:p>
          </table:table-cell>
          <table:table-cell office:value-type="float" office:value="0.669130606358858" calcext:value-type="float">
            <text:p>0.669130606358858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2067727288213" calcext:value-type="float">
            <text:p>-0.2067727288213</text:p>
          </table:table-cell>
          <table:table-cell office:value-type="float" office:value="0.636381023430119" calcext:value-type="float">
            <text:p>0.636381023430119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393305102275257" calcext:value-type="float">
            <text:p>-0.393305102275257</text:p>
          </table:table-cell>
          <table:table-cell office:value-type="float" office:value="0.54133803200073" calcext:value-type="float">
            <text:p>0.54133803200073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541338032000729" calcext:value-type="float">
            <text:p>-0.541338032000729</text:p>
          </table:table-cell>
          <table:table-cell office:value-type="float" office:value="0.393305102275257" calcext:value-type="float">
            <text:p>0.393305102275257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636381023430119" calcext:value-type="float">
            <text:p>-0.636381023430119</text:p>
          </table:table-cell>
          <table:table-cell office:value-type="float" office:value="0.2067727288213" calcext:value-type="float">
            <text:p>0.2067727288213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669130606358858" calcext:value-type="float">
            <text:p>-0.669130606358858</text:p>
          </table:table-cell>
          <table:table-cell office:value-type="float" office:value="8.19448655288903E-017" calcext:value-type="float">
            <text:p>8.19448655288903E-17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636381023430119" calcext:value-type="float">
            <text:p>-0.636381023430119</text:p>
          </table:table-cell>
          <table:table-cell office:value-type="float" office:value="-0.2067727288213" calcext:value-type="float">
            <text:p>-0.2067727288213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54133803200073" calcext:value-type="float">
            <text:p>-0.54133803200073</text:p>
          </table:table-cell>
          <table:table-cell office:value-type="float" office:value="-0.393305102275257" calcext:value-type="float">
            <text:p>-0.393305102275257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393305102275257" calcext:value-type="float">
            <text:p>-0.393305102275257</text:p>
          </table:table-cell>
          <table:table-cell office:value-type="float" office:value="-0.541338032000729" calcext:value-type="float">
            <text:p>-0.541338032000729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0.2067727288213" calcext:value-type="float">
            <text:p>-0.2067727288213</text:p>
          </table:table-cell>
          <table:table-cell office:value-type="float" office:value="-0.636381023430119" calcext:value-type="float">
            <text:p>-0.636381023430119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-1.22917298293336E-016" calcext:value-type="float">
            <text:p>-1.22917298293336E-16</text:p>
          </table:table-cell>
          <table:table-cell office:value-type="float" office:value="-0.669130606358858" calcext:value-type="float">
            <text:p>-0.669130606358858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2067727288213" calcext:value-type="float">
            <text:p>0.2067727288213</text:p>
          </table:table-cell>
          <table:table-cell office:value-type="float" office:value="-0.636381023430119" calcext:value-type="float">
            <text:p>-0.636381023430119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393305102275257" calcext:value-type="float">
            <text:p>0.393305102275257</text:p>
          </table:table-cell>
          <table:table-cell office:value-type="float" office:value="-0.54133803200073" calcext:value-type="float">
            <text:p>-0.54133803200073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541338032000729" calcext:value-type="float">
            <text:p>0.541338032000729</text:p>
          </table:table-cell>
          <table:table-cell office:value-type="float" office:value="-0.393305102275257" calcext:value-type="float">
            <text:p>-0.393305102275257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636381023430119" calcext:value-type="float">
            <text:p>0.636381023430119</text:p>
          </table:table-cell>
          <table:table-cell office:value-type="float" office:value="-0.206772728821301" calcext:value-type="float">
            <text:p>-0.206772728821301</text:p>
          </table:table-cell>
          <table:table-cell office:value-type="float" office:value="-0.743144825477394" calcext:value-type="float">
            <text:p>-0.743144825477394</text:p>
          </table:table-cell>
          <table:table-cell table:number-columns-repeated="1021"/>
        </table:table-row>
        <table:table-row table:style-name="ro15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45048443395121" calcext:value-type="float">
            <text:p>0.45048443395121</text:p>
          </table:table-cell>
          <table:table-cell office:value-type="float" office:value="0.216941869558779" calcext:value-type="float">
            <text:p>0.216941869558779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311744900929367" calcext:value-type="float">
            <text:p>0.311744900929367</text:p>
          </table:table-cell>
          <table:table-cell office:value-type="float" office:value="0.390915741234015" calcext:value-type="float">
            <text:p>0.390915741234015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111260466978157" calcext:value-type="float">
            <text:p>0.111260466978157</text:p>
          </table:table-cell>
          <table:table-cell office:value-type="float" office:value="0.487463956090912" calcext:value-type="float">
            <text:p>0.487463956090912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111260466978157" calcext:value-type="float">
            <text:p>-0.111260466978157</text:p>
          </table:table-cell>
          <table:table-cell office:value-type="float" office:value="0.487463956090912" calcext:value-type="float">
            <text:p>0.487463956090912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311744900929367" calcext:value-type="float">
            <text:p>-0.311744900929367</text:p>
          </table:table-cell>
          <table:table-cell office:value-type="float" office:value="0.390915741234015" calcext:value-type="float">
            <text:p>0.390915741234015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45048443395121" calcext:value-type="float">
            <text:p>-0.45048443395121</text:p>
          </table:table-cell>
          <table:table-cell office:value-type="float" office:value="0.216941869558779" calcext:value-type="float">
            <text:p>0.216941869558779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45048443395121" calcext:value-type="float">
            <text:p>-0.45048443395121</text:p>
          </table:table-cell>
          <table:table-cell office:value-type="float" office:value="-0.216941869558779" calcext:value-type="float">
            <text:p>-0.216941869558779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311744900929367" calcext:value-type="float">
            <text:p>-0.311744900929367</text:p>
          </table:table-cell>
          <table:table-cell office:value-type="float" office:value="-0.390915741234015" calcext:value-type="float">
            <text:p>-0.390915741234015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-0.111260466978157" calcext:value-type="float">
            <text:p>-0.111260466978157</text:p>
          </table:table-cell>
          <table:table-cell office:value-type="float" office:value="-0.487463956090912" calcext:value-type="float">
            <text:p>-0.487463956090912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111260466978157" calcext:value-type="float">
            <text:p>0.111260466978157</text:p>
          </table:table-cell>
          <table:table-cell office:value-type="float" office:value="-0.487463956090912" calcext:value-type="float">
            <text:p>-0.487463956090912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311744900929367" calcext:value-type="float">
            <text:p>0.311744900929367</text:p>
          </table:table-cell>
          <table:table-cell office:value-type="float" office:value="-0.390915741234015" calcext:value-type="float">
            <text:p>-0.390915741234015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45048443395121" calcext:value-type="float">
            <text:p>0.45048443395121</text:p>
          </table:table-cell>
          <table:table-cell office:value-type="float" office:value="-0.216941869558779" calcext:value-type="float">
            <text:p>-0.216941869558779</text:p>
          </table:table-cell>
          <table:table-cell office:value-type="float" office:value="-0.866025403784439" calcext:value-type="float">
            <text:p>-0.866025403784439</text:p>
          </table:table-cell>
          <table:table-cell table:number-columns-repeated="1021"/>
        </table:table-row>
        <table:table-row table:style-name="ro15">
          <table:table-cell office:value-type="float" office:value="0.309016994374947" calcext:value-type="float">
            <text:p>0.309016994374947</text:p>
          </table:table-cell>
          <table:table-cell office:value-type="float" office:value="0" calcext:value-type="float">
            <text:p>0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0.236720751370257" calcext:value-type="float">
            <text:p>0.236720751370257</text:p>
          </table:table-cell>
          <table:table-cell office:value-type="float" office:value="0.198632295166791" calcext:value-type="float">
            <text:p>0.198632295166791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0.0536602379413217" calcext:value-type="float">
            <text:p>0.053660237941322</text:p>
          </table:table-cell>
          <table:table-cell office:value-type="float" office:value="0.304322331872978" calcext:value-type="float">
            <text:p>0.304322331872978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154508497187474" calcext:value-type="float">
            <text:p>-0.154508497187474</text:p>
          </table:table-cell>
          <table:table-cell office:value-type="float" office:value="0.267616567329817" calcext:value-type="float">
            <text:p>0.267616567329817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290380989311579" calcext:value-type="float">
            <text:p>-0.290380989311579</text:p>
          </table:table-cell>
          <table:table-cell office:value-type="float" office:value="0.105690036706187" calcext:value-type="float">
            <text:p>0.105690036706187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290380989311579" calcext:value-type="float">
            <text:p>-0.290380989311579</text:p>
          </table:table-cell>
          <table:table-cell office:value-type="float" office:value="-0.105690036706187" calcext:value-type="float">
            <text:p>-0.105690036706187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-0.154508497187474" calcext:value-type="float">
            <text:p>-0.154508497187474</text:p>
          </table:table-cell>
          <table:table-cell office:value-type="float" office:value="-0.267616567329817" calcext:value-type="float">
            <text:p>-0.267616567329817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0.0536602379413216" calcext:value-type="float">
            <text:p>0.053660237941322</text:p>
          </table:table-cell>
          <table:table-cell office:value-type="float" office:value="-0.304322331872978" calcext:value-type="float">
            <text:p>-0.304322331872978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0.236720751370257" calcext:value-type="float">
            <text:p>0.236720751370257</text:p>
          </table:table-cell>
          <table:table-cell office:value-type="float" office:value="-0.198632295166791" calcext:value-type="float">
            <text:p>-0.198632295166791</text:p>
          </table:table-cell>
          <table:table-cell office:value-type="float" office:value="-0.951056516295153" calcext:value-type="float">
            <text:p>-0.951056516295153</text:p>
          </table:table-cell>
          <table:table-cell table:number-columns-repeated="1021"/>
        </table:table-row>
        <table:table-row table:style-name="ro15">
          <table:table-cell office:value-type="float" office:value="0.104528463267654" calcext:value-type="float">
            <text:p>0.104528463267654</text:p>
          </table:table-cell>
          <table:table-cell office:value-type="float" office:value="0" calcext:value-type="float">
            <text:p>0</text:p>
          </table:table-cell>
          <table:table-cell office:value-type="float" office:value="-0.994521895368273" calcext:value-type="float">
            <text:p>-0.994521895368273</text:p>
          </table:table-cell>
          <table:table-cell table:number-columns-repeated="1021"/>
        </table:table-row>
        <table:table-row table:style-name="ro15">
          <table:table-cell office:value-type="float" office:value="-0.104528463267654" calcext:value-type="float">
            <text:p>-0.104528463267654</text:p>
          </table:table-cell>
          <table:table-cell office:value-type="float" office:value="1.28010447960524E-017" calcext:value-type="float">
            <text:p>1.28010447960524E-17</text:p>
          </table:table-cell>
          <table:table-cell office:value-type="float" office:value="-0.994521895368273" calcext:value-type="float">
            <text:p>-0.994521895368273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29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irections337" table:style-name="ta22">
        <table:table-column table:style-name="co1" table:number-columns-repeated="1024" table:default-cell-style-name="ce14"/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5">
          <table:table-cell office:value-type="float" office:value="0.235758935509427" calcext:value-type="float">
            <text:p>0.235758935509427</text:p>
          </table:table-cell>
          <table:table-cell office:value-type="float" office:value="0" calcext:value-type="float">
            <text:p>0</text:p>
          </table:table-cell>
          <table:table-cell office:value-type="float" office:value="0.971811568323541" calcext:value-type="float">
            <text:p>0.971811568323541</text:p>
          </table:table-cell>
          <table:table-cell table:number-columns-repeated="1021"/>
        </table:table-row>
        <table:table-row table:style-name="ro15">
          <table:table-cell office:value-type="float" office:value="0.146993291987199" calcext:value-type="float">
            <text:p>0.146993291987199</text:p>
          </table:table-cell>
          <table:table-cell office:value-type="float" office:value="0.18432375805442" calcext:value-type="float">
            <text:p>0.18432375805442</text:p>
          </table:table-cell>
          <table:table-cell office:value-type="float" office:value="0.971811568323541" calcext:value-type="float">
            <text:p>0.971811568323541</text:p>
          </table:table-cell>
          <table:table-cell table:number-columns-repeated="1021"/>
        </table:table-row>
        <table:table-row table:style-name="ro15">
          <table:table-cell office:value-type="float" office:value="-0.0524612985181043" calcext:value-type="float">
            <text:p>-0.052461298518104</text:p>
          </table:table-cell>
          <table:table-cell office:value-type="float" office:value="0.229847966774415" calcext:value-type="float">
            <text:p>0.229847966774415</text:p>
          </table:table-cell>
          <table:table-cell office:value-type="float" office:value="0.971811568323541" calcext:value-type="float">
            <text:p>0.971811568323541</text:p>
          </table:table-cell>
          <table:table-cell table:number-columns-repeated="1021"/>
        </table:table-row>
        <table:table-row table:style-name="ro15">
          <table:table-cell office:value-type="float" office:value="-0.212411461223808" calcext:value-type="float">
            <text:p>-0.212411461223808</text:p>
          </table:table-cell>
          <table:table-cell office:value-type="float" office:value="0.102291968469206" calcext:value-type="float">
            <text:p>0.102291968469206</text:p>
          </table:table-cell>
          <table:table-cell office:value-type="float" office:value="0.971811568323541" calcext:value-type="float">
            <text:p>0.971811568323541</text:p>
          </table:table-cell>
          <table:table-cell table:number-columns-repeated="1021"/>
        </table:table-row>
        <table:table-row table:style-name="ro15">
          <table:table-cell office:value-type="float" office:value="-0.212411461223808" calcext:value-type="float">
            <text:p>-0.212411461223808</text:p>
          </table:table-cell>
          <table:table-cell office:value-type="float" office:value="-0.102291968469206" calcext:value-type="float">
            <text:p>-0.102291968469206</text:p>
          </table:table-cell>
          <table:table-cell office:value-type="float" office:value="0.971811568323541" calcext:value-type="float">
            <text:p>0.971811568323541</text:p>
          </table:table-cell>
          <table:table-cell table:number-columns-repeated="1021"/>
        </table:table-row>
        <table:table-row table:style-name="ro15">
          <table:table-cell office:value-type="float" office:value="-0.0524612985181043" calcext:value-type="float">
            <text:p>-0.052461298518104</text:p>
          </table:table-cell>
          <table:table-cell office:value-type="float" office:value="-0.229847966774415" calcext:value-type="float">
            <text:p>-0.229847966774415</text:p>
          </table:table-cell>
          <table:table-cell office:value-type="float" office:value="0.971811568323541" calcext:value-type="float">
            <text:p>0.971811568323541</text:p>
          </table:table-cell>
          <table:table-cell table:number-columns-repeated="1021"/>
        </table:table-row>
        <table:table-row table:style-name="ro15">
          <table:table-cell office:value-type="float" office:value="0.146993291987199" calcext:value-type="float">
            <text:p>0.146993291987199</text:p>
          </table:table-cell>
          <table:table-cell office:value-type="float" office:value="-0.18432375805442" calcext:value-type="float">
            <text:p>-0.18432375805442</text:p>
          </table:table-cell>
          <table:table-cell office:value-type="float" office:value="0.971811568323541" calcext:value-type="float">
            <text:p>0.971811568323541</text:p>
          </table:table-cell>
          <table:table-cell table:number-columns-repeated="1021"/>
        </table:table-row>
        <table:table-row table:style-name="ro15">
          <table:table-cell office:value-type="float" office:value="0.415415013001886" calcext:value-type="float">
            <text:p>0.415415013001886</text:p>
          </table:table-cell>
          <table:table-cell office:value-type="float" office:value="0" calcext:value-type="float">
            <text:p>0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367831726409327" calcext:value-type="float">
            <text:p>0.367831726409327</text:p>
          </table:table-cell>
          <table:table-cell office:value-type="float" office:value="0.19305298255684" calcext:value-type="float">
            <text:p>0.19305298255684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235982624149236" calcext:value-type="float">
            <text:p>0.235982624149236</text:p>
          </table:table-cell>
          <table:table-cell office:value-type="float" office:value="0.341879853350556" calcext:value-type="float">
            <text:p>0.341879853350556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0500727465954693" calcext:value-type="float">
            <text:p>0.050072746595469</text:p>
          </table:table-cell>
          <table:table-cell office:value-type="float" office:value="0.412386169840531" calcext:value-type="float">
            <text:p>0.412386169840531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0.147308193761307" calcext:value-type="float">
            <text:p>-0.147308193761307</text:p>
          </table:table-cell>
          <table:table-cell office:value-type="float" office:value="0.388419784612137" calcext:value-type="float">
            <text:p>0.388419784612137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0.31094260218355" calcext:value-type="float">
            <text:p>-0.31094260218355</text:p>
          </table:table-cell>
          <table:table-cell office:value-type="float" office:value="0.275471107694946" calcext:value-type="float">
            <text:p>0.275471107694946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0.403343807710119" calcext:value-type="float">
            <text:p>-0.403343807710119</text:p>
          </table:table-cell>
          <table:table-cell office:value-type="float" office:value="0.0994153197915711" calcext:value-type="float">
            <text:p>0.099415319791571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0.403343807710119" calcext:value-type="float">
            <text:p>-0.403343807710119</text:p>
          </table:table-cell>
          <table:table-cell office:value-type="float" office:value="-0.0994153197915708" calcext:value-type="float">
            <text:p>-0.099415319791571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0.31094260218355" calcext:value-type="float">
            <text:p>-0.31094260218355</text:p>
          </table:table-cell>
          <table:table-cell office:value-type="float" office:value="-0.275471107694945" calcext:value-type="float">
            <text:p>-0.275471107694945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-0.147308193761307" calcext:value-type="float">
            <text:p>-0.147308193761307</text:p>
          </table:table-cell>
          <table:table-cell office:value-type="float" office:value="-0.388419784612137" calcext:value-type="float">
            <text:p>-0.388419784612137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050072746595469" calcext:value-type="float">
            <text:p>0.050072746595469</text:p>
          </table:table-cell>
          <table:table-cell office:value-type="float" office:value="-0.412386169840531" calcext:value-type="float">
            <text:p>-0.412386169840531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235982624149236" calcext:value-type="float">
            <text:p>0.235982624149236</text:p>
          </table:table-cell>
          <table:table-cell office:value-type="float" office:value="-0.341879853350556" calcext:value-type="float">
            <text:p>-0.341879853350556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367831726409327" calcext:value-type="float">
            <text:p>0.367831726409327</text:p>
          </table:table-cell>
          <table:table-cell office:value-type="float" office:value="-0.19305298255684" calcext:value-type="float">
            <text:p>-0.19305298255684</text:p>
          </table:table-cell>
          <table:table-cell office:value-type="float" office:value="0.909631995354518" calcext:value-type="float">
            <text:p>0.909631995354518</text:p>
          </table:table-cell>
          <table:table-cell table:number-columns-repeated="1021"/>
        </table:table-row>
        <table:table-row table:style-name="ro15">
          <table:table-cell office:value-type="float" office:value="0.580056909571198" calcext:value-type="float">
            <text:p>0.580056909571198</text:p>
          </table:table-cell>
          <table:table-cell office:value-type="float" office:value="0" calcext:value-type="float">
            <text:p>0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548627826240025" calcext:value-type="float">
            <text:p>0.548627826240025</text:p>
          </table:table-cell>
          <table:table-cell office:value-type="float" office:value="0.188344170646277" calcext:value-type="float">
            <text:p>0.188344170646277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457746405097913" calcext:value-type="float">
            <text:p>0.457746405097913</text:p>
          </table:table-cell>
          <table:table-cell office:value-type="float" office:value="0.356278327942111" calcext:value-type="float">
            <text:p>0.356278327942111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317261058296154" calcext:value-type="float">
            <text:p>0.317261058296154</text:p>
          </table:table-cell>
          <table:table-cell office:value-type="float" office:value="0.485604200177566" calcext:value-type="float">
            <text:p>0.485604200177566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142395553015472" calcext:value-type="float">
            <text:p>0.142395553015472</text:p>
          </table:table-cell>
          <table:table-cell office:value-type="float" office:value="0.562307322398266" calcext:value-type="float">
            <text:p>0.562307322398266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0479007199290934" calcext:value-type="float">
            <text:p>-0.047900719929093</text:p>
          </table:table-cell>
          <table:table-cell office:value-type="float" office:value="0.578075721140028" calcext:value-type="float">
            <text:p>0.578075721140028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233006206613091" calcext:value-type="float">
            <text:p>-0.233006206613091</text:p>
          </table:table-cell>
          <table:table-cell office:value-type="float" office:value="0.531200645727268" calcext:value-type="float">
            <text:p>0.531200645727268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392861855346751" calcext:value-type="float">
            <text:p>-0.392861855346751</text:p>
          </table:table-cell>
          <table:table-cell office:value-type="float" office:value="0.426761737922693" calcext:value-type="float">
            <text:p>0.426761737922693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510144826173825" calcext:value-type="float">
            <text:p>-0.510144826173825</text:p>
          </table:table-cell>
          <table:table-cell office:value-type="float" office:value="0.276076573923553" calcext:value-type="float">
            <text:p>0.276076573923553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572145689372402" calcext:value-type="float">
            <text:p>-0.572145689372402</text:p>
          </table:table-cell>
          <table:table-cell office:value-type="float" office:value="0.0954742293703802" calcext:value-type="float">
            <text:p>0.09547422937038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572145689372402" calcext:value-type="float">
            <text:p>-0.572145689372402</text:p>
          </table:table-cell>
          <table:table-cell office:value-type="float" office:value="-0.0954742293703801" calcext:value-type="float">
            <text:p>-0.09547422937038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510144826173825" calcext:value-type="float">
            <text:p>-0.510144826173825</text:p>
          </table:table-cell>
          <table:table-cell office:value-type="float" office:value="-0.276076573923553" calcext:value-type="float">
            <text:p>-0.276076573923553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392861855346752" calcext:value-type="float">
            <text:p>-0.392861855346752</text:p>
          </table:table-cell>
          <table:table-cell office:value-type="float" office:value="-0.426761737922693" calcext:value-type="float">
            <text:p>-0.426761737922693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233006206613092" calcext:value-type="float">
            <text:p>-0.233006206613092</text:p>
          </table:table-cell>
          <table:table-cell office:value-type="float" office:value="-0.531200645727268" calcext:value-type="float">
            <text:p>-0.531200645727268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-0.0479007199290937" calcext:value-type="float">
            <text:p>-0.047900719929094</text:p>
          </table:table-cell>
          <table:table-cell office:value-type="float" office:value="-0.578075721140028" calcext:value-type="float">
            <text:p>-0.578075721140028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142395553015472" calcext:value-type="float">
            <text:p>0.142395553015472</text:p>
          </table:table-cell>
          <table:table-cell office:value-type="float" office:value="-0.562307322398266" calcext:value-type="float">
            <text:p>-0.562307322398266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317261058296154" calcext:value-type="float">
            <text:p>0.317261058296154</text:p>
          </table:table-cell>
          <table:table-cell office:value-type="float" office:value="-0.485604200177566" calcext:value-type="float">
            <text:p>-0.485604200177566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457746405097913" calcext:value-type="float">
            <text:p>0.457746405097913</text:p>
          </table:table-cell>
          <table:table-cell office:value-type="float" office:value="-0.356278327942111" calcext:value-type="float">
            <text:p>-0.356278327942111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548627826240025" calcext:value-type="float">
            <text:p>0.548627826240025</text:p>
          </table:table-cell>
          <table:table-cell office:value-type="float" office:value="-0.188344170646277" calcext:value-type="float">
            <text:p>-0.188344170646277</text:p>
          </table:table-cell>
          <table:table-cell office:value-type="float" office:value="0.814575952050336" calcext:value-type="float">
            <text:p>0.814575952050336</text:p>
          </table:table-cell>
          <table:table-cell table:number-columns-repeated="1021"/>
        </table:table-row>
        <table:table-row table:style-name="ro15">
          <table:table-cell office:value-type="float" office:value="0.72373403810507" calcext:value-type="float">
            <text:p>0.72373403810507</text:p>
          </table:table-cell>
          <table:table-cell office:value-type="float" office:value="0" calcext:value-type="float">
            <text:p>0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696896016733403" calcext:value-type="float">
            <text:p>0.696896016733403</text:p>
          </table:table-cell>
          <table:table-cell office:value-type="float" office:value="0.195261106657183" calcext:value-type="float">
            <text:p>0.195261106657183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61837240588776" calcext:value-type="float">
            <text:p>0.61837240588776</text:p>
          </table:table-cell>
          <table:table-cell office:value-type="float" office:value="0.376040590293727" calcext:value-type="float">
            <text:p>0.376040590293727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493986942562945" calcext:value-type="float">
            <text:p>0.493986942562945</text:p>
          </table:table-cell>
          <table:table-cell office:value-type="float" office:value="0.528930863619419" calcext:value-type="float">
            <text:p>0.528930863619419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332964727548128" calcext:value-type="float">
            <text:p>0.332964727548128</text:p>
          </table:table-cell>
          <table:table-cell office:value-type="float" office:value="0.642592754488153" calcext:value-type="float">
            <text:p>0.642592754488153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147248041903341" calcext:value-type="float">
            <text:p>0.147248041903341</text:p>
          </table:table-cell>
          <table:table-cell office:value-type="float" office:value="0.708596480422746" calcext:value-type="float">
            <text:p>0.708596480422746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0493893573944487" calcext:value-type="float">
            <text:p>-0.049389357394449</text:p>
          </table:table-cell>
          <table:table-cell office:value-type="float" office:value="0.722046847017584" calcext:value-type="float">
            <text:p>0.722046847017584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242363773995568" calcext:value-type="float">
            <text:p>-0.242363773995568</text:p>
          </table:table-cell>
          <table:table-cell office:value-type="float" office:value="0.681946302113661" calcext:value-type="float">
            <text:p>0.681946302113661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417363178219925" calcext:value-type="float">
            <text:p>-0.417363178219925</text:p>
          </table:table-cell>
          <table:table-cell office:value-type="float" office:value="0.591268919678714" calcext:value-type="float">
            <text:p>0.591268919678714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561408664825206" calcext:value-type="float">
            <text:p>-0.561408664825206</text:p>
          </table:table-cell>
          <table:table-cell office:value-type="float" office:value="0.456739826346522" calcext:value-type="float">
            <text:p>0.456739826346522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663817039034148" calcext:value-type="float">
            <text:p>-0.663817039034148</text:p>
          </table:table-cell>
          <table:table-cell office:value-type="float" office:value="0.288336429539881" calcext:value-type="float">
            <text:p>0.288336429539881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716993140218815" calcext:value-type="float">
            <text:p>-0.716993140218815</text:p>
          </table:table-cell>
          <table:table-cell office:value-type="float" office:value="0.0985484388056627" calcext:value-type="float">
            <text:p>0.098548438805663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716993140218815" calcext:value-type="float">
            <text:p>-0.716993140218815</text:p>
          </table:table-cell>
          <table:table-cell office:value-type="float" office:value="-0.0985484388056625" calcext:value-type="float">
            <text:p>-0.098548438805663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663817039034149" calcext:value-type="float">
            <text:p>-0.663817039034149</text:p>
          </table:table-cell>
          <table:table-cell office:value-type="float" office:value="-0.288336429539881" calcext:value-type="float">
            <text:p>-0.288336429539881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561408664825206" calcext:value-type="float">
            <text:p>-0.561408664825206</text:p>
          </table:table-cell>
          <table:table-cell office:value-type="float" office:value="-0.456739826346522" calcext:value-type="float">
            <text:p>-0.456739826346522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417363178219925" calcext:value-type="float">
            <text:p>-0.417363178219925</text:p>
          </table:table-cell>
          <table:table-cell office:value-type="float" office:value="-0.591268919678714" calcext:value-type="float">
            <text:p>-0.591268919678714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242363773995568" calcext:value-type="float">
            <text:p>-0.242363773995568</text:p>
          </table:table-cell>
          <table:table-cell office:value-type="float" office:value="-0.681946302113661" calcext:value-type="float">
            <text:p>-0.681946302113661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-0.049389357394449" calcext:value-type="float">
            <text:p>-0.049389357394449</text:p>
          </table:table-cell>
          <table:table-cell office:value-type="float" office:value="-0.722046847017584" calcext:value-type="float">
            <text:p>-0.722046847017584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14724804190334" calcext:value-type="float">
            <text:p>0.14724804190334</text:p>
          </table:table-cell>
          <table:table-cell office:value-type="float" office:value="-0.708596480422746" calcext:value-type="float">
            <text:p>-0.708596480422746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332964727548128" calcext:value-type="float">
            <text:p>0.332964727548128</text:p>
          </table:table-cell>
          <table:table-cell office:value-type="float" office:value="-0.642592754488153" calcext:value-type="float">
            <text:p>-0.642592754488153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493986942562944" calcext:value-type="float">
            <text:p>0.493986942562944</text:p>
          </table:table-cell>
          <table:table-cell office:value-type="float" office:value="-0.52893086361942" calcext:value-type="float">
            <text:p>-0.52893086361942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61837240588776" calcext:value-type="float">
            <text:p>0.61837240588776</text:p>
          </table:table-cell>
          <table:table-cell office:value-type="float" office:value="-0.376040590293727" calcext:value-type="float">
            <text:p>-0.376040590293727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696896016733403" calcext:value-type="float">
            <text:p>0.696896016733403</text:p>
          </table:table-cell>
          <table:table-cell office:value-type="float" office:value="-0.195261106657183" calcext:value-type="float">
            <text:p>-0.195261106657183</text:p>
          </table:table-cell>
          <table:table-cell office:value-type="float" office:value="0.690079011482112" calcext:value-type="float">
            <text:p>0.690079011482112</text:p>
          </table:table-cell>
          <table:table-cell table:number-columns-repeated="1021"/>
        </table:table-row>
        <table:table-row table:style-name="ro15">
          <table:table-cell office:value-type="float" office:value="0.841253532831181" calcext:value-type="float">
            <text:p>0.841253532831181</text:p>
          </table:table-cell>
          <table:table-cell office:value-type="float" office:value="0" calcext:value-type="float">
            <text:p>0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818577434978536" calcext:value-type="float">
            <text:p>0.818577434978536</text:p>
          </table:table-cell>
          <table:table-cell office:value-type="float" office:value="0.194006415989017" calcext:value-type="float">
            <text:p>0.19400641598901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751771615725327" calcext:value-type="float">
            <text:p>0.751771615725327</text:p>
          </table:table-cell>
          <table:table-cell office:value-type="float" office:value="0.377553895875377" calcext:value-type="float">
            <text:p>0.37755389587537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644437594079535" calcext:value-type="float">
            <text:p>0.644437594079535</text:p>
          </table:table-cell>
          <table:table-cell office:value-type="float" office:value="0.540747347508912" calcext:value-type="float">
            <text:p>0.540747347508912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502361774930462" calcext:value-type="float">
            <text:p>0.502361774930462</text:p>
          </table:table-cell>
          <table:table-cell office:value-type="float" office:value="0.674788969671007" calcext:value-type="float">
            <text:p>0.67478896967100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333203502463388" calcext:value-type="float">
            <text:p>0.333203502463388</text:p>
          </table:table-cell>
          <table:table-cell office:value-type="float" office:value="0.772452543815524" calcext:value-type="float">
            <text:p>0.772452543815524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146082142932002" calcext:value-type="float">
            <text:p>0.146082142932002</text:p>
          </table:table-cell>
          <table:table-cell office:value-type="float" office:value="0.828473001381057" calcext:value-type="float">
            <text:p>0.82847300138105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0489145427368024" calcext:value-type="float">
            <text:p>-0.048914542736802</text:p>
          </table:table-cell>
          <table:table-cell office:value-type="float" office:value="0.839830264999894" calcext:value-type="float">
            <text:p>0.839830264999894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241274232745608" calcext:value-type="float">
            <text:p>-0.241274232745608</text:p>
          </table:table-cell>
          <table:table-cell office:value-type="float" office:value="0.805912061650625" calcext:value-type="float">
            <text:p>0.805912061650625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42062676641559" calcext:value-type="float">
            <text:p>-0.42062676641559</text:p>
          </table:table-cell>
          <table:table-cell office:value-type="float" office:value="0.728546930455209" calcext:value-type="float">
            <text:p>0.728546930455209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577303202232928" calcext:value-type="float">
            <text:p>-0.577303202232928</text:p>
          </table:table-cell>
          <table:table-cell office:value-type="float" office:value="0.611905645661609" calcext:value-type="float">
            <text:p>0.611905645661609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702857072988524" calcext:value-type="float">
            <text:p>-0.702857072988524</text:p>
          </table:table-cell>
          <table:table-cell office:value-type="float" office:value="0.462276369124518" calcext:value-type="float">
            <text:p>0.462276369124518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790519737011537" calcext:value-type="float">
            <text:p>-0.790519737011537</text:p>
          </table:table-cell>
          <table:table-cell office:value-type="float" office:value="0.287725653872146" calcext:value-type="float">
            <text:p>0.287725653872146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83556527739385" calcext:value-type="float">
            <text:p>-0.83556527739385</text:p>
          </table:table-cell>
          <table:table-cell office:value-type="float" office:value="0.097663574144517" calcext:value-type="float">
            <text:p>0.09766357414451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83556527739385" calcext:value-type="float">
            <text:p>-0.83556527739385</text:p>
          </table:table-cell>
          <table:table-cell office:value-type="float" office:value="-0.0976635741445168" calcext:value-type="float">
            <text:p>-0.09766357414451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790519737011537" calcext:value-type="float">
            <text:p>-0.790519737011537</text:p>
          </table:table-cell>
          <table:table-cell office:value-type="float" office:value="-0.287725653872146" calcext:value-type="float">
            <text:p>-0.287725653872146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702857072988525" calcext:value-type="float">
            <text:p>-0.702857072988525</text:p>
          </table:table-cell>
          <table:table-cell office:value-type="float" office:value="-0.462276369124518" calcext:value-type="float">
            <text:p>-0.462276369124518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577303202232928" calcext:value-type="float">
            <text:p>-0.577303202232928</text:p>
          </table:table-cell>
          <table:table-cell office:value-type="float" office:value="-0.611905645661608" calcext:value-type="float">
            <text:p>-0.611905645661608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420626766415591" calcext:value-type="float">
            <text:p>-0.420626766415591</text:p>
          </table:table-cell>
          <table:table-cell office:value-type="float" office:value="-0.728546930455209" calcext:value-type="float">
            <text:p>-0.728546930455209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241274232745608" calcext:value-type="float">
            <text:p>-0.241274232745608</text:p>
          </table:table-cell>
          <table:table-cell office:value-type="float" office:value="-0.805912061650625" calcext:value-type="float">
            <text:p>-0.805912061650625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-0.0489145427368027" calcext:value-type="float">
            <text:p>-0.048914542736803</text:p>
          </table:table-cell>
          <table:table-cell office:value-type="float" office:value="-0.839830264999894" calcext:value-type="float">
            <text:p>-0.839830264999894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146082142932001" calcext:value-type="float">
            <text:p>0.146082142932001</text:p>
          </table:table-cell>
          <table:table-cell office:value-type="float" office:value="-0.828473001381057" calcext:value-type="float">
            <text:p>-0.82847300138105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333203502463388" calcext:value-type="float">
            <text:p>0.333203502463388</text:p>
          </table:table-cell>
          <table:table-cell office:value-type="float" office:value="-0.772452543815524" calcext:value-type="float">
            <text:p>-0.772452543815524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502361774930461" calcext:value-type="float">
            <text:p>0.502361774930461</text:p>
          </table:table-cell>
          <table:table-cell office:value-type="float" office:value="-0.674788969671007" calcext:value-type="float">
            <text:p>-0.67478896967100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644437594079535" calcext:value-type="float">
            <text:p>0.644437594079535</text:p>
          </table:table-cell>
          <table:table-cell office:value-type="float" office:value="-0.540747347508912" calcext:value-type="float">
            <text:p>-0.540747347508912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751771615725327" calcext:value-type="float">
            <text:p>0.751771615725327</text:p>
          </table:table-cell>
          <table:table-cell office:value-type="float" office:value="-0.377553895875377" calcext:value-type="float">
            <text:p>-0.37755389587537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818577434978536" calcext:value-type="float">
            <text:p>0.818577434978536</text:p>
          </table:table-cell>
          <table:table-cell office:value-type="float" office:value="-0.194006415989017" calcext:value-type="float">
            <text:p>-0.194006415989017</text:p>
          </table:table-cell>
          <table:table-cell office:value-type="float" office:value="0.540640817455598" calcext:value-type="float">
            <text:p>0.540640817455598</text:p>
          </table:table-cell>
          <table:table-cell table:number-columns-repeated="1021"/>
        </table:table-row>
        <table:table-row table:style-name="ro15">
          <table:table-cell office:value-type="float" office:value="0.928367933016073" calcext:value-type="float">
            <text:p>0.928367933016073</text:p>
          </table:table-cell>
          <table:table-cell office:value-type="float" office:value="0" calcext:value-type="float">
            <text:p>0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908080866277874" calcext:value-type="float">
            <text:p>0.908080866277874</text:p>
          </table:table-cell>
          <table:table-cell office:value-type="float" office:value="0.19301854665436" calcext:value-type="float">
            <text:p>0.19301854665436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848106308227883" calcext:value-type="float">
            <text:p>0.848106308227883</text:p>
          </table:table-cell>
          <table:table-cell office:value-type="float" office:value="0.377601256614177" calcext:value-type="float">
            <text:p>0.377601256614177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751065434842746" calcext:value-type="float">
            <text:p>0.751065434842746</text:p>
          </table:table-cell>
          <table:table-cell office:value-type="float" office:value="0.545680979728094" calcext:value-type="float">
            <text:p>0.545680979728094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621199397943165" calcext:value-type="float">
            <text:p>0.621199397943165</text:p>
          </table:table-cell>
          <table:table-cell office:value-type="float" office:value="0.689911825560038" calcext:value-type="float">
            <text:p>0.689911825560038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464183966508036" calcext:value-type="float">
            <text:p>0.464183966508036</text:p>
          </table:table-cell>
          <table:table-cell office:value-type="float" office:value="0.803990214050769" calcext:value-type="float">
            <text:p>0.803990214050769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286881468334709" calcext:value-type="float">
            <text:p>0.286881468334709</text:p>
          </table:table-cell>
          <table:table-cell office:value-type="float" office:value="0.882930372214398" calcext:value-type="float">
            <text:p>0.882930372214398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0970408733851381" calcext:value-type="float">
            <text:p>0.097040873385138</text:p>
          </table:table-cell>
          <table:table-cell office:value-type="float" office:value="0.923282236342271" calcext:value-type="float">
            <text:p>0.923282236342271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0970408733851378" calcext:value-type="float">
            <text:p>-0.097040873385138</text:p>
          </table:table-cell>
          <table:table-cell office:value-type="float" office:value="0.923282236342271" calcext:value-type="float">
            <text:p>0.923282236342271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286881468334709" calcext:value-type="float">
            <text:p>-0.286881468334709</text:p>
          </table:table-cell>
          <table:table-cell office:value-type="float" office:value="0.882930372214399" calcext:value-type="float">
            <text:p>0.882930372214399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464183966508036" calcext:value-type="float">
            <text:p>-0.464183966508036</text:p>
          </table:table-cell>
          <table:table-cell office:value-type="float" office:value="0.803990214050769" calcext:value-type="float">
            <text:p>0.803990214050769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621199397943164" calcext:value-type="float">
            <text:p>-0.621199397943164</text:p>
          </table:table-cell>
          <table:table-cell office:value-type="float" office:value="0.689911825560039" calcext:value-type="float">
            <text:p>0.689911825560039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751065434842745" calcext:value-type="float">
            <text:p>-0.751065434842745</text:p>
          </table:table-cell>
          <table:table-cell office:value-type="float" office:value="0.545680979728094" calcext:value-type="float">
            <text:p>0.545680979728094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848106308227883" calcext:value-type="float">
            <text:p>-0.848106308227883</text:p>
          </table:table-cell>
          <table:table-cell office:value-type="float" office:value="0.377601256614177" calcext:value-type="float">
            <text:p>0.377601256614177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908080866277873" calcext:value-type="float">
            <text:p>-0.908080866277873</text:p>
          </table:table-cell>
          <table:table-cell office:value-type="float" office:value="0.19301854665436" calcext:value-type="float">
            <text:p>0.19301854665436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928367933016073" calcext:value-type="float">
            <text:p>-0.928367933016073</text:p>
          </table:table-cell>
          <table:table-cell office:value-type="float" office:value="1.13692281759918E-016" calcext:value-type="float">
            <text:p>1.13692281759918E-16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908080866277874" calcext:value-type="float">
            <text:p>-0.908080866277874</text:p>
          </table:table-cell>
          <table:table-cell office:value-type="float" office:value="-0.19301854665436" calcext:value-type="float">
            <text:p>-0.19301854665436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848106308227884" calcext:value-type="float">
            <text:p>-0.848106308227884</text:p>
          </table:table-cell>
          <table:table-cell office:value-type="float" office:value="-0.377601256614176" calcext:value-type="float">
            <text:p>-0.377601256614176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751065434842746" calcext:value-type="float">
            <text:p>-0.751065434842746</text:p>
          </table:table-cell>
          <table:table-cell office:value-type="float" office:value="-0.545680979728094" calcext:value-type="float">
            <text:p>-0.545680979728094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621199397943165" calcext:value-type="float">
            <text:p>-0.621199397943165</text:p>
          </table:table-cell>
          <table:table-cell office:value-type="float" office:value="-0.689911825560038" calcext:value-type="float">
            <text:p>-0.689911825560038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464183966508037" calcext:value-type="float">
            <text:p>-0.464183966508037</text:p>
          </table:table-cell>
          <table:table-cell office:value-type="float" office:value="-0.803990214050769" calcext:value-type="float">
            <text:p>-0.803990214050769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286881468334709" calcext:value-type="float">
            <text:p>-0.286881468334709</text:p>
          </table:table-cell>
          <table:table-cell office:value-type="float" office:value="-0.882930372214398" calcext:value-type="float">
            <text:p>-0.882930372214398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-0.0970408733851386" calcext:value-type="float">
            <text:p>-0.097040873385139</text:p>
          </table:table-cell>
          <table:table-cell office:value-type="float" office:value="-0.923282236342271" calcext:value-type="float">
            <text:p>-0.923282236342271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0970408733851375" calcext:value-type="float">
            <text:p>0.097040873385138</text:p>
          </table:table-cell>
          <table:table-cell office:value-type="float" office:value="-0.923282236342271" calcext:value-type="float">
            <text:p>-0.923282236342271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286881468334709" calcext:value-type="float">
            <text:p>0.286881468334709</text:p>
          </table:table-cell>
          <table:table-cell office:value-type="float" office:value="-0.882930372214399" calcext:value-type="float">
            <text:p>-0.882930372214399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464183966508036" calcext:value-type="float">
            <text:p>0.464183966508036</text:p>
          </table:table-cell>
          <table:table-cell office:value-type="float" office:value="-0.803990214050769" calcext:value-type="float">
            <text:p>-0.803990214050769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621199397943164" calcext:value-type="float">
            <text:p>0.621199397943164</text:p>
          </table:table-cell>
          <table:table-cell office:value-type="float" office:value="-0.689911825560039" calcext:value-type="float">
            <text:p>-0.689911825560039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751065434842745" calcext:value-type="float">
            <text:p>0.751065434842745</text:p>
          </table:table-cell>
          <table:table-cell office:value-type="float" office:value="-0.545680979728094" calcext:value-type="float">
            <text:p>-0.545680979728094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848106308227883" calcext:value-type="float">
            <text:p>0.848106308227883</text:p>
          </table:table-cell>
          <table:table-cell office:value-type="float" office:value="-0.377601256614177" calcext:value-type="float">
            <text:p>-0.377601256614177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908080866277873" calcext:value-type="float">
            <text:p>0.908080866277873</text:p>
          </table:table-cell>
          <table:table-cell office:value-type="float" office:value="-0.19301854665436" calcext:value-type="float">
            <text:p>-0.19301854665436</text:p>
          </table:table-cell>
          <table:table-cell office:value-type="float" office:value="0.371662455660327" calcext:value-type="float">
            <text:p>0.371662455660327</text:p>
          </table:table-cell>
          <table:table-cell table:number-columns-repeated="1021"/>
        </table:table-row>
        <table:table-row table:style-name="ro15">
          <table:table-cell office:value-type="float" office:value="0.981928697262707" calcext:value-type="float">
            <text:p>0.981928697262707</text:p>
          </table:table-cell>
          <table:table-cell office:value-type="float" office:value="0" calcext:value-type="float">
            <text:p>0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963061212680783" calcext:value-type="float">
            <text:p>0.963061212680783</text:p>
          </table:table-cell>
          <table:table-cell office:value-type="float" office:value="0.191564785745859" calcext:value-type="float">
            <text:p>0.191564785745859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907183825786486" calcext:value-type="float">
            <text:p>0.907183825786486</text:p>
          </table:table-cell>
          <table:table-cell office:value-type="float" office:value="0.375767844206274" calcext:value-type="float">
            <text:p>0.375767844206274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816443873221766" calcext:value-type="float">
            <text:p>0.816443873221766</text:p>
          </table:table-cell>
          <table:table-cell office:value-type="float" office:value="0.545530355146876" calcext:value-type="float">
            <text:p>0.54553035514687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694328440476133" calcext:value-type="float">
            <text:p>0.694328440476133</text:p>
          </table:table-cell>
          <table:table-cell office:value-type="float" office:value="0.694328440476132" calcext:value-type="float">
            <text:p>0.694328440476132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545530355146876" calcext:value-type="float">
            <text:p>0.545530355146876</text:p>
          </table:table-cell>
          <table:table-cell office:value-type="float" office:value="0.816443873221766" calcext:value-type="float">
            <text:p>0.81644387322176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375767844206274" calcext:value-type="float">
            <text:p>0.375767844206274</text:p>
          </table:table-cell>
          <table:table-cell office:value-type="float" office:value="0.907183825786486" calcext:value-type="float">
            <text:p>0.90718382578648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191564785745859" calcext:value-type="float">
            <text:p>0.191564785745859</text:p>
          </table:table-cell>
          <table:table-cell office:value-type="float" office:value="0.963061212680783" calcext:value-type="float">
            <text:p>0.963061212680783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6.01257918046852E-017" calcext:value-type="float">
            <text:p>6.01257918046852E-17</text:p>
          </table:table-cell>
          <table:table-cell office:value-type="float" office:value="0.981928697262707" calcext:value-type="float">
            <text:p>0.981928697262707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191564785745859" calcext:value-type="float">
            <text:p>-0.191564785745859</text:p>
          </table:table-cell>
          <table:table-cell office:value-type="float" office:value="0.963061212680783" calcext:value-type="float">
            <text:p>0.963061212680783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375767844206274" calcext:value-type="float">
            <text:p>-0.375767844206274</text:p>
          </table:table-cell>
          <table:table-cell office:value-type="float" office:value="0.907183825786486" calcext:value-type="float">
            <text:p>0.90718382578648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545530355146876" calcext:value-type="float">
            <text:p>-0.545530355146876</text:p>
          </table:table-cell>
          <table:table-cell office:value-type="float" office:value="0.816443873221766" calcext:value-type="float">
            <text:p>0.81644387322176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694328440476132" calcext:value-type="float">
            <text:p>-0.694328440476132</text:p>
          </table:table-cell>
          <table:table-cell office:value-type="float" office:value="0.694328440476133" calcext:value-type="float">
            <text:p>0.694328440476133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816443873221766" calcext:value-type="float">
            <text:p>-0.816443873221766</text:p>
          </table:table-cell>
          <table:table-cell office:value-type="float" office:value="0.545530355146876" calcext:value-type="float">
            <text:p>0.54553035514687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907183825786486" calcext:value-type="float">
            <text:p>-0.907183825786486</text:p>
          </table:table-cell>
          <table:table-cell office:value-type="float" office:value="0.375767844206274" calcext:value-type="float">
            <text:p>0.375767844206274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963061212680783" calcext:value-type="float">
            <text:p>-0.963061212680783</text:p>
          </table:table-cell>
          <table:table-cell office:value-type="float" office:value="0.191564785745859" calcext:value-type="float">
            <text:p>0.191564785745859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981928697262707" calcext:value-type="float">
            <text:p>-0.981928697262707</text:p>
          </table:table-cell>
          <table:table-cell office:value-type="float" office:value="1.2025158360937E-016" calcext:value-type="float">
            <text:p>1.2025158360937E-1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963061212680783" calcext:value-type="float">
            <text:p>-0.963061212680783</text:p>
          </table:table-cell>
          <table:table-cell office:value-type="float" office:value="-0.191564785745859" calcext:value-type="float">
            <text:p>-0.191564785745859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907183825786486" calcext:value-type="float">
            <text:p>-0.907183825786486</text:p>
          </table:table-cell>
          <table:table-cell office:value-type="float" office:value="-0.375767844206274" calcext:value-type="float">
            <text:p>-0.375767844206274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816443873221766" calcext:value-type="float">
            <text:p>-0.816443873221766</text:p>
          </table:table-cell>
          <table:table-cell office:value-type="float" office:value="-0.545530355146876" calcext:value-type="float">
            <text:p>-0.54553035514687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694328440476133" calcext:value-type="float">
            <text:p>-0.694328440476133</text:p>
          </table:table-cell>
          <table:table-cell office:value-type="float" office:value="-0.694328440476132" calcext:value-type="float">
            <text:p>-0.694328440476132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545530355146876" calcext:value-type="float">
            <text:p>-0.545530355146876</text:p>
          </table:table-cell>
          <table:table-cell office:value-type="float" office:value="-0.816443873221766" calcext:value-type="float">
            <text:p>-0.81644387322176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375767844206274" calcext:value-type="float">
            <text:p>-0.375767844206274</text:p>
          </table:table-cell>
          <table:table-cell office:value-type="float" office:value="-0.907183825786486" calcext:value-type="float">
            <text:p>-0.90718382578648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0.191564785745859" calcext:value-type="float">
            <text:p>-0.191564785745859</text:p>
          </table:table-cell>
          <table:table-cell office:value-type="float" office:value="-0.963061212680782" calcext:value-type="float">
            <text:p>-0.963061212680782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-1.80377375414056E-016" calcext:value-type="float">
            <text:p>-1.80377375414056E-16</text:p>
          </table:table-cell>
          <table:table-cell office:value-type="float" office:value="-0.981928697262707" calcext:value-type="float">
            <text:p>-0.981928697262707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191564785745859" calcext:value-type="float">
            <text:p>0.191564785745859</text:p>
          </table:table-cell>
          <table:table-cell office:value-type="float" office:value="-0.963061212680783" calcext:value-type="float">
            <text:p>-0.963061212680783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375767844206274" calcext:value-type="float">
            <text:p>0.375767844206274</text:p>
          </table:table-cell>
          <table:table-cell office:value-type="float" office:value="-0.907183825786486" calcext:value-type="float">
            <text:p>-0.90718382578648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545530355146876" calcext:value-type="float">
            <text:p>0.545530355146876</text:p>
          </table:table-cell>
          <table:table-cell office:value-type="float" office:value="-0.816443873221766" calcext:value-type="float">
            <text:p>-0.81644387322176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694328440476132" calcext:value-type="float">
            <text:p>0.694328440476132</text:p>
          </table:table-cell>
          <table:table-cell office:value-type="float" office:value="-0.694328440476133" calcext:value-type="float">
            <text:p>-0.694328440476133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816443873221766" calcext:value-type="float">
            <text:p>0.816443873221766</text:p>
          </table:table-cell>
          <table:table-cell office:value-type="float" office:value="-0.545530355146876" calcext:value-type="float">
            <text:p>-0.545530355146876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907183825786486" calcext:value-type="float">
            <text:p>0.907183825786486</text:p>
          </table:table-cell>
          <table:table-cell office:value-type="float" office:value="-0.375767844206274" calcext:value-type="float">
            <text:p>-0.375767844206274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0.963061212680782" calcext:value-type="float">
            <text:p>0.963061212680782</text:p>
          </table:table-cell>
          <table:table-cell office:value-type="float" office:value="-0.191564785745859" calcext:value-type="float">
            <text:p>-0.191564785745859</text:p>
          </table:table-cell>
          <table:table-cell office:value-type="float" office:value="0.18925124436041" calcext:value-type="float">
            <text:p>0.18925124436041</text:p>
          </table:table-cell>
          <table:table-cell table:number-columns-repeated="1021"/>
        </table:table-row>
        <table:table-row table:style-name="ro15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81928697262707" calcext:value-type="float">
            <text:p>0.981928697262707</text:p>
          </table:table-cell>
          <table:table-cell office:value-type="float" office:value="0.18925124436041" calcext:value-type="float">
            <text:p>0.1892512443604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28367933016073" calcext:value-type="float">
            <text:p>0.928367933016073</text:p>
          </table:table-cell>
          <table:table-cell office:value-type="float" office:value="0.371662455660327" calcext:value-type="float">
            <text:p>0.37166245566032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41253532831181" calcext:value-type="float">
            <text:p>0.841253532831181</text:p>
          </table:table-cell>
          <table:table-cell office:value-type="float" office:value="0.540640817455598" calcext:value-type="float">
            <text:p>0.54064081745559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2373403810507" calcext:value-type="float">
            <text:p>0.72373403810507</text:p>
          </table:table-cell>
          <table:table-cell office:value-type="float" office:value="0.690079011482112" calcext:value-type="float">
            <text:p>0.6900790114821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80056909571198" calcext:value-type="float">
            <text:p>0.580056909571198</text:p>
          </table:table-cell>
          <table:table-cell office:value-type="float" office:value="0.814575952050336" calcext:value-type="float">
            <text:p>0.81457595205033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15415013001886" calcext:value-type="float">
            <text:p>0.415415013001886</text:p>
          </table:table-cell>
          <table:table-cell office:value-type="float" office:value="0.909631995354518" calcext:value-type="float">
            <text:p>0.9096319953545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235758935509427" calcext:value-type="float">
            <text:p>0.235758935509427</text:p>
          </table:table-cell>
          <table:table-cell office:value-type="float" office:value="0.971811568323541" calcext:value-type="float">
            <text:p>0.97181156832354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0475819158237424" calcext:value-type="float">
            <text:p>0.047581915823742</text:p>
          </table:table-cell>
          <table:table-cell office:value-type="float" office:value="0.998867339183008" calcext:value-type="float">
            <text:p>0.9988673391830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142314838273285" calcext:value-type="float">
            <text:p>-0.142314838273285</text:p>
          </table:table-cell>
          <table:table-cell office:value-type="float" office:value="0.989821441880933" calcext:value-type="float">
            <text:p>0.98982144188093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327067963317421" calcext:value-type="float">
            <text:p>-0.327067963317421</text:p>
          </table:table-cell>
          <table:table-cell office:value-type="float" office:value="0.945000818714668" calcext:value-type="float">
            <text:p>0.94500081871466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54860733945285" calcext:value-type="float">
            <text:p>-0.654860733945285</text:p>
          </table:table-cell>
          <table:table-cell office:value-type="float" office:value="0.755749574354258" calcext:value-type="float">
            <text:p>0.7557495743542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86053094742787" calcext:value-type="float">
            <text:p>-0.786053094742787</text:p>
          </table:table-cell>
          <table:table-cell office:value-type="float" office:value="0.618158986220606" calcext:value-type="float">
            <text:p>0.61815898622060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88835448654923" calcext:value-type="float">
            <text:p>-0.888835448654923</text:p>
          </table:table-cell>
          <table:table-cell office:value-type="float" office:value="0.45822652172741" calcext:value-type="float">
            <text:p>0.4582265217274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59492973614497" calcext:value-type="float">
            <text:p>-0.959492973614497</text:p>
          </table:table-cell>
          <table:table-cell office:value-type="float" office:value="0.28173255684143" calcext:value-type="float">
            <text:p>0.2817325568414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95471922573084" calcext:value-type="float">
            <text:p>-0.995471922573084</text:p>
          </table:table-cell>
          <table:table-cell office:value-type="float" office:value="0.0950560433041829" calcext:value-type="float">
            <text:p>0.09505604330418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95471922573084" calcext:value-type="float">
            <text:p>-0.995471922573084</text:p>
          </table:table-cell>
          <table:table-cell office:value-type="float" office:value="-0.0950560433041826" calcext:value-type="float">
            <text:p>-0.09505604330418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959492973614498" calcext:value-type="float">
            <text:p>-0.959492973614498</text:p>
          </table:table-cell>
          <table:table-cell office:value-type="float" office:value="-0.281732556841429" calcext:value-type="float">
            <text:p>-0.28173255684142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888835448654923" calcext:value-type="float">
            <text:p>-0.888835448654923</text:p>
          </table:table-cell>
          <table:table-cell office:value-type="float" office:value="-0.45822652172741" calcext:value-type="float">
            <text:p>-0.4582265217274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786053094742788" calcext:value-type="float">
            <text:p>-0.786053094742788</text:p>
          </table:table-cell>
          <table:table-cell office:value-type="float" office:value="-0.618158986220605" calcext:value-type="float">
            <text:p>-0.61815898622060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654860733945285" calcext:value-type="float">
            <text:p>-0.654860733945285</text:p>
          </table:table-cell>
          <table:table-cell office:value-type="float" office:value="-0.755749574354258" calcext:value-type="float">
            <text:p>-0.7557495743542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5" calcext:value-type="float">
            <text:p>-0.5</text:p>
          </table:table-cell>
          <table:table-cell office:value-type="float" office:value="-0.866025403784438" calcext:value-type="float">
            <text:p>-0.86602540378443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327067963317422" calcext:value-type="float">
            <text:p>-0.327067963317422</text:p>
          </table:table-cell>
          <table:table-cell office:value-type="float" office:value="-0.945000818714668" calcext:value-type="float">
            <text:p>-0.94500081871466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-0.142314838273285" calcext:value-type="float">
            <text:p>-0.142314838273285</text:p>
          </table:table-cell>
          <table:table-cell office:value-type="float" office:value="-0.989821441880933" calcext:value-type="float">
            <text:p>-0.98982144188093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0475819158237424" calcext:value-type="float">
            <text:p>0.047581915823742</text:p>
          </table:table-cell>
          <table:table-cell office:value-type="float" office:value="-0.998867339183008" calcext:value-type="float">
            <text:p>-0.9988673391830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235758935509427" calcext:value-type="float">
            <text:p>0.235758935509427</text:p>
          </table:table-cell>
          <table:table-cell office:value-type="float" office:value="-0.971811568323542" calcext:value-type="float">
            <text:p>-0.97181156832354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415415013001886" calcext:value-type="float">
            <text:p>0.415415013001886</text:p>
          </table:table-cell>
          <table:table-cell office:value-type="float" office:value="-0.909631995354519" calcext:value-type="float">
            <text:p>-0.9096319953545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580056909571198" calcext:value-type="float">
            <text:p>0.580056909571198</text:p>
          </table:table-cell>
          <table:table-cell office:value-type="float" office:value="-0.814575952050336" calcext:value-type="float">
            <text:p>-0.81457595205033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72373403810507" calcext:value-type="float">
            <text:p>0.72373403810507</text:p>
          </table:table-cell>
          <table:table-cell office:value-type="float" office:value="-0.690079011482112" calcext:value-type="float">
            <text:p>-0.6900790114821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841253532831181" calcext:value-type="float">
            <text:p>0.841253532831181</text:p>
          </table:table-cell>
          <table:table-cell office:value-type="float" office:value="-0.540640817455598" calcext:value-type="float">
            <text:p>-0.54064081745559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28367933016072" calcext:value-type="float">
            <text:p>0.928367933016072</text:p>
          </table:table-cell>
          <table:table-cell office:value-type="float" office:value="-0.371662455660328" calcext:value-type="float">
            <text:p>-0.37166245566032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81928697262707" calcext:value-type="float">
            <text:p>0.981928697262707</text:p>
          </table:table-cell>
          <table:table-cell office:value-type="float" office:value="-0.189251244360411" calcext:value-type="float">
            <text:p>-0.1892512443604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5">
          <table:table-cell office:value-type="float" office:value="0.981928697262707" calcext:value-type="float">
            <text:p>0.981928697262707</text:p>
          </table:table-cell>
          <table:table-cell office:value-type="float" office:value="0" calcext:value-type="float">
            <text:p>0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963061212680783" calcext:value-type="float">
            <text:p>0.963061212680783</text:p>
          </table:table-cell>
          <table:table-cell office:value-type="float" office:value="0.191564785745859" calcext:value-type="float">
            <text:p>0.191564785745859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907183825786486" calcext:value-type="float">
            <text:p>0.907183825786486</text:p>
          </table:table-cell>
          <table:table-cell office:value-type="float" office:value="0.375767844206274" calcext:value-type="float">
            <text:p>0.375767844206274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816443873221766" calcext:value-type="float">
            <text:p>0.816443873221766</text:p>
          </table:table-cell>
          <table:table-cell office:value-type="float" office:value="0.545530355146876" calcext:value-type="float">
            <text:p>0.54553035514687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694328440476133" calcext:value-type="float">
            <text:p>0.694328440476133</text:p>
          </table:table-cell>
          <table:table-cell office:value-type="float" office:value="0.694328440476132" calcext:value-type="float">
            <text:p>0.694328440476132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545530355146876" calcext:value-type="float">
            <text:p>0.545530355146876</text:p>
          </table:table-cell>
          <table:table-cell office:value-type="float" office:value="0.816443873221766" calcext:value-type="float">
            <text:p>0.81644387322176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375767844206274" calcext:value-type="float">
            <text:p>0.375767844206274</text:p>
          </table:table-cell>
          <table:table-cell office:value-type="float" office:value="0.907183825786486" calcext:value-type="float">
            <text:p>0.90718382578648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191564785745859" calcext:value-type="float">
            <text:p>0.191564785745859</text:p>
          </table:table-cell>
          <table:table-cell office:value-type="float" office:value="0.963061212680783" calcext:value-type="float">
            <text:p>0.963061212680783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6.01257918046852E-017" calcext:value-type="float">
            <text:p>6.01257918046852E-17</text:p>
          </table:table-cell>
          <table:table-cell office:value-type="float" office:value="0.981928697262707" calcext:value-type="float">
            <text:p>0.981928697262707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191564785745859" calcext:value-type="float">
            <text:p>-0.191564785745859</text:p>
          </table:table-cell>
          <table:table-cell office:value-type="float" office:value="0.963061212680783" calcext:value-type="float">
            <text:p>0.963061212680783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375767844206274" calcext:value-type="float">
            <text:p>-0.375767844206274</text:p>
          </table:table-cell>
          <table:table-cell office:value-type="float" office:value="0.907183825786486" calcext:value-type="float">
            <text:p>0.90718382578648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545530355146876" calcext:value-type="float">
            <text:p>-0.545530355146876</text:p>
          </table:table-cell>
          <table:table-cell office:value-type="float" office:value="0.816443873221766" calcext:value-type="float">
            <text:p>0.81644387322176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694328440476132" calcext:value-type="float">
            <text:p>-0.694328440476132</text:p>
          </table:table-cell>
          <table:table-cell office:value-type="float" office:value="0.694328440476133" calcext:value-type="float">
            <text:p>0.694328440476133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816443873221766" calcext:value-type="float">
            <text:p>-0.816443873221766</text:p>
          </table:table-cell>
          <table:table-cell office:value-type="float" office:value="0.545530355146876" calcext:value-type="float">
            <text:p>0.54553035514687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907183825786486" calcext:value-type="float">
            <text:p>-0.907183825786486</text:p>
          </table:table-cell>
          <table:table-cell office:value-type="float" office:value="0.375767844206274" calcext:value-type="float">
            <text:p>0.375767844206274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963061212680783" calcext:value-type="float">
            <text:p>-0.963061212680783</text:p>
          </table:table-cell>
          <table:table-cell office:value-type="float" office:value="0.191564785745859" calcext:value-type="float">
            <text:p>0.191564785745859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981928697262707" calcext:value-type="float">
            <text:p>-0.981928697262707</text:p>
          </table:table-cell>
          <table:table-cell office:value-type="float" office:value="1.2025158360937E-016" calcext:value-type="float">
            <text:p>1.2025158360937E-1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963061212680783" calcext:value-type="float">
            <text:p>-0.963061212680783</text:p>
          </table:table-cell>
          <table:table-cell office:value-type="float" office:value="-0.191564785745859" calcext:value-type="float">
            <text:p>-0.191564785745859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907183825786486" calcext:value-type="float">
            <text:p>-0.907183825786486</text:p>
          </table:table-cell>
          <table:table-cell office:value-type="float" office:value="-0.375767844206274" calcext:value-type="float">
            <text:p>-0.375767844206274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816443873221766" calcext:value-type="float">
            <text:p>-0.816443873221766</text:p>
          </table:table-cell>
          <table:table-cell office:value-type="float" office:value="-0.545530355146876" calcext:value-type="float">
            <text:p>-0.54553035514687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694328440476133" calcext:value-type="float">
            <text:p>-0.694328440476133</text:p>
          </table:table-cell>
          <table:table-cell office:value-type="float" office:value="-0.694328440476132" calcext:value-type="float">
            <text:p>-0.694328440476132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545530355146876" calcext:value-type="float">
            <text:p>-0.545530355146876</text:p>
          </table:table-cell>
          <table:table-cell office:value-type="float" office:value="-0.816443873221766" calcext:value-type="float">
            <text:p>-0.81644387322176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375767844206274" calcext:value-type="float">
            <text:p>-0.375767844206274</text:p>
          </table:table-cell>
          <table:table-cell office:value-type="float" office:value="-0.907183825786486" calcext:value-type="float">
            <text:p>-0.90718382578648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0.191564785745859" calcext:value-type="float">
            <text:p>-0.191564785745859</text:p>
          </table:table-cell>
          <table:table-cell office:value-type="float" office:value="-0.963061212680782" calcext:value-type="float">
            <text:p>-0.963061212680782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-1.80377375414056E-016" calcext:value-type="float">
            <text:p>-1.80377375414056E-16</text:p>
          </table:table-cell>
          <table:table-cell office:value-type="float" office:value="-0.981928697262707" calcext:value-type="float">
            <text:p>-0.981928697262707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191564785745859" calcext:value-type="float">
            <text:p>0.191564785745859</text:p>
          </table:table-cell>
          <table:table-cell office:value-type="float" office:value="-0.963061212680783" calcext:value-type="float">
            <text:p>-0.963061212680783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375767844206274" calcext:value-type="float">
            <text:p>0.375767844206274</text:p>
          </table:table-cell>
          <table:table-cell office:value-type="float" office:value="-0.907183825786486" calcext:value-type="float">
            <text:p>-0.90718382578648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545530355146876" calcext:value-type="float">
            <text:p>0.545530355146876</text:p>
          </table:table-cell>
          <table:table-cell office:value-type="float" office:value="-0.816443873221766" calcext:value-type="float">
            <text:p>-0.81644387322176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694328440476132" calcext:value-type="float">
            <text:p>0.694328440476132</text:p>
          </table:table-cell>
          <table:table-cell office:value-type="float" office:value="-0.694328440476133" calcext:value-type="float">
            <text:p>-0.694328440476133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816443873221766" calcext:value-type="float">
            <text:p>0.816443873221766</text:p>
          </table:table-cell>
          <table:table-cell office:value-type="float" office:value="-0.545530355146876" calcext:value-type="float">
            <text:p>-0.545530355146876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907183825786486" calcext:value-type="float">
            <text:p>0.907183825786486</text:p>
          </table:table-cell>
          <table:table-cell office:value-type="float" office:value="-0.375767844206274" calcext:value-type="float">
            <text:p>-0.375767844206274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963061212680782" calcext:value-type="float">
            <text:p>0.963061212680782</text:p>
          </table:table-cell>
          <table:table-cell office:value-type="float" office:value="-0.191564785745859" calcext:value-type="float">
            <text:p>-0.191564785745859</text:p>
          </table:table-cell>
          <table:table-cell office:value-type="float" office:value="-0.18925124436041" calcext:value-type="float">
            <text:p>-0.18925124436041</text:p>
          </table:table-cell>
          <table:table-cell table:number-columns-repeated="1021"/>
        </table:table-row>
        <table:table-row table:style-name="ro15">
          <table:table-cell office:value-type="float" office:value="0.928367933016073" calcext:value-type="float">
            <text:p>0.928367933016073</text:p>
          </table:table-cell>
          <table:table-cell office:value-type="float" office:value="0" calcext:value-type="float">
            <text:p>0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908080866277874" calcext:value-type="float">
            <text:p>0.908080866277874</text:p>
          </table:table-cell>
          <table:table-cell office:value-type="float" office:value="0.19301854665436" calcext:value-type="float">
            <text:p>0.19301854665436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848106308227883" calcext:value-type="float">
            <text:p>0.848106308227883</text:p>
          </table:table-cell>
          <table:table-cell office:value-type="float" office:value="0.377601256614177" calcext:value-type="float">
            <text:p>0.377601256614177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751065434842746" calcext:value-type="float">
            <text:p>0.751065434842746</text:p>
          </table:table-cell>
          <table:table-cell office:value-type="float" office:value="0.545680979728094" calcext:value-type="float">
            <text:p>0.545680979728094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621199397943165" calcext:value-type="float">
            <text:p>0.621199397943165</text:p>
          </table:table-cell>
          <table:table-cell office:value-type="float" office:value="0.689911825560038" calcext:value-type="float">
            <text:p>0.689911825560038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464183966508036" calcext:value-type="float">
            <text:p>0.464183966508036</text:p>
          </table:table-cell>
          <table:table-cell office:value-type="float" office:value="0.803990214050769" calcext:value-type="float">
            <text:p>0.803990214050769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286881468334709" calcext:value-type="float">
            <text:p>0.286881468334709</text:p>
          </table:table-cell>
          <table:table-cell office:value-type="float" office:value="0.882930372214398" calcext:value-type="float">
            <text:p>0.882930372214398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0970408733851381" calcext:value-type="float">
            <text:p>0.097040873385138</text:p>
          </table:table-cell>
          <table:table-cell office:value-type="float" office:value="0.923282236342271" calcext:value-type="float">
            <text:p>0.923282236342271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0970408733851378" calcext:value-type="float">
            <text:p>-0.097040873385138</text:p>
          </table:table-cell>
          <table:table-cell office:value-type="float" office:value="0.923282236342271" calcext:value-type="float">
            <text:p>0.923282236342271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286881468334709" calcext:value-type="float">
            <text:p>-0.286881468334709</text:p>
          </table:table-cell>
          <table:table-cell office:value-type="float" office:value="0.882930372214399" calcext:value-type="float">
            <text:p>0.882930372214399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464183966508036" calcext:value-type="float">
            <text:p>-0.464183966508036</text:p>
          </table:table-cell>
          <table:table-cell office:value-type="float" office:value="0.803990214050769" calcext:value-type="float">
            <text:p>0.803990214050769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621199397943164" calcext:value-type="float">
            <text:p>-0.621199397943164</text:p>
          </table:table-cell>
          <table:table-cell office:value-type="float" office:value="0.689911825560039" calcext:value-type="float">
            <text:p>0.689911825560039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751065434842745" calcext:value-type="float">
            <text:p>-0.751065434842745</text:p>
          </table:table-cell>
          <table:table-cell office:value-type="float" office:value="0.545680979728094" calcext:value-type="float">
            <text:p>0.545680979728094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848106308227883" calcext:value-type="float">
            <text:p>-0.848106308227883</text:p>
          </table:table-cell>
          <table:table-cell office:value-type="float" office:value="0.377601256614177" calcext:value-type="float">
            <text:p>0.377601256614177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908080866277873" calcext:value-type="float">
            <text:p>-0.908080866277873</text:p>
          </table:table-cell>
          <table:table-cell office:value-type="float" office:value="0.19301854665436" calcext:value-type="float">
            <text:p>0.19301854665436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928367933016073" calcext:value-type="float">
            <text:p>-0.928367933016073</text:p>
          </table:table-cell>
          <table:table-cell office:value-type="float" office:value="1.13692281759918E-016" calcext:value-type="float">
            <text:p>1.13692281759918E-16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908080866277874" calcext:value-type="float">
            <text:p>-0.908080866277874</text:p>
          </table:table-cell>
          <table:table-cell office:value-type="float" office:value="-0.19301854665436" calcext:value-type="float">
            <text:p>-0.19301854665436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848106308227884" calcext:value-type="float">
            <text:p>-0.848106308227884</text:p>
          </table:table-cell>
          <table:table-cell office:value-type="float" office:value="-0.377601256614176" calcext:value-type="float">
            <text:p>-0.377601256614176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751065434842746" calcext:value-type="float">
            <text:p>-0.751065434842746</text:p>
          </table:table-cell>
          <table:table-cell office:value-type="float" office:value="-0.545680979728094" calcext:value-type="float">
            <text:p>-0.545680979728094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621199397943165" calcext:value-type="float">
            <text:p>-0.621199397943165</text:p>
          </table:table-cell>
          <table:table-cell office:value-type="float" office:value="-0.689911825560038" calcext:value-type="float">
            <text:p>-0.689911825560038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464183966508037" calcext:value-type="float">
            <text:p>-0.464183966508037</text:p>
          </table:table-cell>
          <table:table-cell office:value-type="float" office:value="-0.803990214050769" calcext:value-type="float">
            <text:p>-0.803990214050769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286881468334709" calcext:value-type="float">
            <text:p>-0.286881468334709</text:p>
          </table:table-cell>
          <table:table-cell office:value-type="float" office:value="-0.882930372214398" calcext:value-type="float">
            <text:p>-0.882930372214398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-0.0970408733851386" calcext:value-type="float">
            <text:p>-0.097040873385139</text:p>
          </table:table-cell>
          <table:table-cell office:value-type="float" office:value="-0.923282236342271" calcext:value-type="float">
            <text:p>-0.923282236342271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0970408733851375" calcext:value-type="float">
            <text:p>0.097040873385138</text:p>
          </table:table-cell>
          <table:table-cell office:value-type="float" office:value="-0.923282236342271" calcext:value-type="float">
            <text:p>-0.923282236342271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286881468334709" calcext:value-type="float">
            <text:p>0.286881468334709</text:p>
          </table:table-cell>
          <table:table-cell office:value-type="float" office:value="-0.882930372214399" calcext:value-type="float">
            <text:p>-0.882930372214399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464183966508036" calcext:value-type="float">
            <text:p>0.464183966508036</text:p>
          </table:table-cell>
          <table:table-cell office:value-type="float" office:value="-0.803990214050769" calcext:value-type="float">
            <text:p>-0.803990214050769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621199397943164" calcext:value-type="float">
            <text:p>0.621199397943164</text:p>
          </table:table-cell>
          <table:table-cell office:value-type="float" office:value="-0.689911825560039" calcext:value-type="float">
            <text:p>-0.689911825560039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751065434842745" calcext:value-type="float">
            <text:p>0.751065434842745</text:p>
          </table:table-cell>
          <table:table-cell office:value-type="float" office:value="-0.545680979728094" calcext:value-type="float">
            <text:p>-0.545680979728094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848106308227883" calcext:value-type="float">
            <text:p>0.848106308227883</text:p>
          </table:table-cell>
          <table:table-cell office:value-type="float" office:value="-0.377601256614177" calcext:value-type="float">
            <text:p>-0.377601256614177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908080866277873" calcext:value-type="float">
            <text:p>0.908080866277873</text:p>
          </table:table-cell>
          <table:table-cell office:value-type="float" office:value="-0.19301854665436" calcext:value-type="float">
            <text:p>-0.19301854665436</text:p>
          </table:table-cell>
          <table:table-cell office:value-type="float" office:value="-0.371662455660327" calcext:value-type="float">
            <text:p>-0.371662455660327</text:p>
          </table:table-cell>
          <table:table-cell table:number-columns-repeated="1021"/>
        </table:table-row>
        <table:table-row table:style-name="ro15">
          <table:table-cell office:value-type="float" office:value="0.841253532831181" calcext:value-type="float">
            <text:p>0.841253532831181</text:p>
          </table:table-cell>
          <table:table-cell office:value-type="float" office:value="0" calcext:value-type="float">
            <text:p>0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818577434978536" calcext:value-type="float">
            <text:p>0.818577434978536</text:p>
          </table:table-cell>
          <table:table-cell office:value-type="float" office:value="0.194006415989017" calcext:value-type="float">
            <text:p>0.19400641598901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751771615725327" calcext:value-type="float">
            <text:p>0.751771615725327</text:p>
          </table:table-cell>
          <table:table-cell office:value-type="float" office:value="0.377553895875377" calcext:value-type="float">
            <text:p>0.37755389587537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644437594079535" calcext:value-type="float">
            <text:p>0.644437594079535</text:p>
          </table:table-cell>
          <table:table-cell office:value-type="float" office:value="0.540747347508912" calcext:value-type="float">
            <text:p>0.540747347508912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502361774930462" calcext:value-type="float">
            <text:p>0.502361774930462</text:p>
          </table:table-cell>
          <table:table-cell office:value-type="float" office:value="0.674788969671007" calcext:value-type="float">
            <text:p>0.67478896967100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333203502463388" calcext:value-type="float">
            <text:p>0.333203502463388</text:p>
          </table:table-cell>
          <table:table-cell office:value-type="float" office:value="0.772452543815524" calcext:value-type="float">
            <text:p>0.772452543815524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146082142932002" calcext:value-type="float">
            <text:p>0.146082142932002</text:p>
          </table:table-cell>
          <table:table-cell office:value-type="float" office:value="0.828473001381057" calcext:value-type="float">
            <text:p>0.82847300138105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0489145427368024" calcext:value-type="float">
            <text:p>-0.048914542736802</text:p>
          </table:table-cell>
          <table:table-cell office:value-type="float" office:value="0.839830264999894" calcext:value-type="float">
            <text:p>0.839830264999894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241274232745608" calcext:value-type="float">
            <text:p>-0.241274232745608</text:p>
          </table:table-cell>
          <table:table-cell office:value-type="float" office:value="0.805912061650625" calcext:value-type="float">
            <text:p>0.805912061650625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42062676641559" calcext:value-type="float">
            <text:p>-0.42062676641559</text:p>
          </table:table-cell>
          <table:table-cell office:value-type="float" office:value="0.728546930455209" calcext:value-type="float">
            <text:p>0.728546930455209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577303202232928" calcext:value-type="float">
            <text:p>-0.577303202232928</text:p>
          </table:table-cell>
          <table:table-cell office:value-type="float" office:value="0.611905645661609" calcext:value-type="float">
            <text:p>0.611905645661609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702857072988524" calcext:value-type="float">
            <text:p>-0.702857072988524</text:p>
          </table:table-cell>
          <table:table-cell office:value-type="float" office:value="0.462276369124518" calcext:value-type="float">
            <text:p>0.462276369124518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790519737011537" calcext:value-type="float">
            <text:p>-0.790519737011537</text:p>
          </table:table-cell>
          <table:table-cell office:value-type="float" office:value="0.287725653872146" calcext:value-type="float">
            <text:p>0.287725653872146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83556527739385" calcext:value-type="float">
            <text:p>-0.83556527739385</text:p>
          </table:table-cell>
          <table:table-cell office:value-type="float" office:value="0.097663574144517" calcext:value-type="float">
            <text:p>0.09766357414451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83556527739385" calcext:value-type="float">
            <text:p>-0.83556527739385</text:p>
          </table:table-cell>
          <table:table-cell office:value-type="float" office:value="-0.0976635741445168" calcext:value-type="float">
            <text:p>-0.09766357414451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790519737011537" calcext:value-type="float">
            <text:p>-0.790519737011537</text:p>
          </table:table-cell>
          <table:table-cell office:value-type="float" office:value="-0.287725653872146" calcext:value-type="float">
            <text:p>-0.287725653872146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702857072988525" calcext:value-type="float">
            <text:p>-0.702857072988525</text:p>
          </table:table-cell>
          <table:table-cell office:value-type="float" office:value="-0.462276369124518" calcext:value-type="float">
            <text:p>-0.462276369124518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577303202232928" calcext:value-type="float">
            <text:p>-0.577303202232928</text:p>
          </table:table-cell>
          <table:table-cell office:value-type="float" office:value="-0.611905645661608" calcext:value-type="float">
            <text:p>-0.611905645661608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420626766415591" calcext:value-type="float">
            <text:p>-0.420626766415591</text:p>
          </table:table-cell>
          <table:table-cell office:value-type="float" office:value="-0.728546930455209" calcext:value-type="float">
            <text:p>-0.728546930455209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241274232745608" calcext:value-type="float">
            <text:p>-0.241274232745608</text:p>
          </table:table-cell>
          <table:table-cell office:value-type="float" office:value="-0.805912061650625" calcext:value-type="float">
            <text:p>-0.805912061650625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-0.0489145427368027" calcext:value-type="float">
            <text:p>-0.048914542736803</text:p>
          </table:table-cell>
          <table:table-cell office:value-type="float" office:value="-0.839830264999894" calcext:value-type="float">
            <text:p>-0.839830264999894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146082142932001" calcext:value-type="float">
            <text:p>0.146082142932001</text:p>
          </table:table-cell>
          <table:table-cell office:value-type="float" office:value="-0.828473001381057" calcext:value-type="float">
            <text:p>-0.82847300138105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333203502463388" calcext:value-type="float">
            <text:p>0.333203502463388</text:p>
          </table:table-cell>
          <table:table-cell office:value-type="float" office:value="-0.772452543815524" calcext:value-type="float">
            <text:p>-0.772452543815524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502361774930461" calcext:value-type="float">
            <text:p>0.502361774930461</text:p>
          </table:table-cell>
          <table:table-cell office:value-type="float" office:value="-0.674788969671007" calcext:value-type="float">
            <text:p>-0.67478896967100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644437594079535" calcext:value-type="float">
            <text:p>0.644437594079535</text:p>
          </table:table-cell>
          <table:table-cell office:value-type="float" office:value="-0.540747347508912" calcext:value-type="float">
            <text:p>-0.540747347508912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751771615725327" calcext:value-type="float">
            <text:p>0.751771615725327</text:p>
          </table:table-cell>
          <table:table-cell office:value-type="float" office:value="-0.377553895875377" calcext:value-type="float">
            <text:p>-0.37755389587537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818577434978536" calcext:value-type="float">
            <text:p>0.818577434978536</text:p>
          </table:table-cell>
          <table:table-cell office:value-type="float" office:value="-0.194006415989017" calcext:value-type="float">
            <text:p>-0.194006415989017</text:p>
          </table:table-cell>
          <table:table-cell office:value-type="float" office:value="-0.540640817455598" calcext:value-type="float">
            <text:p>-0.540640817455598</text:p>
          </table:table-cell>
          <table:table-cell table:number-columns-repeated="1021"/>
        </table:table-row>
        <table:table-row table:style-name="ro15">
          <table:table-cell office:value-type="float" office:value="0.72373403810507" calcext:value-type="float">
            <text:p>0.72373403810507</text:p>
          </table:table-cell>
          <table:table-cell office:value-type="float" office:value="0" calcext:value-type="float">
            <text:p>0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696896016733403" calcext:value-type="float">
            <text:p>0.696896016733403</text:p>
          </table:table-cell>
          <table:table-cell office:value-type="float" office:value="0.195261106657183" calcext:value-type="float">
            <text:p>0.195261106657183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61837240588776" calcext:value-type="float">
            <text:p>0.61837240588776</text:p>
          </table:table-cell>
          <table:table-cell office:value-type="float" office:value="0.376040590293727" calcext:value-type="float">
            <text:p>0.376040590293727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493986942562945" calcext:value-type="float">
            <text:p>0.493986942562945</text:p>
          </table:table-cell>
          <table:table-cell office:value-type="float" office:value="0.528930863619419" calcext:value-type="float">
            <text:p>0.528930863619419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332964727548128" calcext:value-type="float">
            <text:p>0.332964727548128</text:p>
          </table:table-cell>
          <table:table-cell office:value-type="float" office:value="0.642592754488153" calcext:value-type="float">
            <text:p>0.642592754488153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147248041903341" calcext:value-type="float">
            <text:p>0.147248041903341</text:p>
          </table:table-cell>
          <table:table-cell office:value-type="float" office:value="0.708596480422746" calcext:value-type="float">
            <text:p>0.708596480422746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0493893573944487" calcext:value-type="float">
            <text:p>-0.049389357394449</text:p>
          </table:table-cell>
          <table:table-cell office:value-type="float" office:value="0.722046847017584" calcext:value-type="float">
            <text:p>0.722046847017584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242363773995568" calcext:value-type="float">
            <text:p>-0.242363773995568</text:p>
          </table:table-cell>
          <table:table-cell office:value-type="float" office:value="0.681946302113661" calcext:value-type="float">
            <text:p>0.681946302113661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417363178219925" calcext:value-type="float">
            <text:p>-0.417363178219925</text:p>
          </table:table-cell>
          <table:table-cell office:value-type="float" office:value="0.591268919678714" calcext:value-type="float">
            <text:p>0.591268919678714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561408664825206" calcext:value-type="float">
            <text:p>-0.561408664825206</text:p>
          </table:table-cell>
          <table:table-cell office:value-type="float" office:value="0.456739826346522" calcext:value-type="float">
            <text:p>0.456739826346522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663817039034148" calcext:value-type="float">
            <text:p>-0.663817039034148</text:p>
          </table:table-cell>
          <table:table-cell office:value-type="float" office:value="0.288336429539881" calcext:value-type="float">
            <text:p>0.288336429539881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716993140218815" calcext:value-type="float">
            <text:p>-0.716993140218815</text:p>
          </table:table-cell>
          <table:table-cell office:value-type="float" office:value="0.0985484388056627" calcext:value-type="float">
            <text:p>0.098548438805663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716993140218815" calcext:value-type="float">
            <text:p>-0.716993140218815</text:p>
          </table:table-cell>
          <table:table-cell office:value-type="float" office:value="-0.0985484388056625" calcext:value-type="float">
            <text:p>-0.098548438805663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663817039034149" calcext:value-type="float">
            <text:p>-0.663817039034149</text:p>
          </table:table-cell>
          <table:table-cell office:value-type="float" office:value="-0.288336429539881" calcext:value-type="float">
            <text:p>-0.288336429539881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561408664825206" calcext:value-type="float">
            <text:p>-0.561408664825206</text:p>
          </table:table-cell>
          <table:table-cell office:value-type="float" office:value="-0.456739826346522" calcext:value-type="float">
            <text:p>-0.456739826346522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417363178219925" calcext:value-type="float">
            <text:p>-0.417363178219925</text:p>
          </table:table-cell>
          <table:table-cell office:value-type="float" office:value="-0.591268919678714" calcext:value-type="float">
            <text:p>-0.591268919678714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242363773995568" calcext:value-type="float">
            <text:p>-0.242363773995568</text:p>
          </table:table-cell>
          <table:table-cell office:value-type="float" office:value="-0.681946302113661" calcext:value-type="float">
            <text:p>-0.681946302113661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-0.049389357394449" calcext:value-type="float">
            <text:p>-0.049389357394449</text:p>
          </table:table-cell>
          <table:table-cell office:value-type="float" office:value="-0.722046847017584" calcext:value-type="float">
            <text:p>-0.722046847017584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14724804190334" calcext:value-type="float">
            <text:p>0.14724804190334</text:p>
          </table:table-cell>
          <table:table-cell office:value-type="float" office:value="-0.708596480422746" calcext:value-type="float">
            <text:p>-0.708596480422746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332964727548128" calcext:value-type="float">
            <text:p>0.332964727548128</text:p>
          </table:table-cell>
          <table:table-cell office:value-type="float" office:value="-0.642592754488153" calcext:value-type="float">
            <text:p>-0.642592754488153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493986942562944" calcext:value-type="float">
            <text:p>0.493986942562944</text:p>
          </table:table-cell>
          <table:table-cell office:value-type="float" office:value="-0.52893086361942" calcext:value-type="float">
            <text:p>-0.52893086361942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61837240588776" calcext:value-type="float">
            <text:p>0.61837240588776</text:p>
          </table:table-cell>
          <table:table-cell office:value-type="float" office:value="-0.376040590293727" calcext:value-type="float">
            <text:p>-0.376040590293727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696896016733403" calcext:value-type="float">
            <text:p>0.696896016733403</text:p>
          </table:table-cell>
          <table:table-cell office:value-type="float" office:value="-0.195261106657183" calcext:value-type="float">
            <text:p>-0.195261106657183</text:p>
          </table:table-cell>
          <table:table-cell office:value-type="float" office:value="-0.690079011482112" calcext:value-type="float">
            <text:p>-0.690079011482112</text:p>
          </table:table-cell>
          <table:table-cell table:number-columns-repeated="1021"/>
        </table:table-row>
        <table:table-row table:style-name="ro15">
          <table:table-cell office:value-type="float" office:value="0.580056909571198" calcext:value-type="float">
            <text:p>0.580056909571198</text:p>
          </table:table-cell>
          <table:table-cell office:value-type="float" office:value="0" calcext:value-type="float">
            <text:p>0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548627826240025" calcext:value-type="float">
            <text:p>0.548627826240025</text:p>
          </table:table-cell>
          <table:table-cell office:value-type="float" office:value="0.188344170646277" calcext:value-type="float">
            <text:p>0.188344170646277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457746405097913" calcext:value-type="float">
            <text:p>0.457746405097913</text:p>
          </table:table-cell>
          <table:table-cell office:value-type="float" office:value="0.356278327942111" calcext:value-type="float">
            <text:p>0.356278327942111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317261058296154" calcext:value-type="float">
            <text:p>0.317261058296154</text:p>
          </table:table-cell>
          <table:table-cell office:value-type="float" office:value="0.485604200177566" calcext:value-type="float">
            <text:p>0.485604200177566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142395553015472" calcext:value-type="float">
            <text:p>0.142395553015472</text:p>
          </table:table-cell>
          <table:table-cell office:value-type="float" office:value="0.562307322398266" calcext:value-type="float">
            <text:p>0.562307322398266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0479007199290934" calcext:value-type="float">
            <text:p>-0.047900719929093</text:p>
          </table:table-cell>
          <table:table-cell office:value-type="float" office:value="0.578075721140028" calcext:value-type="float">
            <text:p>0.578075721140028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233006206613091" calcext:value-type="float">
            <text:p>-0.233006206613091</text:p>
          </table:table-cell>
          <table:table-cell office:value-type="float" office:value="0.531200645727268" calcext:value-type="float">
            <text:p>0.531200645727268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392861855346751" calcext:value-type="float">
            <text:p>-0.392861855346751</text:p>
          </table:table-cell>
          <table:table-cell office:value-type="float" office:value="0.426761737922693" calcext:value-type="float">
            <text:p>0.426761737922693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510144826173825" calcext:value-type="float">
            <text:p>-0.510144826173825</text:p>
          </table:table-cell>
          <table:table-cell office:value-type="float" office:value="0.276076573923553" calcext:value-type="float">
            <text:p>0.276076573923553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572145689372402" calcext:value-type="float">
            <text:p>-0.572145689372402</text:p>
          </table:table-cell>
          <table:table-cell office:value-type="float" office:value="0.0954742293703802" calcext:value-type="float">
            <text:p>0.09547422937038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572145689372402" calcext:value-type="float">
            <text:p>-0.572145689372402</text:p>
          </table:table-cell>
          <table:table-cell office:value-type="float" office:value="-0.0954742293703801" calcext:value-type="float">
            <text:p>-0.09547422937038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510144826173825" calcext:value-type="float">
            <text:p>-0.510144826173825</text:p>
          </table:table-cell>
          <table:table-cell office:value-type="float" office:value="-0.276076573923553" calcext:value-type="float">
            <text:p>-0.276076573923553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392861855346752" calcext:value-type="float">
            <text:p>-0.392861855346752</text:p>
          </table:table-cell>
          <table:table-cell office:value-type="float" office:value="-0.426761737922693" calcext:value-type="float">
            <text:p>-0.426761737922693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233006206613092" calcext:value-type="float">
            <text:p>-0.233006206613092</text:p>
          </table:table-cell>
          <table:table-cell office:value-type="float" office:value="-0.531200645727268" calcext:value-type="float">
            <text:p>-0.531200645727268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-0.0479007199290937" calcext:value-type="float">
            <text:p>-0.047900719929094</text:p>
          </table:table-cell>
          <table:table-cell office:value-type="float" office:value="-0.578075721140028" calcext:value-type="float">
            <text:p>-0.578075721140028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142395553015472" calcext:value-type="float">
            <text:p>0.142395553015472</text:p>
          </table:table-cell>
          <table:table-cell office:value-type="float" office:value="-0.562307322398266" calcext:value-type="float">
            <text:p>-0.562307322398266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317261058296154" calcext:value-type="float">
            <text:p>0.317261058296154</text:p>
          </table:table-cell>
          <table:table-cell office:value-type="float" office:value="-0.485604200177566" calcext:value-type="float">
            <text:p>-0.485604200177566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457746405097913" calcext:value-type="float">
            <text:p>0.457746405097913</text:p>
          </table:table-cell>
          <table:table-cell office:value-type="float" office:value="-0.356278327942111" calcext:value-type="float">
            <text:p>-0.356278327942111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548627826240025" calcext:value-type="float">
            <text:p>0.548627826240025</text:p>
          </table:table-cell>
          <table:table-cell office:value-type="float" office:value="-0.188344170646277" calcext:value-type="float">
            <text:p>-0.188344170646277</text:p>
          </table:table-cell>
          <table:table-cell office:value-type="float" office:value="-0.814575952050336" calcext:value-type="float">
            <text:p>-0.814575952050336</text:p>
          </table:table-cell>
          <table:table-cell table:number-columns-repeated="1021"/>
        </table:table-row>
        <table:table-row table:style-name="ro15">
          <table:table-cell office:value-type="float" office:value="0.415415013001886" calcext:value-type="float">
            <text:p>0.415415013001886</text:p>
          </table:table-cell>
          <table:table-cell office:value-type="float" office:value="0" calcext:value-type="float">
            <text:p>0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367831726409327" calcext:value-type="float">
            <text:p>0.367831726409327</text:p>
          </table:table-cell>
          <table:table-cell office:value-type="float" office:value="0.19305298255684" calcext:value-type="float">
            <text:p>0.19305298255684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235982624149236" calcext:value-type="float">
            <text:p>0.235982624149236</text:p>
          </table:table-cell>
          <table:table-cell office:value-type="float" office:value="0.341879853350556" calcext:value-type="float">
            <text:p>0.341879853350556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0500727465954693" calcext:value-type="float">
            <text:p>0.050072746595469</text:p>
          </table:table-cell>
          <table:table-cell office:value-type="float" office:value="0.412386169840531" calcext:value-type="float">
            <text:p>0.412386169840531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0.147308193761307" calcext:value-type="float">
            <text:p>-0.147308193761307</text:p>
          </table:table-cell>
          <table:table-cell office:value-type="float" office:value="0.388419784612137" calcext:value-type="float">
            <text:p>0.388419784612137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0.31094260218355" calcext:value-type="float">
            <text:p>-0.31094260218355</text:p>
          </table:table-cell>
          <table:table-cell office:value-type="float" office:value="0.275471107694946" calcext:value-type="float">
            <text:p>0.275471107694946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0.403343807710119" calcext:value-type="float">
            <text:p>-0.403343807710119</text:p>
          </table:table-cell>
          <table:table-cell office:value-type="float" office:value="0.0994153197915711" calcext:value-type="float">
            <text:p>0.099415319791571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0.403343807710119" calcext:value-type="float">
            <text:p>-0.403343807710119</text:p>
          </table:table-cell>
          <table:table-cell office:value-type="float" office:value="-0.0994153197915708" calcext:value-type="float">
            <text:p>-0.099415319791571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0.31094260218355" calcext:value-type="float">
            <text:p>-0.31094260218355</text:p>
          </table:table-cell>
          <table:table-cell office:value-type="float" office:value="-0.275471107694945" calcext:value-type="float">
            <text:p>-0.275471107694945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-0.147308193761307" calcext:value-type="float">
            <text:p>-0.147308193761307</text:p>
          </table:table-cell>
          <table:table-cell office:value-type="float" office:value="-0.388419784612137" calcext:value-type="float">
            <text:p>-0.388419784612137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050072746595469" calcext:value-type="float">
            <text:p>0.050072746595469</text:p>
          </table:table-cell>
          <table:table-cell office:value-type="float" office:value="-0.412386169840531" calcext:value-type="float">
            <text:p>-0.412386169840531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235982624149236" calcext:value-type="float">
            <text:p>0.235982624149236</text:p>
          </table:table-cell>
          <table:table-cell office:value-type="float" office:value="-0.341879853350556" calcext:value-type="float">
            <text:p>-0.341879853350556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367831726409327" calcext:value-type="float">
            <text:p>0.367831726409327</text:p>
          </table:table-cell>
          <table:table-cell office:value-type="float" office:value="-0.19305298255684" calcext:value-type="float">
            <text:p>-0.19305298255684</text:p>
          </table:table-cell>
          <table:table-cell office:value-type="float" office:value="-0.909631995354518" calcext:value-type="float">
            <text:p>-0.909631995354518</text:p>
          </table:table-cell>
          <table:table-cell table:number-columns-repeated="1021"/>
        </table:table-row>
        <table:table-row table:style-name="ro15">
          <table:table-cell office:value-type="float" office:value="0.235758935509427" calcext:value-type="float">
            <text:p>0.235758935509427</text:p>
          </table:table-cell>
          <table:table-cell office:value-type="float" office:value="0" calcext:value-type="float">
            <text:p>0</text:p>
          </table:table-cell>
          <table:table-cell office:value-type="float" office:value="-0.971811568323541" calcext:value-type="float">
            <text:p>-0.971811568323541</text:p>
          </table:table-cell>
          <table:table-cell table:number-columns-repeated="1021"/>
        </table:table-row>
        <table:table-row table:style-name="ro15">
          <table:table-cell office:value-type="float" office:value="0.146993291987199" calcext:value-type="float">
            <text:p>0.146993291987199</text:p>
          </table:table-cell>
          <table:table-cell office:value-type="float" office:value="0.18432375805442" calcext:value-type="float">
            <text:p>0.18432375805442</text:p>
          </table:table-cell>
          <table:table-cell office:value-type="float" office:value="-0.971811568323541" calcext:value-type="float">
            <text:p>-0.971811568323541</text:p>
          </table:table-cell>
          <table:table-cell table:number-columns-repeated="1021"/>
        </table:table-row>
        <table:table-row table:style-name="ro15">
          <table:table-cell office:value-type="float" office:value="-0.0524612985181043" calcext:value-type="float">
            <text:p>-0.052461298518104</text:p>
          </table:table-cell>
          <table:table-cell office:value-type="float" office:value="0.229847966774415" calcext:value-type="float">
            <text:p>0.229847966774415</text:p>
          </table:table-cell>
          <table:table-cell office:value-type="float" office:value="-0.971811568323541" calcext:value-type="float">
            <text:p>-0.971811568323541</text:p>
          </table:table-cell>
          <table:table-cell table:number-columns-repeated="1021"/>
        </table:table-row>
        <table:table-row table:style-name="ro15">
          <table:table-cell office:value-type="float" office:value="-0.212411461223808" calcext:value-type="float">
            <text:p>-0.212411461223808</text:p>
          </table:table-cell>
          <table:table-cell office:value-type="float" office:value="0.102291968469206" calcext:value-type="float">
            <text:p>0.102291968469206</text:p>
          </table:table-cell>
          <table:table-cell office:value-type="float" office:value="-0.971811568323541" calcext:value-type="float">
            <text:p>-0.971811568323541</text:p>
          </table:table-cell>
          <table:table-cell table:number-columns-repeated="1021"/>
        </table:table-row>
        <table:table-row table:style-name="ro15">
          <table:table-cell office:value-type="float" office:value="-0.212411461223808" calcext:value-type="float">
            <text:p>-0.212411461223808</text:p>
          </table:table-cell>
          <table:table-cell office:value-type="float" office:value="-0.102291968469206" calcext:value-type="float">
            <text:p>-0.102291968469206</text:p>
          </table:table-cell>
          <table:table-cell office:value-type="float" office:value="-0.971811568323541" calcext:value-type="float">
            <text:p>-0.971811568323541</text:p>
          </table:table-cell>
          <table:table-cell table:number-columns-repeated="1021"/>
        </table:table-row>
        <table:table-row table:style-name="ro15">
          <table:table-cell office:value-type="float" office:value="-0.0524612985181043" calcext:value-type="float">
            <text:p>-0.052461298518104</text:p>
          </table:table-cell>
          <table:table-cell office:value-type="float" office:value="-0.229847966774415" calcext:value-type="float">
            <text:p>-0.229847966774415</text:p>
          </table:table-cell>
          <table:table-cell office:value-type="float" office:value="-0.971811568323541" calcext:value-type="float">
            <text:p>-0.971811568323541</text:p>
          </table:table-cell>
          <table:table-cell table:number-columns-repeated="1021"/>
        </table:table-row>
        <table:table-row table:style-name="ro15">
          <table:table-cell office:value-type="float" office:value="0.146993291987199" calcext:value-type="float">
            <text:p>0.146993291987199</text:p>
          </table:table-cell>
          <table:table-cell office:value-type="float" office:value="-0.18432375805442" calcext:value-type="float">
            <text:p>-0.18432375805442</text:p>
          </table:table-cell>
          <table:table-cell office:value-type="float" office:value="-0.971811568323541" calcext:value-type="float">
            <text:p>-0.971811568323541</text:p>
          </table:table-cell>
          <table:table-cell table:number-columns-repeated="1021"/>
        </table:table-row>
        <table:table-row table:style-name="ro15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6" table:number-rows-repeated="1048238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4:43:14.510689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stacleMaterial" style:display-name="PageStyle_ObstacleMate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leSpacing" style:display-name="PageStyle_AngleSpac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Parameters" style:display-name="PageStyle_Air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TriObst" style:display-name="PageStyle_NTriOb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Parameters" style:display-name="PageStyle_Simulation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stacles" style:display-name="PageStyle_Obsta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erBoundary" style:display-name="PageStyle_OuterBound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TriOut" style:display-name="PageStyle_NTri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rections32" style:display-name="PageStyle_Directions3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bstacleCoords" style:display-name="PageStyle_ObstacleCoor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22" style:display-name="PageStyle_Directions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44" style:display-name="PageStyle_Directions4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98" style:display-name="PageStyle_Directions9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56" style:display-name="PageStyle_Directions5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87" style:display-name="PageStyle_Directions8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136" style:display-name="PageStyle_Directions13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192" style:display-name="PageStyle_Directions19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149" style:display-name="PageStyle_Directions14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244" style:display-name="PageStyle_Directions24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282" style:display-name="PageStyle_Directions28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211" style:display-name="PageStyle_Directions2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ions337" style:display-name="PageStyle_Directions33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ley Wragg</meta:initial-creator>
    <dc:language>en-GB</dc:language>
    <meta:creation-date>2020-07-30T13:26:58</meta:creation-date>
    <dc:date>2020-11-13T14:44:49.273724641</dc:date>
    <meta:editing-cycles>73</meta:editing-cycles>
    <meta:generator>LibreOffice/6.0.7.3$Linux_X86_64 LibreOffice_project/00m0$Build-3</meta:generator>
    <meta:editing-duration>PT6H20M16S</meta:editing-duration>
    <meta:document-statistic meta:table-count="22" meta:cell-count="6092" meta:object-count="0"/>
    <meta:user-defined meta:name="AppVersion">3.0</meta:user-defined>
  </office:meta>
</office:document-meta>
</file>